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eelawadee UI Semilight" svg:font-family="'Leelawadee UI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eelawadee UI Semilight" fo:font-size="6pt" style:font-size-asian="6pt" style:font-size-complex="6pt"/>
    </style:style>
    <style:style style:name="T1" style:family="text">
      <style:text-properties style:use-window-font-color="true" loext:opacity="0%" fo:font-family="'Lucida Console'" style:font-family-generic="roman" style:font-pitch="variable" fo:font-size="9pt" style:font-size-asian="9pt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style:font-name="Leelawadee UI Semilight" fo:font-size="6pt" style:font-size-asian="6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./ESP32-S3-Touch-LCD-4.3-Demo</text:span></text:p>
      <text:p text:style-name="P1" loext:marker-style-name="T1"><text:span text:style-name="T2">./ESP32-S3-Touch-LCD-4.3-Demo/Arduino</text:span></text:p>
      <text:p text:style-name="P1" loext:marker-style-name="T1"><text:span text:style-name="T2">./ESP32-S3-Touch-LCD-4.3-Demo/Arduino/examples</text:span></text:p>
      <text:p text:style-name="P1" loext:marker-style-name="T1"><text:span text:style-name="T2">./ESP32-S3-Touch-LCD-4.3-Demo/Arduino/examples/01_I2C_Test</text:span></text:p>
      <text:p text:style-name="P1" loext:marker-style-name="T1"><text:span text:style-name="T2">./ESP32-S3-Touch-LCD-4.3-Demo/Arduino/examples/01_I2C_Test/01_I2C_Test.ino</text:span></text:p>
      <text:p text:style-name="P1" loext:marker-style-name="T1"><text:span text:style-name="T2">./ESP32-S3-Touch-LCD-4.3-Demo/Arduino/examples/02_RS485_Test</text:span></text:p>
      <text:p text:style-name="P1" loext:marker-style-name="T1"><text:span text:style-name="T2">./ESP32-S3-Touch-LCD-4.3-Demo/Arduino/examples/02_RS485_Test/02_RS485_Test.ino</text:span></text:p>
      <text:p text:style-name="P1" loext:marker-style-name="T1"><text:span text:style-name="T2">./ESP32-S3-Touch-LCD-4.3-Demo/Arduino/examples/03_SD_Test</text:span><text:span text:style-name="T2"/></text:p>
      <text:p text:style-name="P1" loext:marker-style-name="T1"><text:span text:style-name="T2">./ESP32-S3-Touch-LCD-4.3-Demo/Arduino/examples/03_SD_Test/03_SD_Test.ino</text:span><text:span text:style-name="T2"/></text:p>
      <text:p text:style-name="P1" loext:marker-style-name="T1"><text:span text:style-name="T2">./ESP32-S3-Touch-LCD-4.3-Demo/Arduino/examples/03_SD_Test/waveshare_sd_card.cpp</text:span><text:span text:style-name="T2"/></text:p>
      <text:p text:style-name="P1" loext:marker-style-name="T1"><text:span text:style-name="T2">./ESP32-S3-Touch-LCD-4.3-Demo/Arduino/examples/03_SD_Test/waveshare_sd_card.h</text:span><text:span text:style-name="T2"/></text:p>
      <text:p text:style-name="P1" loext:marker-style-name="T1"><text:span text:style-name="T2">./ESP32-S3-Touch-LCD-4.3-Demo/Arduino/examples/04_Sensor_AD</text:span><text:span text:style-name="T2"/></text:p>
      <text:p text:style-name="P1" loext:marker-style-name="T1"><text:span text:style-name="T2">./ESP32-S3-Touch-LCD-4.3-Demo/Arduino/examples/04_Sensor_AD/04_Sensor_AD.ino</text:span><text:span text:style-name="T2"/></text:p>
      <text:p text:style-name="P1" loext:marker-style-name="T1"><text:span text:style-name="T2">./ESP32-S3-Touch-LCD-4.3-Demo/Arduino/examples/05_UART_Test</text:span><text:span text:style-name="T2"/></text:p>
      <text:p text:style-name="P1" loext:marker-style-name="T1"><text:span text:style-name="T2">./ESP32-S3-Touch-LCD-4.3-Demo/Arduino/examples/05_UART_Test/05_UART_Test.ino</text:span><text:span text:style-name="T2"/></text:p>
      <text:p text:style-name="P1" loext:marker-style-name="T1"><text:span text:style-name="T2">./ESP32-S3-Touch-LCD-4.3-Demo/Arduino/examples/06_TWAItransmit</text:span><text:span text:style-name="T2"/></text:p>
      <text:p text:style-name="P1" loext:marker-style-name="T1"><text:span text:style-name="T2">./ESP32-S3-Touch-LCD-4.3-Demo/Arduino/examples/06_TWAItransmit/06_TWAItransmit.ino</text:span><text:span text:style-name="T2"/></text:p>
      <text:p text:style-name="P1" loext:marker-style-name="T1"><text:span text:style-name="T2">./ESP32-S3-Touch-LCD-4.3-Demo/Arduino/examples/06_TWAItransmit/waveshare_twai_port.cpp</text:span><text:span text:style-name="T2"/></text:p>
      <text:p text:style-name="P1" loext:marker-style-name="T1"><text:span text:style-name="T2">./ESP32-S3-Touch-LCD-4.3-Demo/Arduino/examples/06_TWAItransmit/waveshare_twai_port.h</text:span><text:span text:style-name="T2"/></text:p>
      <text:p text:style-name="P1" loext:marker-style-name="T1"><text:span text:style-name="T2">./ESP32-S3-Touch-LCD-4.3-Demo/Arduino/examples/07_TWAIreceive</text:span><text:span text:style-name="T2"/></text:p>
      <text:p text:style-name="P1" loext:marker-style-name="T1"><text:span text:style-name="T2">./ESP32-S3-Touch-LCD-4.3-Demo/Arduino/examples/07_TWAIreceive/07_TWAIreceive.ino</text:span><text:span text:style-name="T2"/></text:p>
      <text:p text:style-name="P1" loext:marker-style-name="T1"><text:span text:style-name="T2">./ESP32-S3-Touch-LCD-4.3-Demo/Arduino/examples/07_TWAIreceive/waveshare_twai_port.cpp</text:span><text:span text:style-name="T2"/></text:p>
      <text:p text:style-name="P1" loext:marker-style-name="T1"><text:span text:style-name="T2">./ESP32-S3-Touch-LCD-4.3-Demo/Arduino/examples/07_TWAIreceive/waveshare_twai_port.h</text:span><text:span text:style-name="T2"/></text:p>
      <text:p text:style-name="P1" loext:marker-style-name="T1"><text:span text:style-name="T2">./ESP32-S3-Touch-LCD-4.3-Demo/Arduino/examples/08_DrawColorBar</text:span><text:span text:style-name="T2"/></text:p>
      <text:p text:style-name="P1" loext:marker-style-name="T1"><text:span text:style-name="T2">./ESP32-S3-Touch-LCD-4.3-Demo/Arduino/examples/08_DrawColorBar/08_DrawColorBar.ino</text:span><text:span text:style-name="T2"/></text:p>
      <text:p text:style-name="P1" loext:marker-style-name="T1"><text:span text:style-name="T2">./ESP32-S3-Touch-LCD-4.3-Demo/Arduino/examples/08_DrawColorBar/README.md</text:span><text:span text:style-name="T2"/></text:p>
      <text:p text:style-name="P1" loext:marker-style-name="T1"><text:span text:style-name="T2">./ESP32-S3-Touch-LCD-4.3-Demo/Arduino/examples/08_DrawColorBar/waveshare_lcd_port.cpp</text:span><text:span text:style-name="T2"/></text:p>
      <text:p text:style-name="P1" loext:marker-style-name="T1"><text:span text:style-name="T2">./ESP32-S3-Touch-LCD-4.3-Demo/Arduino/examples/08_DrawColorBar/waveshare_lcd_port.h</text:span><text:span text:style-name="T2"/></text:p>
      <text:p text:style-name="P1" loext:marker-style-name="T1"><text:span text:style-name="T2">./ESP32-S3-Touch-LCD-4.3-Demo/Arduino/examples/09_lvgl_Porting</text:span><text:span text:style-name="T2"/></text:p>
      <text:p text:style-name="P1" loext:marker-style-name="T1"><text:span text:style-name="T2">./ESP32-S3-Touch-LCD-4.3-Demo/Arduino/examples/09_lvgl_Porting/09_lvgl_Porting.ino</text:span><text:span text:style-name="T2"/></text:p>
      <text:p text:style-name="P1" loext:marker-style-name="T1"><text:span text:style-name="T2">./ESP32-S3-Touch-LCD-4.3-Demo/Arduino/examples/09_lvgl_Porting/esp_panel_board_custom_conf.h</text:span><text:span text:style-name="T2"/></text:p>
      <text:p text:style-name="P1" loext:marker-style-name="T1"><text:span text:style-name="T2">./ESP32-S3-Touch-LCD-4.3-Demo/Arduino/examples/09_lvgl_Porting/lvgl_v8_port.cpp</text:span><text:span text:style-name="T2"/></text:p>
      <text:p text:style-name="P1" loext:marker-style-name="T1"><text:span text:style-name="T2">./ESP32-S3-Touch-LCD-4.3-Demo/Arduino/examples/09_lvgl_Porting/lvgl_v8_port.h</text:span><text:span text:style-name="T2"/></text:p>
      <text:p text:style-name="P1" loext:marker-style-name="T1"><text:span text:style-name="T2">./ESP32-S3-Touch-LCD-4.3-Demo/Arduino/examples/09_lvgl_Porting/README.md</text:span><text:span text:style-name="T2"/></text:p>
      <text:p text:style-name="P1" loext:marker-style-name="T1"><text:span text:style-name="T2">./ESP32-S3-Touch-LCD-4.3-Demo/Arduino/libraries</text:span><text:span text:style-name="T2"/></text:p>
      <text:p text:style-name="P1" loext:marker-style-name="T1"><text:span text:style-name="T2">./ESP32-S3-Touch-LCD-4.3-Demo/Arduino/libraries/esp-lib-utils</text:span><text:span text:style-name="T2"/></text:p>
      <text:p text:style-name="P1" loext:marker-style-name="T1"><text:span text:style-name="T2">./ESP32-S3-Touch-LCD-4.3-Demo/Arduino/libraries/esp-lib-utils/CHANGELOG.md</text:span><text:span text:style-name="T2"/></text:p>
      <text:p text:style-name="P1" loext:marker-style-name="T1"><text:span text:style-name="T2">./ESP32-S3-Touch-LCD-4.3-Demo/Arduino/libraries/esp-lib-utils/check_copyright_config.yaml</text:span><text:span text:style-name="T2"/></text:p>
      <text:p text:style-name="P1" loext:marker-style-name="T1"><text:span text:style-name="T2">./ESP32-S3-Touch-LCD-4.3-Demo/Arduino/libraries/esp-lib-utils/CMakeLists.txt</text:span><text:span text:style-name="T2"/></text:p>
      <text:p text:style-name="P1" loext:marker-style-name="T1"><text:span text:style-name="T2">./ESP32-S3-Touch-LCD-4.3-Demo/Arduino/libraries/esp-lib-utils/esp_utils_conf.h</text:span><text:span text:style-name="T2"/></text:p>
      <text:p text:style-name="P1" loext:marker-style-name="T1"><text:span text:style-name="T2">./ESP32-S3-Touch-LCD-4.3-Demo/Arduino/libraries/esp-lib-utils/idf_component.yml</text:span><text:span text:style-name="T2"/></text:p>
      <text:p text:style-name="P1" loext:marker-style-name="T1"><text:span text:style-name="T2">./ESP32-S3-Touch-LCD-4.3-Demo/Arduino/libraries/esp-lib-utils/Kconfig</text:span><text:span text:style-name="T2"/></text:p>
      <text:p text:style-name="P1" loext:marker-style-name="T1"><text:span text:style-name="T2">./ESP32-S3-Touch-LCD-4.3-Demo/Arduino/libraries/esp-lib-utils/library.properties</text:span><text:span text:style-name="T2"/></text:p>
      <text:p text:style-name="P1" loext:marker-style-name="T1"><text:span text:style-name="T2">./ESP32-S3-Touch-LCD-4.3-Demo/Arduino/libraries/esp-lib-utils/license.txt</text:span><text:span text:style-name="T2"/></text:p>
      <text:p text:style-name="P1" loext:marker-style-name="T1"><text:span text:style-name="T2">./ESP32-S3-Touch-LCD-4.3-Demo/Arduino/libraries/esp-lib-utils/micropython.cmake</text:span><text:span text:style-name="T2"/></text:p>
      <text:p text:style-name="P1" loext:marker-style-name="T1"><text:span text:style-name="T2">./ESP32-S3-Touch-LCD-4.3-Demo/Arduino/libraries/esp-lib-utils/mpy_support</text:span><text:span text:style-name="T2"/></text:p>
      <text:p text:style-name="P1" loext:marker-style-name="T1"><text:span text:style-name="T2">./ESP32-S3-Touch-LCD-4.3-Demo/Arduino/libraries/esp-lib-utils/mpy_support/esp_utils_mp_module.c</text:span><text:span text:style-name="T2"/></text:p>
      <text:p text:style-name="P1" loext:marker-style-name="T1"><text:span text:style-name="T2">./ESP32-S3-Touch-LCD-4.3-Demo/Arduino/libraries/esp-lib-utils/README.md</text:span><text:span text:style-name="T2"/></text:p>
      <text:p text:style-name="P1" loext:marker-style-name="T1"><text:span text:style-name="T2">./ESP32-S3-Touch-LCD-4.3-Demo/Arduino/libraries/esp-lib-utils/src</text:span><text:span text:style-name="T2"/></text:p>
      <text:p text:style-name="P1" loext:marker-style-name="T1"><text:span text:style-name="T2">./ESP32-S3-Touch-LCD-4.3-Demo/Arduino/libraries/esp-lib-utils/src/check</text:span><text:span text:style-name="T2"/></text:p>
      <text:p text:style-name="P1" loext:marker-style-name="T1"><text:span text:style-name="T2">./ESP32-S3-Touch-LCD-4.3-Demo/Arduino/libraries/esp-lib-utils/src/check/esp_utils_check.h</text:span><text:span text:style-name="T2"/></text:p>
      <text:p text:style-name="P1" loext:marker-style-name="T1"><text:span text:style-name="T2">./ESP32-S3-Touch-LCD-4.3-Demo/Arduino/libraries/esp-lib-utils/src/esp_lib_utils.h</text:span><text:span text:style-name="T2"/></text:p>
      <text:p text:style-name="P1" loext:marker-style-name="T1"><text:span text:style-name="T2">./ESP32-S3-Touch-LCD-4.3-Demo/Arduino/libraries/esp-lib-utils/src/esp_utils_conf_internal.h</text:span><text:span text:style-name="T2"/></text:p>
      <text:p text:style-name="P1" loext:marker-style-name="T1"><text:span text:style-name="T2">./ESP32-S3-Touch-LCD-4.3-Demo/Arduino/libraries/esp-lib-utils/src/esp_utils_conf_kconfig.h</text:span><text:span text:style-name="T2"/></text:p>
      <text:p text:style-name="P1" loext:marker-style-name="T1"><text:span text:style-name="T2">./ESP32-S3-Touch-LCD-4.3-Demo/Arduino/libraries/esp-lib-utils/src/esp_utils_helpers.h</text:span><text:span text:style-name="T2"/></text:p>
      <text:p text:style-name="P1" loext:marker-style-name="T1"><text:span text:style-name="T2">./ESP32-S3-Touch-LCD-4.3-Demo/Arduino/libraries/esp-lib-utils/src/esp_utils_types.h</text:span><text:span text:style-name="T2"/></text:p>
      <text:p text:style-name="P1" loext:marker-style-name="T1"><text:span text:style-name="T2">./ESP32-S3-Touch-LCD-4.3-Demo/Arduino/libraries/esp-lib-utils/src/esp_utils_versions.h</text:span><text:span text:style-name="T2"/></text:p>
      <text:p text:style-name="P1" loext:marker-style-name="T1"><text:span text:style-name="T2">./ESP32-S3-Touch-LCD-4.3-Demo/Arduino/libraries/esp-lib-utils/src/log</text:span><text:span text:style-name="T2"/></text:p>
      <text:p text:style-name="P1" loext:marker-style-name="T1"><text:span text:style-name="T2">./ESP32-S3-Touch-LCD-4.3-Demo/Arduino/libraries/esp-lib-utils/src/log/esp_utils_log.c</text:span><text:span text:style-name="T2"/></text:p>
      <text:p text:style-name="P1" loext:marker-style-name="T1"><text:span text:style-name="T2">./ESP32-S3-Touch-LCD-4.3-Demo/Arduino/libraries/esp-lib-utils/src/log/esp_utils_log.h</text:span><text:span text:style-name="T2"/></text:p>
      <text:p text:style-name="P1" loext:marker-style-name="T1"><text:span text:style-name="T2">./ESP32-S3-Touch-LCD-4.3-Demo/Arduino/libraries/esp-lib-utils/src/log/esp_utils_log_helper.h</text:span><text:span text:style-name="T2"/></text:p>
      <text:p text:style-name="P1" loext:marker-style-name="T1"><text:span text:style-name="T2">./ESP32-S3-Touch-LCD-4.3-Demo/Arduino/libraries/esp-lib-utils/src/memory</text:span><text:span text:style-name="T2"/></text:p>
      <text:p text:style-name="P1" loext:marker-style-name="T1"><text:span text:style-name="T2">./ESP32-S3-Touch-LCD-4.3-Demo/Arduino/libraries/esp-lib-utils/src/memory/esp_utils_mem.c</text:span><text:span text:style-name="T2"/></text:p>
      <text:p text:style-name="P1" loext:marker-style-name="T1"><text:span text:style-name="T2">./ESP32-S3-Touch-LCD-4.3-Demo/Arduino/libraries/esp-lib-utils/src/memory/esp_utils_mem.h</text:span><text:span text:style-name="T2"/></text:p>
      <text:p text:style-name="P1" loext:marker-style-name="T1"><text:span text:style-name="T2">./ESP32-S3-Touch-LCD-4.3-Demo/Arduino/libraries/esp-lib-utils/src/memory/esp_utils_mem_helper.h</text:span><text:span text:style-name="T2"/></text:p>
      <text:p text:style-name="P1" loext:marker-style-name="T1"><text:span text:style-name="T2">./ESP32-S3-Touch-LCD-4.3-Demo/Arduino/libraries/esp-lib-utils/test_apps</text:span><text:span text:style-name="T2"/></text:p>
      <text:p text:style-name="P1" loext:marker-style-name="T1"><text:span text:style-name="T2">./ESP32-S3-Touch-LCD-4.3-Demo/Arduino/libraries/esp-lib-utils/test_apps/CMakeLists.txt</text:span><text:span text:style-name="T2"/></text:p>
      <text:p text:style-name="P1" loext:marker-style-name="T1"><text:span text:style-name="T2">./ESP32-S3-Touch-LCD-4.3-Demo/Arduino/libraries/esp-lib-utils/test_apps/main</text:span><text:span text:style-name="T2"/></text:p>
      <text:p text:style-name="P1" loext:marker-style-name="T1"><text:span text:style-name="T2">./ESP32-S3-Touch-LCD-4.3-Demo/Arduino/libraries/esp-lib-utils/test_apps/main/CMakeLists.txt</text:span><text:span text:style-name="T2"/></text:p>
      <text:p text:style-name="P1" loext:marker-style-name="T1"><text:span text:style-name="T2">./ESP32-S3-Touch-LCD-4.3-Demo/Arduino/libraries/esp-lib-utils/test_apps/main/idf_component.yml</text:span><text:span text:style-name="T2"/></text:p>
      <text:p text:style-name="P1" loext:marker-style-name="T1"><text:span text:style-name="T2">./ESP32-S3-Touch-LCD-4.3-Demo/Arduino/libraries/esp-lib-utils/test_apps/main/test_app_main.cpp</text:span><text:span text:style-name="T2"/></text:p>
      <text:p text:style-name="P1" loext:marker-style-name="T1"><text:span text:style-name="T2">./ESP32-S3-Touch-LCD-4.3-Demo/Arduino/libraries/esp-lib-utils/test_apps/main/test_on_c.c</text:span><text:span text:style-name="T2"/></text:p>
      <text:p text:style-name="P1" loext:marker-style-name="T1"><text:span text:style-name="T2">./ESP32-S3-Touch-LCD-4.3-Demo/Arduino/libraries/esp-lib-utils/test_apps/main/test_on_cpp.cpp</text:span><text:span text:style-name="T2"/></text:p>
      <text:p text:style-name="P1" loext:marker-style-name="T1"><text:span text:style-name="T2">./ESP32-S3-Touch-LCD-4.3-Demo/Arduino/libraries/esp-lib-utils/test_apps/sdkconfig.ci.check_none</text:span><text:span text:style-name="T2"/></text:p>
      <text:p text:style-name="P1" loext:marker-style-name="T1"><text:span text:style-name="T2">./ESP32-S3-Touch-LCD-4.3-Demo/Arduino/libraries/esp-lib-utils/test_apps/sdkconfig.ci.cxx_without_cxx_exceptions</text:span><text:span text:style-name="T2"/></text:p>
      <text:p text:style-name="P1" loext:marker-style-name="T1"><text:span text:style-name="T2">./ESP32-S3-Touch-LCD-4.3-Demo/Arduino/libraries/esp-lib-utils/test_apps/sdkconfig.ci.log_debug</text:span><text:span text:style-name="T2"/></text:p>
      <text:p text:style-name="P1" loext:marker-style-name="T1"><text:span text:style-name="T2">./ESP32-S3-Touch-LCD-4.3-Demo/Arduino/libraries/esp-lib-utils/test_apps/sdkconfig.ci.log_none</text:span><text:span text:style-name="T2"/></text:p>
      <text:p text:style-name="P1" loext:marker-style-name="T1"><text:span text:style-name="T2">./ESP32-S3-Touch-LCD-4.3-Demo/Arduino/libraries/esp-lib-utils/test_apps/sdkconfig.ci.mem_custom</text:span><text:span text:style-name="T2"/></text:p>
      <text:p text:style-name="P1" loext:marker-style-name="T1"><text:span text:style-name="T2">./ESP32-S3-Touch-LCD-4.3-Demo/Arduino/libraries/esp-lib-utils/test_apps/sdkconfig.ci.mem_esp</text:span><text:span text:style-name="T2"/></text:p>
      <text:p text:style-name="P1" loext:marker-style-name="T1"><text:span text:style-name="T2">./ESP32-S3-Touch-LCD-4.3-Demo/Arduino/libraries/esp-lib-utils/test_apps/sdkconfig.defaults</text:span><text:span text:style-name="T2"/></text:p>
      <text:p text:style-name="P1" loext:marker-style-name="T1"><text:span text:style-name="T2">./ESP32-S3-Touch-LCD-4.3-Demo/Arduino/libraries/esp-lib-utils/tools</text:span><text:span text:style-name="T2"/></text:p>
      <text:p text:style-name="P1" loext:marker-style-name="T1"><text:span text:style-name="T2">./ESP32-S3-Touch-LCD-4.3-Demo/Arduino/libraries/esp-lib-utils/tools/check_executables.py</text:span><text:span text:style-name="T2"/></text:p>
      <text:p text:style-name="P1" loext:marker-style-name="T1"><text:span text:style-name="T2">./ESP32-S3-Touch-LCD-4.3-Demo/Arduino/libraries/esp-lib-utils/tools/check_file_version.py</text:span><text:span text:style-name="T2"/></text:p>
      <text:p text:style-name="P1" loext:marker-style-name="T1"><text:span text:style-name="T2">./ESP32-S3-Touch-LCD-4.3-Demo/Arduino/libraries/esp-lib-utils/tools/executable-list.txt</text:span><text:span text:style-name="T2"/></text:p>
      <text:p text:style-name="P1" loext:marker-style-name="T1"><text:span text:style-name="T2">./ESP32-S3-Touch-LCD-4.3-Demo/Arduino/libraries/esp-lib-utils/tools/idf_ci_utils.py</text:span><text:span text:style-name="T2"/></text:p>
      <text:p text:style-name="P1" loext:marker-style-name="T1"><text:span text:style-name="T2">./ESP32-S3-Touch-LCD-4.3-Demo/Arduino/libraries/ESP32_Display_Panel</text:span><text:span text:style-name="T2"/></text:p>
      <text:p text:style-name="P1" loext:marker-style-name="T1"><text:span text:style-name="T2">./ESP32-S3-Touch-LCD-4.3-Demo/Arduino/libraries/ESP32_Display_Panel/build</text:span><text:span text:style-name="T2"/></text:p>
      <text:p text:style-name="P1" loext:marker-style-name="T1"><text:span text:style-name="T2">./ESP32-S3-Touch-LCD-4.3-Demo/Arduino/libraries/ESP32_Display_Panel/build/.cmake</text:span><text:span text:style-name="T2"/></text:p>
      <text:p text:style-name="P1" loext:marker-style-name="T1"><text:span text:style-name="T2">./ESP32-S3-Touch-LCD-4.3-Demo/Arduino/libraries/ESP32_Display_Panel/build/.cmake/api</text:span><text:span text:style-name="T2"/></text:p>
      <text:p text:style-name="P1" loext:marker-style-name="T1"><text:span text:style-name="T2">./ESP32-S3-Touch-LCD-4.3-Demo/Arduino/libraries/ESP32_Display_Panel/build/.cmake/api/v1</text:span><text:span text:style-name="T2"/></text:p>
      <text:p text:style-name="P1" loext:marker-style-name="T1"><text:span text:style-name="T2">./ESP32-S3-Touch-LCD-4.3-Demo/Arduino/libraries/ESP32_Display_Panel/build/.cmake/api/v1/query</text:span><text:span text:style-name="T2"/></text:p>
      <text:p text:style-name="P1" loext:marker-style-name="T1"><text:soft-page-break/><text:span text:style-name="T2">./ESP32-S3-Touch-LCD-4.3-Demo/Arduino/libraries/ESP32_Display_Panel/build/.cmake/api/v1/query/client-vscode</text:span><text:span text:style-name="T2"/></text:p>
      <text:p text:style-name="P1" loext:marker-style-name="T1"><text:span text:style-name="T2">./ESP32-S3-Touch-LCD-4.3-Demo/Arduino/libraries/ESP32_Display_Panel/build/.cmake/api/v1/query/client-vscode/query.json</text:span><text:span text:style-name="T2"/></text:p>
      <text:p text:style-name="P1" loext:marker-style-name="T1"><text:span text:style-name="T2">./ESP32-S3-Touch-LCD-4.3-Demo/Arduino/libraries/ESP32_Display_Panel/build/CMakeCache.txt</text:span><text:span text:style-name="T2"/></text:p>
      <text:p text:style-name="P1" loext:marker-style-name="T1"><text:span text:style-name="T2">./ESP32-S3-Touch-LCD-4.3-Demo/Arduino/libraries/ESP32_Display_Panel/build/CMakeFiles</text:span><text:span text:style-name="T2"/></text:p>
      <text:p text:style-name="P1" loext:marker-style-name="T1"><text:span text:style-name="T2">./ESP32-S3-Touch-LCD-4.3-Demo/Arduino/libraries/ESP32_Display_Panel/build/CMakeFiles/3.19.3</text:span><text:span text:style-name="T2"/></text:p>
      <text:p text:style-name="P1" loext:marker-style-name="T1"><text:span text:style-name="T2">./ESP32-S3-Touch-LCD-4.3-Demo/Arduino/libraries/ESP32_Display_Panel/build/CMakeFiles/3.19.3/CMakeCCompiler.cmake</text:span><text:span text:style-name="T2"/></text:p>
      <text:p text:style-name="P1" loext:marker-style-name="T1"><text:span text:style-name="T2">./ESP32-S3-Touch-LCD-4.3-Demo/Arduino/libraries/ESP32_Display_Panel/build/CMakeFiles/3.19.3/CMakeCXXCompiler.cmake</text:span><text:span text:style-name="T2"/></text:p>
      <text:p text:style-name="P1" loext:marker-style-name="T1"><text:span text:style-name="T2">./ESP32-S3-Touch-LCD-4.3-Demo/Arduino/libraries/ESP32_Display_Panel/build/CMakeFiles/3.19.3/CMakeDetermineCompilerABI_C.bin</text:span><text:span text:style-name="T2"/></text:p>
      <text:p text:style-name="P1" loext:marker-style-name="T1"><text:span text:style-name="T2">./ESP32-S3-Touch-LCD-4.3-Demo/Arduino/libraries/ESP32_Display_Panel/build/CMakeFiles/3.19.3/CMakeDetermineCompilerABI_CXX.bin</text:span><text:span text:style-name="T2"/></text:p>
      <text:p text:style-name="P1" loext:marker-style-name="T1"><text:span text:style-name="T2">./ESP32-S3-Touch-LCD-4.3-Demo/Arduino/libraries/ESP32_Display_Panel/build/CMakeFiles/3.19.3/CMakeRCCompiler.cmake</text:span><text:span text:style-name="T2"/></text:p>
      <text:p text:style-name="P1" loext:marker-style-name="T1"><text:span text:style-name="T2">./ESP32-S3-Touch-LCD-4.3-Demo/Arduino/libraries/ESP32_Display_Panel/build/CMakeFiles/3.19.3/CMakeSystem.cmake</text:span><text:span text:style-name="T2"/></text:p>
      <text:p text:style-name="P1" loext:marker-style-name="T1"><text:span text:style-name="T2">./ESP32-S3-Touch-LCD-4.3-Demo/Arduino/libraries/ESP32_Display_Panel/build/CMakeFiles/3.19.3/CompilerIdC</text:span><text:span text:style-name="T2"/></text:p>
      <text:p text:style-name="P1" loext:marker-style-name="T1"><text:span text:style-name="T2">./ESP32-S3-Touch-LCD-4.3-Demo/Arduino/libraries/ESP32_Display_Panel/build/CMakeFiles/3.19.3/CompilerIdC/CMakeCCompilerId.c</text:span><text:span text:style-name="T2"/></text:p>
      <text:p text:style-name="P1" loext:marker-style-name="T1"><text:span text:style-name="T2">./ESP32-S3-Touch-LCD-4.3-Demo/Arduino/libraries/ESP32_Display_Panel/build/CMakeFiles/3.19.3/CompilerIdC/CompilerIdC.exe</text:span><text:span text:style-name="T2"/></text:p>
      <text:p text:style-name="P1" loext:marker-style-name="T1"><text:span text:style-name="T2">./ESP32-S3-Touch-LCD-4.3-Demo/Arduino/libraries/ESP32_Display_Panel/build/CMakeFiles/3.19.3/CompilerIdC/CompilerIdC.vcxproj</text:span><text:span text:style-name="T2"/></text:p>
      <text:p text:style-name="P1" loext:marker-style-name="T1"><text:span text:style-name="T2">./ESP32-S3-Touch-LCD-4.3-Demo/Arduino/libraries/ESP32_Display_Panel/build/CMakeFiles/3.19.3/CompilerIdC/Debug</text:span><text:span text:style-name="T2"/></text:p>
      <text:p text:style-name="P1" loext:marker-style-name="T1"><text:span text:style-name="T2">./ESP32-S3-Touch-LCD-4.3-Demo/Arduino/libraries/ESP32_Display_Panel/build/CMakeFiles/3.19.3/CompilerIdC/Debug/CMakeCCompilerId.obj</text:span><text:span text:style-name="T2"/></text:p>
      <text:p text:style-name="P1" loext:marker-style-name="T1"><text:span text:style-name="T2">./ESP32-S3-Touch-LCD-4.3-Demo/Arduino/libraries/ESP32_Display_Panel/build/CMakeFiles/3.19.3/CompilerIdC/Debug/CompilerIdC.exe.recipe</text:span><text:span text:style-name="T2"/></text:p>
      <text:p text:style-name="P1" loext:marker-style-name="T1"><text:span text:style-name="T2">./ESP32-S3-Touch-LCD-4.3-Demo/Arduino/libraries/ESP32_Display_Panel/build/CMakeFiles/3.19.3/CompilerIdC/Debug/CompilerIdC.tlog</text:span><text:span text:style-name="T2"/></text:p>
      <text:p text:style-name="P1" loext:marker-style-name="T1"><text:span text:style-name="T2">./ESP32-S3-Touch-LCD-4.3-Demo/Arduino/libraries/ESP32_Display_Panel/build/CMakeFiles/3.19.3/CompilerIdC/Debug/CompilerIdC.tlog/CL.command.1.tlog</text:span><text:span text:style-name="T2"/></text:p>
      <text:p text:style-name="P1" loext:marker-style-name="T1"><text:span text:style-name="T2">./ESP32-S3-Touch-LCD-4.3-Demo/Arduino/libraries/ESP32_Display_Panel/build/CMakeFiles/3.19.3/CompilerIdC/Debug/CompilerIdC.tlog/CL.read.1.tlog</text:span><text:span text:style-name="T2"/></text:p>
      <text:p text:style-name="P1" loext:marker-style-name="T1"><text:span text:style-name="T2">./ESP32-S3-Touch-LCD-4.3-Demo/Arduino/libraries/ESP32_Display_Panel/build/CMakeFiles/3.19.3/CompilerIdC/Debug/CompilerIdC.tlog/CL.write.1.tlog</text:span><text:span text:style-name="T2"/></text:p>
      <text:p text:style-name="P1" loext:marker-style-name="T1"><text:span text:style-name="T2">./ESP32-S3-Touch-LCD-4.3-Demo/Arduino/libraries/ESP32_Display_Panel/build/CMakeFiles/3.19.3/CompilerIdC/Debug/CompilerIdC.tlog/CompilerIdC.lastbuildstate</text:span><text:span text:style-name="T2"/></text:p>
      <text:p text:style-name="P1" loext:marker-style-name="T1"><text:span text:style-name="T2">./ESP32-S3-Touch-LCD-4.3-Demo/Arduino/libraries/ESP32_Display_Panel/build/CMakeFiles/3.19.3/CompilerIdC/Debug/CompilerIdC.tlog/link.command.1.tlog</text:span><text:span text:style-name="T2"/></text:p>
      <text:p text:style-name="P1" loext:marker-style-name="T1"><text:span text:style-name="T2">./ESP32-S3-Touch-LCD-4.3-Demo/Arduino/libraries/ESP32_Display_Panel/build/CMakeFiles/3.19.3/CompilerIdC/Debug/CompilerIdC.tlog/link.read.1.tlog</text:span><text:span text:style-name="T2"/></text:p>
      <text:p text:style-name="P1" loext:marker-style-name="T1"><text:span text:style-name="T2">./ESP32-S3-Touch-LCD-4.3-Demo/Arduino/libraries/ESP32_Display_Panel/build/CMakeFiles/3.19.3/CompilerIdC/Debug/CompilerIdC.tlog/link.write.1.tlog</text:span><text:span text:style-name="T2"/></text:p>
      <text:p text:style-name="P1" loext:marker-style-name="T1"><text:span text:style-name="T2">./ESP32-S3-Touch-LCD-4.3-Demo/Arduino/libraries/ESP32_Display_Panel/build/CMakeFiles/3.19.3/CompilerIdC/tmp</text:span><text:span text:style-name="T2"/></text:p>
      <text:p text:style-name="P1" loext:marker-style-name="T1"><text:span text:style-name="T2">./ESP32-S3-Touch-LCD-4.3-Demo/Arduino/libraries/ESP32_Display_Panel/build/CMakeFiles/3.19.3/CompilerIdCXX</text:span><text:span text:style-name="T2"/></text:p>
      <text:p text:style-name="P1" loext:marker-style-name="T1"><text:span text:style-name="T2">./ESP32-S3-Touch-LCD-4.3-Demo/Arduino/libraries/ESP32_Display_Panel/build/CMakeFiles/3.19.3/CompilerIdCXX/CMakeCXXCompilerId.cpp</text:span><text:span text:style-name="T2"/></text:p>
      <text:p text:style-name="P1" loext:marker-style-name="T1"><text:span text:style-name="T2">./ESP32-S3-Touch-LCD-4.3-Demo/Arduino/libraries/ESP32_Display_Panel/build/CMakeFiles/3.19.3/CompilerIdCXX/CompilerIdCXX.exe</text:span><text:span text:style-name="T2"/></text:p>
      <text:p text:style-name="P1" loext:marker-style-name="T1"><text:span text:style-name="T2">./ESP32-S3-Touch-LCD-4.3-Demo/Arduino/libraries/ESP32_Display_Panel/build/CMakeFiles/3.19.3/CompilerIdCXX/CompilerIdCXX.vcxproj</text:span><text:span text:style-name="T2"/></text:p>
      <text:p text:style-name="P1" loext:marker-style-name="T1"><text:span text:style-name="T2">./ESP32-S3-Touch-LCD-4.3-Demo/Arduino/libraries/ESP32_Display_Panel/build/CMakeFiles/3.19.3/CompilerIdCXX/Debug</text:span><text:span text:style-name="T2"/></text:p>
      <text:p text:style-name="P1" loext:marker-style-name="T1"><text:span text:style-name="T2">./ESP32-S3-Touch-LCD-4.3-Demo/Arduino/libraries/ESP32_Display_Panel/build/CMakeFiles/3.19.3/CompilerIdCXX/Debug/CMakeCXXCompilerId.obj</text:span><text:span text:style-name="T2"/></text:p>
      <text:p text:style-name="P1" loext:marker-style-name="T1"><text:span text:style-name="T2">./ESP32-S3-Touch-LCD-4.3-Demo/Arduino/libraries/ESP32_Display_Panel/build/CMakeFiles/3.19.3/CompilerIdCXX/Debug/CompilerIdCXX.exe.recipe</text:span><text:span text:style-name="T2"/></text:p>
      <text:p text:style-name="P1" loext:marker-style-name="T1"><text:span text:style-name="T2">./ESP32-S3-Touch-LCD-4.3-Demo/Arduino/libraries/ESP32_Display_Panel/build/CMakeFiles/3.19.3/CompilerIdCXX/Debug/CompilerIdCXX.tlog</text:span><text:span text:style-name="T2"/></text:p>
      <text:p text:style-name="P1" loext:marker-style-name="T1"><text:span text:style-name="T2">./ESP32-S3-Touch-LCD-4.3-Demo/Arduino/libraries/ESP32_Display_Panel/build/CMakeFiles/3.19.3/CompilerIdCXX/Debug/CompilerIdCXX.tlog/CL.command.1.tlog</text:span><text:span text:style-name="T2"/></text:p>
      <text:p text:style-name="P1" loext:marker-style-name="T1"><text:span text:style-name="T2">./ESP32-S3-Touch-LCD-4.3-Demo/Arduino/libraries/ESP32_Display_Panel/build/CMakeFiles/3.19.3/CompilerIdCXX/Debug/CompilerIdCXX.tlog/CL.read.1.tlog</text:span><text:span text:style-name="T2"/></text:p>
      <text:p text:style-name="P1" loext:marker-style-name="T1"><text:span text:style-name="T2">./ESP32-S3-Touch-LCD-4.3-Demo/Arduino/libraries/ESP32_Display_Panel/build/CMakeFiles/3.19.3/CompilerIdCXX/Debug/CompilerIdCXX.tlog/CL.write.1.tlog</text:span><text:span text:style-name="T2"/></text:p>
      <text:p text:style-name="P1" loext:marker-style-name="T1"><text:span text:style-name="T2">./ESP32-S3-Touch-LCD-4.3-Demo/Arduino/libraries/ESP32_Display_Panel/build/CMakeFiles/3.19.3/CompilerIdCXX/Debug/CompilerIdCXX.tlog/CompilerIdCXX.lastbuildstate</text:span><text:span text:style-name="T2"/></text:p>
      <text:p text:style-name="P1" loext:marker-style-name="T1"><text:span text:style-name="T2">./ESP32-S3-Touch-LCD-4.3-Demo/Arduino/libraries/ESP32_Display_Panel/build/CMakeFiles/3.19.3/CompilerIdCXX/Debug/CompilerIdCXX.tlog/link.command.1.tlog</text:span><text:span text:style-name="T2"/></text:p>
      <text:p text:style-name="P1" loext:marker-style-name="T1"><text:span text:style-name="T2">./ESP32-S3-Touch-LCD-4.3-Demo/Arduino/libraries/ESP32_Display_Panel/build/CMakeFiles/3.19.3/CompilerIdCXX/Debug/CompilerIdCXX.tlog/link.read.1.tlog</text:span><text:span text:style-name="T2"/></text:p>
      <text:p text:style-name="P1" loext:marker-style-name="T1"><text:span text:style-name="T2">./ESP32-S3-Touch-LCD-4.3-Demo/Arduino/libraries/ESP32_Display_Panel/build/CMakeFiles/3.19.3/CompilerIdCXX/Debug/CompilerIdCXX.tlog/link.write.1.tlog</text:span><text:span text:style-name="T2"/></text:p>
      <text:p text:style-name="P1" loext:marker-style-name="T1"><text:span text:style-name="T2">./ESP32-S3-Touch-LCD-4.3-Demo/Arduino/libraries/ESP32_Display_Panel/build/CMakeFiles/3.19.3/CompilerIdCXX/tmp</text:span><text:span text:style-name="T2"/></text:p>
      <text:p text:style-name="P1" loext:marker-style-name="T1"><text:span text:style-name="T2">./ESP32-S3-Touch-LCD-4.3-Demo/Arduino/libraries/ESP32_Display_Panel/build/CMakeFiles/3.19.3/VCTargetsPath.txt</text:span><text:span text:style-name="T2"/></text:p>
      <text:p text:style-name="P1" loext:marker-style-name="T1"><text:span text:style-name="T2">./ESP32-S3-Touch-LCD-4.3-Demo/Arduino/libraries/ESP32_Display_Panel/build/CMakeFiles/3.19.3/VCTargetsPath.vcxproj</text:span><text:span text:style-name="T2"/></text:p>
      <text:p text:style-name="P1" loext:marker-style-name="T1"><text:span text:style-name="T2">./ESP32-S3-Touch-LCD-4.3-Demo/Arduino/libraries/ESP32_Display_Panel/build/CMakeFiles/3.19.3/x64</text:span><text:span text:style-name="T2"/></text:p>
      <text:p text:style-name="P1" loext:marker-style-name="T1"><text:span text:style-name="T2">./ESP32-S3-Touch-LCD-4.3-Demo/Arduino/libraries/ESP32_Display_Panel/build/CMakeFiles/3.19.3/x64/Debug</text:span><text:span text:style-name="T2"/></text:p>
      <text:p text:style-name="P1" loext:marker-style-name="T1"><text:span text:style-name="T2">./ESP32-S3-Touch-LCD-4.3-Demo/Arduino/libraries/ESP32_Display_Panel/build/CMakeFiles/3.19.3/x64/Debug/VCTargetsPath.recipe</text:span><text:span text:style-name="T2"/></text:p>
      <text:p text:style-name="P1" loext:marker-style-name="T1"><text:span text:style-name="T2">./ESP32-S3-Touch-LCD-4.3-Demo/Arduino/libraries/ESP32_Display_Panel/build/CMakeFiles/3.19.3/x64/Debug/VCTargetsPath.tlog</text:span><text:span text:style-name="T2"/></text:p>
      <text:p text:style-name="P1" loext:marker-style-name="T1"><text:span text:style-name="T2">./ESP32-S3-Touch-LCD-4.3-Demo/Arduino/libraries/ESP32_Display_Panel/build/CMakeFiles/3.19.3/x64/Debug/VCTargetsPath.tlog/VCTargetsPath.lastbuildstate</text:span><text:span text:style-name="T2"/></text:p>
      <text:p text:style-name="P1" loext:marker-style-name="T1"><text:span text:style-name="T2">./ESP32-S3-Touch-LCD-4.3-Demo/Arduino/libraries/ESP32_Display_Panel/build/CMakeFiles/cmake.check_cache</text:span><text:span text:style-name="T2"/></text:p>
      <text:p text:style-name="P1" loext:marker-style-name="T1"><text:span text:style-name="T2">./ESP32-S3-Touch-LCD-4.3-Demo/Arduino/libraries/ESP32_Display_Panel/build/CMakeFiles/CMakeOutput.log</text:span><text:span text:style-name="T2"/></text:p>
      <text:p text:style-name="P1" loext:marker-style-name="T1"><text:span text:style-name="T2">./ESP32-S3-Touch-LCD-4.3-Demo/Arduino/libraries/ESP32_Display_Panel/build/CMakeFiles/CMakeTmp</text:span><text:span text:style-name="T2"/></text:p>
      <text:p text:style-name="P1" loext:marker-style-name="T1"><text:span text:style-name="T2">./ESP32-S3-Touch-LCD-4.3-Demo/Arduino/libraries/ESP32_Display_Panel/CHANGELOG.md</text:span><text:span text:style-name="T2"/></text:p>
      <text:p text:style-name="P1" loext:marker-style-name="T1"><text:span text:style-name="T2">./ESP32-S3-Touch-LCD-4.3-Demo/Arduino/libraries/ESP32_Display_Panel/check_copyright_config.yaml</text:span><text:span text:style-name="T2"/></text:p>
      <text:p text:style-name="P1" loext:marker-style-name="T1"><text:span text:style-name="T2">./ESP32-S3-Touch-LCD-4.3-Demo/Arduino/libraries/ESP32_Display_Panel/CMakeLists.txt</text:span><text:span text:style-name="T2"/></text:p>
      <text:p text:style-name="P1" loext:marker-style-name="T1"><text:span text:style-name="T2">./ESP32-S3-Touch-LCD-4.3-Demo/Arduino/libraries/ESP32_Display_Panel/docs</text:span><text:span text:style-name="T2"/></text:p>
      <text:p text:style-name="P1" loext:marker-style-name="T1"><text:span text:style-name="T2">./ESP32-S3-Touch-LCD-4.3-Demo/Arduino/libraries/ESP32_Display_Panel/docs/board</text:span><text:span text:style-name="T2"/></text:p>
      <text:p text:style-name="P1" loext:marker-style-name="T1"><text:span text:style-name="T2">./ESP32-S3-Touch-LCD-4.3-Demo/Arduino/libraries/ESP32_Display_Panel/docs/board/board_elecrow.md</text:span><text:span text:style-name="T2"/></text:p>
      <text:p text:style-name="P1" loext:marker-style-name="T1"><text:span text:style-name="T2">./ESP32-S3-Touch-LCD-4.3-Demo/Arduino/libraries/ESP32_Display_Panel/docs/board/board_espressif.md</text:span><text:span text:style-name="T2"/></text:p>
      <text:p text:style-name="P1" loext:marker-style-name="T1"><text:span text:style-name="T2">./ESP32-S3-Touch-LCD-4.3-Demo/Arduino/libraries/ESP32_Display_Panel/docs/board/board_jingcai.md</text:span><text:span text:style-name="T2"/></text:p>
      <text:p text:style-name="P1" loext:marker-style-name="T1"><text:span text:style-name="T2">./ESP32-S3-Touch-LCD-4.3-Demo/Arduino/libraries/ESP32_Display_Panel/docs/board/board_m5stack.md</text:span><text:span text:style-name="T2"/></text:p>
      <text:p text:style-name="P1" loext:marker-style-name="T1"><text:span text:style-name="T2">./ESP32-S3-Touch-LCD-4.3-Demo/Arduino/libraries/ESP32_Display_Panel/docs/board/board_viewe.md</text:span><text:span text:style-name="T2"/></text:p>
      <text:p text:style-name="P1" loext:marker-style-name="T1"><text:span text:style-name="T2">./ESP32-S3-Touch-LCD-4.3-Demo/Arduino/libraries/ESP32_Display_Panel/docs/board/board_waveshare.md</text:span><text:span text:style-name="T2"/></text:p>
      <text:p text:style-name="P1" loext:marker-style-name="T1"><text:span text:style-name="T2">./ESP32-S3-Touch-LCD-4.3-Demo/Arduino/libraries/ESP32_Display_Panel/docs/drivers</text:span><text:span text:style-name="T2"/></text:p>
      <text:p text:style-name="P1" loext:marker-style-name="T1"><text:span text:style-name="T2">./ESP32-S3-Touch-LCD-4.3-Demo/Arduino/libraries/ESP32_Display_Panel/docs/drivers/lcd.md</text:span><text:span text:style-name="T2"/></text:p>
      <text:p text:style-name="P1" loext:marker-style-name="T1"><text:span text:style-name="T2">./ESP32-S3-Touch-LCD-4.3-Demo/Arduino/libraries/ESP32_Display_Panel/docs/drivers/touch.md</text:span><text:span text:style-name="T2"/></text:p>
      <text:p text:style-name="P1" loext:marker-style-name="T1"><text:span text:style-name="T2">./ESP32-S3-Touch-LCD-4.3-Demo/Arduino/libraries/ESP32_Display_Panel/docs/envs</text:span><text:span text:style-name="T2"/></text:p>
      <text:p text:style-name="P1" loext:marker-style-name="T1"><text:span text:style-name="T2">./ESP32-S3-Touch-LCD-4.3-Demo/Arduino/libraries/ESP32_Display_Panel/docs/envs/use_with_arduino.md</text:span><text:span text:style-name="T2"/></text:p>
      <text:p text:style-name="P1" loext:marker-style-name="T1"><text:span text:style-name="T2">./ESP32-S3-Touch-LCD-4.3-Demo/Arduino/libraries/ESP32_Display_Panel/docs/envs/use_with_arduino_cn.md</text:span><text:span text:style-name="T2"/></text:p>
      <text:p text:style-name="P1" loext:marker-style-name="T1"><text:span text:style-name="T2">./ESP32-S3-Touch-LCD-4.3-Demo/Arduino/libraries/ESP32_Display_Panel/docs/envs/use_with_idf.md</text:span><text:span text:style-name="T2"/></text:p>
      <text:p text:style-name="P1" loext:marker-style-name="T1"><text:span text:style-name="T2">./ESP32-S3-Touch-LCD-4.3-Demo/Arduino/libraries/ESP32_Display_Panel/docs/envs/use_with_idf_cn.md</text:span><text:span text:style-name="T2"/></text:p>
      <text:p text:style-name="P1" loext:marker-style-name="T1"><text:span text:style-name="T2">./ESP32-S3-Touch-LCD-4.3-Demo/Arduino/libraries/ESP32_Display_Panel/docs/_static</text:span><text:span text:style-name="T2"/></text:p>
      <text:p text:style-name="P1" loext:marker-style-name="T1"><text:span text:style-name="T2">./ESP32-S3-Touch-LCD-4.3-Demo/Arduino/libraries/ESP32_Display_Panel/docs/_static/block_diagram.drawio</text:span><text:span text:style-name="T2"/></text:p>
      <text:p text:style-name="P1" loext:marker-style-name="T1"><text:span text:style-name="T2">./ESP32-S3-Touch-LCD-4.3-Demo/Arduino/libraries/ESP32_Display_Panel/docs/_static/block_diagram.png</text:span><text:span text:style-name="T2"/></text:p>
      <text:p text:style-name="P1" loext:marker-style-name="T1"><text:span text:style-name="T2">./ESP32-S3-Touch-LCD-4.3-Demo/Arduino/libraries/ESP32_Display_Panel/esp_panel_board_custom_conf.h</text:span><text:span text:style-name="T2"/></text:p>
      <text:p text:style-name="P1" loext:marker-style-name="T1"><text:span text:style-name="T2">./ESP32-S3-Touch-LCD-4.3-Demo/Arduino/libraries/ESP32_Display_Panel/esp_panel_board_supported_conf.h</text:span><text:span text:style-name="T2"/></text:p>
      <text:p text:style-name="P1" loext:marker-style-name="T1"><text:span text:style-name="T2">./ESP32-S3-Touch-LCD-4.3-Demo/Arduino/libraries/ESP32_Display_Panel/esp_panel_drivers_conf.h</text:span><text:span text:style-name="T2"/></text:p>
      <text:p text:style-name="P1" loext:marker-style-name="T1"><text:span text:style-name="T2">./ESP32-S3-Touch-LCD-4.3-Demo/Arduino/libraries/ESP32_Display_Panel/idf_component.yml</text:span><text:span text:style-name="T2"/></text:p>
      <text:p text:style-name="P1" loext:marker-style-name="T1"><text:span text:style-name="T2">./ESP32-S3-Touch-LCD-4.3-Demo/Arduino/libraries/ESP32_Display_Panel/Kconfig</text:span><text:span text:style-name="T2"/></text:p>
      <text:p text:style-name="P1" loext:marker-style-name="T1"><text:span text:style-name="T2">./ESP32-S3-Touch-LCD-4.3-Demo/Arduino/libraries/ESP32_Display_Panel/library.properties</text:span><text:span text:style-name="T2"/></text:p>
      <text:p text:style-name="P1" loext:marker-style-name="T1"><text:span text:style-name="T2">./ESP32-S3-Touch-LCD-4.3-Demo/Arduino/libraries/ESP32_Display_Panel/license.txt</text:span><text:span text:style-name="T2"/></text:p>
      <text:p text:style-name="P1" loext:marker-style-name="T1"><text:span text:style-name="T2">./ESP32-S3-Touch-LCD-4.3-Demo/Arduino/libraries/ESP32_Display_Panel/micropython.cmake</text:span><text:span text:style-name="T2"/></text:p>
      <text:p text:style-name="P1" loext:marker-style-name="T1"><text:span text:style-name="T2">./ESP32-S3-Touch-LCD-4.3-Demo/Arduino/libraries/ESP32_Display_Panel/mpy_support</text:span><text:span text:style-name="T2"/></text:p>
      <text:p text:style-name="P1" loext:marker-style-name="T1"><text:span text:style-name="T2">./ESP32-S3-Touch-LCD-4.3-Demo/Arduino/libraries/ESP32_Display_Panel/mpy_support/esp_panel_mp_board.cpp</text:span><text:span text:style-name="T2"/></text:p>
      <text:p text:style-name="P1" loext:marker-style-name="T1"><text:span text:style-name="T2">./ESP32-S3-Touch-LCD-4.3-Demo/Arduino/libraries/ESP32_Display_Panel/mpy_support/esp_panel_mp_board.h</text:span><text:span text:style-name="T2"/></text:p>
      <text:p text:style-name="P1" loext:marker-style-name="T1"><text:span text:style-name="T2">./ESP32-S3-Touch-LCD-4.3-Demo/Arduino/libraries/ESP32_Display_Panel/mpy_support/esp_panel_mp_module.c</text:span><text:span text:style-name="T2"/></text:p>
      <text:p text:style-name="P1" loext:marker-style-name="T1"><text:span text:style-name="T2">./ESP32-S3-Touch-LCD-4.3-Demo/Arduino/libraries/ESP32_Display_Panel/mpy_support/esp_panel_mp_types.h</text:span><text:span text:style-name="T2"/></text:p>
      <text:p text:style-name="P1" loext:marker-style-name="T1"><text:span text:style-name="T2">./ESP32-S3-Touch-LCD-4.3-Demo/Arduino/libraries/ESP32_Display_Panel/README.md</text:span><text:span text:style-name="T2"/></text:p>
      <text:p text:style-name="P1" loext:marker-style-name="T1"><text:span text:style-name="T2">./ESP32-S3-Touch-LCD-4.3-Demo/Arduino/libraries/ESP32_Display_Panel/README_CN.md</text:span><text:span text:style-name="T2"/></text:p>
      <text:p text:style-name="P1" loext:marker-style-name="T1"><text:span text:style-name="T2">./ESP32-S3-Touch-LCD-4.3-Demo/Arduino/libraries/ESP32_Display_Panel/src</text:span><text:span text:style-name="T2"/></text:p>
      <text:p text:style-name="P1" loext:marker-style-name="T1"><text:soft-page-break/><text:span text:style-name="T2">./ESP32-S3-Touch-LCD-4.3-Demo/Arduino/libraries/ESP32_Display_Panel/src/board</text:span><text:span text:style-name="T2"/></text:p>
      <text:p text:style-name="P1" loext:marker-style-name="T1"><text:span text:style-name="T2">./ESP32-S3-Touch-LCD-4.3-Demo/Arduino/libraries/ESP32_Display_Panel/src/board/custom</text:span><text:span text:style-name="T2"/></text:p>
      <text:p text:style-name="P1" loext:marker-style-name="T1"><text:span text:style-name="T2">./ESP32-S3-Touch-LCD-4.3-Demo/Arduino/libraries/ESP32_Display_Panel/src/board/custom/esp_panel_board_config_custom.h</text:span><text:span text:style-name="T2"/></text:p>
      <text:p text:style-name="P1" loext:marker-style-name="T1"><text:span text:style-name="T2">./ESP32-S3-Touch-LCD-4.3-Demo/Arduino/libraries/ESP32_Display_Panel/src/board/custom/esp_panel_board_kconfig_custom.h</text:span><text:span text:style-name="T2"/></text:p>
      <text:p text:style-name="P1" loext:marker-style-name="T1"><text:span text:style-name="T2">./ESP32-S3-Touch-LCD-4.3-Demo/Arduino/libraries/ESP32_Display_Panel/src/board/custom/esp_panel_board_kconfig_custom_backlight.h</text:span><text:span text:style-name="T2"/></text:p>
      <text:p text:style-name="P1" loext:marker-style-name="T1"><text:span text:style-name="T2">./ESP32-S3-Touch-LCD-4.3-Demo/Arduino/libraries/ESP32_Display_Panel/src/board/custom/esp_panel_board_kconfig_custom_expander.h</text:span><text:span text:style-name="T2"/></text:p>
      <text:p text:style-name="P1" loext:marker-style-name="T1"><text:span text:style-name="T2">./ESP32-S3-Touch-LCD-4.3-Demo/Arduino/libraries/ESP32_Display_Panel/src/board/custom/esp_panel_board_kconfig_custom_lcd.h</text:span><text:span text:style-name="T2"/></text:p>
      <text:p text:style-name="P1" loext:marker-style-name="T1"><text:span text:style-name="T2">./ESP32-S3-Touch-LCD-4.3-Demo/Arduino/libraries/ESP32_Display_Panel/src/board/custom/esp_panel_board_kconfig_custom_touch.h</text:span><text:span text:style-name="T2"/></text:p>
      <text:p text:style-name="P1" loext:marker-style-name="T1"><text:span text:style-name="T2">./ESP32-S3-Touch-LCD-4.3-Demo/Arduino/libraries/ESP32_Display_Panel/src/board/custom/Kconfig.board_custom</text:span><text:span text:style-name="T2"/></text:p>
      <text:p text:style-name="P1" loext:marker-style-name="T1"><text:span text:style-name="T2">./ESP32-S3-Touch-LCD-4.3-Demo/Arduino/libraries/ESP32_Display_Panel/src/board/custom/Kconfig.board_custom.backlight</text:span><text:span text:style-name="T2"/></text:p>
      <text:p text:style-name="P1" loext:marker-style-name="T1"><text:span text:style-name="T2">./ESP32-S3-Touch-LCD-4.3-Demo/Arduino/libraries/ESP32_Display_Panel/src/board/custom/Kconfig.board_custom.expander</text:span><text:span text:style-name="T2"/></text:p>
      <text:p text:style-name="P1" loext:marker-style-name="T1"><text:span text:style-name="T2">./ESP32-S3-Touch-LCD-4.3-Demo/Arduino/libraries/ESP32_Display_Panel/src/board/custom/Kconfig.board_custom.lcd</text:span><text:span text:style-name="T2"/></text:p>
      <text:p text:style-name="P1" loext:marker-style-name="T1"><text:span text:style-name="T2">./ESP32-S3-Touch-LCD-4.3-Demo/Arduino/libraries/ESP32_Display_Panel/src/board/custom/Kconfig.board_custom.touch</text:span><text:span text:style-name="T2"/></text:p>
      <text:p text:style-name="P1" loext:marker-style-name="T1"><text:span text:style-name="T2">./ESP32-S3-Touch-LCD-4.3-Demo/Arduino/libraries/ESP32_Display_Panel/src/board/esp_panel_board.cpp</text:span><text:span text:style-name="T2"/></text:p>
      <text:p text:style-name="P1" loext:marker-style-name="T1"><text:span text:style-name="T2">./ESP32-S3-Touch-LCD-4.3-Demo/Arduino/libraries/ESP32_Display_Panel/src/board/esp_panel_board.hpp</text:span><text:span text:style-name="T2"/></text:p>
      <text:p text:style-name="P1" loext:marker-style-name="T1"><text:span text:style-name="T2">./ESP32-S3-Touch-LCD-4.3-Demo/Arduino/libraries/ESP32_Display_Panel/src/board/esp_panel_board_config.hpp</text:span><text:span text:style-name="T2"/></text:p>
      <text:p text:style-name="P1" loext:marker-style-name="T1"><text:span text:style-name="T2">./ESP32-S3-Touch-LCD-4.3-Demo/Arduino/libraries/ESP32_Display_Panel/src/board/esp_panel_board_conf_internal.h</text:span><text:span text:style-name="T2"/></text:p>
      <text:p text:style-name="P1" loext:marker-style-name="T1"><text:span text:style-name="T2">./ESP32-S3-Touch-LCD-4.3-Demo/Arduino/libraries/ESP32_Display_Panel/src/board/esp_panel_board_default_config.cpp</text:span><text:span text:style-name="T2"/></text:p>
      <text:p text:style-name="P1" loext:marker-style-name="T1"><text:span text:style-name="T2">./ESP32-S3-Touch-LCD-4.3-Demo/Arduino/libraries/ESP32_Display_Panel/src/board/esp_panel_board_default_config.hpp</text:span><text:span text:style-name="T2"/></text:p>
      <text:p text:style-name="P1" loext:marker-style-name="T1"><text:span text:style-name="T2">./ESP32-S3-Touch-LCD-4.3-Demo/Arduino/libraries/ESP32_Display_Panel/src/board/esp_panel_board_private.hpp</text:span><text:span text:style-name="T2"/></text:p>
      <text:p text:style-name="P1" loext:marker-style-name="T1"><text:span text:style-name="T2">./ESP32-S3-Touch-LCD-4.3-Demo/Arduino/libraries/ESP32_Display_Panel/src/board/Kconfig.board</text:span><text:span text:style-name="T2"/></text:p>
      <text:p text:style-name="P1" loext:marker-style-name="T1"><text:span text:style-name="T2">./ESP32-S3-Touch-LCD-4.3-Demo/Arduino/libraries/ESP32_Display_Panel/src/board/supported</text:span><text:span text:style-name="T2"/></text:p>
      <text:p text:style-name="P1" loext:marker-style-name="T1"><text:span text:style-name="T2">./ESP32-S3-Touch-LCD-4.3-Demo/Arduino/libraries/ESP32_Display_Panel/src/board/supported/elecrow</text:span><text:span text:style-name="T2"/></text:p>
      <text:p text:style-name="P1" loext:marker-style-name="T1"><text:span text:style-name="T2">./ESP32-S3-Touch-LCD-4.3-Demo/Arduino/libraries/ESP32_Display_Panel/src/board/supported/elecrow/BOARD_ELECROW_CROWPANEL_7_0.h</text:span><text:span text:style-name="T2"/></text:p>
      <text:p text:style-name="P1" loext:marker-style-name="T1"><text:span text:style-name="T2">./ESP32-S3-Touch-LCD-4.3-Demo/Arduino/libraries/ESP32_Display_Panel/src/board/supported/elecrow/Kconfig.elecrow</text:span><text:span text:style-name="T2"/></text:p>
      <text:p text:style-name="P1" loext:marker-style-name="T1"><text:span text:style-name="T2">./ESP32-S3-Touch-LCD-4.3-Demo/Arduino/libraries/ESP32_Display_Panel/src/board/supported/espressif</text:span><text:span text:style-name="T2"/></text:p>
      <text:p text:style-name="P1" loext:marker-style-name="T1"><text:span text:style-name="T2">./ESP32-S3-Touch-LCD-4.3-Demo/Arduino/libraries/ESP32_Display_Panel/src/board/supported/espressif/BOARD_ESPRESSIF_ESP32_C3_LCDKIT.h</text:span><text:span text:style-name="T2"/></text:p>
      <text:p text:style-name="P1" loext:marker-style-name="T1"><text:span text:style-name="T2">./ESP32-S3-Touch-LCD-4.3-Demo/Arduino/libraries/ESP32_Display_Panel/src/board/supported/espressif/BOARD_ESPRESSIF_ESP32_P4_FUNCTION_EV_BOARD.h</text:span><text:span text:style-name="T2"/></text:p>
      <text:p text:style-name="P1" loext:marker-style-name="T1"><text:span text:style-name="T2">./ESP32-S3-Touch-LCD-4.3-Demo/Arduino/libraries/ESP32_Display_Panel/src/board/supported/espressif/BOARD_ESPRESSIF_ESP32_S3_BOX.h</text:span><text:span text:style-name="T2"/></text:p>
      <text:p text:style-name="P1" loext:marker-style-name="T1"><text:span text:style-name="T2">./ESP32-S3-Touch-LCD-4.3-Demo/Arduino/libraries/ESP32_Display_Panel/src/board/supported/espressif/BOARD_ESPRESSIF_ESP32_S3_BOX_3.h</text:span><text:span text:style-name="T2"/></text:p>
      <text:p text:style-name="P1" loext:marker-style-name="T1"><text:span text:style-name="T2">./ESP32-S3-Touch-LCD-4.3-Demo/Arduino/libraries/ESP32_Display_Panel/src/board/supported/espressif/BOARD_ESPRESSIF_ESP32_S3_BOX_3_BETA.h</text:span><text:span text:style-name="T2"/></text:p>
      <text:p text:style-name="P1" loext:marker-style-name="T1"><text:span text:style-name="T2">./ESP32-S3-Touch-LCD-4.3-Demo/Arduino/libraries/ESP32_Display_Panel/src/board/supported/espressif/BOARD_ESPRESSIF_ESP32_S3_BOX_LITE.h</text:span><text:span text:style-name="T2"/></text:p>
      <text:p text:style-name="P1" loext:marker-style-name="T1"><text:span text:style-name="T2">./ESP32-S3-Touch-LCD-4.3-Demo/Arduino/libraries/ESP32_Display_Panel/src/board/supported/espressif/BOARD_ESPRESSIF_ESP32_S3_EYE.h</text:span><text:span text:style-name="T2"/></text:p>
      <text:p text:style-name="P1" loext:marker-style-name="T1"><text:span text:style-name="T2">./ESP32-S3-Touch-LCD-4.3-Demo/Arduino/libraries/ESP32_Display_Panel/src/board/supported/espressif/BOARD_ESPRESSIF_ESP32_S3_KORVO_2.h</text:span><text:span text:style-name="T2"/></text:p>
      <text:p text:style-name="P1" loext:marker-style-name="T1"><text:span text:style-name="T2">./ESP32-S3-Touch-LCD-4.3-Demo/Arduino/libraries/ESP32_Display_Panel/src/board/supported/espressif/BOARD_ESPRESSIF_ESP32_S3_LCD_EV_BOARD.h</text:span><text:span text:style-name="T2"/></text:p>
      <text:p text:style-name="P1" loext:marker-style-name="T1"><text:span text:style-name="T2">./ESP32-S3-Touch-LCD-4.3-Demo/Arduino/libraries/ESP32_Display_Panel/src/board/supported/espressif/BOARD_ESPRESSIF_ESP32_S3_LCD_EV_BOARD_2.h</text:span><text:span text:style-name="T2"/></text:p>
      <text:p text:style-name="P1" loext:marker-style-name="T1"><text:span text:style-name="T2">./ESP32-S3-Touch-LCD-4.3-Demo/Arduino/libraries/ESP32_Display_Panel/src/board/supported/espressif/BOARD_ESPRESSIF_ESP32_S3_LCD_EV_BOARD_2_V1_5.h</text:span><text:span text:style-name="T2"/></text:p>
      <text:p text:style-name="P1" loext:marker-style-name="T1"><text:span text:style-name="T2">./ESP32-S3-Touch-LCD-4.3-Demo/Arduino/libraries/ESP32_Display_Panel/src/board/supported/espressif/BOARD_ESPRESSIF_ESP32_S3_LCD_EV_BOARD_V1_5.h</text:span><text:span text:style-name="T2"/></text:p>
      <text:p text:style-name="P1" loext:marker-style-name="T1"><text:span text:style-name="T2">./ESP32-S3-Touch-LCD-4.3-Demo/Arduino/libraries/ESP32_Display_Panel/src/board/supported/espressif/BOARD_ESPRESSIF_ESP32_S3_USB_OTG.h</text:span><text:span text:style-name="T2"/></text:p>
      <text:p text:style-name="P1" loext:marker-style-name="T1"><text:span text:style-name="T2">./ESP32-S3-Touch-LCD-4.3-Demo/Arduino/libraries/ESP32_Display_Panel/src/board/supported/espressif/Kconfig.espressif</text:span><text:span text:style-name="T2"/></text:p>
      <text:p text:style-name="P1" loext:marker-style-name="T1"><text:span text:style-name="T2">./ESP32-S3-Touch-LCD-4.3-Demo/Arduino/libraries/ESP32_Display_Panel/src/board/supported/esp_panel_board_config_supported.h</text:span><text:span text:style-name="T2"/></text:p>
      <text:p text:style-name="P1" loext:marker-style-name="T1"><text:span text:style-name="T2">./ESP32-S3-Touch-LCD-4.3-Demo/Arduino/libraries/ESP32_Display_Panel/src/board/supported/esp_panel_board_kconfig_supported.h</text:span><text:span text:style-name="T2"/></text:p>
      <text:p text:style-name="P1" loext:marker-style-name="T1"><text:span text:style-name="T2">./ESP32-S3-Touch-LCD-4.3-Demo/Arduino/libraries/ESP32_Display_Panel/src/board/supported/jingcai</text:span><text:span text:style-name="T2"/></text:p>
      <text:p text:style-name="P1" loext:marker-style-name="T1"><text:span text:style-name="T2">./ESP32-S3-Touch-LCD-4.3-Demo/Arduino/libraries/ESP32_Display_Panel/src/board/supported/jingcai/BOARD_JINGCAI_ESP32_4848S040C_I_Y_3.h</text:span><text:span text:style-name="T2"/></text:p>
      <text:p text:style-name="P1" loext:marker-style-name="T1"><text:span text:style-name="T2">./ESP32-S3-Touch-LCD-4.3-Demo/Arduino/libraries/ESP32_Display_Panel/src/board/supported/jingcai/BOARD_JINGCAI_JC8048W550C.h</text:span><text:span text:style-name="T2"/></text:p>
      <text:p text:style-name="P1" loext:marker-style-name="T1"><text:span text:style-name="T2">./ESP32-S3-Touch-LCD-4.3-Demo/Arduino/libraries/ESP32_Display_Panel/src/board/supported/jingcai/Kconfig.jingcai</text:span><text:span text:style-name="T2"/></text:p>
      <text:p text:style-name="P1" loext:marker-style-name="T1"><text:span text:style-name="T2">./ESP32-S3-Touch-LCD-4.3-Demo/Arduino/libraries/ESP32_Display_Panel/src/board/supported/Kconfig.board_supported</text:span><text:span text:style-name="T2"/></text:p>
      <text:p text:style-name="P1" loext:marker-style-name="T1"><text:span text:style-name="T2">./ESP32-S3-Touch-LCD-4.3-Demo/Arduino/libraries/ESP32_Display_Panel/src/board/supported/m5stack</text:span><text:span text:style-name="T2"/></text:p>
      <text:p text:style-name="P1" loext:marker-style-name="T1"><text:span text:style-name="T2">./ESP32-S3-Touch-LCD-4.3-Demo/Arduino/libraries/ESP32_Display_Panel/src/board/supported/m5stack/BOARD_M5STACK_M5CORE2.h</text:span><text:span text:style-name="T2"/></text:p>
      <text:p text:style-name="P1" loext:marker-style-name="T1"><text:span text:style-name="T2">./ESP32-S3-Touch-LCD-4.3-Demo/Arduino/libraries/ESP32_Display_Panel/src/board/supported/m5stack/BOARD_M5STACK_M5CORES3.h</text:span><text:span text:style-name="T2"/></text:p>
      <text:p text:style-name="P1" loext:marker-style-name="T1"><text:span text:style-name="T2">./ESP32-S3-Touch-LCD-4.3-Demo/Arduino/libraries/ESP32_Display_Panel/src/board/supported/m5stack/BOARD_M5STACK_M5DIAL.h</text:span><text:span text:style-name="T2"/></text:p>
      <text:p text:style-name="P1" loext:marker-style-name="T1"><text:span text:style-name="T2">./ESP32-S3-Touch-LCD-4.3-Demo/Arduino/libraries/ESP32_Display_Panel/src/board/supported/m5stack/Kconfig.m5stack</text:span><text:span text:style-name="T2"/></text:p>
      <text:p text:style-name="P1" loext:marker-style-name="T1"><text:span text:style-name="T2">./ESP32-S3-Touch-LCD-4.3-Demo/Arduino/libraries/ESP32_Display_Panel/src/board/supported/viewe</text:span><text:span text:style-name="T2"/></text:p>
      <text:p text:style-name="P1" loext:marker-style-name="T1"><text:span text:style-name="T2">./ESP32-S3-Touch-LCD-4.3-Demo/Arduino/libraries/ESP32_Display_Panel/src/board/supported/viewe/BOARD_VIEWE_UEDX24320024E_WB_A.h</text:span><text:span text:style-name="T2"/></text:p>
      <text:p text:style-name="P1" loext:marker-style-name="T1"><text:span text:style-name="T2">./ESP32-S3-Touch-LCD-4.3-Demo/Arduino/libraries/ESP32_Display_Panel/src/board/supported/viewe/BOARD_VIEWE_UEDX24320028E_WB_A.h</text:span><text:span text:style-name="T2"/></text:p>
      <text:p text:style-name="P1" loext:marker-style-name="T1"><text:span text:style-name="T2">./ESP32-S3-Touch-LCD-4.3-Demo/Arduino/libraries/ESP32_Display_Panel/src/board/supported/viewe/BOARD_VIEWE_UEDX24320035E_WB_A.h</text:span><text:span text:style-name="T2"/></text:p>
      <text:p text:style-name="P1" loext:marker-style-name="T1"><text:span text:style-name="T2">./ESP32-S3-Touch-LCD-4.3-Demo/Arduino/libraries/ESP32_Display_Panel/src/board/supported/viewe/BOARD_VIEWE_UEDX32480035E_WB_A.h</text:span><text:span text:style-name="T2"/></text:p>
      <text:p text:style-name="P1" loext:marker-style-name="T1"><text:span text:style-name="T2">./ESP32-S3-Touch-LCD-4.3-Demo/Arduino/libraries/ESP32_Display_Panel/src/board/supported/viewe/BOARD_VIEWE_UEDX48270043E_WB_A.h</text:span><text:span text:style-name="T2"/></text:p>
      <text:p text:style-name="P1" loext:marker-style-name="T1"><text:span text:style-name="T2">./ESP32-S3-Touch-LCD-4.3-Demo/Arduino/libraries/ESP32_Display_Panel/src/board/supported/viewe/BOARD_VIEWE_UEDX48480040E_WB_A.h</text:span><text:span text:style-name="T2"/></text:p>
      <text:p text:style-name="P1" loext:marker-style-name="T1"><text:span text:style-name="T2">./ESP32-S3-Touch-LCD-4.3-Demo/Arduino/libraries/ESP32_Display_Panel/src/board/supported/viewe/BOARD_VIEWE_UEDX80480043E_WB_A.h</text:span><text:span text:style-name="T2"/></text:p>
      <text:p text:style-name="P1" loext:marker-style-name="T1"><text:span text:style-name="T2">./ESP32-S3-Touch-LCD-4.3-Demo/Arduino/libraries/ESP32_Display_Panel/src/board/supported/viewe/BOARD_VIEWE_UEDX80480050E_WB_A.h</text:span><text:span text:style-name="T2"/></text:p>
      <text:p text:style-name="P1" loext:marker-style-name="T1"><text:span text:style-name="T2">./ESP32-S3-Touch-LCD-4.3-Demo/Arduino/libraries/ESP32_Display_Panel/src/board/supported/viewe/BOARD_VIEWE_UEDX80480050E_WB_A_2.h</text:span><text:span text:style-name="T2"/></text:p>
      <text:p text:style-name="P1" loext:marker-style-name="T1"><text:span text:style-name="T2">./ESP32-S3-Touch-LCD-4.3-Demo/Arduino/libraries/ESP32_Display_Panel/src/board/supported/viewe/BOARD_VIEWE_UEDX80480070E_WB_A.h</text:span><text:span text:style-name="T2"/></text:p>
      <text:p text:style-name="P1" loext:marker-style-name="T1"><text:span text:style-name="T2">./ESP32-S3-Touch-LCD-4.3-Demo/Arduino/libraries/ESP32_Display_Panel/src/board/supported/viewe/Kconfig.viewe</text:span><text:span text:style-name="T2"/></text:p>
      <text:p text:style-name="P1" loext:marker-style-name="T1"><text:span text:style-name="T2">./ESP32-S3-Touch-LCD-4.3-Demo/Arduino/libraries/ESP32_Display_Panel/src/board/supported/waveshare</text:span><text:span text:style-name="T2"/></text:p>
      <text:p text:style-name="P1" loext:marker-style-name="T1"><text:span text:style-name="T2">./ESP32-S3-Touch-LCD-4.3-Demo/Arduino/libraries/ESP32_Display_Panel/src/board/supported/waveshare/BOARD_WAVESHARE_ESP32_P4_NANO.h</text:span><text:span text:style-name="T2"/></text:p>
      <text:p text:style-name="P1" loext:marker-style-name="T1"><text:span text:style-name="T2">./ESP32-S3-Touch-LCD-4.3-Demo/Arduino/libraries/ESP32_Display_Panel/src/board/supported/waveshare/BOARD_WAVESHARE_ESP32_S3_TOUCH_LCD_1_85.h</text:span><text:span text:style-name="T2"/></text:p>
      <text:p text:style-name="P1" loext:marker-style-name="T1"><text:span text:style-name="T2">./ESP32-S3-Touch-LCD-4.3-Demo/Arduino/libraries/ESP32_Display_Panel/src/board/supported/waveshare/BOARD_WAVESHARE_ESP32_S3_TOUCH_LCD_2_1.h</text:span><text:span text:style-name="T2"/></text:p>
      <text:p text:style-name="P1" loext:marker-style-name="T1"><text:span text:style-name="T2">./ESP32-S3-Touch-LCD-4.3-Demo/Arduino/libraries/ESP32_Display_Panel/src/board/supported/waveshare/BOARD_WAVESHARE_ESP32_S3_TOUCH_LCD_4_3.h</text:span><text:span text:style-name="T2"/></text:p>
      <text:p text:style-name="P1" loext:marker-style-name="T1"><text:span text:style-name="T2">./ESP32-S3-Touch-LCD-4.3-Demo/Arduino/libraries/ESP32_Display_Panel/src/board/supported/waveshare/BOARD_WAVESHARE_ESP32_S3_TOUCH_LCD_4_3_B.h</text:span><text:span text:style-name="T2"/></text:p>
      <text:p text:style-name="P1" loext:marker-style-name="T1"><text:span text:style-name="T2">./ESP32-S3-Touch-LCD-4.3-Demo/Arduino/libraries/ESP32_Display_Panel/src/board/supported/waveshare/BOARD_WAVESHARE_ESP32_S3_TOUCH_LCD_5.h</text:span><text:span text:style-name="T2"/></text:p>
      <text:p text:style-name="P1" loext:marker-style-name="T1"><text:span text:style-name="T2">./ESP32-S3-Touch-LCD-4.3-Demo/Arduino/libraries/ESP32_Display_Panel/src/board/supported/waveshare/BOARD_WAVESHARE_ESP32_S3_TOUCH_LCD_5_B.h</text:span><text:span text:style-name="T2"/></text:p>
      <text:p text:style-name="P1" loext:marker-style-name="T1"><text:span text:style-name="T2">./ESP32-S3-Touch-LCD-4.3-Demo/Arduino/libraries/ESP32_Display_Panel/src/board/supported/waveshare/BOARD_WAVESHARE_ESP32_S3_TOUCH_LCD_7.h</text:span><text:span text:style-name="T2"/></text:p>
      <text:p text:style-name="P1" loext:marker-style-name="T1"><text:span text:style-name="T2">./ESP32-S3-Touch-LCD-4.3-Demo/Arduino/libraries/ESP32_Display_Panel/src/board/supported/waveshare/Kconfig.waveshare</text:span><text:span text:style-name="T2"/></text:p>
      <text:p text:style-name="P1" loext:marker-style-name="T1"><text:span text:style-name="T2">./ESP32-S3-Touch-LCD-4.3-Demo/Arduino/libraries/ESP32_Display_Panel/src/drivers</text:span><text:span text:style-name="T2"/></text:p>
      <text:p text:style-name="P1" loext:marker-style-name="T1"><text:span text:style-name="T2">./ESP32-S3-Touch-LCD-4.3-Demo/Arduino/libraries/ESP32_Display_Panel/src/drivers/backlight</text:span><text:span text:style-name="T2"/></text:p>
      <text:p text:style-name="P1" loext:marker-style-name="T1"><text:span text:style-name="T2">./ESP32-S3-Touch-LCD-4.3-Demo/Arduino/libraries/ESP32_Display_Panel/src/drivers/backlight/esp_panel_backlight.cpp</text:span><text:span text:style-name="T2"/></text:p>
      <text:p text:style-name="P1" loext:marker-style-name="T1"><text:span text:style-name="T2">./ESP32-S3-Touch-LCD-4.3-Demo/Arduino/libraries/ESP32_Display_Panel/src/drivers/backlight/esp_panel_backlight.hpp</text:span><text:span text:style-name="T2"/></text:p>
      <text:p text:style-name="P1" loext:marker-style-name="T1"><text:span text:style-name="T2">./ESP32-S3-Touch-LCD-4.3-Demo/Arduino/libraries/ESP32_Display_Panel/src/drivers/backlight/esp_panel_backlight_conf_internal.h</text:span><text:span text:style-name="T2"/></text:p>
      <text:p text:style-name="P1" loext:marker-style-name="T1"><text:span text:style-name="T2">./ESP32-S3-Touch-LCD-4.3-Demo/Arduino/libraries/ESP32_Display_Panel/src/drivers/backlight/esp_panel_backlight_custom.cpp</text:span><text:span text:style-name="T2"/></text:p>
      <text:p text:style-name="P1" loext:marker-style-name="T1"><text:span text:style-name="T2">./ESP32-S3-Touch-LCD-4.3-Demo/Arduino/libraries/ESP32_Display_Panel/src/drivers/backlight/esp_panel_backlight_custom.hpp</text:span><text:span text:style-name="T2"/></text:p>
      <text:p text:style-name="P1" loext:marker-style-name="T1"><text:span text:style-name="T2">./ESP32-S3-Touch-LCD-4.3-Demo/Arduino/libraries/ESP32_Display_Panel/src/drivers/backlight/esp_panel_backlight_factory.cpp</text:span><text:span text:style-name="T2"/></text:p>
      <text:p text:style-name="P1" loext:marker-style-name="T1"><text:span text:style-name="T2">./ESP32-S3-Touch-LCD-4.3-Demo/Arduino/libraries/ESP32_Display_Panel/src/drivers/backlight/esp_panel_backlight_factory.hpp</text:span><text:span text:style-name="T2"/></text:p>
      <text:p text:style-name="P1" loext:marker-style-name="T1"><text:span text:style-name="T2">./ESP32-S3-Touch-LCD-4.3-Demo/Arduino/libraries/ESP32_Display_Panel/src/drivers/backlight/esp_panel_backlight_pwm_ledc.cpp</text:span><text:span text:style-name="T2"/></text:p>
      <text:p text:style-name="P1" loext:marker-style-name="T1"><text:span text:style-name="T2">./ESP32-S3-Touch-LCD-4.3-Demo/Arduino/libraries/ESP32_Display_Panel/src/drivers/backlight/esp_panel_backlight_pwm_ledc.hpp</text:span><text:span text:style-name="T2"/></text:p>
      <text:p text:style-name="P1" loext:marker-style-name="T1"><text:span text:style-name="T2">./ESP32-S3-Touch-LCD-4.3-Demo/Arduino/libraries/ESP32_Display_Panel/src/drivers/backlight/esp_panel_backlight_switch_expander.cpp</text:span><text:span text:style-name="T2"/></text:p>
      <text:p text:style-name="P1" loext:marker-style-name="T1"><text:span text:style-name="T2">./ESP32-S3-Touch-LCD-4.3-Demo/Arduino/libraries/ESP32_Display_Panel/src/drivers/backlight/esp_panel_backlight_switch_expander.hpp</text:span><text:span text:style-name="T2"/></text:p>
      <text:p text:style-name="P1" loext:marker-style-name="T1"><text:span text:style-name="T2">./ESP32-S3-Touch-LCD-4.3-Demo/Arduino/libraries/ESP32_Display_Panel/src/drivers/backlight/esp_panel_backlight_switch_gpio.cpp</text:span><text:span text:style-name="T2"/></text:p>
      <text:p text:style-name="P1" loext:marker-style-name="T1"><text:span text:style-name="T2">./ESP32-S3-Touch-LCD-4.3-Demo/Arduino/libraries/ESP32_Display_Panel/src/drivers/backlight/esp_panel_backlight_switch_gpio.hpp</text:span><text:span text:style-name="T2"/></text:p>
      <text:p text:style-name="P1" loext:marker-style-name="T1"><text:span text:style-name="T2">./ESP32-S3-Touch-LCD-4.3-Demo/Arduino/libraries/ESP32_Display_Panel/src/drivers/backlight/Kconfig.backlight</text:span><text:span text:style-name="T2"/></text:p>
      <text:p text:style-name="P1" loext:marker-style-name="T1"><text:span text:style-name="T2">./ESP32-S3-Touch-LCD-4.3-Demo/Arduino/libraries/ESP32_Display_Panel/src/drivers/bus</text:span><text:span text:style-name="T2"/></text:p>
      <text:p text:style-name="P1" loext:marker-style-name="T1"><text:soft-page-break/><text:span text:style-name="T2">./ESP32-S3-Touch-LCD-4.3-Demo/Arduino/libraries/ESP32_Display_Panel/src/drivers/bus/esp_panel_bus.cpp</text:span><text:span text:style-name="T2"/></text:p>
      <text:p text:style-name="P1" loext:marker-style-name="T1"><text:span text:style-name="T2">./ESP32-S3-Touch-LCD-4.3-Demo/Arduino/libraries/ESP32_Display_Panel/src/drivers/bus/esp_panel_bus.hpp</text:span><text:span text:style-name="T2"/></text:p>
      <text:p text:style-name="P1" loext:marker-style-name="T1"><text:span text:style-name="T2">./ESP32-S3-Touch-LCD-4.3-Demo/Arduino/libraries/ESP32_Display_Panel/src/drivers/bus/esp_panel_bus_conf_internal.h</text:span><text:span text:style-name="T2"/></text:p>
      <text:p text:style-name="P1" loext:marker-style-name="T1"><text:span text:style-name="T2">./ESP32-S3-Touch-LCD-4.3-Demo/Arduino/libraries/ESP32_Display_Panel/src/drivers/bus/esp_panel_bus_dsi.cpp</text:span><text:span text:style-name="T2"/></text:p>
      <text:p text:style-name="P1" loext:marker-style-name="T1"><text:span text:style-name="T2">./ESP32-S3-Touch-LCD-4.3-Demo/Arduino/libraries/ESP32_Display_Panel/src/drivers/bus/esp_panel_bus_dsi.hpp</text:span><text:span text:style-name="T2"/></text:p>
      <text:p text:style-name="P1" loext:marker-style-name="T1"><text:span text:style-name="T2">./ESP32-S3-Touch-LCD-4.3-Demo/Arduino/libraries/ESP32_Display_Panel/src/drivers/bus/esp_panel_bus_factory.cpp</text:span><text:span text:style-name="T2"/></text:p>
      <text:p text:style-name="P1" loext:marker-style-name="T1"><text:span text:style-name="T2">./ESP32-S3-Touch-LCD-4.3-Demo/Arduino/libraries/ESP32_Display_Panel/src/drivers/bus/esp_panel_bus_factory.hpp</text:span><text:span text:style-name="T2"/></text:p>
      <text:p text:style-name="P1" loext:marker-style-name="T1"><text:span text:style-name="T2">./ESP32-S3-Touch-LCD-4.3-Demo/Arduino/libraries/ESP32_Display_Panel/src/drivers/bus/esp_panel_bus_i2c.cpp</text:span><text:span text:style-name="T2"/></text:p>
      <text:p text:style-name="P1" loext:marker-style-name="T1"><text:span text:style-name="T2">./ESP32-S3-Touch-LCD-4.3-Demo/Arduino/libraries/ESP32_Display_Panel/src/drivers/bus/esp_panel_bus_i2c.hpp</text:span><text:span text:style-name="T2"/></text:p>
      <text:p text:style-name="P1" loext:marker-style-name="T1"><text:span text:style-name="T2">./ESP32-S3-Touch-LCD-4.3-Demo/Arduino/libraries/ESP32_Display_Panel/src/drivers/bus/esp_panel_bus_qspi.cpp</text:span><text:span text:style-name="T2"/></text:p>
      <text:p text:style-name="P1" loext:marker-style-name="T1"><text:span text:style-name="T2">./ESP32-S3-Touch-LCD-4.3-Demo/Arduino/libraries/ESP32_Display_Panel/src/drivers/bus/esp_panel_bus_qspi.hpp</text:span><text:span text:style-name="T2"/></text:p>
      <text:p text:style-name="P1" loext:marker-style-name="T1"><text:span text:style-name="T2">./ESP32-S3-Touch-LCD-4.3-Demo/Arduino/libraries/ESP32_Display_Panel/src/drivers/bus/esp_panel_bus_rgb.cpp</text:span><text:span text:style-name="T2"/></text:p>
      <text:p text:style-name="P1" loext:marker-style-name="T1"><text:span text:style-name="T2">./ESP32-S3-Touch-LCD-4.3-Demo/Arduino/libraries/ESP32_Display_Panel/src/drivers/bus/esp_panel_bus_rgb.hpp</text:span><text:span text:style-name="T2"/></text:p>
      <text:p text:style-name="P1" loext:marker-style-name="T1"><text:span text:style-name="T2">./ESP32-S3-Touch-LCD-4.3-Demo/Arduino/libraries/ESP32_Display_Panel/src/drivers/bus/esp_panel_bus_spi.cpp</text:span><text:span text:style-name="T2"/></text:p>
      <text:p text:style-name="P1" loext:marker-style-name="T1"><text:span text:style-name="T2">./ESP32-S3-Touch-LCD-4.3-Demo/Arduino/libraries/ESP32_Display_Panel/src/drivers/bus/esp_panel_bus_spi.hpp</text:span><text:span text:style-name="T2"/></text:p>
      <text:p text:style-name="P1" loext:marker-style-name="T1"><text:span text:style-name="T2">./ESP32-S3-Touch-LCD-4.3-Demo/Arduino/libraries/ESP32_Display_Panel/src/drivers/bus/Kconfig.bus</text:span><text:span text:style-name="T2"/></text:p>
      <text:p text:style-name="P1" loext:marker-style-name="T1"><text:span text:style-name="T2">./ESP32-S3-Touch-LCD-4.3-Demo/Arduino/libraries/ESP32_Display_Panel/src/drivers/bus/port</text:span><text:span text:style-name="T2"/></text:p>
      <text:p text:style-name="P1" loext:marker-style-name="T1"><text:span text:style-name="T2">./ESP32-S3-Touch-LCD-4.3-Demo/Arduino/libraries/ESP32_Display_Panel/src/drivers/bus/port/esp_lcd_panel_io_3wire_spi.c</text:span><text:span text:style-name="T2"/></text:p>
      <text:p text:style-name="P1" loext:marker-style-name="T1"><text:span text:style-name="T2">./ESP32-S3-Touch-LCD-4.3-Demo/Arduino/libraries/ESP32_Display_Panel/src/drivers/bus/port/esp_lcd_panel_io_additions.h</text:span><text:span text:style-name="T2"/></text:p>
      <text:p text:style-name="P1" loext:marker-style-name="T1"><text:span text:style-name="T2">./ESP32-S3-Touch-LCD-4.3-Demo/Arduino/libraries/ESP32_Display_Panel/src/drivers/esp_panel_drivers_conf_internal.h</text:span><text:span text:style-name="T2"/></text:p>
      <text:p text:style-name="P1" loext:marker-style-name="T1"><text:span text:style-name="T2">./ESP32-S3-Touch-LCD-4.3-Demo/Arduino/libraries/ESP32_Display_Panel/src/drivers/host</text:span><text:span text:style-name="T2"/></text:p>
      <text:p text:style-name="P1" loext:marker-style-name="T1"><text:span text:style-name="T2">./ESP32-S3-Touch-LCD-4.3-Demo/Arduino/libraries/ESP32_Display_Panel/src/drivers/host/esp_panel_host.hpp</text:span><text:span text:style-name="T2"/></text:p>
      <text:p text:style-name="P1" loext:marker-style-name="T1"><text:span text:style-name="T2">./ESP32-S3-Touch-LCD-4.3-Demo/Arduino/libraries/ESP32_Display_Panel/src/drivers/host/esp_panel_host_dsi.cpp</text:span><text:span text:style-name="T2"/></text:p>
      <text:p text:style-name="P1" loext:marker-style-name="T1"><text:span text:style-name="T2">./ESP32-S3-Touch-LCD-4.3-Demo/Arduino/libraries/ESP32_Display_Panel/src/drivers/host/esp_panel_host_dsi.hpp</text:span><text:span text:style-name="T2"/></text:p>
      <text:p text:style-name="P1" loext:marker-style-name="T1"><text:span text:style-name="T2">./ESP32-S3-Touch-LCD-4.3-Demo/Arduino/libraries/ESP32_Display_Panel/src/drivers/host/esp_panel_host_i2c.cpp</text:span><text:span text:style-name="T2"/></text:p>
      <text:p text:style-name="P1" loext:marker-style-name="T1"><text:span text:style-name="T2">./ESP32-S3-Touch-LCD-4.3-Demo/Arduino/libraries/ESP32_Display_Panel/src/drivers/host/esp_panel_host_i2c.hpp</text:span><text:span text:style-name="T2"/></text:p>
      <text:p text:style-name="P1" loext:marker-style-name="T1"><text:span text:style-name="T2">./ESP32-S3-Touch-LCD-4.3-Demo/Arduino/libraries/ESP32_Display_Panel/src/drivers/host/esp_panel_host_spi.cpp</text:span><text:span text:style-name="T2"/></text:p>
      <text:p text:style-name="P1" loext:marker-style-name="T1"><text:span text:style-name="T2">./ESP32-S3-Touch-LCD-4.3-Demo/Arduino/libraries/ESP32_Display_Panel/src/drivers/host/esp_panel_host_spi.hpp</text:span><text:span text:style-name="T2"/></text:p>
      <text:p text:style-name="P1" loext:marker-style-name="T1"><text:span text:style-name="T2">./ESP32-S3-Touch-LCD-4.3-Demo/Arduino/libraries/ESP32_Display_Panel/src/drivers/io_expander</text:span><text:span text:style-name="T2"/></text:p>
      <text:p text:style-name="P1" loext:marker-style-name="T1"><text:span text:style-name="T2">./ESP32-S3-Touch-LCD-4.3-Demo/Arduino/libraries/ESP32_Display_Panel/src/drivers/io_expander/esp_panel_io_expander.hpp</text:span><text:span text:style-name="T2"/></text:p>
      <text:p text:style-name="P1" loext:marker-style-name="T1"><text:span text:style-name="T2">./ESP32-S3-Touch-LCD-4.3-Demo/Arduino/libraries/ESP32_Display_Panel/src/drivers/io_expander/esp_panel_io_expander_adapter.hpp</text:span><text:span text:style-name="T2"/></text:p>
      <text:p text:style-name="P1" loext:marker-style-name="T1"><text:span text:style-name="T2">./ESP32-S3-Touch-LCD-4.3-Demo/Arduino/libraries/ESP32_Display_Panel/src/drivers/io_expander/esp_panel_io_expander_conf_internal.h</text:span><text:span text:style-name="T2"/></text:p>
      <text:p text:style-name="P1" loext:marker-style-name="T1"><text:span text:style-name="T2">./ESP32-S3-Touch-LCD-4.3-Demo/Arduino/libraries/ESP32_Display_Panel/src/drivers/io_expander/esp_panel_io_expander_factory.cpp</text:span><text:span text:style-name="T2"/></text:p>
      <text:p text:style-name="P1" loext:marker-style-name="T1"><text:span text:style-name="T2">./ESP32-S3-Touch-LCD-4.3-Demo/Arduino/libraries/ESP32_Display_Panel/src/drivers/io_expander/esp_panel_io_expander_factory.hpp</text:span><text:span text:style-name="T2"/></text:p>
      <text:p text:style-name="P1" loext:marker-style-name="T1"><text:span text:style-name="T2">./ESP32-S3-Touch-LCD-4.3-Demo/Arduino/libraries/ESP32_Display_Panel/src/drivers/io_expander/Kconfig.expander</text:span><text:span text:style-name="T2"/></text:p>
      <text:p text:style-name="P1" loext:marker-style-name="T1"><text:span text:style-name="T2">./ESP32-S3-Touch-LCD-4.3-Demo/Arduino/libraries/ESP32_Display_Panel/src/drivers/Kconfig.drivers</text:span><text:span text:style-name="T2"/></text:p>
      <text:p text:style-name="P1" loext:marker-style-name="T1"><text:span text:style-name="T2">./ESP32-S3-Touch-LCD-4.3-Demo/Arduino/libraries/ESP32_Display_Panel/src/drivers/lcd</text:span><text:span text:style-name="T2"/></text:p>
      <text:p text:style-name="P1" loext:marker-style-name="T1"><text:span text:style-name="T2">./ESP32-S3-Touch-LCD-4.3-Demo/Arduino/libraries/ESP32_Display_Panel/src/drivers/lcd/esp_panel_lcd.cpp</text:span><text:span text:style-name="T2"/></text:p>
      <text:p text:style-name="P1" loext:marker-style-name="T1"><text:span text:style-name="T2">./ESP32-S3-Touch-LCD-4.3-Demo/Arduino/libraries/ESP32_Display_Panel/src/drivers/lcd/esp_panel_lcd.hpp</text:span><text:span text:style-name="T2"/></text:p>
      <text:p text:style-name="P1" loext:marker-style-name="T1"><text:span text:style-name="T2">./ESP32-S3-Touch-LCD-4.3-Demo/Arduino/libraries/ESP32_Display_Panel/src/drivers/lcd/esp_panel_lcd_axs15231b.cpp</text:span><text:span text:style-name="T2"/></text:p>
      <text:p text:style-name="P1" loext:marker-style-name="T1"><text:span text:style-name="T2">./ESP32-S3-Touch-LCD-4.3-Demo/Arduino/libraries/ESP32_Display_Panel/src/drivers/lcd/esp_panel_lcd_axs15231b.hpp</text:span><text:span text:style-name="T2"/></text:p>
      <text:p text:style-name="P1" loext:marker-style-name="T1"><text:span text:style-name="T2">./ESP32-S3-Touch-LCD-4.3-Demo/Arduino/libraries/ESP32_Display_Panel/src/drivers/lcd/esp_panel_lcd_conf_internal.h</text:span><text:span text:style-name="T2"/></text:p>
      <text:p text:style-name="P1" loext:marker-style-name="T1"><text:span text:style-name="T2">./ESP32-S3-Touch-LCD-4.3-Demo/Arduino/libraries/ESP32_Display_Panel/src/drivers/lcd/esp_panel_lcd_ek79007.cpp</text:span><text:span text:style-name="T2"/></text:p>
      <text:p text:style-name="P1" loext:marker-style-name="T1"><text:span text:style-name="T2">./ESP32-S3-Touch-LCD-4.3-Demo/Arduino/libraries/ESP32_Display_Panel/src/drivers/lcd/esp_panel_lcd_ek79007.hpp</text:span><text:span text:style-name="T2"/></text:p>
      <text:p text:style-name="P1" loext:marker-style-name="T1"><text:span text:style-name="T2">./ESP32-S3-Touch-LCD-4.3-Demo/Arduino/libraries/ESP32_Display_Panel/src/drivers/lcd/esp_panel_lcd_ek9716b.cpp</text:span><text:span text:style-name="T2"/></text:p>
      <text:p text:style-name="P1" loext:marker-style-name="T1"><text:span text:style-name="T2">./ESP32-S3-Touch-LCD-4.3-Demo/Arduino/libraries/ESP32_Display_Panel/src/drivers/lcd/esp_panel_lcd_ek9716b.hpp</text:span><text:span text:style-name="T2"/></text:p>
      <text:p text:style-name="P1" loext:marker-style-name="T1"><text:span text:style-name="T2">./ESP32-S3-Touch-LCD-4.3-Demo/Arduino/libraries/ESP32_Display_Panel/src/drivers/lcd/esp_panel_lcd_factory.cpp</text:span><text:span text:style-name="T2"/></text:p>
      <text:p text:style-name="P1" loext:marker-style-name="T1"><text:span text:style-name="T2">./ESP32-S3-Touch-LCD-4.3-Demo/Arduino/libraries/ESP32_Display_Panel/src/drivers/lcd/esp_panel_lcd_factory.hpp</text:span><text:span text:style-name="T2"/></text:p>
      <text:p text:style-name="P1" loext:marker-style-name="T1"><text:span text:style-name="T2">./ESP32-S3-Touch-LCD-4.3-Demo/Arduino/libraries/ESP32_Display_Panel/src/drivers/lcd/esp_panel_lcd_gc9503.cpp</text:span><text:span text:style-name="T2"/></text:p>
      <text:p text:style-name="P1" loext:marker-style-name="T1"><text:span text:style-name="T2">./ESP32-S3-Touch-LCD-4.3-Demo/Arduino/libraries/ESP32_Display_Panel/src/drivers/lcd/esp_panel_lcd_gc9503.hpp</text:span><text:span text:style-name="T2"/></text:p>
      <text:p text:style-name="P1" loext:marker-style-name="T1"><text:span text:style-name="T2">./ESP32-S3-Touch-LCD-4.3-Demo/Arduino/libraries/ESP32_Display_Panel/src/drivers/lcd/esp_panel_lcd_gc9a01.cpp</text:span><text:span text:style-name="T2"/></text:p>
      <text:p text:style-name="P1" loext:marker-style-name="T1"><text:span text:style-name="T2">./ESP32-S3-Touch-LCD-4.3-Demo/Arduino/libraries/ESP32_Display_Panel/src/drivers/lcd/esp_panel_lcd_gc9a01.hpp</text:span><text:span text:style-name="T2"/></text:p>
      <text:p text:style-name="P1" loext:marker-style-name="T1"><text:span text:style-name="T2">./ESP32-S3-Touch-LCD-4.3-Demo/Arduino/libraries/ESP32_Display_Panel/src/drivers/lcd/esp_panel_lcd_gc9b71.cpp</text:span><text:span text:style-name="T2"/></text:p>
      <text:p text:style-name="P1" loext:marker-style-name="T1"><text:span text:style-name="T2">./ESP32-S3-Touch-LCD-4.3-Demo/Arduino/libraries/ESP32_Display_Panel/src/drivers/lcd/esp_panel_lcd_gc9b71.hpp</text:span><text:span text:style-name="T2"/></text:p>
      <text:p text:style-name="P1" loext:marker-style-name="T1"><text:span text:style-name="T2">./ESP32-S3-Touch-LCD-4.3-Demo/Arduino/libraries/ESP32_Display_Panel/src/drivers/lcd/esp_panel_lcd_hx8399.cpp</text:span><text:span text:style-name="T2"/></text:p>
      <text:p text:style-name="P1" loext:marker-style-name="T1"><text:span text:style-name="T2">./ESP32-S3-Touch-LCD-4.3-Demo/Arduino/libraries/ESP32_Display_Panel/src/drivers/lcd/esp_panel_lcd_hx8399.hpp</text:span><text:span text:style-name="T2"/></text:p>
      <text:p text:style-name="P1" loext:marker-style-name="T1"><text:span text:style-name="T2">./ESP32-S3-Touch-LCD-4.3-Demo/Arduino/libraries/ESP32_Display_Panel/src/drivers/lcd/esp_panel_lcd_ili9341.cpp</text:span><text:span text:style-name="T2"/></text:p>
      <text:p text:style-name="P1" loext:marker-style-name="T1"><text:span text:style-name="T2">./ESP32-S3-Touch-LCD-4.3-Demo/Arduino/libraries/ESP32_Display_Panel/src/drivers/lcd/esp_panel_lcd_ili9341.hpp</text:span><text:span text:style-name="T2"/></text:p>
      <text:p text:style-name="P1" loext:marker-style-name="T1"><text:span text:style-name="T2">./ESP32-S3-Touch-LCD-4.3-Demo/Arduino/libraries/ESP32_Display_Panel/src/drivers/lcd/esp_panel_lcd_ili9881c.cpp</text:span><text:span text:style-name="T2"/></text:p>
      <text:p text:style-name="P1" loext:marker-style-name="T1"><text:span text:style-name="T2">./ESP32-S3-Touch-LCD-4.3-Demo/Arduino/libraries/ESP32_Display_Panel/src/drivers/lcd/esp_panel_lcd_ili9881c.hpp</text:span><text:span text:style-name="T2"/></text:p>
      <text:p text:style-name="P1" loext:marker-style-name="T1"><text:span text:style-name="T2">./ESP32-S3-Touch-LCD-4.3-Demo/Arduino/libraries/ESP32_Display_Panel/src/drivers/lcd/esp_panel_lcd_jd9165.cpp</text:span><text:span text:style-name="T2"/></text:p>
      <text:p text:style-name="P1" loext:marker-style-name="T1"><text:span text:style-name="T2">./ESP32-S3-Touch-LCD-4.3-Demo/Arduino/libraries/ESP32_Display_Panel/src/drivers/lcd/esp_panel_lcd_jd9165.hpp</text:span><text:span text:style-name="T2"/></text:p>
      <text:p text:style-name="P1" loext:marker-style-name="T1"><text:span text:style-name="T2">./ESP32-S3-Touch-LCD-4.3-Demo/Arduino/libraries/ESP32_Display_Panel/src/drivers/lcd/esp_panel_lcd_jd9365.cpp</text:span><text:span text:style-name="T2"/></text:p>
      <text:p text:style-name="P1" loext:marker-style-name="T1"><text:span text:style-name="T2">./ESP32-S3-Touch-LCD-4.3-Demo/Arduino/libraries/ESP32_Display_Panel/src/drivers/lcd/esp_panel_lcd_jd9365.hpp</text:span><text:span text:style-name="T2"/></text:p>
      <text:p text:style-name="P1" loext:marker-style-name="T1"><text:span text:style-name="T2">./ESP32-S3-Touch-LCD-4.3-Demo/Arduino/libraries/ESP32_Display_Panel/src/drivers/lcd/esp_panel_lcd_nv3022b.cpp</text:span><text:span text:style-name="T2"/></text:p>
      <text:p text:style-name="P1" loext:marker-style-name="T1"><text:span text:style-name="T2">./ESP32-S3-Touch-LCD-4.3-Demo/Arduino/libraries/ESP32_Display_Panel/src/drivers/lcd/esp_panel_lcd_nv3022b.hpp</text:span><text:span text:style-name="T2"/></text:p>
      <text:p text:style-name="P1" loext:marker-style-name="T1"><text:span text:style-name="T2">./ESP32-S3-Touch-LCD-4.3-Demo/Arduino/libraries/ESP32_Display_Panel/src/drivers/lcd/esp_panel_lcd_sh8601.cpp</text:span><text:span text:style-name="T2"/></text:p>
      <text:p text:style-name="P1" loext:marker-style-name="T1"><text:span text:style-name="T2">./ESP32-S3-Touch-LCD-4.3-Demo/Arduino/libraries/ESP32_Display_Panel/src/drivers/lcd/esp_panel_lcd_sh8601.hpp</text:span><text:span text:style-name="T2"/></text:p>
      <text:p text:style-name="P1" loext:marker-style-name="T1"><text:span text:style-name="T2">./ESP32-S3-Touch-LCD-4.3-Demo/Arduino/libraries/ESP32_Display_Panel/src/drivers/lcd/esp_panel_lcd_spd2010.cpp</text:span><text:span text:style-name="T2"/></text:p>
      <text:p text:style-name="P1" loext:marker-style-name="T1"><text:span text:style-name="T2">./ESP32-S3-Touch-LCD-4.3-Demo/Arduino/libraries/ESP32_Display_Panel/src/drivers/lcd/esp_panel_lcd_spd2010.hpp</text:span><text:span text:style-name="T2"/></text:p>
      <text:p text:style-name="P1" loext:marker-style-name="T1"><text:span text:style-name="T2">./ESP32-S3-Touch-LCD-4.3-Demo/Arduino/libraries/ESP32_Display_Panel/src/drivers/lcd/esp_panel_lcd_st7262.cpp</text:span><text:span text:style-name="T2"/></text:p>
      <text:p text:style-name="P1" loext:marker-style-name="T1"><text:span text:style-name="T2">./ESP32-S3-Touch-LCD-4.3-Demo/Arduino/libraries/ESP32_Display_Panel/src/drivers/lcd/esp_panel_lcd_st7262.hpp</text:span><text:span text:style-name="T2"/></text:p>
      <text:p text:style-name="P1" loext:marker-style-name="T1"><text:span text:style-name="T2">./ESP32-S3-Touch-LCD-4.3-Demo/Arduino/libraries/ESP32_Display_Panel/src/drivers/lcd/esp_panel_lcd_st7701.cpp</text:span><text:span text:style-name="T2"/></text:p>
      <text:p text:style-name="P1" loext:marker-style-name="T1"><text:span text:style-name="T2">./ESP32-S3-Touch-LCD-4.3-Demo/Arduino/libraries/ESP32_Display_Panel/src/drivers/lcd/esp_panel_lcd_st7701.hpp</text:span><text:span text:style-name="T2"/></text:p>
      <text:p text:style-name="P1" loext:marker-style-name="T1"><text:span text:style-name="T2">./ESP32-S3-Touch-LCD-4.3-Demo/Arduino/libraries/ESP32_Display_Panel/src/drivers/lcd/esp_panel_lcd_st7703.cpp</text:span><text:span text:style-name="T2"/></text:p>
      <text:p text:style-name="P1" loext:marker-style-name="T1"><text:span text:style-name="T2">./ESP32-S3-Touch-LCD-4.3-Demo/Arduino/libraries/ESP32_Display_Panel/src/drivers/lcd/esp_panel_lcd_st7703.hpp</text:span><text:span text:style-name="T2"/></text:p>
      <text:p text:style-name="P1" loext:marker-style-name="T1"><text:span text:style-name="T2">./ESP32-S3-Touch-LCD-4.3-Demo/Arduino/libraries/ESP32_Display_Panel/src/drivers/lcd/esp_panel_lcd_st7789.cpp</text:span><text:span text:style-name="T2"/></text:p>
      <text:p text:style-name="P1" loext:marker-style-name="T1"><text:span text:style-name="T2">./ESP32-S3-Touch-LCD-4.3-Demo/Arduino/libraries/ESP32_Display_Panel/src/drivers/lcd/esp_panel_lcd_st7789.hpp</text:span><text:span text:style-name="T2"/></text:p>
      <text:p text:style-name="P1" loext:marker-style-name="T1"><text:span text:style-name="T2">./ESP32-S3-Touch-LCD-4.3-Demo/Arduino/libraries/ESP32_Display_Panel/src/drivers/lcd/esp_panel_lcd_st77903.cpp</text:span><text:span text:style-name="T2"/></text:p>
      <text:p text:style-name="P1" loext:marker-style-name="T1"><text:span text:style-name="T2">./ESP32-S3-Touch-LCD-4.3-Demo/Arduino/libraries/ESP32_Display_Panel/src/drivers/lcd/esp_panel_lcd_st77903.hpp</text:span><text:span text:style-name="T2"/></text:p>
      <text:p text:style-name="P1" loext:marker-style-name="T1"><text:span text:style-name="T2">./ESP32-S3-Touch-LCD-4.3-Demo/Arduino/libraries/ESP32_Display_Panel/src/drivers/lcd/esp_panel_lcd_st77916.cpp</text:span><text:span text:style-name="T2"/></text:p>
      <text:p text:style-name="P1" loext:marker-style-name="T1"><text:span text:style-name="T2">./ESP32-S3-Touch-LCD-4.3-Demo/Arduino/libraries/ESP32_Display_Panel/src/drivers/lcd/esp_panel_lcd_st77916.hpp</text:span><text:span text:style-name="T2"/></text:p>
      <text:p text:style-name="P1" loext:marker-style-name="T1"><text:span text:style-name="T2">./ESP32-S3-Touch-LCD-4.3-Demo/Arduino/libraries/ESP32_Display_Panel/src/drivers/lcd/esp_panel_lcd_st77922.cpp</text:span><text:span text:style-name="T2"/></text:p>
      <text:p text:style-name="P1" loext:marker-style-name="T1"><text:span text:style-name="T2">./ESP32-S3-Touch-LCD-4.3-Demo/Arduino/libraries/ESP32_Display_Panel/src/drivers/lcd/esp_panel_lcd_st77922.hpp</text:span><text:span text:style-name="T2"/></text:p>
      <text:p text:style-name="P1" loext:marker-style-name="T1"><text:span text:style-name="T2">./ESP32-S3-Touch-LCD-4.3-Demo/Arduino/libraries/ESP32_Display_Panel/src/drivers/lcd/esp_panel_lcd_st7796.cpp</text:span><text:span text:style-name="T2"/></text:p>
      <text:p text:style-name="P1" loext:marker-style-name="T1"><text:span text:style-name="T2">./ESP32-S3-Touch-LCD-4.3-Demo/Arduino/libraries/ESP32_Display_Panel/src/drivers/lcd/esp_panel_lcd_st7796.hpp</text:span><text:span text:style-name="T2"/></text:p>
      <text:p text:style-name="P1" loext:marker-style-name="T1"><text:span text:style-name="T2">./ESP32-S3-Touch-LCD-4.3-Demo/Arduino/libraries/ESP32_Display_Panel/src/drivers/lcd/Kconfig.lcd</text:span><text:span text:style-name="T2"/></text:p>
      <text:p text:style-name="P1" loext:marker-style-name="T1"><text:span text:style-name="T2">./ESP32-S3-Touch-LCD-4.3-Demo/Arduino/libraries/ESP32_Display_Panel/src/drivers/lcd/port</text:span><text:span text:style-name="T2"/></text:p>
      <text:p text:style-name="P1" loext:marker-style-name="T1"><text:span text:style-name="T2">./ESP32-S3-Touch-LCD-4.3-Demo/Arduino/libraries/ESP32_Display_Panel/src/drivers/lcd/port/esp_lcd_axs15231b.c</text:span><text:span text:style-name="T2"/></text:p>
      <text:p text:style-name="P1" loext:marker-style-name="T1"><text:span text:style-name="T2">./ESP32-S3-Touch-LCD-4.3-Demo/Arduino/libraries/ESP32_Display_Panel/src/drivers/lcd/port/esp_lcd_axs15231b.h</text:span><text:span text:style-name="T2"/></text:p>
      <text:p text:style-name="P1" loext:marker-style-name="T1"><text:span text:style-name="T2">./ESP32-S3-Touch-LCD-4.3-Demo/Arduino/libraries/ESP32_Display_Panel/src/drivers/lcd/port/esp_lcd_ek79007.c</text:span><text:span text:style-name="T2"/></text:p>
      <text:p text:style-name="P1" loext:marker-style-name="T1"><text:soft-page-break/><text:span text:style-name="T2">./ESP32-S3-Touch-LCD-4.3-Demo/Arduino/libraries/ESP32_Display_Panel/src/drivers/lcd/port/esp_lcd_ek79007.h</text:span><text:span text:style-name="T2"/></text:p>
      <text:p text:style-name="P1" loext:marker-style-name="T1"><text:span text:style-name="T2">./ESP32-S3-Touch-LCD-4.3-Demo/Arduino/libraries/ESP32_Display_Panel/src/drivers/lcd/port/esp_lcd_gc9503.c</text:span><text:span text:style-name="T2"/></text:p>
      <text:p text:style-name="P1" loext:marker-style-name="T1"><text:span text:style-name="T2">./ESP32-S3-Touch-LCD-4.3-Demo/Arduino/libraries/ESP32_Display_Panel/src/drivers/lcd/port/esp_lcd_gc9503.h</text:span><text:span text:style-name="T2"/></text:p>
      <text:p text:style-name="P1" loext:marker-style-name="T1"><text:span text:style-name="T2">./ESP32-S3-Touch-LCD-4.3-Demo/Arduino/libraries/ESP32_Display_Panel/src/drivers/lcd/port/esp_lcd_gc9a01.c</text:span><text:span text:style-name="T2"/></text:p>
      <text:p text:style-name="P1" loext:marker-style-name="T1"><text:span text:style-name="T2">./ESP32-S3-Touch-LCD-4.3-Demo/Arduino/libraries/ESP32_Display_Panel/src/drivers/lcd/port/esp_lcd_gc9a01.h</text:span><text:span text:style-name="T2"/></text:p>
      <text:p text:style-name="P1" loext:marker-style-name="T1"><text:span text:style-name="T2">./ESP32-S3-Touch-LCD-4.3-Demo/Arduino/libraries/ESP32_Display_Panel/src/drivers/lcd/port/esp_lcd_gc9b71.c</text:span><text:span text:style-name="T2"/></text:p>
      <text:p text:style-name="P1" loext:marker-style-name="T1"><text:span text:style-name="T2">./ESP32-S3-Touch-LCD-4.3-Demo/Arduino/libraries/ESP32_Display_Panel/src/drivers/lcd/port/esp_lcd_gc9b71.h</text:span><text:span text:style-name="T2"/></text:p>
      <text:p text:style-name="P1" loext:marker-style-name="T1"><text:span text:style-name="T2">./ESP32-S3-Touch-LCD-4.3-Demo/Arduino/libraries/ESP32_Display_Panel/src/drivers/lcd/port/esp_lcd_hx8399.c</text:span><text:span text:style-name="T2"/></text:p>
      <text:p text:style-name="P1" loext:marker-style-name="T1"><text:span text:style-name="T2">./ESP32-S3-Touch-LCD-4.3-Demo/Arduino/libraries/ESP32_Display_Panel/src/drivers/lcd/port/esp_lcd_hx8399.h</text:span><text:span text:style-name="T2"/></text:p>
      <text:p text:style-name="P1" loext:marker-style-name="T1"><text:span text:style-name="T2">./ESP32-S3-Touch-LCD-4.3-Demo/Arduino/libraries/ESP32_Display_Panel/src/drivers/lcd/port/esp_lcd_ili9341.c</text:span><text:span text:style-name="T2"/></text:p>
      <text:p text:style-name="P1" loext:marker-style-name="T1"><text:span text:style-name="T2">./ESP32-S3-Touch-LCD-4.3-Demo/Arduino/libraries/ESP32_Display_Panel/src/drivers/lcd/port/esp_lcd_ili9341.h</text:span><text:span text:style-name="T2"/></text:p>
      <text:p text:style-name="P1" loext:marker-style-name="T1"><text:span text:style-name="T2">./ESP32-S3-Touch-LCD-4.3-Demo/Arduino/libraries/ESP32_Display_Panel/src/drivers/lcd/port/esp_lcd_ili9881c.c</text:span><text:span text:style-name="T2"/></text:p>
      <text:p text:style-name="P1" loext:marker-style-name="T1"><text:span text:style-name="T2">./ESP32-S3-Touch-LCD-4.3-Demo/Arduino/libraries/ESP32_Display_Panel/src/drivers/lcd/port/esp_lcd_ili9881c.h</text:span><text:span text:style-name="T2"/></text:p>
      <text:p text:style-name="P1" loext:marker-style-name="T1"><text:span text:style-name="T2">./ESP32-S3-Touch-LCD-4.3-Demo/Arduino/libraries/ESP32_Display_Panel/src/drivers/lcd/port/esp_lcd_jd9165.c</text:span><text:span text:style-name="T2"/></text:p>
      <text:p text:style-name="P1" loext:marker-style-name="T1"><text:span text:style-name="T2">./ESP32-S3-Touch-LCD-4.3-Demo/Arduino/libraries/ESP32_Display_Panel/src/drivers/lcd/port/esp_lcd_jd9165.h</text:span><text:span text:style-name="T2"/></text:p>
      <text:p text:style-name="P1" loext:marker-style-name="T1"><text:span text:style-name="T2">./ESP32-S3-Touch-LCD-4.3-Demo/Arduino/libraries/ESP32_Display_Panel/src/drivers/lcd/port/esp_lcd_jd9365.c</text:span><text:span text:style-name="T2"/></text:p>
      <text:p text:style-name="P1" loext:marker-style-name="T1"><text:span text:style-name="T2">./ESP32-S3-Touch-LCD-4.3-Demo/Arduino/libraries/ESP32_Display_Panel/src/drivers/lcd/port/esp_lcd_jd9365.h</text:span><text:span text:style-name="T2"/></text:p>
      <text:p text:style-name="P1" loext:marker-style-name="T1"><text:span text:style-name="T2">./ESP32-S3-Touch-LCD-4.3-Demo/Arduino/libraries/ESP32_Display_Panel/src/drivers/lcd/port/esp_lcd_nv3022b.c</text:span><text:span text:style-name="T2"/></text:p>
      <text:p text:style-name="P1" loext:marker-style-name="T1"><text:span text:style-name="T2">./ESP32-S3-Touch-LCD-4.3-Demo/Arduino/libraries/ESP32_Display_Panel/src/drivers/lcd/port/esp_lcd_nv3022b.h</text:span><text:span text:style-name="T2"/></text:p>
      <text:p text:style-name="P1" loext:marker-style-name="T1"><text:span text:style-name="T2">./ESP32-S3-Touch-LCD-4.3-Demo/Arduino/libraries/ESP32_Display_Panel/src/drivers/lcd/port/esp_lcd_sh8601.c</text:span><text:span text:style-name="T2"/></text:p>
      <text:p text:style-name="P1" loext:marker-style-name="T1"><text:span text:style-name="T2">./ESP32-S3-Touch-LCD-4.3-Demo/Arduino/libraries/ESP32_Display_Panel/src/drivers/lcd/port/esp_lcd_sh8601.h</text:span><text:span text:style-name="T2"/></text:p>
      <text:p text:style-name="P1" loext:marker-style-name="T1"><text:span text:style-name="T2">./ESP32-S3-Touch-LCD-4.3-Demo/Arduino/libraries/ESP32_Display_Panel/src/drivers/lcd/port/esp_lcd_spd2010.c</text:span><text:span text:style-name="T2"/></text:p>
      <text:p text:style-name="P1" loext:marker-style-name="T1"><text:span text:style-name="T2">./ESP32-S3-Touch-LCD-4.3-Demo/Arduino/libraries/ESP32_Display_Panel/src/drivers/lcd/port/esp_lcd_spd2010.h</text:span><text:span text:style-name="T2"/></text:p>
      <text:p text:style-name="P1" loext:marker-style-name="T1"><text:span text:style-name="T2">./ESP32-S3-Touch-LCD-4.3-Demo/Arduino/libraries/ESP32_Display_Panel/src/drivers/lcd/port/esp_lcd_st7701.c</text:span><text:span text:style-name="T2"/></text:p>
      <text:p text:style-name="P1" loext:marker-style-name="T1"><text:span text:style-name="T2">./ESP32-S3-Touch-LCD-4.3-Demo/Arduino/libraries/ESP32_Display_Panel/src/drivers/lcd/port/esp_lcd_st7701.h</text:span><text:span text:style-name="T2"/></text:p>
      <text:p text:style-name="P1" loext:marker-style-name="T1"><text:span text:style-name="T2">./ESP32-S3-Touch-LCD-4.3-Demo/Arduino/libraries/ESP32_Display_Panel/src/drivers/lcd/port/esp_lcd_st7701_interface.h</text:span><text:span text:style-name="T2"/></text:p>
      <text:p text:style-name="P1" loext:marker-style-name="T1"><text:span text:style-name="T2">./ESP32-S3-Touch-LCD-4.3-Demo/Arduino/libraries/ESP32_Display_Panel/src/drivers/lcd/port/esp_lcd_st7701_mipi.c</text:span><text:span text:style-name="T2"/></text:p>
      <text:p text:style-name="P1" loext:marker-style-name="T1"><text:span text:style-name="T2">./ESP32-S3-Touch-LCD-4.3-Demo/Arduino/libraries/ESP32_Display_Panel/src/drivers/lcd/port/esp_lcd_st7701_rgb.c</text:span><text:span text:style-name="T2"/></text:p>
      <text:p text:style-name="P1" loext:marker-style-name="T1"><text:span text:style-name="T2">./ESP32-S3-Touch-LCD-4.3-Demo/Arduino/libraries/ESP32_Display_Panel/src/drivers/lcd/port/esp_lcd_st7703.c</text:span><text:span text:style-name="T2"/></text:p>
      <text:p text:style-name="P1" loext:marker-style-name="T1"><text:span text:style-name="T2">./ESP32-S3-Touch-LCD-4.3-Demo/Arduino/libraries/ESP32_Display_Panel/src/drivers/lcd/port/esp_lcd_st7703.h</text:span><text:span text:style-name="T2"/></text:p>
      <text:p text:style-name="P1" loext:marker-style-name="T1"><text:span text:style-name="T2">./ESP32-S3-Touch-LCD-4.3-Demo/Arduino/libraries/ESP32_Display_Panel/src/drivers/lcd/port/esp_lcd_st7789.c</text:span><text:span text:style-name="T2"/></text:p>
      <text:p text:style-name="P1" loext:marker-style-name="T1"><text:span text:style-name="T2">./ESP32-S3-Touch-LCD-4.3-Demo/Arduino/libraries/ESP32_Display_Panel/src/drivers/lcd/port/esp_lcd_st7789.h</text:span><text:span text:style-name="T2"/></text:p>
      <text:p text:style-name="P1" loext:marker-style-name="T1"><text:span text:style-name="T2">./ESP32-S3-Touch-LCD-4.3-Demo/Arduino/libraries/ESP32_Display_Panel/src/drivers/lcd/port/esp_lcd_st77903_rgb.c</text:span><text:span text:style-name="T2"/></text:p>
      <text:p text:style-name="P1" loext:marker-style-name="T1"><text:span text:style-name="T2">./ESP32-S3-Touch-LCD-4.3-Demo/Arduino/libraries/ESP32_Display_Panel/src/drivers/lcd/port/esp_lcd_st77903_rgb.h</text:span><text:span text:style-name="T2"/></text:p>
      <text:p text:style-name="P1" loext:marker-style-name="T1"><text:span text:style-name="T2">./ESP32-S3-Touch-LCD-4.3-Demo/Arduino/libraries/ESP32_Display_Panel/src/drivers/lcd/port/esp_lcd_st77916.c</text:span><text:span text:style-name="T2"/></text:p>
      <text:p text:style-name="P1" loext:marker-style-name="T1"><text:span text:style-name="T2">./ESP32-S3-Touch-LCD-4.3-Demo/Arduino/libraries/ESP32_Display_Panel/src/drivers/lcd/port/esp_lcd_st77916.h</text:span><text:span text:style-name="T2"/></text:p>
      <text:p text:style-name="P1" loext:marker-style-name="T1"><text:span text:style-name="T2">./ESP32-S3-Touch-LCD-4.3-Demo/Arduino/libraries/ESP32_Display_Panel/src/drivers/lcd/port/esp_lcd_st77922.c</text:span><text:span text:style-name="T2"/></text:p>
      <text:p text:style-name="P1" loext:marker-style-name="T1"><text:span text:style-name="T2">./ESP32-S3-Touch-LCD-4.3-Demo/Arduino/libraries/ESP32_Display_Panel/src/drivers/lcd/port/esp_lcd_st77922.h</text:span><text:span text:style-name="T2"/></text:p>
      <text:p text:style-name="P1" loext:marker-style-name="T1"><text:span text:style-name="T2">./ESP32-S3-Touch-LCD-4.3-Demo/Arduino/libraries/ESP32_Display_Panel/src/drivers/lcd/port/esp_lcd_st77922_general.c</text:span><text:span text:style-name="T2"/></text:p>
      <text:p text:style-name="P1" loext:marker-style-name="T1"><text:span text:style-name="T2">./ESP32-S3-Touch-LCD-4.3-Demo/Arduino/libraries/ESP32_Display_Panel/src/drivers/lcd/port/esp_lcd_st77922_interface.h</text:span><text:span text:style-name="T2"/></text:p>
      <text:p text:style-name="P1" loext:marker-style-name="T1"><text:span text:style-name="T2">./ESP32-S3-Touch-LCD-4.3-Demo/Arduino/libraries/ESP32_Display_Panel/src/drivers/lcd/port/esp_lcd_st77922_mipi.c</text:span><text:span text:style-name="T2"/></text:p>
      <text:p text:style-name="P1" loext:marker-style-name="T1"><text:span text:style-name="T2">./ESP32-S3-Touch-LCD-4.3-Demo/Arduino/libraries/ESP32_Display_Panel/src/drivers/lcd/port/esp_lcd_st77922_rgb.c</text:span><text:span text:style-name="T2"/></text:p>
      <text:p text:style-name="P1" loext:marker-style-name="T1"><text:span text:style-name="T2">./ESP32-S3-Touch-LCD-4.3-Demo/Arduino/libraries/ESP32_Display_Panel/src/drivers/lcd/port/esp_lcd_st7796.c</text:span><text:span text:style-name="T2"/></text:p>
      <text:p text:style-name="P1" loext:marker-style-name="T1"><text:span text:style-name="T2">./ESP32-S3-Touch-LCD-4.3-Demo/Arduino/libraries/ESP32_Display_Panel/src/drivers/lcd/port/esp_lcd_st7796.h</text:span><text:span text:style-name="T2"/></text:p>
      <text:p text:style-name="P1" loext:marker-style-name="T1"><text:span text:style-name="T2">./ESP32-S3-Touch-LCD-4.3-Demo/Arduino/libraries/ESP32_Display_Panel/src/drivers/lcd/port/esp_lcd_st7796_general.c</text:span><text:span text:style-name="T2"/></text:p>
      <text:p text:style-name="P1" loext:marker-style-name="T1"><text:span text:style-name="T2">./ESP32-S3-Touch-LCD-4.3-Demo/Arduino/libraries/ESP32_Display_Panel/src/drivers/lcd/port/esp_lcd_st7796_interface.h</text:span><text:span text:style-name="T2"/></text:p>
      <text:p text:style-name="P1" loext:marker-style-name="T1"><text:span text:style-name="T2">./ESP32-S3-Touch-LCD-4.3-Demo/Arduino/libraries/ESP32_Display_Panel/src/drivers/lcd/port/esp_lcd_st7796_mipi.c</text:span><text:span text:style-name="T2"/></text:p>
      <text:p text:style-name="P1" loext:marker-style-name="T1"><text:span text:style-name="T2">./ESP32-S3-Touch-LCD-4.3-Demo/Arduino/libraries/ESP32_Display_Panel/src/drivers/lcd/port/esp_panel_lcd_vendor_types.h</text:span><text:span text:style-name="T2"/></text:p>
      <text:p text:style-name="P1" loext:marker-style-name="T1"><text:span text:style-name="T2">./ESP32-S3-Touch-LCD-4.3-Demo/Arduino/libraries/ESP32_Display_Panel/src/drivers/touch</text:span><text:span text:style-name="T2"/></text:p>
      <text:p text:style-name="P1" loext:marker-style-name="T1"><text:span text:style-name="T2">./ESP32-S3-Touch-LCD-4.3-Demo/Arduino/libraries/ESP32_Display_Panel/src/drivers/touch/esp_panel_touch.cpp</text:span><text:span text:style-name="T2"/></text:p>
      <text:p text:style-name="P1" loext:marker-style-name="T1"><text:span text:style-name="T2">./ESP32-S3-Touch-LCD-4.3-Demo/Arduino/libraries/ESP32_Display_Panel/src/drivers/touch/esp_panel_touch.hpp</text:span><text:span text:style-name="T2"/></text:p>
      <text:p text:style-name="P1" loext:marker-style-name="T1"><text:span text:style-name="T2">./ESP32-S3-Touch-LCD-4.3-Demo/Arduino/libraries/ESP32_Display_Panel/src/drivers/touch/esp_panel_touch_axs15231b.cpp</text:span><text:span text:style-name="T2"/></text:p>
      <text:p text:style-name="P1" loext:marker-style-name="T1"><text:span text:style-name="T2">./ESP32-S3-Touch-LCD-4.3-Demo/Arduino/libraries/ESP32_Display_Panel/src/drivers/touch/esp_panel_touch_axs15231b.hpp</text:span><text:span text:style-name="T2"/></text:p>
      <text:p text:style-name="P1" loext:marker-style-name="T1"><text:span text:style-name="T2">./ESP32-S3-Touch-LCD-4.3-Demo/Arduino/libraries/ESP32_Display_Panel/src/drivers/touch/esp_panel_touch_chsc6540.cpp</text:span><text:span text:style-name="T2"/></text:p>
      <text:p text:style-name="P1" loext:marker-style-name="T1"><text:span text:style-name="T2">./ESP32-S3-Touch-LCD-4.3-Demo/Arduino/libraries/ESP32_Display_Panel/src/drivers/touch/esp_panel_touch_chsc6540.hpp</text:span><text:span text:style-name="T2"/></text:p>
      <text:p text:style-name="P1" loext:marker-style-name="T1"><text:span text:style-name="T2">./ESP32-S3-Touch-LCD-4.3-Demo/Arduino/libraries/ESP32_Display_Panel/src/drivers/touch/esp_panel_touch_conf_internal.h</text:span><text:span text:style-name="T2"/></text:p>
      <text:p text:style-name="P1" loext:marker-style-name="T1"><text:span text:style-name="T2">./ESP32-S3-Touch-LCD-4.3-Demo/Arduino/libraries/ESP32_Display_Panel/src/drivers/touch/esp_panel_touch_cst816s.cpp</text:span><text:span text:style-name="T2"/></text:p>
      <text:p text:style-name="P1" loext:marker-style-name="T1"><text:span text:style-name="T2">./ESP32-S3-Touch-LCD-4.3-Demo/Arduino/libraries/ESP32_Display_Panel/src/drivers/touch/esp_panel_touch_cst816s.hpp</text:span><text:span text:style-name="T2"/></text:p>
      <text:p text:style-name="P1" loext:marker-style-name="T1"><text:span text:style-name="T2">./ESP32-S3-Touch-LCD-4.3-Demo/Arduino/libraries/ESP32_Display_Panel/src/drivers/touch/esp_panel_touch_factory.cpp</text:span><text:span text:style-name="T2"/></text:p>
      <text:p text:style-name="P1" loext:marker-style-name="T1"><text:span text:style-name="T2">./ESP32-S3-Touch-LCD-4.3-Demo/Arduino/libraries/ESP32_Display_Panel/src/drivers/touch/esp_panel_touch_factory.hpp</text:span><text:span text:style-name="T2"/></text:p>
      <text:p text:style-name="P1" loext:marker-style-name="T1"><text:span text:style-name="T2">./ESP32-S3-Touch-LCD-4.3-Demo/Arduino/libraries/ESP32_Display_Panel/src/drivers/touch/esp_panel_touch_ft5x06.cpp</text:span><text:span text:style-name="T2"/></text:p>
      <text:p text:style-name="P1" loext:marker-style-name="T1"><text:span text:style-name="T2">./ESP32-S3-Touch-LCD-4.3-Demo/Arduino/libraries/ESP32_Display_Panel/src/drivers/touch/esp_panel_touch_ft5x06.hpp</text:span><text:span text:style-name="T2"/></text:p>
      <text:p text:style-name="P1" loext:marker-style-name="T1"><text:span text:style-name="T2">./ESP32-S3-Touch-LCD-4.3-Demo/Arduino/libraries/ESP32_Display_Panel/src/drivers/touch/esp_panel_touch_gt1151.cpp</text:span><text:span text:style-name="T2"/></text:p>
      <text:p text:style-name="P1" loext:marker-style-name="T1"><text:span text:style-name="T2">./ESP32-S3-Touch-LCD-4.3-Demo/Arduino/libraries/ESP32_Display_Panel/src/drivers/touch/esp_panel_touch_gt1151.hpp</text:span><text:span text:style-name="T2"/></text:p>
      <text:p text:style-name="P1" loext:marker-style-name="T1"><text:span text:style-name="T2">./ESP32-S3-Touch-LCD-4.3-Demo/Arduino/libraries/ESP32_Display_Panel/src/drivers/touch/esp_panel_touch_gt911.cpp</text:span><text:span text:style-name="T2"/></text:p>
      <text:p text:style-name="P1" loext:marker-style-name="T1"><text:span text:style-name="T2">./ESP32-S3-Touch-LCD-4.3-Demo/Arduino/libraries/ESP32_Display_Panel/src/drivers/touch/esp_panel_touch_gt911.hpp</text:span><text:span text:style-name="T2"/></text:p>
      <text:p text:style-name="P1" loext:marker-style-name="T1"><text:span text:style-name="T2">./ESP32-S3-Touch-LCD-4.3-Demo/Arduino/libraries/ESP32_Display_Panel/src/drivers/touch/esp_panel_touch_spd2010.cpp</text:span><text:span text:style-name="T2"/></text:p>
      <text:p text:style-name="P1" loext:marker-style-name="T1"><text:span text:style-name="T2">./ESP32-S3-Touch-LCD-4.3-Demo/Arduino/libraries/ESP32_Display_Panel/src/drivers/touch/esp_panel_touch_spd2010.hpp</text:span><text:span text:style-name="T2"/></text:p>
      <text:p text:style-name="P1" loext:marker-style-name="T1"><text:span text:style-name="T2">./ESP32-S3-Touch-LCD-4.3-Demo/Arduino/libraries/ESP32_Display_Panel/src/drivers/touch/esp_panel_touch_st1633.cpp</text:span><text:span text:style-name="T2"/></text:p>
      <text:p text:style-name="P1" loext:marker-style-name="T1"><text:span text:style-name="T2">./ESP32-S3-Touch-LCD-4.3-Demo/Arduino/libraries/ESP32_Display_Panel/src/drivers/touch/esp_panel_touch_st1633.hpp</text:span><text:span text:style-name="T2"/></text:p>
      <text:p text:style-name="P1" loext:marker-style-name="T1"><text:span text:style-name="T2">./ESP32-S3-Touch-LCD-4.3-Demo/Arduino/libraries/ESP32_Display_Panel/src/drivers/touch/esp_panel_touch_st7123.cpp</text:span><text:span text:style-name="T2"/></text:p>
      <text:p text:style-name="P1" loext:marker-style-name="T1"><text:span text:style-name="T2">./ESP32-S3-Touch-LCD-4.3-Demo/Arduino/libraries/ESP32_Display_Panel/src/drivers/touch/esp_panel_touch_st7123.hpp</text:span><text:span text:style-name="T2"/></text:p>
      <text:p text:style-name="P1" loext:marker-style-name="T1"><text:span text:style-name="T2">./ESP32-S3-Touch-LCD-4.3-Demo/Arduino/libraries/ESP32_Display_Panel/src/drivers/touch/esp_panel_touch_stmpe610.cpp</text:span><text:span text:style-name="T2"/></text:p>
      <text:p text:style-name="P1" loext:marker-style-name="T1"><text:span text:style-name="T2">./ESP32-S3-Touch-LCD-4.3-Demo/Arduino/libraries/ESP32_Display_Panel/src/drivers/touch/esp_panel_touch_stmpe610.hpp</text:span><text:span text:style-name="T2"/></text:p>
      <text:p text:style-name="P1" loext:marker-style-name="T1"><text:span text:style-name="T2">./ESP32-S3-Touch-LCD-4.3-Demo/Arduino/libraries/ESP32_Display_Panel/src/drivers/touch/esp_panel_touch_tt21100.cpp</text:span><text:span text:style-name="T2"/></text:p>
      <text:p text:style-name="P1" loext:marker-style-name="T1"><text:span text:style-name="T2">./ESP32-S3-Touch-LCD-4.3-Demo/Arduino/libraries/ESP32_Display_Panel/src/drivers/touch/esp_panel_touch_tt21100.hpp</text:span><text:span text:style-name="T2"/></text:p>
      <text:p text:style-name="P1" loext:marker-style-name="T1"><text:span text:style-name="T2">./ESP32-S3-Touch-LCD-4.3-Demo/Arduino/libraries/ESP32_Display_Panel/src/drivers/touch/esp_panel_touch_xpt2046.cpp</text:span><text:span text:style-name="T2"/></text:p>
      <text:p text:style-name="P1" loext:marker-style-name="T1"><text:span text:style-name="T2">./ESP32-S3-Touch-LCD-4.3-Demo/Arduino/libraries/ESP32_Display_Panel/src/drivers/touch/esp_panel_touch_xpt2046.hpp</text:span><text:span text:style-name="T2"/></text:p>
      <text:p text:style-name="P1" loext:marker-style-name="T1"><text:span text:style-name="T2">./ESP32-S3-Touch-LCD-4.3-Demo/Arduino/libraries/ESP32_Display_Panel/src/drivers/touch/Kconfig.touch</text:span><text:span text:style-name="T2"/></text:p>
      <text:p text:style-name="P1" loext:marker-style-name="T1"><text:span text:style-name="T2">./ESP32-S3-Touch-LCD-4.3-Demo/Arduino/libraries/ESP32_Display_Panel/src/drivers/touch/port</text:span><text:span text:style-name="T2"/></text:p>
      <text:p text:style-name="P1" loext:marker-style-name="T1"><text:span text:style-name="T2">./ESP32-S3-Touch-LCD-4.3-Demo/Arduino/libraries/ESP32_Display_Panel/src/drivers/touch/port/esp_lcd_touch.c</text:span><text:span text:style-name="T2"/></text:p>
      <text:p text:style-name="P1" loext:marker-style-name="T1"><text:span text:style-name="T2">./ESP32-S3-Touch-LCD-4.3-Demo/Arduino/libraries/ESP32_Display_Panel/src/drivers/touch/port/esp_lcd_touch.h</text:span><text:span text:style-name="T2"/></text:p>
      <text:p text:style-name="P1" loext:marker-style-name="T1"><text:span text:style-name="T2">./ESP32-S3-Touch-LCD-4.3-Demo/Arduino/libraries/ESP32_Display_Panel/src/drivers/touch/port/esp_lcd_touch_axs15231b.c</text:span><text:span text:style-name="T2"/></text:p>
      <text:p text:style-name="P1" loext:marker-style-name="T1"><text:span text:style-name="T2">./ESP32-S3-Touch-LCD-4.3-Demo/Arduino/libraries/ESP32_Display_Panel/src/drivers/touch/port/esp_lcd_touch_axs15231b.h</text:span><text:span text:style-name="T2"/></text:p>
      <text:p text:style-name="P1" loext:marker-style-name="T1"><text:span text:style-name="T2">./ESP32-S3-Touch-LCD-4.3-Demo/Arduino/libraries/ESP32_Display_Panel/src/drivers/touch/port/esp_lcd_touch_chsc6540.c</text:span><text:span text:style-name="T2"/></text:p>
      <text:p text:style-name="P1" loext:marker-style-name="T1"><text:span text:style-name="T2">./ESP32-S3-Touch-LCD-4.3-Demo/Arduino/libraries/ESP32_Display_Panel/src/drivers/touch/port/esp_lcd_touch_chsc6540.h</text:span><text:span text:style-name="T2"/></text:p>
      <text:p text:style-name="P1" loext:marker-style-name="T1"><text:span text:style-name="T2">./ESP32-S3-Touch-LCD-4.3-Demo/Arduino/libraries/ESP32_Display_Panel/src/drivers/touch/port/esp_lcd_touch_cst816s.c</text:span><text:span text:style-name="T2"/></text:p>
      <text:p text:style-name="P1" loext:marker-style-name="T1"><text:span text:style-name="T2">./ESP32-S3-Touch-LCD-4.3-Demo/Arduino/libraries/ESP32_Display_Panel/src/drivers/touch/port/esp_lcd_touch_cst816s.h</text:span><text:span text:style-name="T2"/></text:p>
      <text:p text:style-name="P1" loext:marker-style-name="T1"><text:span text:style-name="T2">./ESP32-S3-Touch-LCD-4.3-Demo/Arduino/libraries/ESP32_Display_Panel/src/drivers/touch/port/esp_lcd_touch_ft5x06.c</text:span><text:span text:style-name="T2"/></text:p>
      <text:p text:style-name="P1" loext:marker-style-name="T1"><text:span text:style-name="T2">./ESP32-S3-Touch-LCD-4.3-Demo/Arduino/libraries/ESP32_Display_Panel/src/drivers/touch/port/esp_lcd_touch_ft5x06.h</text:span><text:span text:style-name="T2"/></text:p>
      <text:p text:style-name="P1" loext:marker-style-name="T1"><text:span text:style-name="T2">./ESP32-S3-Touch-LCD-4.3-Demo/Arduino/libraries/ESP32_Display_Panel/src/drivers/touch/port/esp_lcd_touch_gt1151.c</text:span><text:span text:style-name="T2"/></text:p>
      <text:p text:style-name="P1" loext:marker-style-name="T1"><text:soft-page-break/><text:span text:style-name="T2">./ESP32-S3-Touch-LCD-4.3-Demo/Arduino/libraries/ESP32_Display_Panel/src/drivers/touch/port/esp_lcd_touch_gt1151.h</text:span><text:span text:style-name="T2"/></text:p>
      <text:p text:style-name="P1" loext:marker-style-name="T1"><text:span text:style-name="T2">./ESP32-S3-Touch-LCD-4.3-Demo/Arduino/libraries/ESP32_Display_Panel/src/drivers/touch/port/esp_lcd_touch_gt911.c</text:span><text:span text:style-name="T2"/></text:p>
      <text:p text:style-name="P1" loext:marker-style-name="T1"><text:span text:style-name="T2">./ESP32-S3-Touch-LCD-4.3-Demo/Arduino/libraries/ESP32_Display_Panel/src/drivers/touch/port/esp_lcd_touch_gt911.h</text:span><text:span text:style-name="T2"/></text:p>
      <text:p text:style-name="P1" loext:marker-style-name="T1"><text:span text:style-name="T2">./ESP32-S3-Touch-LCD-4.3-Demo/Arduino/libraries/ESP32_Display_Panel/src/drivers/touch/port/esp_lcd_touch_spd2010.c</text:span><text:span text:style-name="T2"/></text:p>
      <text:p text:style-name="P1" loext:marker-style-name="T1"><text:span text:style-name="T2">./ESP32-S3-Touch-LCD-4.3-Demo/Arduino/libraries/ESP32_Display_Panel/src/drivers/touch/port/esp_lcd_touch_spd2010.h</text:span><text:span text:style-name="T2"/></text:p>
      <text:p text:style-name="P1" loext:marker-style-name="T1"><text:span text:style-name="T2">./ESP32-S3-Touch-LCD-4.3-Demo/Arduino/libraries/ESP32_Display_Panel/src/drivers/touch/port/esp_lcd_touch_st1633.c</text:span><text:span text:style-name="T2"/></text:p>
      <text:p text:style-name="P1" loext:marker-style-name="T1"><text:span text:style-name="T2">./ESP32-S3-Touch-LCD-4.3-Demo/Arduino/libraries/ESP32_Display_Panel/src/drivers/touch/port/esp_lcd_touch_st1633.h</text:span><text:span text:style-name="T2"/></text:p>
      <text:p text:style-name="P1" loext:marker-style-name="T1"><text:span text:style-name="T2">./ESP32-S3-Touch-LCD-4.3-Demo/Arduino/libraries/ESP32_Display_Panel/src/drivers/touch/port/esp_lcd_touch_st7123.c</text:span><text:span text:style-name="T2"/></text:p>
      <text:p text:style-name="P1" loext:marker-style-name="T1"><text:span text:style-name="T2">./ESP32-S3-Touch-LCD-4.3-Demo/Arduino/libraries/ESP32_Display_Panel/src/drivers/touch/port/esp_lcd_touch_st7123.h</text:span><text:span text:style-name="T2"/></text:p>
      <text:p text:style-name="P1" loext:marker-style-name="T1"><text:span text:style-name="T2">./ESP32-S3-Touch-LCD-4.3-Demo/Arduino/libraries/ESP32_Display_Panel/src/drivers/touch/port/esp_lcd_touch_stmpe610.c</text:span><text:span text:style-name="T2"/></text:p>
      <text:p text:style-name="P1" loext:marker-style-name="T1"><text:span text:style-name="T2">./ESP32-S3-Touch-LCD-4.3-Demo/Arduino/libraries/ESP32_Display_Panel/src/drivers/touch/port/esp_lcd_touch_stmpe610.h</text:span><text:span text:style-name="T2"/></text:p>
      <text:p text:style-name="P1" loext:marker-style-name="T1"><text:span text:style-name="T2">./ESP32-S3-Touch-LCD-4.3-Demo/Arduino/libraries/ESP32_Display_Panel/src/drivers/touch/port/esp_lcd_touch_tt21100.c</text:span><text:span text:style-name="T2"/></text:p>
      <text:p text:style-name="P1" loext:marker-style-name="T1"><text:span text:style-name="T2">./ESP32-S3-Touch-LCD-4.3-Demo/Arduino/libraries/ESP32_Display_Panel/src/drivers/touch/port/esp_lcd_touch_tt21100.h</text:span><text:span text:style-name="T2"/></text:p>
      <text:p text:style-name="P1" loext:marker-style-name="T1"><text:span text:style-name="T2">./ESP32-S3-Touch-LCD-4.3-Demo/Arduino/libraries/ESP32_Display_Panel/src/drivers/touch/port/esp_lcd_touch_xpt2046.c</text:span><text:span text:style-name="T2"/></text:p>
      <text:p text:style-name="P1" loext:marker-style-name="T1"><text:span text:style-name="T2">./ESP32-S3-Touch-LCD-4.3-Demo/Arduino/libraries/ESP32_Display_Panel/src/drivers/touch/port/esp_lcd_touch_xpt2046.h</text:span><text:span text:style-name="T2"/></text:p>
      <text:p text:style-name="P1" loext:marker-style-name="T1"><text:span text:style-name="T2">./ESP32-S3-Touch-LCD-4.3-Demo/Arduino/libraries/ESP32_Display_Panel/src/esp_display_panel.hpp</text:span><text:span text:style-name="T2"/></text:p>
      <text:p text:style-name="P1" loext:marker-style-name="T1"><text:span text:style-name="T2">./ESP32-S3-Touch-LCD-4.3-Demo/Arduino/libraries/ESP32_Display_Panel/src/esp_panel_conf_internal.h</text:span><text:span text:style-name="T2"/></text:p>
      <text:p text:style-name="P1" loext:marker-style-name="T1"><text:span text:style-name="T2">./ESP32-S3-Touch-LCD-4.3-Demo/Arduino/libraries/ESP32_Display_Panel/src/ESP_Panel_Library.h</text:span><text:span text:style-name="T2"/></text:p>
      <text:p text:style-name="P1" loext:marker-style-name="T1"><text:span text:style-name="T2">./ESP32-S3-Touch-LCD-4.3-Demo/Arduino/libraries/ESP32_Display_Panel/src/esp_panel_types.h</text:span><text:span text:style-name="T2"/></text:p>
      <text:p text:style-name="P1" loext:marker-style-name="T1"><text:span text:style-name="T2">./ESP32-S3-Touch-LCD-4.3-Demo/Arduino/libraries/ESP32_Display_Panel/src/esp_panel_versions.h</text:span><text:span text:style-name="T2"/></text:p>
      <text:p text:style-name="P1" loext:marker-style-name="T1"><text:span text:style-name="T2">./ESP32-S3-Touch-LCD-4.3-Demo/Arduino/libraries/ESP32_Display_Panel/src/utils</text:span><text:span text:style-name="T2"/></text:p>
      <text:p text:style-name="P1" loext:marker-style-name="T1"><text:span text:style-name="T2">./ESP32-S3-Touch-LCD-4.3-Demo/Arduino/libraries/ESP32_Display_Panel/src/utils/esp_panel_utils_cxx.hpp</text:span><text:span text:style-name="T2"/></text:p>
      <text:p text:style-name="P1" loext:marker-style-name="T1"><text:span text:style-name="T2">./ESP32-S3-Touch-LCD-4.3-Demo/Arduino/libraries/ESP32_Display_Panel/src/utils/esp_panel_utils_log.h</text:span><text:span text:style-name="T2"/></text:p>
      <text:p text:style-name="P1" loext:marker-style-name="T1"><text:span text:style-name="T2">./ESP32-S3-Touch-LCD-4.3-Demo/Arduino/libraries/ESP32_Display_Panel/src/utils/esp_panel_utils_map.hpp</text:span><text:span text:style-name="T2"/></text:p>
      <text:p text:style-name="P1" loext:marker-style-name="T1"><text:span text:style-name="T2">./ESP32-S3-Touch-LCD-4.3-Demo/Arduino/libraries/ESP32_Display_Panel/src/utils/esp_panel_utils_memory.hpp</text:span><text:span text:style-name="T2"/></text:p>
      <text:p text:style-name="P1" loext:marker-style-name="T1"><text:span text:style-name="T2">./ESP32-S3-Touch-LCD-4.3-Demo/Arduino/libraries/ESP32_Display_Panel/src/utils/esp_panel_utils_string.hpp</text:span><text:span text:style-name="T2"/></text:p>
      <text:p text:style-name="P1" loext:marker-style-name="T1"><text:span text:style-name="T2">./ESP32-S3-Touch-LCD-4.3-Demo/Arduino/libraries/ESP32_Display_Panel/src/utils/esp_panel_utils_vector.hpp</text:span><text:span text:style-name="T2"/></text:p>
      <text:p text:style-name="P1" loext:marker-style-name="T1"><text:span text:style-name="T2">./ESP32-S3-Touch-LCD-4.3-Demo/Arduino/libraries/ESP32_Display_Panel/template_files</text:span><text:span text:style-name="T2"/></text:p>
      <text:p text:style-name="P1" loext:marker-style-name="T1"><text:span text:style-name="T2">./ESP32-S3-Touch-LCD-4.3-Demo/Arduino/libraries/ESP32_Display_Panel/template_files/esp_utils_conf.h</text:span><text:span text:style-name="T2"/></text:p>
      <text:p text:style-name="P1" loext:marker-style-name="T1"><text:span text:style-name="T2">./ESP32-S3-Touch-LCD-4.3-Demo/Arduino/libraries/ESP32_Display_Panel/template_files/lvgl_v8_port.cpp</text:span><text:span text:style-name="T2"/></text:p>
      <text:p text:style-name="P1" loext:marker-style-name="T1"><text:span text:style-name="T2">./ESP32-S3-Touch-LCD-4.3-Demo/Arduino/libraries/ESP32_Display_Panel/template_files/lvgl_v8_port.h</text:span><text:span text:style-name="T2"/></text:p>
      <text:p text:style-name="P1" loext:marker-style-name="T1"><text:span text:style-name="T2">./ESP32-S3-Touch-LCD-4.3-Demo/Arduino/libraries/ESP32_Display_Panel/template_files/lv_conf.h</text:span><text:span text:style-name="T2"/></text:p>
      <text:p text:style-name="P1" loext:marker-style-name="T1"><text:span text:style-name="T2">./ESP32-S3-Touch-LCD-4.3-Demo/Arduino/libraries/ESP32_Display_Panel/test_apps</text:span><text:span text:style-name="T2"/></text:p>
      <text:p text:style-name="P1" loext:marker-style-name="T1"><text:span text:style-name="T2">./ESP32-S3-Touch-LCD-4.3-Demo/Arduino/libraries/ESP32_Display_Panel/test_apps/board</text:span><text:span text:style-name="T2"/></text:p>
      <text:p text:style-name="P1" loext:marker-style-name="T1"><text:span text:style-name="T2">./ESP32-S3-Touch-LCD-4.3-Demo/Arduino/libraries/ESP32_Display_Panel/test_apps/board/common</text:span><text:span text:style-name="T2"/></text:p>
      <text:p text:style-name="P1" loext:marker-style-name="T1"><text:span text:style-name="T2">./ESP32-S3-Touch-LCD-4.3-Demo/Arduino/libraries/ESP32_Display_Panel/test_apps/board/common/CMakeLists.txt</text:span><text:span text:style-name="T2"/></text:p>
      <text:p text:style-name="P1" loext:marker-style-name="T1"><text:span text:style-name="T2">./ESP32-S3-Touch-LCD-4.3-Demo/Arduino/libraries/ESP32_Display_Panel/test_apps/board/common/main</text:span><text:span text:style-name="T2"/></text:p>
      <text:p text:style-name="P1" loext:marker-style-name="T1"><text:span text:style-name="T2">./ESP32-S3-Touch-LCD-4.3-Demo/Arduino/libraries/ESP32_Display_Panel/test_apps/board/common/main/board_configs</text:span><text:span text:style-name="T2"/></text:p>
      <text:p text:style-name="P1" loext:marker-style-name="T1"><text:span text:style-name="T2">./ESP32-S3-Touch-LCD-4.3-Demo/Arduino/libraries/ESP32_Display_Panel/test_apps/board/common/main/board_configs/board_configs.hpp</text:span><text:span text:style-name="T2"/></text:p>
      <text:p text:style-name="P1" loext:marker-style-name="T1"><text:span text:style-name="T2">./ESP32-S3-Touch-LCD-4.3-Demo/Arduino/libraries/ESP32_Display_Panel/test_apps/board/common/main/board_configs/BOARD_ESPRESSIF_ESP32_C3_LCDKIT.cpp</text:span><text:span text:style-name="T2"/></text:p>
      <text:p text:style-name="P1" loext:marker-style-name="T1"><text:span text:style-name="T2">./ESP32-S3-Touch-LCD-4.3-Demo/Arduino/libraries/ESP32_Display_Panel/test_apps/board/common/main/board_configs/BOARD_ESPRESSIF_ESP32_C3_LCDKIT.hpp</text:span><text:span text:style-name="T2"/></text:p>
      <text:p text:style-name="P1" loext:marker-style-name="T1"><text:span text:style-name="T2">./ESP32-S3-Touch-LCD-4.3-Demo/Arduino/libraries/ESP32_Display_Panel/test_apps/board/common/main/board_configs/BOARD_ESPRESSIF_ESP32_P4_FUNCTION_EV_BOARD.cpp</text:span><text:span text:style-name="T2"/></text:p>
      <text:p text:style-name="P1" loext:marker-style-name="T1"><text:span text:style-name="T2">./ESP32-S3-Touch-LCD-4.3-Demo/Arduino/libraries/ESP32_Display_Panel/test_apps/board/common/main/board_configs/BOARD_ESPRESSIF_ESP32_P4_FUNCTION_EV_BOARD.hpp</text:span><text:span text:style-name="T2"/></text:p>
      <text:p text:style-name="P1" loext:marker-style-name="T1"><text:span text:style-name="T2">./ESP32-S3-Touch-LCD-4.3-Demo/Arduino/libraries/ESP32_Display_Panel/test_apps/board/common/main/board_configs/BOARD_ESPRESSIF_ESP32_S3_BOX_3.cpp</text:span><text:span text:style-name="T2"/></text:p>
      <text:p text:style-name="P1" loext:marker-style-name="T1"><text:span text:style-name="T2">./ESP32-S3-Touch-LCD-4.3-Demo/Arduino/libraries/ESP32_Display_Panel/test_apps/board/common/main/board_configs/BOARD_ESPRESSIF_ESP32_S3_BOX_3.hpp</text:span><text:span text:style-name="T2"/></text:p>
      <text:p text:style-name="P1" loext:marker-style-name="T1"><text:span text:style-name="T2">./ESP32-S3-Touch-LCD-4.3-Demo/Arduino/libraries/ESP32_Display_Panel/test_apps/board/common/main/board_configs/BOARD_ESPRESSIF_ESP32_S3_LCD_EV_BOARD_2_V1_5.cpp</text:span><text:span text:style-name="T2"/></text:p>
      <text:p text:style-name="P1" loext:marker-style-name="T1"><text:span text:style-name="T2">./ESP32-S3-Touch-LCD-4.3-Demo/Arduino/libraries/ESP32_Display_Panel/test_apps/board/common/main/board_configs/BOARD_ESPRESSIF_ESP32_S3_LCD_EV_BOARD_2_V1_5.hpp</text:span><text:span text:style-name="T2"/></text:p>
      <text:p text:style-name="P1" loext:marker-style-name="T1"><text:span text:style-name="T2">./ESP32-S3-Touch-LCD-4.3-Demo/Arduino/libraries/ESP32_Display_Panel/test_apps/board/common/main/board_configs/BOARD_ESPRESSIF_ESP32_S3_LCD_EV_BOARD_V1_5.cpp</text:span><text:span text:style-name="T2"/></text:p>
      <text:p text:style-name="P1" loext:marker-style-name="T1"><text:span text:style-name="T2">./ESP32-S3-Touch-LCD-4.3-Demo/Arduino/libraries/ESP32_Display_Panel/test_apps/board/common/main/board_configs/BOARD_ESPRESSIF_ESP32_S3_LCD_EV_BOARD_V1_5.hpp</text:span><text:span text:style-name="T2"/></text:p>
      <text:p text:style-name="P1" loext:marker-style-name="T1"><text:span text:style-name="T2">./ESP32-S3-Touch-LCD-4.3-Demo/Arduino/libraries/ESP32_Display_Panel/test_apps/board/common/main/CMakeLists.txt</text:span><text:span text:style-name="T2"/></text:p>
      <text:p text:style-name="P1" loext:marker-style-name="T1"><text:span text:style-name="T2">./ESP32-S3-Touch-LCD-4.3-Demo/Arduino/libraries/ESP32_Display_Panel/test_apps/board/common/main/idf_component.yml</text:span><text:span text:style-name="T2"/></text:p>
      <text:p text:style-name="P1" loext:marker-style-name="T1"><text:span text:style-name="T2">./ESP32-S3-Touch-LCD-4.3-Demo/Arduino/libraries/ESP32_Display_Panel/test_apps/board/common/main/test_app_main.cpp</text:span><text:span text:style-name="T2"/></text:p>
      <text:p text:style-name="P1" loext:marker-style-name="T1"><text:span text:style-name="T2">./ESP32-S3-Touch-LCD-4.3-Demo/Arduino/libraries/ESP32_Display_Panel/test_apps/board/common/main/test_board_common.cpp</text:span><text:span text:style-name="T2"/></text:p>
      <text:p text:style-name="P1" loext:marker-style-name="T1"><text:span text:style-name="T2">./ESP32-S3-Touch-LCD-4.3-Demo/Arduino/libraries/ESP32_Display_Panel/test_apps/board/common/sdkconfig.ci.custom.BOARD_ESPRESSIF_ESP32_C3_LCDKIT</text:span><text:span text:style-name="T2"/></text:p>
      <text:p text:style-name="P1" loext:marker-style-name="T1"><text:span text:style-name="T2">./ESP32-S3-Touch-LCD-4.3-Demo/Arduino/libraries/ESP32_Display_Panel/test_apps/board/common/sdkconfig.ci.custom.BOARD_ESPRESSIF_ESP32_P4_FUNCTION_EV_BOARD</text:span><text:span text:style-name="T2"/></text:p>
      <text:p text:style-name="P1" loext:marker-style-name="T1"><text:span text:style-name="T2">./ESP32-S3-Touch-LCD-4.3-Demo/Arduino/libraries/ESP32_Display_Panel/test_apps/board/common/sdkconfig.ci.custom.BOARD_ESPRESSIF_ESP32_S3_BOX_3</text:span><text:span text:style-name="T2"/></text:p>
      <text:p text:style-name="P1" loext:marker-style-name="T1"><text:span text:style-name="T2">./ESP32-S3-Touch-LCD-4.3-Demo/Arduino/libraries/ESP32_Display_Panel/test_apps/board/common/sdkconfig.ci.custom.BOARD_ESPRESSIF_ESP32_S3_LCD_EV_BOARD_2_V1_5</text:span><text:span text:style-name="T2"/></text:p>
      <text:p text:style-name="P1" loext:marker-style-name="T1"><text:span text:style-name="T2">./ESP32-S3-Touch-LCD-4.3-Demo/Arduino/libraries/ESP32_Display_Panel/test_apps/board/common/sdkconfig.ci.custom.BOARD_ESPRESSIF_ESP32_S3_LCD_EV_BOARD_V1_5</text:span><text:span text:style-name="T2"/></text:p>
      <text:p text:style-name="P1" loext:marker-style-name="T1"><text:span text:style-name="T2">./ESP32-S3-Touch-LCD-4.3-Demo/Arduino/libraries/ESP32_Display_Panel/test_apps/board/common/sdkconfig.ci.supported.BOARD_ESPRESSIF_ESP32_C3_LCDKIT</text:span><text:span text:style-name="T2"/></text:p>
      <text:p text:style-name="P1" loext:marker-style-name="T1"><text:span text:style-name="T2">./ESP32-S3-Touch-LCD-4.3-Demo/Arduino/libraries/ESP32_Display_Panel/test_apps/board/common/sdkconfig.ci.supported.BOARD_ESPRESSIF_ESP32_P4_FUNCTION_EV_BOARD</text:span><text:span text:style-name="T2"/></text:p>
      <text:p text:style-name="P1" loext:marker-style-name="T1"><text:span text:style-name="T2">./ESP32-S3-Touch-LCD-4.3-Demo/Arduino/libraries/ESP32_Display_Panel/test_apps/board/common/sdkconfig.ci.supported.BOARD_ESPRESSIF_ESP32_S3_BOX_3</text:span><text:span text:style-name="T2"/></text:p>
      <text:p text:style-name="P1" loext:marker-style-name="T1"><text:span text:style-name="T2">./ESP32-S3-Touch-LCD-4.3-Demo/Arduino/libraries/ESP32_Display_Panel/test_apps/board/common/sdkconfig.ci.supported.BOARD_ESPRESSIF_ESP32_S3_LCD_EV_BOARD_2_V1_5</text:span><text:span text:style-name="T2"/></text:p>
      <text:p text:style-name="P1" loext:marker-style-name="T1"><text:span text:style-name="T2">./ESP32-S3-Touch-LCD-4.3-Demo/Arduino/libraries/ESP32_Display_Panel/test_apps/board/common/sdkconfig.ci.supported.BOARD_ESPRESSIF_ESP32_S3_LCD_EV_BOARD_V1_5</text:span><text:span text:style-name="T2"/></text:p>
      <text:p text:style-name="P1" loext:marker-style-name="T1"><text:span text:style-name="T2">./ESP32-S3-Touch-LCD-4.3-Demo/Arduino/libraries/ESP32_Display_Panel/test_apps/board/common/sdkconfig.defaults</text:span><text:span text:style-name="T2"/></text:p>
      <text:p text:style-name="P1" loext:marker-style-name="T1"><text:span text:style-name="T2">./ESP32-S3-Touch-LCD-4.3-Demo/Arduino/libraries/ESP32_Display_Panel/test_apps/board/common/sdkconfig.defaults.esp32p4</text:span><text:span text:style-name="T2"/></text:p>
      <text:p text:style-name="P1" loext:marker-style-name="T1"><text:span text:style-name="T2">./ESP32-S3-Touch-LCD-4.3-Demo/Arduino/libraries/ESP32_Display_Panel/test_apps/board/common/sdkconfig.defaults.esp32s3</text:span><text:span text:style-name="T2"/></text:p>
      <text:p text:style-name="P1" loext:marker-style-name="T1"><text:span text:style-name="T2">./ESP32-S3-Touch-LCD-4.3-Demo/Arduino/libraries/ESP32_Display_Panel/test_apps/board/common/sdkconfig.test.rotation_180</text:span><text:span text:style-name="T2"/></text:p>
      <text:p text:style-name="P1" loext:marker-style-name="T1"><text:span text:style-name="T2">./ESP32-S3-Touch-LCD-4.3-Demo/Arduino/libraries/ESP32_Display_Panel/test_apps/board/common/sdkconfig.test.rotation_270</text:span><text:span text:style-name="T2"/></text:p>
      <text:p text:style-name="P1" loext:marker-style-name="T1"><text:span text:style-name="T2">./ESP32-S3-Touch-LCD-4.3-Demo/Arduino/libraries/ESP32_Display_Panel/test_apps/board/common/sdkconfig.test.rotation_90</text:span><text:span text:style-name="T2"/></text:p>
      <text:p text:style-name="P1" loext:marker-style-name="T1"><text:span text:style-name="T2">./ESP32-S3-Touch-LCD-4.3-Demo/Arduino/libraries/ESP32_Display_Panel/test_apps/board/elecrow</text:span><text:span text:style-name="T2"/></text:p>
      <text:p text:style-name="P1" loext:marker-style-name="T1"><text:span text:style-name="T2">./ESP32-S3-Touch-LCD-4.3-Demo/Arduino/libraries/ESP32_Display_Panel/test_apps/board/elecrow/CMakeLists.txt</text:span><text:span text:style-name="T2"/></text:p>
      <text:p text:style-name="P1" loext:marker-style-name="T1"><text:span text:style-name="T2">./ESP32-S3-Touch-LCD-4.3-Demo/Arduino/libraries/ESP32_Display_Panel/test_apps/board/elecrow/main</text:span><text:span text:style-name="T2"/></text:p>
      <text:p text:style-name="P1" loext:marker-style-name="T1"><text:span text:style-name="T2">./ESP32-S3-Touch-LCD-4.3-Demo/Arduino/libraries/ESP32_Display_Panel/test_apps/board/elecrow/main/CMakeLists.txt</text:span><text:span text:style-name="T2"/></text:p>
      <text:p text:style-name="P1" loext:marker-style-name="T1"><text:span text:style-name="T2">./ESP32-S3-Touch-LCD-4.3-Demo/Arduino/libraries/ESP32_Display_Panel/test_apps/board/elecrow/main/idf_component.yml</text:span><text:span text:style-name="T2"/></text:p>
      <text:p text:style-name="P1" loext:marker-style-name="T1"><text:span text:style-name="T2">./ESP32-S3-Touch-LCD-4.3-Demo/Arduino/libraries/ESP32_Display_Panel/test_apps/board/elecrow/main/test_app_main.cpp</text:span><text:span text:style-name="T2"/></text:p>
      <text:p text:style-name="P1" loext:marker-style-name="T1"><text:span text:style-name="T2">./ESP32-S3-Touch-LCD-4.3-Demo/Arduino/libraries/ESP32_Display_Panel/test_apps/board/elecrow/main/test_board_supported.cpp</text:span><text:span text:style-name="T2"/></text:p>
      <text:p text:style-name="P1" loext:marker-style-name="T1"><text:span text:style-name="T2">./ESP32-S3-Touch-LCD-4.3-Demo/Arduino/libraries/ESP32_Display_Panel/test_apps/board/elecrow/sdkconfig.ci.BOARD_ELECROW_CROWPANEL_7_0</text:span><text:span text:style-name="T2"/></text:p>
      <text:p text:style-name="P1" loext:marker-style-name="T1"><text:span text:style-name="T2">./ESP32-S3-Touch-LCD-4.3-Demo/Arduino/libraries/ESP32_Display_Panel/test_apps/board/elecrow/sdkconfig.defaults</text:span><text:span text:style-name="T2"/></text:p>
      <text:p text:style-name="P1" loext:marker-style-name="T1"><text:span text:style-name="T2">./ESP32-S3-Touch-LCD-4.3-Demo/Arduino/libraries/ESP32_Display_Panel/test_apps/board/elecrow/sdkconfig.defaults.esp32p4</text:span><text:span text:style-name="T2"/></text:p>
      <text:p text:style-name="P1" loext:marker-style-name="T1"><text:span text:style-name="T2">./ESP32-S3-Touch-LCD-4.3-Demo/Arduino/libraries/ESP32_Display_Panel/test_apps/board/elecrow/sdkconfig.defaults.esp32s3</text:span><text:span text:style-name="T2"/></text:p>
      <text:p text:style-name="P1" loext:marker-style-name="T1"><text:span text:style-name="T2">./ESP32-S3-Touch-LCD-4.3-Demo/Arduino/libraries/ESP32_Display_Panel/test_apps/board/espressif</text:span><text:span text:style-name="T2"/></text:p>
      <text:p text:style-name="P1" loext:marker-style-name="T1"><text:span text:style-name="T2">./ESP32-S3-Touch-LCD-4.3-Demo/Arduino/libraries/ESP32_Display_Panel/test_apps/board/espressif/CMakeLists.txt</text:span><text:span text:style-name="T2"/></text:p>
      <text:p text:style-name="P1" loext:marker-style-name="T1"><text:span text:style-name="T2">./ESP32-S3-Touch-LCD-4.3-Demo/Arduino/libraries/ESP32_Display_Panel/test_apps/board/espressif/main</text:span><text:span text:style-name="T2"/></text:p>
      <text:p text:style-name="P1" loext:marker-style-name="T1"><text:span text:style-name="T2">./ESP32-S3-Touch-LCD-4.3-Demo/Arduino/libraries/ESP32_Display_Panel/test_apps/board/espressif/main/CMakeLists.txt</text:span><text:span text:style-name="T2"/></text:p>
      <text:p text:style-name="P1" loext:marker-style-name="T1"><text:span text:style-name="T2">./ESP32-S3-Touch-LCD-4.3-Demo/Arduino/libraries/ESP32_Display_Panel/test_apps/board/espressif/main/idf_component.yml</text:span><text:span text:style-name="T2"/></text:p>
      <text:p text:style-name="P1" loext:marker-style-name="T1"><text:span text:style-name="T2">./ESP32-S3-Touch-LCD-4.3-Demo/Arduino/libraries/ESP32_Display_Panel/test_apps/board/espressif/main/test_app_main.cpp</text:span><text:span text:style-name="T2"/></text:p>
      <text:p text:style-name="P1" loext:marker-style-name="T1"><text:span text:style-name="T2">./ESP32-S3-Touch-LCD-4.3-Demo/Arduino/libraries/ESP32_Display_Panel/test_apps/board/espressif/main/test_board_supported.cpp</text:span><text:span text:style-name="T2"/></text:p>
      <text:p text:style-name="P1" loext:marker-style-name="T1"><text:span text:style-name="T2">./ESP32-S3-Touch-LCD-4.3-Demo/Arduino/libraries/ESP32_Display_Panel/test_apps/board/espressif/sdkconfig.ci.BOARD_ESPRESSIF_ESP32_C3_LCDKIT</text:span><text:span text:style-name="T2"/></text:p>
      <text:p text:style-name="P1" loext:marker-style-name="T1"><text:span text:style-name="T2">./ESP32-S3-Touch-LCD-4.3-Demo/Arduino/libraries/ESP32_Display_Panel/test_apps/board/espressif/sdkconfig.ci.BOARD_ESPRESSIF_ESP32_P4_FUNCTION_EV_BOARD</text:span><text:span text:style-name="T2"/></text:p>
      <text:p text:style-name="P1" loext:marker-style-name="T1"><text:span text:style-name="T2">./ESP32-S3-Touch-LCD-4.3-Demo/Arduino/libraries/ESP32_Display_Panel/test_apps/board/espressif/sdkconfig.ci.BOARD_ESPRESSIF_ESP32_S3_BOX</text:span><text:span text:style-name="T2"/></text:p>
      <text:p text:style-name="P1" loext:marker-style-name="T1"><text:span text:style-name="T2">./ESP32-S3-Touch-LCD-4.3-Demo/Arduino/libraries/ESP32_Display_Panel/test_apps/board/espressif/sdkconfig.ci.BOARD_ESPRESSIF_ESP32_S3_BOX_3</text:span><text:span text:style-name="T2"/></text:p>
      <text:p text:style-name="P1" loext:marker-style-name="T1"><text:soft-page-break/><text:span text:style-name="T2">./ESP32-S3-Touch-LCD-4.3-Demo/Arduino/libraries/ESP32_Display_Panel/test_apps/board/espressif/sdkconfig.ci.BOARD_ESPRESSIF_ESP32_S3_BOX_3_BETA</text:span><text:span text:style-name="T2"/></text:p>
      <text:p text:style-name="P1" loext:marker-style-name="T1"><text:span text:style-name="T2">./ESP32-S3-Touch-LCD-4.3-Demo/Arduino/libraries/ESP32_Display_Panel/test_apps/board/espressif/sdkconfig.ci.BOARD_ESPRESSIF_ESP32_S3_BOX_LITE</text:span><text:span text:style-name="T2"/></text:p>
      <text:p text:style-name="P1" loext:marker-style-name="T1"><text:span text:style-name="T2">./ESP32-S3-Touch-LCD-4.3-Demo/Arduino/libraries/ESP32_Display_Panel/test_apps/board/espressif/sdkconfig.ci.BOARD_ESPRESSIF_ESP32_S3_EYE</text:span><text:span text:style-name="T2"/></text:p>
      <text:p text:style-name="P1" loext:marker-style-name="T1"><text:span text:style-name="T2">./ESP32-S3-Touch-LCD-4.3-Demo/Arduino/libraries/ESP32_Display_Panel/test_apps/board/espressif/sdkconfig.ci.BOARD_ESPRESSIF_ESP32_S3_KORVO_2</text:span><text:span text:style-name="T2"/></text:p>
      <text:p text:style-name="P1" loext:marker-style-name="T1"><text:span text:style-name="T2">./ESP32-S3-Touch-LCD-4.3-Demo/Arduino/libraries/ESP32_Display_Panel/test_apps/board/espressif/sdkconfig.ci.BOARD_ESPRESSIF_ESP32_S3_LCD_EV_BOARD</text:span><text:span text:style-name="T2"/></text:p>
      <text:p text:style-name="P1" loext:marker-style-name="T1"><text:span text:style-name="T2">./ESP32-S3-Touch-LCD-4.3-Demo/Arduino/libraries/ESP32_Display_Panel/test_apps/board/espressif/sdkconfig.ci.BOARD_ESPRESSIF_ESP32_S3_LCD_EV_BOARD_2</text:span><text:span text:style-name="T2"/></text:p>
      <text:p text:style-name="P1" loext:marker-style-name="T1"><text:span text:style-name="T2">./ESP32-S3-Touch-LCD-4.3-Demo/Arduino/libraries/ESP32_Display_Panel/test_apps/board/espressif/sdkconfig.ci.BOARD_ESPRESSIF_ESP32_S3_LCD_EV_BOARD_2_V1_5</text:span><text:span text:style-name="T2"/></text:p>
      <text:p text:style-name="P1" loext:marker-style-name="T1"><text:span text:style-name="T2">./ESP32-S3-Touch-LCD-4.3-Demo/Arduino/libraries/ESP32_Display_Panel/test_apps/board/espressif/sdkconfig.ci.BOARD_ESPRESSIF_ESP32_S3_LCD_EV_BOARD_V1_5</text:span><text:span text:style-name="T2"/></text:p>
      <text:p text:style-name="P1" loext:marker-style-name="T1"><text:span text:style-name="T2">./ESP32-S3-Touch-LCD-4.3-Demo/Arduino/libraries/ESP32_Display_Panel/test_apps/board/espressif/sdkconfig.ci.BOARD_ESPRESSIF_ESP32_S3_USB_OTG</text:span><text:span text:style-name="T2"/></text:p>
      <text:p text:style-name="P1" loext:marker-style-name="T1"><text:span text:style-name="T2">./ESP32-S3-Touch-LCD-4.3-Demo/Arduino/libraries/ESP32_Display_Panel/test_apps/board/espressif/sdkconfig.defaults</text:span><text:span text:style-name="T2"/></text:p>
      <text:p text:style-name="P1" loext:marker-style-name="T1"><text:span text:style-name="T2">./ESP32-S3-Touch-LCD-4.3-Demo/Arduino/libraries/ESP32_Display_Panel/test_apps/board/espressif/sdkconfig.defaults.esp32p4</text:span><text:span text:style-name="T2"/></text:p>
      <text:p text:style-name="P1" loext:marker-style-name="T1"><text:span text:style-name="T2">./ESP32-S3-Touch-LCD-4.3-Demo/Arduino/libraries/ESP32_Display_Panel/test_apps/board/espressif/sdkconfig.defaults.esp32s3</text:span><text:span text:style-name="T2"/></text:p>
      <text:p text:style-name="P1" loext:marker-style-name="T1"><text:span text:style-name="T2">./ESP32-S3-Touch-LCD-4.3-Demo/Arduino/libraries/ESP32_Display_Panel/test_apps/board/jingcai</text:span><text:span text:style-name="T2"/></text:p>
      <text:p text:style-name="P1" loext:marker-style-name="T1"><text:span text:style-name="T2">./ESP32-S3-Touch-LCD-4.3-Demo/Arduino/libraries/ESP32_Display_Panel/test_apps/board/jingcai/CMakeLists.txt</text:span><text:span text:style-name="T2"/></text:p>
      <text:p text:style-name="P1" loext:marker-style-name="T1"><text:span text:style-name="T2">./ESP32-S3-Touch-LCD-4.3-Demo/Arduino/libraries/ESP32_Display_Panel/test_apps/board/jingcai/main</text:span><text:span text:style-name="T2"/></text:p>
      <text:p text:style-name="P1" loext:marker-style-name="T1"><text:span text:style-name="T2">./ESP32-S3-Touch-LCD-4.3-Demo/Arduino/libraries/ESP32_Display_Panel/test_apps/board/jingcai/main/CMakeLists.txt</text:span><text:span text:style-name="T2"/></text:p>
      <text:p text:style-name="P1" loext:marker-style-name="T1"><text:span text:style-name="T2">./ESP32-S3-Touch-LCD-4.3-Demo/Arduino/libraries/ESP32_Display_Panel/test_apps/board/jingcai/main/idf_component.yml</text:span><text:span text:style-name="T2"/></text:p>
      <text:p text:style-name="P1" loext:marker-style-name="T1"><text:span text:style-name="T2">./ESP32-S3-Touch-LCD-4.3-Demo/Arduino/libraries/ESP32_Display_Panel/test_apps/board/jingcai/main/test_app_main.cpp</text:span><text:span text:style-name="T2"/></text:p>
      <text:p text:style-name="P1" loext:marker-style-name="T1"><text:span text:style-name="T2">./ESP32-S3-Touch-LCD-4.3-Demo/Arduino/libraries/ESP32_Display_Panel/test_apps/board/jingcai/main/test_board_supported.cpp</text:span><text:span text:style-name="T2"/></text:p>
      <text:p text:style-name="P1" loext:marker-style-name="T1"><text:span text:style-name="T2">./ESP32-S3-Touch-LCD-4.3-Demo/Arduino/libraries/ESP32_Display_Panel/test_apps/board/jingcai/sdkconfig.ci.BOARD_JINGCAI_ESP32_4848S040C_I_Y_3</text:span><text:span text:style-name="T2"/></text:p>
      <text:p text:style-name="P1" loext:marker-style-name="T1"><text:span text:style-name="T2">./ESP32-S3-Touch-LCD-4.3-Demo/Arduino/libraries/ESP32_Display_Panel/test_apps/board/jingcai/sdkconfig.ci.BOARD_JINGCAI_JC8048W550C</text:span><text:span text:style-name="T2"/></text:p>
      <text:p text:style-name="P1" loext:marker-style-name="T1"><text:span text:style-name="T2">./ESP32-S3-Touch-LCD-4.3-Demo/Arduino/libraries/ESP32_Display_Panel/test_apps/board/jingcai/sdkconfig.defaults</text:span><text:span text:style-name="T2"/></text:p>
      <text:p text:style-name="P1" loext:marker-style-name="T1"><text:span text:style-name="T2">./ESP32-S3-Touch-LCD-4.3-Demo/Arduino/libraries/ESP32_Display_Panel/test_apps/board/jingcai/sdkconfig.defaults.esp32p4</text:span><text:span text:style-name="T2"/></text:p>
      <text:p text:style-name="P1" loext:marker-style-name="T1"><text:span text:style-name="T2">./ESP32-S3-Touch-LCD-4.3-Demo/Arduino/libraries/ESP32_Display_Panel/test_apps/board/jingcai/sdkconfig.defaults.esp32s3</text:span><text:span text:style-name="T2"/></text:p>
      <text:p text:style-name="P1" loext:marker-style-name="T1"><text:span text:style-name="T2">./ESP32-S3-Touch-LCD-4.3-Demo/Arduino/libraries/ESP32_Display_Panel/test_apps/board/m5stack</text:span><text:span text:style-name="T2"/></text:p>
      <text:p text:style-name="P1" loext:marker-style-name="T1"><text:span text:style-name="T2">./ESP32-S3-Touch-LCD-4.3-Demo/Arduino/libraries/ESP32_Display_Panel/test_apps/board/m5stack/CMakeLists.txt</text:span><text:span text:style-name="T2"/></text:p>
      <text:p text:style-name="P1" loext:marker-style-name="T1"><text:span text:style-name="T2">./ESP32-S3-Touch-LCD-4.3-Demo/Arduino/libraries/ESP32_Display_Panel/test_apps/board/m5stack/main</text:span><text:span text:style-name="T2"/></text:p>
      <text:p text:style-name="P1" loext:marker-style-name="T1"><text:span text:style-name="T2">./ESP32-S3-Touch-LCD-4.3-Demo/Arduino/libraries/ESP32_Display_Panel/test_apps/board/m5stack/main/CMakeLists.txt</text:span><text:span text:style-name="T2"/></text:p>
      <text:p text:style-name="P1" loext:marker-style-name="T1"><text:span text:style-name="T2">./ESP32-S3-Touch-LCD-4.3-Demo/Arduino/libraries/ESP32_Display_Panel/test_apps/board/m5stack/main/idf_component.yml</text:span><text:span text:style-name="T2"/></text:p>
      <text:p text:style-name="P1" loext:marker-style-name="T1"><text:span text:style-name="T2">./ESP32-S3-Touch-LCD-4.3-Demo/Arduino/libraries/ESP32_Display_Panel/test_apps/board/m5stack/main/test_app_main.cpp</text:span><text:span text:style-name="T2"/></text:p>
      <text:p text:style-name="P1" loext:marker-style-name="T1"><text:span text:style-name="T2">./ESP32-S3-Touch-LCD-4.3-Demo/Arduino/libraries/ESP32_Display_Panel/test_apps/board/m5stack/main/test_board_supported.cpp</text:span><text:span text:style-name="T2"/></text:p>
      <text:p text:style-name="P1" loext:marker-style-name="T1"><text:span text:style-name="T2">./ESP32-S3-Touch-LCD-4.3-Demo/Arduino/libraries/ESP32_Display_Panel/test_apps/board/m5stack/sdkconfig.ci.BOARD_M5STACK_M5CORE2</text:span><text:span text:style-name="T2"/></text:p>
      <text:p text:style-name="P1" loext:marker-style-name="T1"><text:span text:style-name="T2">./ESP32-S3-Touch-LCD-4.3-Demo/Arduino/libraries/ESP32_Display_Panel/test_apps/board/m5stack/sdkconfig.ci.BOARD_M5STACK_M5CORES3</text:span><text:span text:style-name="T2"/></text:p>
      <text:p text:style-name="P1" loext:marker-style-name="T1"><text:span text:style-name="T2">./ESP32-S3-Touch-LCD-4.3-Demo/Arduino/libraries/ESP32_Display_Panel/test_apps/board/m5stack/sdkconfig.ci.BOARD_M5STACK_M5DIAL</text:span><text:span text:style-name="T2"/></text:p>
      <text:p text:style-name="P1" loext:marker-style-name="T1"><text:span text:style-name="T2">./ESP32-S3-Touch-LCD-4.3-Demo/Arduino/libraries/ESP32_Display_Panel/test_apps/board/m5stack/sdkconfig.defaults</text:span><text:span text:style-name="T2"/></text:p>
      <text:p text:style-name="P1" loext:marker-style-name="T1"><text:span text:style-name="T2">./ESP32-S3-Touch-LCD-4.3-Demo/Arduino/libraries/ESP32_Display_Panel/test_apps/board/m5stack/sdkconfig.defaults.esp32p4</text:span><text:span text:style-name="T2"/></text:p>
      <text:p text:style-name="P1" loext:marker-style-name="T1"><text:span text:style-name="T2">./ESP32-S3-Touch-LCD-4.3-Demo/Arduino/libraries/ESP32_Display_Panel/test_apps/board/m5stack/sdkconfig.defaults.esp32s3</text:span><text:span text:style-name="T2"/></text:p>
      <text:p text:style-name="P1" loext:marker-style-name="T1"><text:span text:style-name="T2">./ESP32-S3-Touch-LCD-4.3-Demo/Arduino/libraries/ESP32_Display_Panel/test_apps/board/viewe</text:span><text:span text:style-name="T2"/></text:p>
      <text:p text:style-name="P1" loext:marker-style-name="T1"><text:span text:style-name="T2">./ESP32-S3-Touch-LCD-4.3-Demo/Arduino/libraries/ESP32_Display_Panel/test_apps/board/viewe/CMakeLists.txt</text:span><text:span text:style-name="T2"/></text:p>
      <text:p text:style-name="P1" loext:marker-style-name="T1"><text:span text:style-name="T2">./ESP32-S3-Touch-LCD-4.3-Demo/Arduino/libraries/ESP32_Display_Panel/test_apps/board/viewe/main</text:span><text:span text:style-name="T2"/></text:p>
      <text:p text:style-name="P1" loext:marker-style-name="T1"><text:span text:style-name="T2">./ESP32-S3-Touch-LCD-4.3-Demo/Arduino/libraries/ESP32_Display_Panel/test_apps/board/viewe/main/CMakeLists.txt</text:span><text:span text:style-name="T2"/></text:p>
      <text:p text:style-name="P1" loext:marker-style-name="T1"><text:span text:style-name="T2">./ESP32-S3-Touch-LCD-4.3-Demo/Arduino/libraries/ESP32_Display_Panel/test_apps/board/viewe/main/idf_component.yml</text:span><text:span text:style-name="T2"/></text:p>
      <text:p text:style-name="P1" loext:marker-style-name="T1"><text:span text:style-name="T2">./ESP32-S3-Touch-LCD-4.3-Demo/Arduino/libraries/ESP32_Display_Panel/test_apps/board/viewe/main/test_app_main.cpp</text:span><text:span text:style-name="T2"/></text:p>
      <text:p text:style-name="P1" loext:marker-style-name="T1"><text:span text:style-name="T2">./ESP32-S3-Touch-LCD-4.3-Demo/Arduino/libraries/ESP32_Display_Panel/test_apps/board/viewe/main/test_board_supported.cpp</text:span><text:span text:style-name="T2"/></text:p>
      <text:p text:style-name="P1" loext:marker-style-name="T1"><text:span text:style-name="T2">./ESP32-S3-Touch-LCD-4.3-Demo/Arduino/libraries/ESP32_Display_Panel/test_apps/board/viewe/sdkconfig.ci.BOARD_VIEWE_UEDX24320024E_WB_A</text:span><text:span text:style-name="T2"/></text:p>
      <text:p text:style-name="P1" loext:marker-style-name="T1"><text:span text:style-name="T2">./ESP32-S3-Touch-LCD-4.3-Demo/Arduino/libraries/ESP32_Display_Panel/test_apps/board/viewe/sdkconfig.ci.BOARD_VIEWE_UEDX24320028E_WB_A</text:span><text:span text:style-name="T2"/></text:p>
      <text:p text:style-name="P1" loext:marker-style-name="T1"><text:span text:style-name="T2">./ESP32-S3-Touch-LCD-4.3-Demo/Arduino/libraries/ESP32_Display_Panel/test_apps/board/viewe/sdkconfig.ci.BOARD_VIEWE_UEDX24320035E_WB_A</text:span><text:span text:style-name="T2"/></text:p>
      <text:p text:style-name="P1" loext:marker-style-name="T1"><text:span text:style-name="T2">./ESP32-S3-Touch-LCD-4.3-Demo/Arduino/libraries/ESP32_Display_Panel/test_apps/board/viewe/sdkconfig.ci.BOARD_VIEWE_UEDX32480035E_WB_A</text:span><text:span text:style-name="T2"/></text:p>
      <text:p text:style-name="P1" loext:marker-style-name="T1"><text:span text:style-name="T2">./ESP32-S3-Touch-LCD-4.3-Demo/Arduino/libraries/ESP32_Display_Panel/test_apps/board/viewe/sdkconfig.ci.BOARD_VIEWE_UEDX48270043E_WB_A</text:span><text:span text:style-name="T2"/></text:p>
      <text:p text:style-name="P1" loext:marker-style-name="T1"><text:span text:style-name="T2">./ESP32-S3-Touch-LCD-4.3-Demo/Arduino/libraries/ESP32_Display_Panel/test_apps/board/viewe/sdkconfig.ci.BOARD_VIEWE_UEDX48480040E_WB_A</text:span><text:span text:style-name="T2"/></text:p>
      <text:p text:style-name="P1" loext:marker-style-name="T1"><text:span text:style-name="T2">./ESP32-S3-Touch-LCD-4.3-Demo/Arduino/libraries/ESP32_Display_Panel/test_apps/board/viewe/sdkconfig.ci.BOARD_VIEWE_UEDX80480043E_WB_A</text:span><text:span text:style-name="T2"/></text:p>
      <text:p text:style-name="P1" loext:marker-style-name="T1"><text:span text:style-name="T2">./ESP32-S3-Touch-LCD-4.3-Demo/Arduino/libraries/ESP32_Display_Panel/test_apps/board/viewe/sdkconfig.ci.BOARD_VIEWE_UEDX80480050E_WB_A</text:span><text:span text:style-name="T2"/></text:p>
      <text:p text:style-name="P1" loext:marker-style-name="T1"><text:span text:style-name="T2">./ESP32-S3-Touch-LCD-4.3-Demo/Arduino/libraries/ESP32_Display_Panel/test_apps/board/viewe/sdkconfig.ci.BOARD_VIEWE_UEDX80480050E_WB_A_2</text:span><text:span text:style-name="T2"/></text:p>
      <text:p text:style-name="P1" loext:marker-style-name="T1"><text:span text:style-name="T2">./ESP32-S3-Touch-LCD-4.3-Demo/Arduino/libraries/ESP32_Display_Panel/test_apps/board/viewe/sdkconfig.ci.BOARD_VIEWE_UEDX80480070E_WB_A</text:span><text:span text:style-name="T2"/></text:p>
      <text:p text:style-name="P1" loext:marker-style-name="T1"><text:span text:style-name="T2">./ESP32-S3-Touch-LCD-4.3-Demo/Arduino/libraries/ESP32_Display_Panel/test_apps/board/viewe/sdkconfig.defaults</text:span><text:span text:style-name="T2"/></text:p>
      <text:p text:style-name="P1" loext:marker-style-name="T1"><text:span text:style-name="T2">./ESP32-S3-Touch-LCD-4.3-Demo/Arduino/libraries/ESP32_Display_Panel/test_apps/board/viewe/sdkconfig.defaults.esp32p4</text:span><text:span text:style-name="T2"/></text:p>
      <text:p text:style-name="P1" loext:marker-style-name="T1"><text:span text:style-name="T2">./ESP32-S3-Touch-LCD-4.3-Demo/Arduino/libraries/ESP32_Display_Panel/test_apps/board/viewe/sdkconfig.defaults.esp32s3</text:span><text:span text:style-name="T2"/></text:p>
      <text:p text:style-name="P1" loext:marker-style-name="T1"><text:span text:style-name="T2">./ESP32-S3-Touch-LCD-4.3-Demo/Arduino/libraries/ESP32_Display_Panel/test_apps/board/waveshare</text:span><text:span text:style-name="T2"/></text:p>
      <text:p text:style-name="P1" loext:marker-style-name="T1"><text:span text:style-name="T2">./ESP32-S3-Touch-LCD-4.3-Demo/Arduino/libraries/ESP32_Display_Panel/test_apps/board/waveshare/CMakeLists.txt</text:span><text:span text:style-name="T2"/></text:p>
      <text:p text:style-name="P1" loext:marker-style-name="T1"><text:span text:style-name="T2">./ESP32-S3-Touch-LCD-4.3-Demo/Arduino/libraries/ESP32_Display_Panel/test_apps/board/waveshare/main</text:span><text:span text:style-name="T2"/></text:p>
      <text:p text:style-name="P1" loext:marker-style-name="T1"><text:span text:style-name="T2">./ESP32-S3-Touch-LCD-4.3-Demo/Arduino/libraries/ESP32_Display_Panel/test_apps/board/waveshare/main/CMakeLists.txt</text:span><text:span text:style-name="T2"/></text:p>
      <text:p text:style-name="P1" loext:marker-style-name="T1"><text:span text:style-name="T2">./ESP32-S3-Touch-LCD-4.3-Demo/Arduino/libraries/ESP32_Display_Panel/test_apps/board/waveshare/main/idf_component.yml</text:span><text:span text:style-name="T2"/></text:p>
      <text:p text:style-name="P1" loext:marker-style-name="T1"><text:span text:style-name="T2">./ESP32-S3-Touch-LCD-4.3-Demo/Arduino/libraries/ESP32_Display_Panel/test_apps/board/waveshare/main/test_app_main.cpp</text:span><text:span text:style-name="T2"/></text:p>
      <text:p text:style-name="P1" loext:marker-style-name="T1"><text:span text:style-name="T2">./ESP32-S3-Touch-LCD-4.3-Demo/Arduino/libraries/ESP32_Display_Panel/test_apps/board/waveshare/main/test_board_supported.cpp</text:span><text:span text:style-name="T2"/></text:p>
      <text:p text:style-name="P1" loext:marker-style-name="T1"><text:span text:style-name="T2">./ESP32-S3-Touch-LCD-4.3-Demo/Arduino/libraries/ESP32_Display_Panel/test_apps/board/waveshare/sdkconfig.ci.BOARD_WAVESHARE_ESP32_P4_NANO</text:span><text:span text:style-name="T2"/></text:p>
      <text:p text:style-name="P1" loext:marker-style-name="T1"><text:span text:style-name="T2">./ESP32-S3-Touch-LCD-4.3-Demo/Arduino/libraries/ESP32_Display_Panel/test_apps/board/waveshare/sdkconfig.ci.BOARD_WAVESHARE_ESP32_S3_TOUCH_LCD_1_85</text:span><text:span text:style-name="T2"/></text:p>
      <text:p text:style-name="P1" loext:marker-style-name="T1"><text:span text:style-name="T2">./ESP32-S3-Touch-LCD-4.3-Demo/Arduino/libraries/ESP32_Display_Panel/test_apps/board/waveshare/sdkconfig.ci.BOARD_WAVESHARE_ESP32_S3_TOUCH_LCD_2_1</text:span><text:span text:style-name="T2"/></text:p>
      <text:p text:style-name="P1" loext:marker-style-name="T1"><text:span text:style-name="T2">./ESP32-S3-Touch-LCD-4.3-Demo/Arduino/libraries/ESP32_Display_Panel/test_apps/board/waveshare/sdkconfig.ci.BOARD_WAVESHARE_ESP32_S3_TOUCH_LCD_4_3</text:span><text:span text:style-name="T2"/></text:p>
      <text:p text:style-name="P1" loext:marker-style-name="T1"><text:span text:style-name="T2">./ESP32-S3-Touch-LCD-4.3-Demo/Arduino/libraries/ESP32_Display_Panel/test_apps/board/waveshare/sdkconfig.ci.BOARD_WAVESHARE_ESP32_S3_TOUCH_LCD_4_3_B</text:span><text:span text:style-name="T2"/></text:p>
      <text:p text:style-name="P1" loext:marker-style-name="T1"><text:span text:style-name="T2">./ESP32-S3-Touch-LCD-4.3-Demo/Arduino/libraries/ESP32_Display_Panel/test_apps/board/waveshare/sdkconfig.ci.BOARD_WAVESHARE_ESP32_S3_TOUCH_LCD_5</text:span><text:span text:style-name="T2"/></text:p>
      <text:p text:style-name="P1" loext:marker-style-name="T1"><text:span text:style-name="T2">./ESP32-S3-Touch-LCD-4.3-Demo/Arduino/libraries/ESP32_Display_Panel/test_apps/board/waveshare/sdkconfig.ci.BOARD_WAVESHARE_ESP32_S3_TOUCH_LCD_5_B</text:span><text:span text:style-name="T2"/></text:p>
      <text:p text:style-name="P1" loext:marker-style-name="T1"><text:span text:style-name="T2">./ESP32-S3-Touch-LCD-4.3-Demo/Arduino/libraries/ESP32_Display_Panel/test_apps/board/waveshare/sdkconfig.ci.BOARD_WAVESHARE_ESP32_S3_TOUCH_LCD_7</text:span><text:span text:style-name="T2"/></text:p>
      <text:p text:style-name="P1" loext:marker-style-name="T1"><text:span text:style-name="T2">./ESP32-S3-Touch-LCD-4.3-Demo/Arduino/libraries/ESP32_Display_Panel/test_apps/board/waveshare/sdkconfig.defaults</text:span><text:span text:style-name="T2"/></text:p>
      <text:p text:style-name="P1" loext:marker-style-name="T1"><text:span text:style-name="T2">./ESP32-S3-Touch-LCD-4.3-Demo/Arduino/libraries/ESP32_Display_Panel/test_apps/board/waveshare/sdkconfig.defaults.esp32p4</text:span><text:span text:style-name="T2"/></text:p>
      <text:p text:style-name="P1" loext:marker-style-name="T1"><text:span text:style-name="T2">./ESP32-S3-Touch-LCD-4.3-Demo/Arduino/libraries/ESP32_Display_Panel/test_apps/board/waveshare/sdkconfig.defaults.esp32s3</text:span><text:span text:style-name="T2"/></text:p>
      <text:p text:style-name="P1" loext:marker-style-name="T1"><text:span text:style-name="T2">./ESP32-S3-Touch-LCD-4.3-Demo/Arduino/libraries/ESP32_Display_Panel/test_apps/common_components</text:span><text:span text:style-name="T2"/></text:p>
      <text:p text:style-name="P1" loext:marker-style-name="T1"><text:span text:style-name="T2">./ESP32-S3-Touch-LCD-4.3-Demo/Arduino/libraries/ESP32_Display_Panel/test_apps/common_components/lcd_general_test</text:span><text:span text:style-name="T2"/></text:p>
      <text:p text:style-name="P1" loext:marker-style-name="T1"><text:span text:style-name="T2">./ESP32-S3-Touch-LCD-4.3-Demo/Arduino/libraries/ESP32_Display_Panel/test_apps/common_components/lcd_general_test/CMakeLists.txt</text:span><text:span text:style-name="T2"/></text:p>
      <text:p text:style-name="P1" loext:marker-style-name="T1"><text:span text:style-name="T2">./ESP32-S3-Touch-LCD-4.3-Demo/Arduino/libraries/ESP32_Display_Panel/test_apps/common_components/lcd_general_test/idf_component.yml</text:span><text:span text:style-name="T2"/></text:p>
      <text:p text:style-name="P1" loext:marker-style-name="T1"><text:span text:style-name="T2">./ESP32-S3-Touch-LCD-4.3-Demo/Arduino/libraries/ESP32_Display_Panel/test_apps/common_components/lcd_general_test/lcd_general_test.cpp</text:span><text:span text:style-name="T2"/></text:p>
      <text:p text:style-name="P1" loext:marker-style-name="T1"><text:span text:style-name="T2">./ESP32-S3-Touch-LCD-4.3-Demo/Arduino/libraries/ESP32_Display_Panel/test_apps/common_components/lcd_general_test/lcd_general_test.hpp</text:span><text:span text:style-name="T2"/></text:p>
      <text:p text:style-name="P1" loext:marker-style-name="T1"><text:span text:style-name="T2">./ESP32-S3-Touch-LCD-4.3-Demo/Arduino/libraries/ESP32_Display_Panel/test_apps/common_components/touch_general_test</text:span><text:span text:style-name="T2"/></text:p>
      <text:p text:style-name="P1" loext:marker-style-name="T1"><text:span text:style-name="T2">./ESP32-S3-Touch-LCD-4.3-Demo/Arduino/libraries/ESP32_Display_Panel/test_apps/common_components/touch_general_test/CMakeLists.txt</text:span><text:span text:style-name="T2"/></text:p>
      <text:p text:style-name="P1" loext:marker-style-name="T1"><text:span text:style-name="T2">./ESP32-S3-Touch-LCD-4.3-Demo/Arduino/libraries/ESP32_Display_Panel/test_apps/common_components/touch_general_test/idf_component.yml</text:span><text:span text:style-name="T2"/></text:p>
      <text:p text:style-name="P1" loext:marker-style-name="T1"><text:span text:style-name="T2">./ESP32-S3-Touch-LCD-4.3-Demo/Arduino/libraries/ESP32_Display_Panel/test_apps/common_components/touch_general_test/touch_general_test.cpp</text:span><text:span text:style-name="T2"/></text:p>
      <text:p text:style-name="P1" loext:marker-style-name="T1"><text:span text:style-name="T2">./ESP32-S3-Touch-LCD-4.3-Demo/Arduino/libraries/ESP32_Display_Panel/test_apps/common_components/touch_general_test/touch_general_test.hpp</text:span><text:span text:style-name="T2"/></text:p>
      <text:p text:style-name="P1" loext:marker-style-name="T1"><text:span text:style-name="T2">./ESP32-S3-Touch-LCD-4.3-Demo/Arduino/libraries/ESP32_Display_Panel/test_apps/drivers</text:span><text:span text:style-name="T2"/></text:p>
      <text:p text:style-name="P1" loext:marker-style-name="T1"><text:span text:style-name="T2">./ESP32-S3-Touch-LCD-4.3-Demo/Arduino/libraries/ESP32_Display_Panel/test_apps/drivers/lcd</text:span><text:span text:style-name="T2"/></text:p>
      <text:p text:style-name="P1" loext:marker-style-name="T1"><text:span text:style-name="T2">./ESP32-S3-Touch-LCD-4.3-Demo/Arduino/libraries/ESP32_Display_Panel/test_apps/drivers/lcd/3wire_spi_rgb</text:span><text:span text:style-name="T2"/></text:p>
      <text:p text:style-name="P1" loext:marker-style-name="T1"><text:span text:style-name="T2">./ESP32-S3-Touch-LCD-4.3-Demo/Arduino/libraries/ESP32_Display_Panel/test_apps/drivers/lcd/3wire_spi_rgb/CMakeLists.txt</text:span><text:span text:style-name="T2"/></text:p>
      <text:p text:style-name="P1" loext:marker-style-name="T1"><text:span text:style-name="T2">./ESP32-S3-Touch-LCD-4.3-Demo/Arduino/libraries/ESP32_Display_Panel/test_apps/drivers/lcd/3wire_spi_rgb/main</text:span><text:span text:style-name="T2"/></text:p>
      <text:p text:style-name="P1" loext:marker-style-name="T1"><text:soft-page-break/><text:span text:style-name="T2">./ESP32-S3-Touch-LCD-4.3-Demo/Arduino/libraries/ESP32_Display_Panel/test_apps/drivers/lcd/3wire_spi_rgb/main/CMakeLists.txt</text:span><text:span text:style-name="T2"/></text:p>
      <text:p text:style-name="P1" loext:marker-style-name="T1"><text:span text:style-name="T2">./ESP32-S3-Touch-LCD-4.3-Demo/Arduino/libraries/ESP32_Display_Panel/test_apps/drivers/lcd/3wire_spi_rgb/main/idf_component.yml</text:span><text:span text:style-name="T2"/></text:p>
      <text:p text:style-name="P1" loext:marker-style-name="T1"><text:span text:style-name="T2">./ESP32-S3-Touch-LCD-4.3-Demo/Arduino/libraries/ESP32_Display_Panel/test_apps/drivers/lcd/3wire_spi_rgb/main/test_3wire_spi_rgb_lcd.cpp</text:span><text:span text:style-name="T2"/></text:p>
      <text:p text:style-name="P1" loext:marker-style-name="T1"><text:span text:style-name="T2">./ESP32-S3-Touch-LCD-4.3-Demo/Arduino/libraries/ESP32_Display_Panel/test_apps/drivers/lcd/3wire_spi_rgb/main/test_app_main.cpp</text:span><text:span text:style-name="T2"/></text:p>
      <text:p text:style-name="P1" loext:marker-style-name="T1"><text:span text:style-name="T2">./ESP32-S3-Touch-LCD-4.3-Demo/Arduino/libraries/ESP32_Display_Panel/test_apps/drivers/lcd/3wire_spi_rgb/sdkconfig.defaults</text:span><text:span text:style-name="T2"/></text:p>
      <text:p text:style-name="P1" loext:marker-style-name="T1"><text:span text:style-name="T2">./ESP32-S3-Touch-LCD-4.3-Demo/Arduino/libraries/ESP32_Display_Panel/test_apps/drivers/lcd/3wire_spi_rgb/sdkconfig.defaults.esp32s3</text:span><text:span text:style-name="T2"/></text:p>
      <text:p text:style-name="P1" loext:marker-style-name="T1"><text:span text:style-name="T2">./ESP32-S3-Touch-LCD-4.3-Demo/Arduino/libraries/ESP32_Display_Panel/test_apps/drivers/lcd/mipi_dsi</text:span><text:span text:style-name="T2"/></text:p>
      <text:p text:style-name="P1" loext:marker-style-name="T1"><text:span text:style-name="T2">./ESP32-S3-Touch-LCD-4.3-Demo/Arduino/libraries/ESP32_Display_Panel/test_apps/drivers/lcd/mipi_dsi/CMakeLists.txt</text:span><text:span text:style-name="T2"/></text:p>
      <text:p text:style-name="P1" loext:marker-style-name="T1"><text:span text:style-name="T2">./ESP32-S3-Touch-LCD-4.3-Demo/Arduino/libraries/ESP32_Display_Panel/test_apps/drivers/lcd/mipi_dsi/main</text:span><text:span text:style-name="T2"/></text:p>
      <text:p text:style-name="P1" loext:marker-style-name="T1"><text:span text:style-name="T2">./ESP32-S3-Touch-LCD-4.3-Demo/Arduino/libraries/ESP32_Display_Panel/test_apps/drivers/lcd/mipi_dsi/main/CMakeLists.txt</text:span><text:span text:style-name="T2"/></text:p>
      <text:p text:style-name="P1" loext:marker-style-name="T1"><text:span text:style-name="T2">./ESP32-S3-Touch-LCD-4.3-Demo/Arduino/libraries/ESP32_Display_Panel/test_apps/drivers/lcd/mipi_dsi/main/idf_component.yml</text:span><text:span text:style-name="T2"/></text:p>
      <text:p text:style-name="P1" loext:marker-style-name="T1"><text:span text:style-name="T2">./ESP32-S3-Touch-LCD-4.3-Demo/Arduino/libraries/ESP32_Display_Panel/test_apps/drivers/lcd/mipi_dsi/main/test_app_main.cpp</text:span><text:span text:style-name="T2"/></text:p>
      <text:p text:style-name="P1" loext:marker-style-name="T1"><text:span text:style-name="T2">./ESP32-S3-Touch-LCD-4.3-Demo/Arduino/libraries/ESP32_Display_Panel/test_apps/drivers/lcd/mipi_dsi/main/test_mipi_dsi_lcd.cpp</text:span><text:span text:style-name="T2"/></text:p>
      <text:p text:style-name="P1" loext:marker-style-name="T1"><text:span text:style-name="T2">./ESP32-S3-Touch-LCD-4.3-Demo/Arduino/libraries/ESP32_Display_Panel/test_apps/drivers/lcd/mipi_dsi/sdkconfig.defaults</text:span><text:span text:style-name="T2"/></text:p>
      <text:p text:style-name="P1" loext:marker-style-name="T1"><text:span text:style-name="T2">./ESP32-S3-Touch-LCD-4.3-Demo/Arduino/libraries/ESP32_Display_Panel/test_apps/drivers/lcd/mipi_dsi/sdkconfig.defaults.esp32p4</text:span><text:span text:style-name="T2"/></text:p>
      <text:p text:style-name="P1" loext:marker-style-name="T1"><text:span text:style-name="T2">./ESP32-S3-Touch-LCD-4.3-Demo/Arduino/libraries/ESP32_Display_Panel/test_apps/drivers/lcd/qspi</text:span><text:span text:style-name="T2"/></text:p>
      <text:p text:style-name="P1" loext:marker-style-name="T1"><text:span text:style-name="T2">./ESP32-S3-Touch-LCD-4.3-Demo/Arduino/libraries/ESP32_Display_Panel/test_apps/drivers/lcd/qspi/CMakeLists.txt</text:span><text:span text:style-name="T2"/></text:p>
      <text:p text:style-name="P1" loext:marker-style-name="T1"><text:span text:style-name="T2">./ESP32-S3-Touch-LCD-4.3-Demo/Arduino/libraries/ESP32_Display_Panel/test_apps/drivers/lcd/qspi/main</text:span><text:span text:style-name="T2"/></text:p>
      <text:p text:style-name="P1" loext:marker-style-name="T1"><text:span text:style-name="T2">./ESP32-S3-Touch-LCD-4.3-Demo/Arduino/libraries/ESP32_Display_Panel/test_apps/drivers/lcd/qspi/main/CMakeLists.txt</text:span><text:span text:style-name="T2"/></text:p>
      <text:p text:style-name="P1" loext:marker-style-name="T1"><text:span text:style-name="T2">./ESP32-S3-Touch-LCD-4.3-Demo/Arduino/libraries/ESP32_Display_Panel/test_apps/drivers/lcd/qspi/main/idf_component.yml</text:span><text:span text:style-name="T2"/></text:p>
      <text:p text:style-name="P1" loext:marker-style-name="T1"><text:span text:style-name="T2">./ESP32-S3-Touch-LCD-4.3-Demo/Arduino/libraries/ESP32_Display_Panel/test_apps/drivers/lcd/qspi/main/test_app_main.cpp</text:span><text:span text:style-name="T2"/></text:p>
      <text:p text:style-name="P1" loext:marker-style-name="T1"><text:span text:style-name="T2">./ESP32-S3-Touch-LCD-4.3-Demo/Arduino/libraries/ESP32_Display_Panel/test_apps/drivers/lcd/qspi/main/test_qspi_lcd.cpp</text:span><text:span text:style-name="T2"/></text:p>
      <text:p text:style-name="P1" loext:marker-style-name="T1"><text:span text:style-name="T2">./ESP32-S3-Touch-LCD-4.3-Demo/Arduino/libraries/ESP32_Display_Panel/test_apps/drivers/lcd/qspi/sdkconfig.defaults</text:span><text:span text:style-name="T2"/></text:p>
      <text:p text:style-name="P1" loext:marker-style-name="T1"><text:span text:style-name="T2">./ESP32-S3-Touch-LCD-4.3-Demo/Arduino/libraries/ESP32_Display_Panel/test_apps/drivers/lcd/rgb</text:span><text:span text:style-name="T2"/></text:p>
      <text:p text:style-name="P1" loext:marker-style-name="T1"><text:span text:style-name="T2">./ESP32-S3-Touch-LCD-4.3-Demo/Arduino/libraries/ESP32_Display_Panel/test_apps/drivers/lcd/rgb/CMakeLists.txt</text:span><text:span text:style-name="T2"/></text:p>
      <text:p text:style-name="P1" loext:marker-style-name="T1"><text:span text:style-name="T2">./ESP32-S3-Touch-LCD-4.3-Demo/Arduino/libraries/ESP32_Display_Panel/test_apps/drivers/lcd/rgb/main</text:span><text:span text:style-name="T2"/></text:p>
      <text:p text:style-name="P1" loext:marker-style-name="T1"><text:span text:style-name="T2">./ESP32-S3-Touch-LCD-4.3-Demo/Arduino/libraries/ESP32_Display_Panel/test_apps/drivers/lcd/rgb/main/CMakeLists.txt</text:span><text:span text:style-name="T2"/></text:p>
      <text:p text:style-name="P1" loext:marker-style-name="T1"><text:span text:style-name="T2">./ESP32-S3-Touch-LCD-4.3-Demo/Arduino/libraries/ESP32_Display_Panel/test_apps/drivers/lcd/rgb/main/idf_component.yml</text:span><text:span text:style-name="T2"/></text:p>
      <text:p text:style-name="P1" loext:marker-style-name="T1"><text:span text:style-name="T2">./ESP32-S3-Touch-LCD-4.3-Demo/Arduino/libraries/ESP32_Display_Panel/test_apps/drivers/lcd/rgb/main/test_app_main.cpp</text:span><text:span text:style-name="T2"/></text:p>
      <text:p text:style-name="P1" loext:marker-style-name="T1"><text:span text:style-name="T2">./ESP32-S3-Touch-LCD-4.3-Demo/Arduino/libraries/ESP32_Display_Panel/test_apps/drivers/lcd/rgb/main/test_rgb_lcd.cpp</text:span><text:span text:style-name="T2"/></text:p>
      <text:p text:style-name="P1" loext:marker-style-name="T1"><text:span text:style-name="T2">./ESP32-S3-Touch-LCD-4.3-Demo/Arduino/libraries/ESP32_Display_Panel/test_apps/drivers/lcd/rgb/sdkconfig.defaults</text:span><text:span text:style-name="T2"/></text:p>
      <text:p text:style-name="P1" loext:marker-style-name="T1"><text:span text:style-name="T2">./ESP32-S3-Touch-LCD-4.3-Demo/Arduino/libraries/ESP32_Display_Panel/test_apps/drivers/lcd/rgb/sdkconfig.defaults.esp32s3</text:span><text:span text:style-name="T2"/></text:p>
      <text:p text:style-name="P1" loext:marker-style-name="T1"><text:span text:style-name="T2">./ESP32-S3-Touch-LCD-4.3-Demo/Arduino/libraries/ESP32_Display_Panel/test_apps/drivers/lcd/spi</text:span><text:span text:style-name="T2"/></text:p>
      <text:p text:style-name="P1" loext:marker-style-name="T1"><text:span text:style-name="T2">./ESP32-S3-Touch-LCD-4.3-Demo/Arduino/libraries/ESP32_Display_Panel/test_apps/drivers/lcd/spi/CMakeLists.txt</text:span><text:span text:style-name="T2"/></text:p>
      <text:p text:style-name="P1" loext:marker-style-name="T1"><text:span text:style-name="T2">./ESP32-S3-Touch-LCD-4.3-Demo/Arduino/libraries/ESP32_Display_Panel/test_apps/drivers/lcd/spi/main</text:span><text:span text:style-name="T2"/></text:p>
      <text:p text:style-name="P1" loext:marker-style-name="T1"><text:span text:style-name="T2">./ESP32-S3-Touch-LCD-4.3-Demo/Arduino/libraries/ESP32_Display_Panel/test_apps/drivers/lcd/spi/main/CMakeLists.txt</text:span><text:span text:style-name="T2"/></text:p>
      <text:p text:style-name="P1" loext:marker-style-name="T1"><text:span text:style-name="T2">./ESP32-S3-Touch-LCD-4.3-Demo/Arduino/libraries/ESP32_Display_Panel/test_apps/drivers/lcd/spi/main/idf_component.yml</text:span><text:span text:style-name="T2"/></text:p>
      <text:p text:style-name="P1" loext:marker-style-name="T1"><text:span text:style-name="T2">./ESP32-S3-Touch-LCD-4.3-Demo/Arduino/libraries/ESP32_Display_Panel/test_apps/drivers/lcd/spi/main/test_app_main.cpp</text:span><text:span text:style-name="T2"/></text:p>
      <text:p text:style-name="P1" loext:marker-style-name="T1"><text:span text:style-name="T2">./ESP32-S3-Touch-LCD-4.3-Demo/Arduino/libraries/ESP32_Display_Panel/test_apps/drivers/lcd/spi/main/test_spi_lcd.cpp</text:span><text:span text:style-name="T2"/></text:p>
      <text:p text:style-name="P1" loext:marker-style-name="T1"><text:span text:style-name="T2">./ESP32-S3-Touch-LCD-4.3-Demo/Arduino/libraries/ESP32_Display_Panel/test_apps/drivers/lcd/spi/sdkconfig.defaults</text:span><text:span text:style-name="T2"/></text:p>
      <text:p text:style-name="P1" loext:marker-style-name="T1"><text:span text:style-name="T2">./ESP32-S3-Touch-LCD-4.3-Demo/Arduino/libraries/ESP32_Display_Panel/test_apps/drivers/touch</text:span><text:span text:style-name="T2"/></text:p>
      <text:p text:style-name="P1" loext:marker-style-name="T1"><text:span text:style-name="T2">./ESP32-S3-Touch-LCD-4.3-Demo/Arduino/libraries/ESP32_Display_Panel/test_apps/drivers/touch/i2c</text:span><text:span text:style-name="T2"/></text:p>
      <text:p text:style-name="P1" loext:marker-style-name="T1"><text:span text:style-name="T2">./ESP32-S3-Touch-LCD-4.3-Demo/Arduino/libraries/ESP32_Display_Panel/test_apps/drivers/touch/i2c/CMakeLists.txt</text:span><text:span text:style-name="T2"/></text:p>
      <text:p text:style-name="P1" loext:marker-style-name="T1"><text:span text:style-name="T2">./ESP32-S3-Touch-LCD-4.3-Demo/Arduino/libraries/ESP32_Display_Panel/test_apps/drivers/touch/i2c/main</text:span><text:span text:style-name="T2"/></text:p>
      <text:p text:style-name="P1" loext:marker-style-name="T1"><text:span text:style-name="T2">./ESP32-S3-Touch-LCD-4.3-Demo/Arduino/libraries/ESP32_Display_Panel/test_apps/drivers/touch/i2c/main/CMakeLists.txt</text:span><text:span text:style-name="T2"/></text:p>
      <text:p text:style-name="P1" loext:marker-style-name="T1"><text:span text:style-name="T2">./ESP32-S3-Touch-LCD-4.3-Demo/Arduino/libraries/ESP32_Display_Panel/test_apps/drivers/touch/i2c/main/idf_component.yml</text:span><text:span text:style-name="T2"/></text:p>
      <text:p text:style-name="P1" loext:marker-style-name="T1"><text:span text:style-name="T2">./ESP32-S3-Touch-LCD-4.3-Demo/Arduino/libraries/ESP32_Display_Panel/test_apps/drivers/touch/i2c/main/test_app_main.cpp</text:span><text:span text:style-name="T2"/></text:p>
      <text:p text:style-name="P1" loext:marker-style-name="T1"><text:span text:style-name="T2">./ESP32-S3-Touch-LCD-4.3-Demo/Arduino/libraries/ESP32_Display_Panel/test_apps/drivers/touch/i2c/main/test_i2c_touch.cpp</text:span><text:span text:style-name="T2"/></text:p>
      <text:p text:style-name="P1" loext:marker-style-name="T1"><text:span text:style-name="T2">./ESP32-S3-Touch-LCD-4.3-Demo/Arduino/libraries/ESP32_Display_Panel/test_apps/drivers/touch/i2c/sdkconfig.defaults</text:span><text:span text:style-name="T2"/></text:p>
      <text:p text:style-name="P1" loext:marker-style-name="T1"><text:span text:style-name="T2">./ESP32-S3-Touch-LCD-4.3-Demo/Arduino/libraries/ESP32_Display_Panel/test_apps/drivers/touch/spi</text:span><text:span text:style-name="T2"/></text:p>
      <text:p text:style-name="P1" loext:marker-style-name="T1"><text:span text:style-name="T2">./ESP32-S3-Touch-LCD-4.3-Demo/Arduino/libraries/ESP32_Display_Panel/test_apps/drivers/touch/spi/CMakeLists.txt</text:span><text:span text:style-name="T2"/></text:p>
      <text:p text:style-name="P1" loext:marker-style-name="T1"><text:span text:style-name="T2">./ESP32-S3-Touch-LCD-4.3-Demo/Arduino/libraries/ESP32_Display_Panel/test_apps/drivers/touch/spi/main</text:span><text:span text:style-name="T2"/></text:p>
      <text:p text:style-name="P1" loext:marker-style-name="T1"><text:span text:style-name="T2">./ESP32-S3-Touch-LCD-4.3-Demo/Arduino/libraries/ESP32_Display_Panel/test_apps/drivers/touch/spi/main/CMakeLists.txt</text:span><text:span text:style-name="T2"/></text:p>
      <text:p text:style-name="P1" loext:marker-style-name="T1"><text:span text:style-name="T2">./ESP32-S3-Touch-LCD-4.3-Demo/Arduino/libraries/ESP32_Display_Panel/test_apps/drivers/touch/spi/main/idf_component.yml</text:span><text:span text:style-name="T2"/></text:p>
      <text:p text:style-name="P1" loext:marker-style-name="T1"><text:span text:style-name="T2">./ESP32-S3-Touch-LCD-4.3-Demo/Arduino/libraries/ESP32_Display_Panel/test_apps/drivers/touch/spi/main/test_app_main.cpp</text:span><text:span text:style-name="T2"/></text:p>
      <text:p text:style-name="P1" loext:marker-style-name="T1"><text:span text:style-name="T2">./ESP32-S3-Touch-LCD-4.3-Demo/Arduino/libraries/ESP32_Display_Panel/test_apps/drivers/touch/spi/main/test_spi_touch.cpp</text:span><text:span text:style-name="T2"/></text:p>
      <text:p text:style-name="P1" loext:marker-style-name="T1"><text:span text:style-name="T2">./ESP32-S3-Touch-LCD-4.3-Demo/Arduino/libraries/ESP32_Display_Panel/test_apps/drivers/touch/spi/sdkconfig.defaults</text:span><text:span text:style-name="T2"/></text:p>
      <text:p text:style-name="P1" loext:marker-style-name="T1"><text:span text:style-name="T2">./ESP32-S3-Touch-LCD-4.3-Demo/Arduino/libraries/ESP32_Display_Panel/test_apps/gui</text:span><text:span text:style-name="T2"/></text:p>
      <text:p text:style-name="P1" loext:marker-style-name="T1"><text:span text:style-name="T2">./ESP32-S3-Touch-LCD-4.3-Demo/Arduino/libraries/ESP32_Display_Panel/test_apps/gui/lvgl_v8_port</text:span><text:span text:style-name="T2"/></text:p>
      <text:p text:style-name="P1" loext:marker-style-name="T1"><text:span text:style-name="T2">./ESP32-S3-Touch-LCD-4.3-Demo/Arduino/libraries/ESP32_Display_Panel/test_apps/gui/lvgl_v8_port/CMakeLists.txt</text:span><text:span text:style-name="T2"/></text:p>
      <text:p text:style-name="P1" loext:marker-style-name="T1"><text:span text:style-name="T2">./ESP32-S3-Touch-LCD-4.3-Demo/Arduino/libraries/ESP32_Display_Panel/test_apps/gui/lvgl_v8_port/main</text:span><text:span text:style-name="T2"/></text:p>
      <text:p text:style-name="P1" loext:marker-style-name="T1"><text:span text:style-name="T2">./ESP32-S3-Touch-LCD-4.3-Demo/Arduino/libraries/ESP32_Display_Panel/test_apps/gui/lvgl_v8_port/main/CMakeLists.txt</text:span><text:span text:style-name="T2"/></text:p>
      <text:p text:style-name="P1" loext:marker-style-name="T1"><text:span text:style-name="T2">./ESP32-S3-Touch-LCD-4.3-Demo/Arduino/libraries/ESP32_Display_Panel/test_apps/gui/lvgl_v8_port/main/idf_component.yml</text:span><text:span text:style-name="T2"/></text:p>
      <text:p text:style-name="P1" loext:marker-style-name="T1"><text:span text:style-name="T2">./ESP32-S3-Touch-LCD-4.3-Demo/Arduino/libraries/ESP32_Display_Panel/test_apps/gui/lvgl_v8_port/main/Kconfig.projbuild</text:span><text:span text:style-name="T2"/></text:p>
      <text:p text:style-name="P1" loext:marker-style-name="T1"><text:span text:style-name="T2">./ESP32-S3-Touch-LCD-4.3-Demo/Arduino/libraries/ESP32_Display_Panel/test_apps/gui/lvgl_v8_port/main/lvgl_v8_port.cpp</text:span><text:span text:style-name="T2"/></text:p>
      <text:p text:style-name="P1" loext:marker-style-name="T1"><text:span text:style-name="T2">./ESP32-S3-Touch-LCD-4.3-Demo/Arduino/libraries/ESP32_Display_Panel/test_apps/gui/lvgl_v8_port/main/lvgl_v8_port.h</text:span><text:span text:style-name="T2"/></text:p>
      <text:p text:style-name="P1" loext:marker-style-name="T1"><text:span text:style-name="T2">./ESP32-S3-Touch-LCD-4.3-Demo/Arduino/libraries/ESP32_Display_Panel/test_apps/gui/lvgl_v8_port/main/test_app_main.cpp</text:span><text:span text:style-name="T2"/></text:p>
      <text:p text:style-name="P1" loext:marker-style-name="T1"><text:span text:style-name="T2">./ESP32-S3-Touch-LCD-4.3-Demo/Arduino/libraries/ESP32_Display_Panel/test_apps/gui/lvgl_v8_port/main/test_lvgl_port.cpp</text:span><text:span text:style-name="T2"/></text:p>
      <text:p text:style-name="P1" loext:marker-style-name="T1"><text:span text:style-name="T2">./ESP32-S3-Touch-LCD-4.3-Demo/Arduino/libraries/ESP32_Display_Panel/test_apps/gui/lvgl_v8_port/partitions.csv</text:span><text:span text:style-name="T2"/></text:p>
      <text:p text:style-name="P1" loext:marker-style-name="T1"><text:span text:style-name="T2">./ESP32-S3-Touch-LCD-4.3-Demo/Arduino/libraries/ESP32_Display_Panel/test_apps/gui/lvgl_v8_port/sdkconfig.ci.BOARD_ESPRESSIF_ESP32_C3_LCDKIT</text:span><text:span text:style-name="T2"/></text:p>
      <text:p text:style-name="P1" loext:marker-style-name="T1"><text:span text:style-name="T2">./ESP32-S3-Touch-LCD-4.3-Demo/Arduino/libraries/ESP32_Display_Panel/test_apps/gui/lvgl_v8_port/sdkconfig.ci.BOARD_ESPRESSIF_ESP32_P4_FUNCTION_EV_BOARD</text:span><text:span text:style-name="T2"/></text:p>
      <text:p text:style-name="P1" loext:marker-style-name="T1"><text:span text:style-name="T2">./ESP32-S3-Touch-LCD-4.3-Demo/Arduino/libraries/ESP32_Display_Panel/test_apps/gui/lvgl_v8_port/sdkconfig.ci.BOARD_ESPRESSIF_ESP32_S3_BOX_3</text:span><text:span text:style-name="T2"/></text:p>
      <text:p text:style-name="P1" loext:marker-style-name="T1"><text:span text:style-name="T2">./ESP32-S3-Touch-LCD-4.3-Demo/Arduino/libraries/ESP32_Display_Panel/test_apps/gui/lvgl_v8_port/sdkconfig.ci.BOARD_ESPRESSIF_ESP32_S3_LCD_EV_BOARD_2_V1_5</text:span><text:span text:style-name="T2"/></text:p>
      <text:p text:style-name="P1" loext:marker-style-name="T1"><text:span text:style-name="T2">./ESP32-S3-Touch-LCD-4.3-Demo/Arduino/libraries/ESP32_Display_Panel/test_apps/gui/lvgl_v8_port/sdkconfig.ci.BOARD_ESPRESSIF_ESP32_S3_LCD_EV_BOARD_V1_5</text:span><text:span text:style-name="T2"/></text:p>
      <text:p text:style-name="P1" loext:marker-style-name="T1"><text:span text:style-name="T2">./ESP32-S3-Touch-LCD-4.3-Demo/Arduino/libraries/ESP32_Display_Panel/test_apps/gui/lvgl_v8_port/sdkconfig.defaults</text:span><text:span text:style-name="T2"/></text:p>
      <text:p text:style-name="P1" loext:marker-style-name="T1"><text:span text:style-name="T2">./ESP32-S3-Touch-LCD-4.3-Demo/Arduino/libraries/ESP32_Display_Panel/test_apps/gui/lvgl_v8_port/sdkconfig.defaults.esp32p4</text:span><text:span text:style-name="T2"/></text:p>
      <text:p text:style-name="P1" loext:marker-style-name="T1"><text:span text:style-name="T2">./ESP32-S3-Touch-LCD-4.3-Demo/Arduino/libraries/ESP32_Display_Panel/test_apps/gui/lvgl_v8_port/sdkconfig.defaults.esp32s3</text:span><text:span text:style-name="T2"/></text:p>
      <text:p text:style-name="P1" loext:marker-style-name="T1"><text:span text:style-name="T2">./ESP32-S3-Touch-LCD-4.3-Demo/Arduino/libraries/ESP32_Display_Panel/test_apps/gui/lvgl_v8_port/sdkconfig.test.avoid_mode_1</text:span><text:span text:style-name="T2"/></text:p>
      <text:p text:style-name="P1" loext:marker-style-name="T1"><text:span text:style-name="T2">./ESP32-S3-Touch-LCD-4.3-Demo/Arduino/libraries/ESP32_Display_Panel/test_apps/gui/lvgl_v8_port/sdkconfig.test.avoid_mode_2</text:span><text:span text:style-name="T2"/></text:p>
      <text:p text:style-name="P1" loext:marker-style-name="T1"><text:span text:style-name="T2">./ESP32-S3-Touch-LCD-4.3-Demo/Arduino/libraries/ESP32_Display_Panel/test_apps/gui/lvgl_v8_port/sdkconfig.test.avoid_mode_3</text:span><text:span text:style-name="T2"/></text:p>
      <text:p text:style-name="P1" loext:marker-style-name="T1"><text:span text:style-name="T2">./ESP32-S3-Touch-LCD-4.3-Demo/Arduino/libraries/ESP32_Display_Panel/test_apps/gui/lvgl_v8_port/sdkconfig.test.rotation_180</text:span><text:span text:style-name="T2"/></text:p>
      <text:p text:style-name="P1" loext:marker-style-name="T1"><text:span text:style-name="T2">./ESP32-S3-Touch-LCD-4.3-Demo/Arduino/libraries/ESP32_Display_Panel/test_apps/gui/lvgl_v8_port/sdkconfig.test.rotation_270</text:span><text:span text:style-name="T2"/></text:p>
      <text:p text:style-name="P1" loext:marker-style-name="T1"><text:span text:style-name="T2">./ESP32-S3-Touch-LCD-4.3-Demo/Arduino/libraries/ESP32_Display_Panel/test_apps/gui/lvgl_v8_port/sdkconfig.test.rotation_90</text:span><text:span text:style-name="T2"/></text:p>
      <text:p text:style-name="P1" loext:marker-style-name="T1"><text:span text:style-name="T2">./ESP32-S3-Touch-LCD-4.3-Demo/Arduino/libraries/ESP32_Display_Panel/tools</text:span><text:span text:style-name="T2"/></text:p>
      <text:p text:style-name="P1" loext:marker-style-name="T1"><text:span text:style-name="T2">./ESP32-S3-Touch-LCD-4.3-Demo/Arduino/libraries/ESP32_Display_Panel/tools/check_file_version.py</text:span><text:span text:style-name="T2"/></text:p>
      <text:p text:style-name="P1" loext:marker-style-name="T1"><text:span text:style-name="T2">./ESP32-S3-Touch-LCD-4.3-Demo/Arduino/libraries/ESP32_Display_Panel/tools/sync_conf_files.py</text:span><text:span text:style-name="T2"/></text:p>
      <text:p text:style-name="P1" loext:marker-style-name="T1"><text:span text:style-name="T2">./ESP32-S3-Touch-LCD-4.3-Demo/Arduino/libraries/ESP32_IO_Expander</text:span><text:span text:style-name="T2"/></text:p>
      <text:p text:style-name="P1" loext:marker-style-name="T1"><text:span text:style-name="T2">./ESP32-S3-Touch-LCD-4.3-Demo/Arduino/libraries/ESP32_IO_Expander/CHANGELOG.md</text:span><text:span text:style-name="T2"/></text:p>
      <text:p text:style-name="P1" loext:marker-style-name="T1"><text:span text:style-name="T2">./ESP32-S3-Touch-LCD-4.3-Demo/Arduino/libraries/ESP32_IO_Expander/check_copyright_config.yaml</text:span><text:span text:style-name="T2"/></text:p>
      <text:p text:style-name="P1" loext:marker-style-name="T1"><text:span text:style-name="T2">./ESP32-S3-Touch-LCD-4.3-Demo/Arduino/libraries/ESP32_IO_Expander/CMakeLists.txt</text:span><text:span text:style-name="T2"/></text:p>
      <text:p text:style-name="P1" loext:marker-style-name="T1"><text:span text:style-name="T2">./ESP32-S3-Touch-LCD-4.3-Demo/Arduino/libraries/ESP32_IO_Expander/idf_component.yml</text:span><text:span text:style-name="T2"/></text:p>
      <text:p text:style-name="P1" loext:marker-style-name="T1"><text:soft-page-break/><text:span text:style-name="T2">./ESP32-S3-Touch-LCD-4.3-Demo/Arduino/libraries/ESP32_IO_Expander/library.properties</text:span><text:span text:style-name="T2"/></text:p>
      <text:p text:style-name="P1" loext:marker-style-name="T1"><text:span text:style-name="T2">./ESP32-S3-Touch-LCD-4.3-Demo/Arduino/libraries/ESP32_IO_Expander/license.txt</text:span><text:span text:style-name="T2"/></text:p>
      <text:p text:style-name="P1" loext:marker-style-name="T1"><text:span text:style-name="T2">./ESP32-S3-Touch-LCD-4.3-Demo/Arduino/libraries/ESP32_IO_Expander/micropython.cmake</text:span><text:span text:style-name="T2"/></text:p>
      <text:p text:style-name="P1" loext:marker-style-name="T1"><text:span text:style-name="T2">./ESP32-S3-Touch-LCD-4.3-Demo/Arduino/libraries/ESP32_IO_Expander/README.md</text:span><text:span text:style-name="T2"/></text:p>
      <text:p text:style-name="P1" loext:marker-style-name="T1"><text:span text:style-name="T2">./ESP32-S3-Touch-LCD-4.3-Demo/Arduino/libraries/ESP32_IO_Expander/src</text:span><text:span text:style-name="T2"/></text:p>
      <text:p text:style-name="P1" loext:marker-style-name="T1"><text:span text:style-name="T2">./ESP32-S3-Touch-LCD-4.3-Demo/Arduino/libraries/ESP32_IO_Expander/src/chip</text:span><text:span text:style-name="T2"/></text:p>
      <text:p text:style-name="P1" loext:marker-style-name="T1"><text:span text:style-name="T2">./ESP32-S3-Touch-LCD-4.3-Demo/Arduino/libraries/ESP32_IO_Expander/src/chip/esp_expander_base.cpp</text:span><text:span text:style-name="T2"/></text:p>
      <text:p text:style-name="P1" loext:marker-style-name="T1"><text:span text:style-name="T2">./ESP32-S3-Touch-LCD-4.3-Demo/Arduino/libraries/ESP32_IO_Expander/src/chip/esp_expander_base.hpp</text:span><text:span text:style-name="T2"/></text:p>
      <text:p text:style-name="P1" loext:marker-style-name="T1"><text:span text:style-name="T2">./ESP32-S3-Touch-LCD-4.3-Demo/Arduino/libraries/ESP32_IO_Expander/src/chip/esp_expander_ch422g.cpp</text:span><text:span text:style-name="T2"/></text:p>
      <text:p text:style-name="P1" loext:marker-style-name="T1"><text:span text:style-name="T2">./ESP32-S3-Touch-LCD-4.3-Demo/Arduino/libraries/ESP32_IO_Expander/src/chip/esp_expander_ch422g.hpp</text:span><text:span text:style-name="T2"/></text:p>
      <text:p text:style-name="P1" loext:marker-style-name="T1"><text:span text:style-name="T2">./ESP32-S3-Touch-LCD-4.3-Demo/Arduino/libraries/ESP32_IO_Expander/src/chip/esp_expander_ht8574.cpp</text:span><text:span text:style-name="T2"/></text:p>
      <text:p text:style-name="P1" loext:marker-style-name="T1"><text:span text:style-name="T2">./ESP32-S3-Touch-LCD-4.3-Demo/Arduino/libraries/ESP32_IO_Expander/src/chip/esp_expander_ht8574.hpp</text:span><text:span text:style-name="T2"/></text:p>
      <text:p text:style-name="P1" loext:marker-style-name="T1"><text:span text:style-name="T2">./ESP32-S3-Touch-LCD-4.3-Demo/Arduino/libraries/ESP32_IO_Expander/src/chip/esp_expander_tca95xx_16bit.cpp</text:span><text:span text:style-name="T2"/></text:p>
      <text:p text:style-name="P1" loext:marker-style-name="T1"><text:span text:style-name="T2">./ESP32-S3-Touch-LCD-4.3-Demo/Arduino/libraries/ESP32_IO_Expander/src/chip/esp_expander_tca95xx_16bit.hpp</text:span><text:span text:style-name="T2"/></text:p>
      <text:p text:style-name="P1" loext:marker-style-name="T1"><text:span text:style-name="T2">./ESP32-S3-Touch-LCD-4.3-Demo/Arduino/libraries/ESP32_IO_Expander/src/chip/esp_expander_tca95xx_8bit.cpp</text:span><text:span text:style-name="T2"/></text:p>
      <text:p text:style-name="P1" loext:marker-style-name="T1"><text:span text:style-name="T2">./ESP32-S3-Touch-LCD-4.3-Demo/Arduino/libraries/ESP32_IO_Expander/src/chip/esp_expander_tca95xx_8bit.hpp</text:span><text:span text:style-name="T2"/></text:p>
      <text:p text:style-name="P1" loext:marker-style-name="T1"><text:span text:style-name="T2">./ESP32-S3-Touch-LCD-4.3-Demo/Arduino/libraries/ESP32_IO_Expander/src/esp_expander_utils.h</text:span><text:span text:style-name="T2"/></text:p>
      <text:p text:style-name="P1" loext:marker-style-name="T1"><text:span text:style-name="T2">./ESP32-S3-Touch-LCD-4.3-Demo/Arduino/libraries/ESP32_IO_Expander/src/ESP_IOExpander_Library.h</text:span><text:span text:style-name="T2"/></text:p>
      <text:p text:style-name="P1" loext:marker-style-name="T1"><text:span text:style-name="T2">./ESP32-S3-Touch-LCD-4.3-Demo/Arduino/libraries/ESP32_IO_Expander/src/esp_io_expander.hpp</text:span><text:span text:style-name="T2"/></text:p>
      <text:p text:style-name="P1" loext:marker-style-name="T1"><text:span text:style-name="T2">./ESP32-S3-Touch-LCD-4.3-Demo/Arduino/libraries/ESP32_IO_Expander/src/port</text:span><text:span text:style-name="T2"/></text:p>
      <text:p text:style-name="P1" loext:marker-style-name="T1"><text:span text:style-name="T2">./ESP32-S3-Touch-LCD-4.3-Demo/Arduino/libraries/ESP32_IO_Expander/src/port/esp_io_expander.c</text:span><text:span text:style-name="T2"/></text:p>
      <text:p text:style-name="P1" loext:marker-style-name="T1"><text:span text:style-name="T2">./ESP32-S3-Touch-LCD-4.3-Demo/Arduino/libraries/ESP32_IO_Expander/src/port/esp_io_expander.h</text:span><text:span text:style-name="T2"/></text:p>
      <text:p text:style-name="P1" loext:marker-style-name="T1"><text:span text:style-name="T2">./ESP32-S3-Touch-LCD-4.3-Demo/Arduino/libraries/ESP32_IO_Expander/src/port/esp_io_expander_ch422g.c</text:span><text:span text:style-name="T2"/></text:p>
      <text:p text:style-name="P1" loext:marker-style-name="T1"><text:span text:style-name="T2">./ESP32-S3-Touch-LCD-4.3-Demo/Arduino/libraries/ESP32_IO_Expander/src/port/esp_io_expander_ch422g.h</text:span><text:span text:style-name="T2"/></text:p>
      <text:p text:style-name="P1" loext:marker-style-name="T1"><text:span text:style-name="T2">./ESP32-S3-Touch-LCD-4.3-Demo/Arduino/libraries/ESP32_IO_Expander/src/port/esp_io_expander_ht8574.c</text:span><text:span text:style-name="T2"/></text:p>
      <text:p text:style-name="P1" loext:marker-style-name="T1"><text:span text:style-name="T2">./ESP32-S3-Touch-LCD-4.3-Demo/Arduino/libraries/ESP32_IO_Expander/src/port/esp_io_expander_ht8574.h</text:span><text:span text:style-name="T2"/></text:p>
      <text:p text:style-name="P1" loext:marker-style-name="T1"><text:span text:style-name="T2">./ESP32-S3-Touch-LCD-4.3-Demo/Arduino/libraries/ESP32_IO_Expander/src/port/esp_io_expander_tca9554.c</text:span><text:span text:style-name="T2"/></text:p>
      <text:p text:style-name="P1" loext:marker-style-name="T1"><text:span text:style-name="T2">./ESP32-S3-Touch-LCD-4.3-Demo/Arduino/libraries/ESP32_IO_Expander/src/port/esp_io_expander_tca9554.h</text:span><text:span text:style-name="T2"/></text:p>
      <text:p text:style-name="P1" loext:marker-style-name="T1"><text:span text:style-name="T2">./ESP32-S3-Touch-LCD-4.3-Demo/Arduino/libraries/ESP32_IO_Expander/src/port/esp_io_expander_tca95xx_16bit.c</text:span><text:span text:style-name="T2"/></text:p>
      <text:p text:style-name="P1" loext:marker-style-name="T1"><text:span text:style-name="T2">./ESP32-S3-Touch-LCD-4.3-Demo/Arduino/libraries/ESP32_IO_Expander/src/port/esp_io_expander_tca95xx_16bit.h</text:span><text:span text:style-name="T2"/></text:p>
      <text:p text:style-name="P1" loext:marker-style-name="T1"><text:span text:style-name="T2">./ESP32-S3-Touch-LCD-4.3-Demo/Arduino/libraries/ESP32_IO_Expander/test_apps</text:span><text:span text:style-name="T2"/></text:p>
      <text:p text:style-name="P1" loext:marker-style-name="T1"><text:span text:style-name="T2">./ESP32-S3-Touch-LCD-4.3-Demo/Arduino/libraries/ESP32_IO_Expander/test_apps/CMakeLists.txt</text:span><text:span text:style-name="T2"/></text:p>
      <text:p text:style-name="P1" loext:marker-style-name="T1"><text:span text:style-name="T2">./ESP32-S3-Touch-LCD-4.3-Demo/Arduino/libraries/ESP32_IO_Expander/test_apps/main</text:span><text:span text:style-name="T2"/></text:p>
      <text:p text:style-name="P1" loext:marker-style-name="T1"><text:span text:style-name="T2">./ESP32-S3-Touch-LCD-4.3-Demo/Arduino/libraries/ESP32_IO_Expander/test_apps/main/CMakeLists.txt</text:span><text:span text:style-name="T2"/></text:p>
      <text:p text:style-name="P1" loext:marker-style-name="T1"><text:span text:style-name="T2">./ESP32-S3-Touch-LCD-4.3-Demo/Arduino/libraries/ESP32_IO_Expander/test_apps/main/idf_component.yml</text:span><text:span text:style-name="T2"/></text:p>
      <text:p text:style-name="P1" loext:marker-style-name="T1"><text:span text:style-name="T2">./ESP32-S3-Touch-LCD-4.3-Demo/Arduino/libraries/ESP32_IO_Expander/test_apps/main/test_app_main.cpp</text:span><text:span text:style-name="T2"/></text:p>
      <text:p text:style-name="P1" loext:marker-style-name="T1"><text:span text:style-name="T2">./ESP32-S3-Touch-LCD-4.3-Demo/Arduino/libraries/ESP32_IO_Expander/test_apps/main/test_chip_general.cpp</text:span><text:span text:style-name="T2"/></text:p>
      <text:p text:style-name="P1" loext:marker-style-name="T1"><text:span text:style-name="T2">./ESP32-S3-Touch-LCD-4.3-Demo/Arduino/libraries/ESP32_IO_Expander/test_apps/sdkconfig.ci.debug_log</text:span><text:span text:style-name="T2"/></text:p>
      <text:p text:style-name="P1" loext:marker-style-name="T1"><text:span text:style-name="T2">./ESP32-S3-Touch-LCD-4.3-Demo/Arduino/libraries/ESP32_IO_Expander/test_apps/sdkconfig.defaults</text:span><text:span text:style-name="T2"/></text:p>
      <text:p text:style-name="P1" loext:marker-style-name="T1"><text:span text:style-name="T2">./ESP32-S3-Touch-LCD-4.3-Demo/Arduino/libraries/lvgl</text:span><text:span text:style-name="T2"/></text:p>
      <text:p text:style-name="P1" loext:marker-style-name="T1"><text:span text:style-name="T2">./ESP32-S3-Touch-LCD-4.3-Demo/Arduino/libraries/lvgl/CMakeLists.txt</text:span><text:span text:style-name="T2"/></text:p>
      <text:p text:style-name="P1" loext:marker-style-name="T1"><text:span text:style-name="T2">./ESP32-S3-Touch-LCD-4.3-Demo/Arduino/libraries/lvgl/component.mk</text:span><text:span text:style-name="T2"/></text:p>
      <text:p text:style-name="P1" loext:marker-style-name="T1"><text:span text:style-name="T2">./ESP32-S3-Touch-LCD-4.3-Demo/Arduino/libraries/lvgl/demos</text:span><text:span text:style-name="T2"/></text:p>
      <text:p text:style-name="P1" loext:marker-style-name="T1"><text:span text:style-name="T2">./ESP32-S3-Touch-LCD-4.3-Demo/Arduino/libraries/lvgl/demos/benchmark</text:span><text:span text:style-name="T2"/></text:p>
      <text:p text:style-name="P1" loext:marker-style-name="T1"><text:span text:style-name="T2">./ESP32-S3-Touch-LCD-4.3-Demo/Arduino/libraries/lvgl/demos/benchmark/assets</text:span><text:span text:style-name="T2"/></text:p>
      <text:p text:style-name="P1" loext:marker-style-name="T1"><text:span text:style-name="T2">./ESP32-S3-Touch-LCD-4.3-Demo/Arduino/libraries/lvgl/demos/benchmark/assets/img_benchmark_cogwheel_alpha16.c</text:span><text:span text:style-name="T2"/></text:p>
      <text:p text:style-name="P1" loext:marker-style-name="T1"><text:span text:style-name="T2">./ESP32-S3-Touch-LCD-4.3-Demo/Arduino/libraries/lvgl/demos/benchmark/assets/img_benchmark_cogwheel_argb.c</text:span><text:span text:style-name="T2"/></text:p>
      <text:p text:style-name="P1" loext:marker-style-name="T1"><text:span text:style-name="T2">./ESP32-S3-Touch-LCD-4.3-Demo/Arduino/libraries/lvgl/demos/benchmark/assets/img_benchmark_cogwheel_chroma_keyed.c</text:span><text:span text:style-name="T2"/></text:p>
      <text:p text:style-name="P1" loext:marker-style-name="T1"><text:span text:style-name="T2">./ESP32-S3-Touch-LCD-4.3-Demo/Arduino/libraries/lvgl/demos/benchmark/assets/img_benchmark_cogwheel_indexed16.c</text:span><text:span text:style-name="T2"/></text:p>
      <text:p text:style-name="P1" loext:marker-style-name="T1"><text:span text:style-name="T2">./ESP32-S3-Touch-LCD-4.3-Demo/Arduino/libraries/lvgl/demos/benchmark/assets/img_benchmark_cogwheel_rgb.c</text:span><text:span text:style-name="T2"/></text:p>
      <text:p text:style-name="P1" loext:marker-style-name="T1"><text:span text:style-name="T2">./ESP32-S3-Touch-LCD-4.3-Demo/Arduino/libraries/lvgl/demos/benchmark/assets/img_benchmark_cogwheel_rgb565a8.c</text:span><text:span text:style-name="T2"/></text:p>
      <text:p text:style-name="P1" loext:marker-style-name="T1"><text:span text:style-name="T2">./ESP32-S3-Touch-LCD-4.3-Demo/Arduino/libraries/lvgl/demos/benchmark/assets/img_cogwheel_argb.png</text:span><text:span text:style-name="T2"/></text:p>
      <text:p text:style-name="P1" loext:marker-style-name="T1"><text:span text:style-name="T2">./ESP32-S3-Touch-LCD-4.3-Demo/Arduino/libraries/lvgl/demos/benchmark/assets/img_cogwheel_chroma_keyed.png</text:span><text:span text:style-name="T2"/></text:p>
      <text:p text:style-name="P1" loext:marker-style-name="T1"><text:span text:style-name="T2">./ESP32-S3-Touch-LCD-4.3-Demo/Arduino/libraries/lvgl/demos/benchmark/assets/img_cogwheel_indexed16.png</text:span><text:span text:style-name="T2"/></text:p>
      <text:p text:style-name="P1" loext:marker-style-name="T1"><text:span text:style-name="T2">./ESP32-S3-Touch-LCD-4.3-Demo/Arduino/libraries/lvgl/demos/benchmark/assets/img_cogwheel_rgb.png</text:span><text:span text:style-name="T2"/></text:p>
      <text:p text:style-name="P1" loext:marker-style-name="T1"><text:span text:style-name="T2">./ESP32-S3-Touch-LCD-4.3-Demo/Arduino/libraries/lvgl/demos/benchmark/assets/lv_font_bechmark_montserrat_12_compr_az.c.c</text:span><text:span text:style-name="T2"/></text:p>
      <text:p text:style-name="P1" loext:marker-style-name="T1"><text:span text:style-name="T2">./ESP32-S3-Touch-LCD-4.3-Demo/Arduino/libraries/lvgl/demos/benchmark/assets/lv_font_bechmark_montserrat_16_compr_az.c.c</text:span><text:span text:style-name="T2"/></text:p>
      <text:p text:style-name="P1" loext:marker-style-name="T1"><text:span text:style-name="T2">./ESP32-S3-Touch-LCD-4.3-Demo/Arduino/libraries/lvgl/demos/benchmark/assets/lv_font_bechmark_montserrat_28_compr_az.c.c</text:span><text:span text:style-name="T2"/></text:p>
      <text:p text:style-name="P1" loext:marker-style-name="T1"><text:span text:style-name="T2">./ESP32-S3-Touch-LCD-4.3-Demo/Arduino/libraries/lvgl/demos/benchmark/lv_demo_benchmark.c</text:span><text:span text:style-name="T2"/></text:p>
      <text:p text:style-name="P1" loext:marker-style-name="T1"><text:span text:style-name="T2">./ESP32-S3-Touch-LCD-4.3-Demo/Arduino/libraries/lvgl/demos/benchmark/lv_demo_benchmark.h</text:span><text:span text:style-name="T2"/></text:p>
      <text:p text:style-name="P1" loext:marker-style-name="T1"><text:span text:style-name="T2">./ESP32-S3-Touch-LCD-4.3-Demo/Arduino/libraries/lvgl/demos/benchmark/README.md</text:span><text:span text:style-name="T2"/></text:p>
      <text:p text:style-name="P1" loext:marker-style-name="T1"><text:span text:style-name="T2">./ESP32-S3-Touch-LCD-4.3-Demo/Arduino/libraries/lvgl/demos/benchmark/screenshot1.png</text:span><text:span text:style-name="T2"/></text:p>
      <text:p text:style-name="P1" loext:marker-style-name="T1"><text:span text:style-name="T2">./ESP32-S3-Touch-LCD-4.3-Demo/Arduino/libraries/lvgl/demos/benchmark/screenshot2.png</text:span><text:span text:style-name="T2"/></text:p>
      <text:p text:style-name="P1" loext:marker-style-name="T1"><text:span text:style-name="T2">./ESP32-S3-Touch-LCD-4.3-Demo/Arduino/libraries/lvgl/demos/keypad_encoder</text:span><text:span text:style-name="T2"/></text:p>
      <text:p text:style-name="P1" loext:marker-style-name="T1"><text:span text:style-name="T2">./ESP32-S3-Touch-LCD-4.3-Demo/Arduino/libraries/lvgl/demos/keypad_encoder/lv_demo_keypad_encoder.c</text:span><text:span text:style-name="T2"/></text:p>
      <text:p text:style-name="P1" loext:marker-style-name="T1"><text:span text:style-name="T2">./ESP32-S3-Touch-LCD-4.3-Demo/Arduino/libraries/lvgl/demos/keypad_encoder/lv_demo_keypad_encoder.h</text:span><text:span text:style-name="T2"/></text:p>
      <text:p text:style-name="P1" loext:marker-style-name="T1"><text:span text:style-name="T2">./ESP32-S3-Touch-LCD-4.3-Demo/Arduino/libraries/lvgl/demos/keypad_encoder/README.md</text:span><text:span text:style-name="T2"/></text:p>
      <text:p text:style-name="P1" loext:marker-style-name="T1"><text:span text:style-name="T2">./ESP32-S3-Touch-LCD-4.3-Demo/Arduino/libraries/lvgl/demos/keypad_encoder/screenshot1.gif</text:span><text:span text:style-name="T2"/></text:p>
      <text:p text:style-name="P1" loext:marker-style-name="T1"><text:span text:style-name="T2">./ESP32-S3-Touch-LCD-4.3-Demo/Arduino/libraries/lvgl/demos/keypad_encoder/screenshot1.png</text:span><text:span text:style-name="T2"/></text:p>
      <text:p text:style-name="P1" loext:marker-style-name="T1"><text:span text:style-name="T2">./ESP32-S3-Touch-LCD-4.3-Demo/Arduino/libraries/lvgl/demos/lv_demos.h</text:span><text:span text:style-name="T2"/></text:p>
      <text:p text:style-name="P1" loext:marker-style-name="T1"><text:span text:style-name="T2">./ESP32-S3-Touch-LCD-4.3-Demo/Arduino/libraries/lvgl/demos/lv_demos.mk</text:span><text:span text:style-name="T2"/></text:p>
      <text:p text:style-name="P1" loext:marker-style-name="T1"><text:span text:style-name="T2">./ESP32-S3-Touch-LCD-4.3-Demo/Arduino/libraries/lvgl/demos/music</text:span><text:span text:style-name="T2"/></text:p>
      <text:p text:style-name="P1" loext:marker-style-name="T1"><text:span text:style-name="T2">./ESP32-S3-Touch-LCD-4.3-Demo/Arduino/libraries/lvgl/demos/music/assets</text:span><text:span text:style-name="T2"/></text:p>
      <text:p text:style-name="P1" loext:marker-style-name="T1"><text:span text:style-name="T2">./ESP32-S3-Touch-LCD-4.3-Demo/Arduino/libraries/lvgl/demos/music/assets/272_png</text:span><text:span text:style-name="T2"/></text:p>
      <text:p text:style-name="P1" loext:marker-style-name="T1"><text:span text:style-name="T2">./ESP32-S3-Touch-LCD-4.3-Demo/Arduino/libraries/lvgl/demos/music/assets/272_png/btn_list_pause.png</text:span><text:span text:style-name="T2"/></text:p>
      <text:p text:style-name="P1" loext:marker-style-name="T1"><text:span text:style-name="T2">./ESP32-S3-Touch-LCD-4.3-Demo/Arduino/libraries/lvgl/demos/music/assets/272_png/btn_list_play.png</text:span><text:span text:style-name="T2"/></text:p>
      <text:p text:style-name="P1" loext:marker-style-name="T1"><text:span text:style-name="T2">./ESP32-S3-Touch-LCD-4.3-Demo/Arduino/libraries/lvgl/demos/music/assets/272_png/btn_loop.png</text:span><text:span text:style-name="T2"/></text:p>
      <text:p text:style-name="P1" loext:marker-style-name="T1"><text:span text:style-name="T2">./ESP32-S3-Touch-LCD-4.3-Demo/Arduino/libraries/lvgl/demos/music/assets/272_png/btn_next.png</text:span><text:span text:style-name="T2"/></text:p>
      <text:p text:style-name="P1" loext:marker-style-name="T1"><text:span text:style-name="T2">./ESP32-S3-Touch-LCD-4.3-Demo/Arduino/libraries/lvgl/demos/music/assets/272_png/btn_pause.png</text:span><text:span text:style-name="T2"/></text:p>
      <text:p text:style-name="P1" loext:marker-style-name="T1"><text:span text:style-name="T2">./ESP32-S3-Touch-LCD-4.3-Demo/Arduino/libraries/lvgl/demos/music/assets/272_png/btn_play.png</text:span><text:span text:style-name="T2"/></text:p>
      <text:p text:style-name="P1" loext:marker-style-name="T1"><text:span text:style-name="T2">./ESP32-S3-Touch-LCD-4.3-Demo/Arduino/libraries/lvgl/demos/music/assets/272_png/btn_prev.png</text:span><text:span text:style-name="T2"/></text:p>
      <text:p text:style-name="P1" loext:marker-style-name="T1"><text:span text:style-name="T2">./ESP32-S3-Touch-LCD-4.3-Demo/Arduino/libraries/lvgl/demos/music/assets/272_png/btn_rnd.png</text:span><text:span text:style-name="T2"/></text:p>
      <text:p text:style-name="P1" loext:marker-style-name="T1"><text:span text:style-name="T2">./ESP32-S3-Touch-LCD-4.3-Demo/Arduino/libraries/lvgl/demos/music/assets/272_png/corner_1.png</text:span><text:span text:style-name="T2"/></text:p>
      <text:p text:style-name="P1" loext:marker-style-name="T1"><text:span text:style-name="T2">./ESP32-S3-Touch-LCD-4.3-Demo/Arduino/libraries/lvgl/demos/music/assets/272_png/corner_2.png</text:span><text:span text:style-name="T2"/></text:p>
      <text:p text:style-name="P1" loext:marker-style-name="T1"><text:span text:style-name="T2">./ESP32-S3-Touch-LCD-4.3-Demo/Arduino/libraries/lvgl/demos/music/assets/272_png/cover_1.png</text:span><text:span text:style-name="T2"/></text:p>
      <text:p text:style-name="P1" loext:marker-style-name="T1"><text:span text:style-name="T2">./ESP32-S3-Touch-LCD-4.3-Demo/Arduino/libraries/lvgl/demos/music/assets/272_png/cover_2.png</text:span><text:span text:style-name="T2"/></text:p>
      <text:p text:style-name="P1" loext:marker-style-name="T1"><text:span text:style-name="T2">./ESP32-S3-Touch-LCD-4.3-Demo/Arduino/libraries/lvgl/demos/music/assets/272_png/cover_3.png</text:span><text:span text:style-name="T2"/></text:p>
      <text:p text:style-name="P1" loext:marker-style-name="T1"><text:span text:style-name="T2">./ESP32-S3-Touch-LCD-4.3-Demo/Arduino/libraries/lvgl/demos/music/assets/272_png/icn_chart.png</text:span><text:span text:style-name="T2"/></text:p>
      <text:p text:style-name="P1" loext:marker-style-name="T1"><text:span text:style-name="T2">./ESP32-S3-Touch-LCD-4.3-Demo/Arduino/libraries/lvgl/demos/music/assets/272_png/icn_chat.png</text:span><text:span text:style-name="T2"/></text:p>
      <text:p text:style-name="P1" loext:marker-style-name="T1"><text:span text:style-name="T2">./ESP32-S3-Touch-LCD-4.3-Demo/Arduino/libraries/lvgl/demos/music/assets/272_png/icn_download.png</text:span><text:span text:style-name="T2"/></text:p>
      <text:p text:style-name="P1" loext:marker-style-name="T1"><text:span text:style-name="T2">./ESP32-S3-Touch-LCD-4.3-Demo/Arduino/libraries/lvgl/demos/music/assets/272_png/icn_heart.png</text:span><text:span text:style-name="T2"/></text:p>
      <text:p text:style-name="P1" loext:marker-style-name="T1"><text:soft-page-break/><text:span text:style-name="T2">./ESP32-S3-Touch-LCD-4.3-Demo/Arduino/libraries/lvgl/demos/music/assets/272_png/icn_slider.png</text:span><text:span text:style-name="T2"/></text:p>
      <text:p text:style-name="P1" loext:marker-style-name="T1"><text:span text:style-name="T2">./ESP32-S3-Touch-LCD-4.3-Demo/Arduino/libraries/lvgl/demos/music/assets/272_png/list_border.png</text:span><text:span text:style-name="T2"/></text:p>
      <text:p text:style-name="P1" loext:marker-style-name="T1"><text:span text:style-name="T2">./ESP32-S3-Touch-LCD-4.3-Demo/Arduino/libraries/lvgl/demos/music/assets/272_png/wave_bottom.png</text:span><text:span text:style-name="T2"/></text:p>
      <text:p text:style-name="P1" loext:marker-style-name="T1"><text:span text:style-name="T2">./ESP32-S3-Touch-LCD-4.3-Demo/Arduino/libraries/lvgl/demos/music/assets/272_png/wave_top.png</text:span><text:span text:style-name="T2"/></text:p>
      <text:p text:style-name="P1" loext:marker-style-name="T1"><text:span text:style-name="T2">./ESP32-S3-Touch-LCD-4.3-Demo/Arduino/libraries/lvgl/demos/music/assets/480_png</text:span><text:span text:style-name="T2"/></text:p>
      <text:p text:style-name="P1" loext:marker-style-name="T1"><text:span text:style-name="T2">./ESP32-S3-Touch-LCD-4.3-Demo/Arduino/libraries/lvgl/demos/music/assets/480_png/btn_list_pause.png</text:span><text:span text:style-name="T2"/></text:p>
      <text:p text:style-name="P1" loext:marker-style-name="T1"><text:span text:style-name="T2">./ESP32-S3-Touch-LCD-4.3-Demo/Arduino/libraries/lvgl/demos/music/assets/480_png/btn_list_play.png</text:span><text:span text:style-name="T2"/></text:p>
      <text:p text:style-name="P1" loext:marker-style-name="T1"><text:span text:style-name="T2">./ESP32-S3-Touch-LCD-4.3-Demo/Arduino/libraries/lvgl/demos/music/assets/480_png/btn_loop.png</text:span><text:span text:style-name="T2"/></text:p>
      <text:p text:style-name="P1" loext:marker-style-name="T1"><text:span text:style-name="T2">./ESP32-S3-Touch-LCD-4.3-Demo/Arduino/libraries/lvgl/demos/music/assets/480_png/btn_next.png</text:span><text:span text:style-name="T2"/></text:p>
      <text:p text:style-name="P1" loext:marker-style-name="T1"><text:span text:style-name="T2">./ESP32-S3-Touch-LCD-4.3-Demo/Arduino/libraries/lvgl/demos/music/assets/480_png/btn_pause.png</text:span><text:span text:style-name="T2"/></text:p>
      <text:p text:style-name="P1" loext:marker-style-name="T1"><text:span text:style-name="T2">./ESP32-S3-Touch-LCD-4.3-Demo/Arduino/libraries/lvgl/demos/music/assets/480_png/btn_play.png</text:span><text:span text:style-name="T2"/></text:p>
      <text:p text:style-name="P1" loext:marker-style-name="T1"><text:span text:style-name="T2">./ESP32-S3-Touch-LCD-4.3-Demo/Arduino/libraries/lvgl/demos/music/assets/480_png/btn_prev.png</text:span><text:span text:style-name="T2"/></text:p>
      <text:p text:style-name="P1" loext:marker-style-name="T1"><text:span text:style-name="T2">./ESP32-S3-Touch-LCD-4.3-Demo/Arduino/libraries/lvgl/demos/music/assets/480_png/btn_rnd.png</text:span><text:span text:style-name="T2"/></text:p>
      <text:p text:style-name="P1" loext:marker-style-name="T1"><text:span text:style-name="T2">./ESP32-S3-Touch-LCD-4.3-Demo/Arduino/libraries/lvgl/demos/music/assets/480_png/corner_1.png</text:span><text:span text:style-name="T2"/></text:p>
      <text:p text:style-name="P1" loext:marker-style-name="T1"><text:span text:style-name="T2">./ESP32-S3-Touch-LCD-4.3-Demo/Arduino/libraries/lvgl/demos/music/assets/480_png/corner_2.png</text:span><text:span text:style-name="T2"/></text:p>
      <text:p text:style-name="P1" loext:marker-style-name="T1"><text:span text:style-name="T2">./ESP32-S3-Touch-LCD-4.3-Demo/Arduino/libraries/lvgl/demos/music/assets/480_png/cover_1.png</text:span><text:span text:style-name="T2"/></text:p>
      <text:p text:style-name="P1" loext:marker-style-name="T1"><text:span text:style-name="T2">./ESP32-S3-Touch-LCD-4.3-Demo/Arduino/libraries/lvgl/demos/music/assets/480_png/cover_2.png</text:span><text:span text:style-name="T2"/></text:p>
      <text:p text:style-name="P1" loext:marker-style-name="T1"><text:span text:style-name="T2">./ESP32-S3-Touch-LCD-4.3-Demo/Arduino/libraries/lvgl/demos/music/assets/480_png/cover_3.png</text:span><text:span text:style-name="T2"/></text:p>
      <text:p text:style-name="P1" loext:marker-style-name="T1"><text:span text:style-name="T2">./ESP32-S3-Touch-LCD-4.3-Demo/Arduino/libraries/lvgl/demos/music/assets/480_png/icn_chart.png</text:span><text:span text:style-name="T2"/></text:p>
      <text:p text:style-name="P1" loext:marker-style-name="T1"><text:span text:style-name="T2">./ESP32-S3-Touch-LCD-4.3-Demo/Arduino/libraries/lvgl/demos/music/assets/480_png/icn_chat.png</text:span><text:span text:style-name="T2"/></text:p>
      <text:p text:style-name="P1" loext:marker-style-name="T1"><text:span text:style-name="T2">./ESP32-S3-Touch-LCD-4.3-Demo/Arduino/libraries/lvgl/demos/music/assets/480_png/icn_download.png</text:span><text:span text:style-name="T2"/></text:p>
      <text:p text:style-name="P1" loext:marker-style-name="T1"><text:span text:style-name="T2">./ESP32-S3-Touch-LCD-4.3-Demo/Arduino/libraries/lvgl/demos/music/assets/480_png/icn_heart.png</text:span><text:span text:style-name="T2"/></text:p>
      <text:p text:style-name="P1" loext:marker-style-name="T1"><text:span text:style-name="T2">./ESP32-S3-Touch-LCD-4.3-Demo/Arduino/libraries/lvgl/demos/music/assets/480_png/icn_slider.png</text:span><text:span text:style-name="T2"/></text:p>
      <text:p text:style-name="P1" loext:marker-style-name="T1"><text:span text:style-name="T2">./ESP32-S3-Touch-LCD-4.3-Demo/Arduino/libraries/lvgl/demos/music/assets/480_png/list_border.png</text:span><text:span text:style-name="T2"/></text:p>
      <text:p text:style-name="P1" loext:marker-style-name="T1"><text:span text:style-name="T2">./ESP32-S3-Touch-LCD-4.3-Demo/Arduino/libraries/lvgl/demos/music/assets/480_png/wave_bottom.png</text:span><text:span text:style-name="T2"/></text:p>
      <text:p text:style-name="P1" loext:marker-style-name="T1"><text:span text:style-name="T2">./ESP32-S3-Touch-LCD-4.3-Demo/Arduino/libraries/lvgl/demos/music/assets/480_png/wave_top.png</text:span><text:span text:style-name="T2"/></text:p>
      <text:p text:style-name="P1" loext:marker-style-name="T1"><text:span text:style-name="T2">./ESP32-S3-Touch-LCD-4.3-Demo/Arduino/libraries/lvgl/demos/music/assets/img_lv_demo_music_btn_corner_large.c</text:span><text:span text:style-name="T2"/></text:p>
      <text:p text:style-name="P1" loext:marker-style-name="T1"><text:span text:style-name="T2">./ESP32-S3-Touch-LCD-4.3-Demo/Arduino/libraries/lvgl/demos/music/assets/img_lv_demo_music_btn_list_pause.c</text:span><text:span text:style-name="T2"/></text:p>
      <text:p text:style-name="P1" loext:marker-style-name="T1"><text:span text:style-name="T2">./ESP32-S3-Touch-LCD-4.3-Demo/Arduino/libraries/lvgl/demos/music/assets/img_lv_demo_music_btn_list_pause_large.c</text:span><text:span text:style-name="T2"/></text:p>
      <text:p text:style-name="P1" loext:marker-style-name="T1"><text:span text:style-name="T2">./ESP32-S3-Touch-LCD-4.3-Demo/Arduino/libraries/lvgl/demos/music/assets/img_lv_demo_music_btn_list_play.c</text:span><text:span text:style-name="T2"/></text:p>
      <text:p text:style-name="P1" loext:marker-style-name="T1"><text:span text:style-name="T2">./ESP32-S3-Touch-LCD-4.3-Demo/Arduino/libraries/lvgl/demos/music/assets/img_lv_demo_music_btn_list_play_large.c</text:span><text:span text:style-name="T2"/></text:p>
      <text:p text:style-name="P1" loext:marker-style-name="T1"><text:span text:style-name="T2">./ESP32-S3-Touch-LCD-4.3-Demo/Arduino/libraries/lvgl/demos/music/assets/img_lv_demo_music_btn_loop.c</text:span><text:span text:style-name="T2"/></text:p>
      <text:p text:style-name="P1" loext:marker-style-name="T1"><text:span text:style-name="T2">./ESP32-S3-Touch-LCD-4.3-Demo/Arduino/libraries/lvgl/demos/music/assets/img_lv_demo_music_btn_loop_large.c</text:span><text:span text:style-name="T2"/></text:p>
      <text:p text:style-name="P1" loext:marker-style-name="T1"><text:span text:style-name="T2">./ESP32-S3-Touch-LCD-4.3-Demo/Arduino/libraries/lvgl/demos/music/assets/img_lv_demo_music_btn_next.c</text:span><text:span text:style-name="T2"/></text:p>
      <text:p text:style-name="P1" loext:marker-style-name="T1"><text:span text:style-name="T2">./ESP32-S3-Touch-LCD-4.3-Demo/Arduino/libraries/lvgl/demos/music/assets/img_lv_demo_music_btn_next_large.c</text:span><text:span text:style-name="T2"/></text:p>
      <text:p text:style-name="P1" loext:marker-style-name="T1"><text:span text:style-name="T2">./ESP32-S3-Touch-LCD-4.3-Demo/Arduino/libraries/lvgl/demos/music/assets/img_lv_demo_music_btn_pause.c</text:span><text:span text:style-name="T2"/></text:p>
      <text:p text:style-name="P1" loext:marker-style-name="T1"><text:span text:style-name="T2">./ESP32-S3-Touch-LCD-4.3-Demo/Arduino/libraries/lvgl/demos/music/assets/img_lv_demo_music_btn_pause_large.c</text:span><text:span text:style-name="T2"/></text:p>
      <text:p text:style-name="P1" loext:marker-style-name="T1"><text:span text:style-name="T2">./ESP32-S3-Touch-LCD-4.3-Demo/Arduino/libraries/lvgl/demos/music/assets/img_lv_demo_music_btn_play.c</text:span><text:span text:style-name="T2"/></text:p>
      <text:p text:style-name="P1" loext:marker-style-name="T1"><text:span text:style-name="T2">./ESP32-S3-Touch-LCD-4.3-Demo/Arduino/libraries/lvgl/demos/music/assets/img_lv_demo_music_btn_play_large.c</text:span><text:span text:style-name="T2"/></text:p>
      <text:p text:style-name="P1" loext:marker-style-name="T1"><text:span text:style-name="T2">./ESP32-S3-Touch-LCD-4.3-Demo/Arduino/libraries/lvgl/demos/music/assets/img_lv_demo_music_btn_prev.c</text:span><text:span text:style-name="T2"/></text:p>
      <text:p text:style-name="P1" loext:marker-style-name="T1"><text:span text:style-name="T2">./ESP32-S3-Touch-LCD-4.3-Demo/Arduino/libraries/lvgl/demos/music/assets/img_lv_demo_music_btn_prev_large.c</text:span><text:span text:style-name="T2"/></text:p>
      <text:p text:style-name="P1" loext:marker-style-name="T1"><text:span text:style-name="T2">./ESP32-S3-Touch-LCD-4.3-Demo/Arduino/libraries/lvgl/demos/music/assets/img_lv_demo_music_btn_rnd.c</text:span><text:span text:style-name="T2"/></text:p>
      <text:p text:style-name="P1" loext:marker-style-name="T1"><text:span text:style-name="T2">./ESP32-S3-Touch-LCD-4.3-Demo/Arduino/libraries/lvgl/demos/music/assets/img_lv_demo_music_btn_rnd_large.c</text:span><text:span text:style-name="T2"/></text:p>
      <text:p text:style-name="P1" loext:marker-style-name="T1"><text:span text:style-name="T2">./ESP32-S3-Touch-LCD-4.3-Demo/Arduino/libraries/lvgl/demos/music/assets/img_lv_demo_music_corner_left.c</text:span><text:span text:style-name="T2"/></text:p>
      <text:p text:style-name="P1" loext:marker-style-name="T1"><text:span text:style-name="T2">./ESP32-S3-Touch-LCD-4.3-Demo/Arduino/libraries/lvgl/demos/music/assets/img_lv_demo_music_corner_left_large.c</text:span><text:span text:style-name="T2"/></text:p>
      <text:p text:style-name="P1" loext:marker-style-name="T1"><text:span text:style-name="T2">./ESP32-S3-Touch-LCD-4.3-Demo/Arduino/libraries/lvgl/demos/music/assets/img_lv_demo_music_corner_right.c</text:span><text:span text:style-name="T2"/></text:p>
      <text:p text:style-name="P1" loext:marker-style-name="T1"><text:span text:style-name="T2">./ESP32-S3-Touch-LCD-4.3-Demo/Arduino/libraries/lvgl/demos/music/assets/img_lv_demo_music_corner_right_large.c</text:span><text:span text:style-name="T2"/></text:p>
      <text:p text:style-name="P1" loext:marker-style-name="T1"><text:span text:style-name="T2">./ESP32-S3-Touch-LCD-4.3-Demo/Arduino/libraries/lvgl/demos/music/assets/img_lv_demo_music_cover_1.c</text:span><text:span text:style-name="T2"/></text:p>
      <text:p text:style-name="P1" loext:marker-style-name="T1"><text:span text:style-name="T2">./ESP32-S3-Touch-LCD-4.3-Demo/Arduino/libraries/lvgl/demos/music/assets/img_lv_demo_music_cover_1_large.c</text:span><text:span text:style-name="T2"/></text:p>
      <text:p text:style-name="P1" loext:marker-style-name="T1"><text:span text:style-name="T2">./ESP32-S3-Touch-LCD-4.3-Demo/Arduino/libraries/lvgl/demos/music/assets/img_lv_demo_music_cover_2.c</text:span><text:span text:style-name="T2"/></text:p>
      <text:p text:style-name="P1" loext:marker-style-name="T1"><text:span text:style-name="T2">./ESP32-S3-Touch-LCD-4.3-Demo/Arduino/libraries/lvgl/demos/music/assets/img_lv_demo_music_cover_2_large.c</text:span><text:span text:style-name="T2"/></text:p>
      <text:p text:style-name="P1" loext:marker-style-name="T1"><text:span text:style-name="T2">./ESP32-S3-Touch-LCD-4.3-Demo/Arduino/libraries/lvgl/demos/music/assets/img_lv_demo_music_cover_3.c</text:span><text:span text:style-name="T2"/></text:p>
      <text:p text:style-name="P1" loext:marker-style-name="T1"><text:span text:style-name="T2">./ESP32-S3-Touch-LCD-4.3-Demo/Arduino/libraries/lvgl/demos/music/assets/img_lv_demo_music_cover_3_large.c</text:span><text:span text:style-name="T2"/></text:p>
      <text:p text:style-name="P1" loext:marker-style-name="T1"><text:span text:style-name="T2">./ESP32-S3-Touch-LCD-4.3-Demo/Arduino/libraries/lvgl/demos/music/assets/img_lv_demo_music_icon_1.c</text:span><text:span text:style-name="T2"/></text:p>
      <text:p text:style-name="P1" loext:marker-style-name="T1"><text:span text:style-name="T2">./ESP32-S3-Touch-LCD-4.3-Demo/Arduino/libraries/lvgl/demos/music/assets/img_lv_demo_music_icon_1_large.c</text:span><text:span text:style-name="T2"/></text:p>
      <text:p text:style-name="P1" loext:marker-style-name="T1"><text:span text:style-name="T2">./ESP32-S3-Touch-LCD-4.3-Demo/Arduino/libraries/lvgl/demos/music/assets/img_lv_demo_music_icon_2.c</text:span><text:span text:style-name="T2"/></text:p>
      <text:p text:style-name="P1" loext:marker-style-name="T1"><text:span text:style-name="T2">./ESP32-S3-Touch-LCD-4.3-Demo/Arduino/libraries/lvgl/demos/music/assets/img_lv_demo_music_icon_2_large.c</text:span><text:span text:style-name="T2"/></text:p>
      <text:p text:style-name="P1" loext:marker-style-name="T1"><text:span text:style-name="T2">./ESP32-S3-Touch-LCD-4.3-Demo/Arduino/libraries/lvgl/demos/music/assets/img_lv_demo_music_icon_3.c</text:span><text:span text:style-name="T2"/></text:p>
      <text:p text:style-name="P1" loext:marker-style-name="T1"><text:span text:style-name="T2">./ESP32-S3-Touch-LCD-4.3-Demo/Arduino/libraries/lvgl/demos/music/assets/img_lv_demo_music_icon_3_large.c</text:span><text:span text:style-name="T2"/></text:p>
      <text:p text:style-name="P1" loext:marker-style-name="T1"><text:span text:style-name="T2">./ESP32-S3-Touch-LCD-4.3-Demo/Arduino/libraries/lvgl/demos/music/assets/img_lv_demo_music_icon_4.c</text:span><text:span text:style-name="T2"/></text:p>
      <text:p text:style-name="P1" loext:marker-style-name="T1"><text:span text:style-name="T2">./ESP32-S3-Touch-LCD-4.3-Demo/Arduino/libraries/lvgl/demos/music/assets/img_lv_demo_music_icon_4_large.c</text:span><text:span text:style-name="T2"/></text:p>
      <text:p text:style-name="P1" loext:marker-style-name="T1"><text:span text:style-name="T2">./ESP32-S3-Touch-LCD-4.3-Demo/Arduino/libraries/lvgl/demos/music/assets/img_lv_demo_music_list_border.c</text:span><text:span text:style-name="T2"/></text:p>
      <text:p text:style-name="P1" loext:marker-style-name="T1"><text:span text:style-name="T2">./ESP32-S3-Touch-LCD-4.3-Demo/Arduino/libraries/lvgl/demos/music/assets/img_lv_demo_music_list_border_large.c</text:span><text:span text:style-name="T2"/></text:p>
      <text:p text:style-name="P1" loext:marker-style-name="T1"><text:span text:style-name="T2">./ESP32-S3-Touch-LCD-4.3-Demo/Arduino/libraries/lvgl/demos/music/assets/img_lv_demo_music_logo.c</text:span><text:span text:style-name="T2"/></text:p>
      <text:p text:style-name="P1" loext:marker-style-name="T1"><text:span text:style-name="T2">./ESP32-S3-Touch-LCD-4.3-Demo/Arduino/libraries/lvgl/demos/music/assets/img_lv_demo_music_slider_knob.c</text:span><text:span text:style-name="T2"/></text:p>
      <text:p text:style-name="P1" loext:marker-style-name="T1"><text:span text:style-name="T2">./ESP32-S3-Touch-LCD-4.3-Demo/Arduino/libraries/lvgl/demos/music/assets/img_lv_demo_music_slider_knob_large.c</text:span><text:span text:style-name="T2"/></text:p>
      <text:p text:style-name="P1" loext:marker-style-name="T1"><text:span text:style-name="T2">./ESP32-S3-Touch-LCD-4.3-Demo/Arduino/libraries/lvgl/demos/music/assets/img_lv_demo_music_wave_bottom.c</text:span><text:span text:style-name="T2"/></text:p>
      <text:p text:style-name="P1" loext:marker-style-name="T1"><text:span text:style-name="T2">./ESP32-S3-Touch-LCD-4.3-Demo/Arduino/libraries/lvgl/demos/music/assets/img_lv_demo_music_wave_bottom_large.c</text:span><text:span text:style-name="T2"/></text:p>
      <text:p text:style-name="P1" loext:marker-style-name="T1"><text:span text:style-name="T2">./ESP32-S3-Touch-LCD-4.3-Demo/Arduino/libraries/lvgl/demos/music/assets/img_lv_demo_music_wave_top.c</text:span><text:span text:style-name="T2"/></text:p>
      <text:p text:style-name="P1" loext:marker-style-name="T1"><text:span text:style-name="T2">./ESP32-S3-Touch-LCD-4.3-Demo/Arduino/libraries/lvgl/demos/music/assets/img_lv_demo_music_wave_top_large.c</text:span><text:span text:style-name="T2"/></text:p>
      <text:p text:style-name="P1" loext:marker-style-name="T1"><text:span text:style-name="T2">./ESP32-S3-Touch-LCD-4.3-Demo/Arduino/libraries/lvgl/demos/music/assets/spectrum.py</text:span><text:span text:style-name="T2"/></text:p>
      <text:p text:style-name="P1" loext:marker-style-name="T1"><text:span text:style-name="T2">./ESP32-S3-Touch-LCD-4.3-Demo/Arduino/libraries/lvgl/demos/music/assets/spectrum_1.h</text:span><text:span text:style-name="T2"/></text:p>
      <text:p text:style-name="P1" loext:marker-style-name="T1"><text:span text:style-name="T2">./ESP32-S3-Touch-LCD-4.3-Demo/Arduino/libraries/lvgl/demos/music/assets/spectrum_2.h</text:span><text:span text:style-name="T2"/></text:p>
      <text:p text:style-name="P1" loext:marker-style-name="T1"><text:span text:style-name="T2">./ESP32-S3-Touch-LCD-4.3-Demo/Arduino/libraries/lvgl/demos/music/assets/spectrum_3.h</text:span><text:span text:style-name="T2"/></text:p>
      <text:p text:style-name="P1" loext:marker-style-name="T1"><text:span text:style-name="T2">./ESP32-S3-Touch-LCD-4.3-Demo/Arduino/libraries/lvgl/demos/music/lv_demo_music.c</text:span><text:span text:style-name="T2"/></text:p>
      <text:p text:style-name="P1" loext:marker-style-name="T1"><text:span text:style-name="T2">./ESP32-S3-Touch-LCD-4.3-Demo/Arduino/libraries/lvgl/demos/music/lv_demo_music.h</text:span><text:span text:style-name="T2"/></text:p>
      <text:p text:style-name="P1" loext:marker-style-name="T1"><text:span text:style-name="T2">./ESP32-S3-Touch-LCD-4.3-Demo/Arduino/libraries/lvgl/demos/music/lv_demo_music_list.c</text:span><text:span text:style-name="T2"/></text:p>
      <text:p text:style-name="P1" loext:marker-style-name="T1"><text:span text:style-name="T2">./ESP32-S3-Touch-LCD-4.3-Demo/Arduino/libraries/lvgl/demos/music/lv_demo_music_list.h</text:span><text:span text:style-name="T2"/></text:p>
      <text:p text:style-name="P1" loext:marker-style-name="T1"><text:span text:style-name="T2">./ESP32-S3-Touch-LCD-4.3-Demo/Arduino/libraries/lvgl/demos/music/lv_demo_music_main.c</text:span><text:span text:style-name="T2"/></text:p>
      <text:p text:style-name="P1" loext:marker-style-name="T1"><text:span text:style-name="T2">./ESP32-S3-Touch-LCD-4.3-Demo/Arduino/libraries/lvgl/demos/music/lv_demo_music_main.h</text:span><text:span text:style-name="T2"/></text:p>
      <text:p text:style-name="P1" loext:marker-style-name="T1"><text:span text:style-name="T2">./ESP32-S3-Touch-LCD-4.3-Demo/Arduino/libraries/lvgl/demos/music/README.md</text:span><text:span text:style-name="T2"/></text:p>
      <text:p text:style-name="P1" loext:marker-style-name="T1"><text:span text:style-name="T2">./ESP32-S3-Touch-LCD-4.3-Demo/Arduino/libraries/lvgl/demos/music/screenshot1.gif</text:span><text:span text:style-name="T2"/></text:p>
      <text:p text:style-name="P1" loext:marker-style-name="T1"><text:span text:style-name="T2">./ESP32-S3-Touch-LCD-4.3-Demo/Arduino/libraries/lvgl/demos/README.md</text:span><text:span text:style-name="T2"/></text:p>
      <text:p text:style-name="P1" loext:marker-style-name="T1"><text:span text:style-name="T2">./ESP32-S3-Touch-LCD-4.3-Demo/Arduino/libraries/lvgl/demos/stress</text:span><text:span text:style-name="T2"/></text:p>
      <text:p text:style-name="P1" loext:marker-style-name="T1"><text:span text:style-name="T2">./ESP32-S3-Touch-LCD-4.3-Demo/Arduino/libraries/lvgl/demos/stress/lv_demo_stress.c</text:span><text:span text:style-name="T2"/></text:p>
      <text:p text:style-name="P1" loext:marker-style-name="T1"><text:span text:style-name="T2">./ESP32-S3-Touch-LCD-4.3-Demo/Arduino/libraries/lvgl/demos/stress/lv_demo_stress.h</text:span><text:span text:style-name="T2"/></text:p>
      <text:p text:style-name="P1" loext:marker-style-name="T1"><text:span text:style-name="T2">./ESP32-S3-Touch-LCD-4.3-Demo/Arduino/libraries/lvgl/demos/stress/README.md</text:span><text:span text:style-name="T2"/></text:p>
      <text:p text:style-name="P1" loext:marker-style-name="T1"><text:span text:style-name="T2">./ESP32-S3-Touch-LCD-4.3-Demo/Arduino/libraries/lvgl/demos/stress/screenshot1.gif</text:span><text:span text:style-name="T2"/></text:p>
      <text:p text:style-name="P1" loext:marker-style-name="T1"><text:span text:style-name="T2">./ESP32-S3-Touch-LCD-4.3-Demo/Arduino/libraries/lvgl/demos/stress/screenshot1.png</text:span><text:span text:style-name="T2"/></text:p>
      <text:p text:style-name="P1" loext:marker-style-name="T1"><text:span text:style-name="T2">./ESP32-S3-Touch-LCD-4.3-Demo/Arduino/libraries/lvgl/demos/widgets</text:span><text:span text:style-name="T2"/></text:p>
      <text:p text:style-name="P1" loext:marker-style-name="T1"><text:span text:style-name="T2">./ESP32-S3-Touch-LCD-4.3-Demo/Arduino/libraries/lvgl/demos/widgets/assets</text:span><text:span text:style-name="T2"/></text:p>
      <text:p text:style-name="P1" loext:marker-style-name="T1"><text:soft-page-break/><text:span text:style-name="T2">./ESP32-S3-Touch-LCD-4.3-Demo/Arduino/libraries/lvgl/demos/widgets/assets/avatar.png</text:span><text:span text:style-name="T2"/></text:p>
      <text:p text:style-name="P1" loext:marker-style-name="T1"><text:span text:style-name="T2">./ESP32-S3-Touch-LCD-4.3-Demo/Arduino/libraries/lvgl/demos/widgets/assets/clothes.png</text:span><text:span text:style-name="T2"/></text:p>
      <text:p text:style-name="P1" loext:marker-style-name="T1"><text:span text:style-name="T2">./ESP32-S3-Touch-LCD-4.3-Demo/Arduino/libraries/lvgl/demos/widgets/assets/img_clothes.c</text:span><text:span text:style-name="T2"/></text:p>
      <text:p text:style-name="P1" loext:marker-style-name="T1"><text:span text:style-name="T2">./ESP32-S3-Touch-LCD-4.3-Demo/Arduino/libraries/lvgl/demos/widgets/assets/img_demo_widgets_avatar.c</text:span><text:span text:style-name="T2"/></text:p>
      <text:p text:style-name="P1" loext:marker-style-name="T1"><text:span text:style-name="T2">./ESP32-S3-Touch-LCD-4.3-Demo/Arduino/libraries/lvgl/demos/widgets/assets/img_lvgl_logo.c</text:span><text:span text:style-name="T2"/></text:p>
      <text:p text:style-name="P1" loext:marker-style-name="T1"><text:span text:style-name="T2">./ESP32-S3-Touch-LCD-4.3-Demo/Arduino/libraries/lvgl/demos/widgets/assets/lvgl_logo.png</text:span><text:span text:style-name="T2"/></text:p>
      <text:p text:style-name="P1" loext:marker-style-name="T1"><text:span text:style-name="T2">./ESP32-S3-Touch-LCD-4.3-Demo/Arduino/libraries/lvgl/demos/widgets/lv_demo_widgets.c</text:span><text:span text:style-name="T2"/></text:p>
      <text:p text:style-name="P1" loext:marker-style-name="T1"><text:span text:style-name="T2">./ESP32-S3-Touch-LCD-4.3-Demo/Arduino/libraries/lvgl/demos/widgets/lv_demo_widgets.h</text:span><text:span text:style-name="T2"/></text:p>
      <text:p text:style-name="P1" loext:marker-style-name="T1"><text:span text:style-name="T2">./ESP32-S3-Touch-LCD-4.3-Demo/Arduino/libraries/lvgl/demos/widgets/lv_demo_widgets.py</text:span><text:span text:style-name="T2"/></text:p>
      <text:p text:style-name="P1" loext:marker-style-name="T1"><text:span text:style-name="T2">./ESP32-S3-Touch-LCD-4.3-Demo/Arduino/libraries/lvgl/demos/widgets/screenshot1.gif</text:span><text:span text:style-name="T2"/></text:p>
      <text:p text:style-name="P1" loext:marker-style-name="T1"><text:span text:style-name="T2">./ESP32-S3-Touch-LCD-4.3-Demo/Arduino/libraries/lvgl/demos/widgets/screenshot1.png</text:span><text:span text:style-name="T2"/></text:p>
      <text:p text:style-name="P1" loext:marker-style-name="T1"><text:span text:style-name="T2">./ESP32-S3-Touch-LCD-4.3-Demo/Arduino/libraries/lvgl/docs</text:span><text:span text:style-name="T2"/></text:p>
      <text:p text:style-name="P1" loext:marker-style-name="T1"><text:span text:style-name="T2">./ESP32-S3-Touch-LCD-4.3-Demo/Arduino/libraries/lvgl/docs/build.py</text:span><text:span text:style-name="T2"/></text:p>
      <text:p text:style-name="P1" loext:marker-style-name="T1"><text:span text:style-name="T2">./ESP32-S3-Touch-LCD-4.3-Demo/Arduino/libraries/lvgl/docs/CHANGELOG.md</text:span><text:span text:style-name="T2"/></text:p>
      <text:p text:style-name="P1" loext:marker-style-name="T1"><text:span text:style-name="T2">./ESP32-S3-Touch-LCD-4.3-Demo/Arduino/libraries/lvgl/docs/CODE_OF_CONDUCT.md</text:span><text:span text:style-name="T2"/></text:p>
      <text:p text:style-name="P1" loext:marker-style-name="T1"><text:span text:style-name="T2">./ESP32-S3-Touch-LCD-4.3-Demo/Arduino/libraries/lvgl/docs/CODING_STYLE.md</text:span><text:span text:style-name="T2"/></text:p>
      <text:p text:style-name="P1" loext:marker-style-name="T1"><text:span text:style-name="T2">./ESP32-S3-Touch-LCD-4.3-Demo/Arduino/libraries/lvgl/docs/conf.py</text:span><text:span text:style-name="T2"/></text:p>
      <text:p text:style-name="P1" loext:marker-style-name="T1"><text:span text:style-name="T2">./ESP32-S3-Touch-LCD-4.3-Demo/Arduino/libraries/lvgl/docs/CONTRIBUTING.md</text:span><text:span text:style-name="T2"/></text:p>
      <text:p text:style-name="P1" loext:marker-style-name="T1"><text:span text:style-name="T2">./ESP32-S3-Touch-LCD-4.3-Demo/Arduino/libraries/lvgl/docs/example_list.py</text:span><text:span text:style-name="T2"/></text:p>
      <text:p text:style-name="P1" loext:marker-style-name="T1"><text:span text:style-name="T2">./ESP32-S3-Touch-LCD-4.3-Demo/Arduino/libraries/lvgl/docs/favicon.png</text:span><text:span text:style-name="T2"/></text:p>
      <text:p text:style-name="P1" loext:marker-style-name="T1"><text:span text:style-name="T2">./ESP32-S3-Touch-LCD-4.3-Demo/Arduino/libraries/lvgl/docs/get-started</text:span><text:span text:style-name="T2"/></text:p>
      <text:p text:style-name="P1" loext:marker-style-name="T1"><text:span text:style-name="T2">./ESP32-S3-Touch-LCD-4.3-Demo/Arduino/libraries/lvgl/docs/get-started/bindings</text:span><text:span text:style-name="T2"/></text:p>
      <text:p text:style-name="P1" loext:marker-style-name="T1"><text:span text:style-name="T2">./ESP32-S3-Touch-LCD-4.3-Demo/Arduino/libraries/lvgl/docs/get-started/bindings/cpp.md</text:span><text:span text:style-name="T2"/></text:p>
      <text:p text:style-name="P1" loext:marker-style-name="T1"><text:span text:style-name="T2">./ESP32-S3-Touch-LCD-4.3-Demo/Arduino/libraries/lvgl/docs/get-started/bindings/index.md</text:span><text:span text:style-name="T2"/></text:p>
      <text:p text:style-name="P1" loext:marker-style-name="T1"><text:span text:style-name="T2">./ESP32-S3-Touch-LCD-4.3-Demo/Arduino/libraries/lvgl/docs/get-started/bindings/micropython.md</text:span><text:span text:style-name="T2"/></text:p>
      <text:p text:style-name="P1" loext:marker-style-name="T1"><text:span text:style-name="T2">./ESP32-S3-Touch-LCD-4.3-Demo/Arduino/libraries/lvgl/docs/get-started/index.md</text:span><text:span text:style-name="T2"/></text:p>
      <text:p text:style-name="P1" loext:marker-style-name="T1"><text:span text:style-name="T2">./ESP32-S3-Touch-LCD-4.3-Demo/Arduino/libraries/lvgl/docs/get-started/os</text:span><text:span text:style-name="T2"/></text:p>
      <text:p text:style-name="P1" loext:marker-style-name="T1"><text:span text:style-name="T2">./ESP32-S3-Touch-LCD-4.3-Demo/Arduino/libraries/lvgl/docs/get-started/os/freertos.md</text:span><text:span text:style-name="T2"/></text:p>
      <text:p text:style-name="P1" loext:marker-style-name="T1"><text:span text:style-name="T2">./ESP32-S3-Touch-LCD-4.3-Demo/Arduino/libraries/lvgl/docs/get-started/os/index.md</text:span><text:span text:style-name="T2"/></text:p>
      <text:p text:style-name="P1" loext:marker-style-name="T1"><text:span text:style-name="T2">./ESP32-S3-Touch-LCD-4.3-Demo/Arduino/libraries/lvgl/docs/get-started/os/nuttx.md</text:span><text:span text:style-name="T2"/></text:p>
      <text:p text:style-name="P1" loext:marker-style-name="T1"><text:span text:style-name="T2">./ESP32-S3-Touch-LCD-4.3-Demo/Arduino/libraries/lvgl/docs/get-started/os/rt-thread.md</text:span><text:span text:style-name="T2"/></text:p>
      <text:p text:style-name="P1" loext:marker-style-name="T1"><text:span text:style-name="T2">./ESP32-S3-Touch-LCD-4.3-Demo/Arduino/libraries/lvgl/docs/get-started/os/zephyr.md</text:span><text:span text:style-name="T2"/></text:p>
      <text:p text:style-name="P1" loext:marker-style-name="T1"><text:span text:style-name="T2">./ESP32-S3-Touch-LCD-4.3-Demo/Arduino/libraries/lvgl/docs/get-started/platforms</text:span><text:span text:style-name="T2"/></text:p>
      <text:p text:style-name="P1" loext:marker-style-name="T1"><text:span text:style-name="T2">./ESP32-S3-Touch-LCD-4.3-Demo/Arduino/libraries/lvgl/docs/get-started/platforms/arduino.md</text:span><text:span text:style-name="T2"/></text:p>
      <text:p text:style-name="P1" loext:marker-style-name="T1"><text:span text:style-name="T2">./ESP32-S3-Touch-LCD-4.3-Demo/Arduino/libraries/lvgl/docs/get-started/platforms/cmake.md</text:span><text:span text:style-name="T2"/></text:p>
      <text:p text:style-name="P1" loext:marker-style-name="T1"><text:span text:style-name="T2">./ESP32-S3-Touch-LCD-4.3-Demo/Arduino/libraries/lvgl/docs/get-started/platforms/espressif.md</text:span><text:span text:style-name="T2"/></text:p>
      <text:p text:style-name="P1" loext:marker-style-name="T1"><text:span text:style-name="T2">./ESP32-S3-Touch-LCD-4.3-Demo/Arduino/libraries/lvgl/docs/get-started/platforms/index.md</text:span><text:span text:style-name="T2"/></text:p>
      <text:p text:style-name="P1" loext:marker-style-name="T1"><text:span text:style-name="T2">./ESP32-S3-Touch-LCD-4.3-Demo/Arduino/libraries/lvgl/docs/get-started/platforms/nxp.md</text:span><text:span text:style-name="T2"/></text:p>
      <text:p text:style-name="P1" loext:marker-style-name="T1"><text:span text:style-name="T2">./ESP32-S3-Touch-LCD-4.3-Demo/Arduino/libraries/lvgl/docs/get-started/platforms/pc-simulator.md</text:span><text:span text:style-name="T2"/></text:p>
      <text:p text:style-name="P1" loext:marker-style-name="T1"><text:span text:style-name="T2">./ESP32-S3-Touch-LCD-4.3-Demo/Arduino/libraries/lvgl/docs/get-started/platforms/renesas.md</text:span><text:span text:style-name="T2"/></text:p>
      <text:p text:style-name="P1" loext:marker-style-name="T1"><text:span text:style-name="T2">./ESP32-S3-Touch-LCD-4.3-Demo/Arduino/libraries/lvgl/docs/get-started/platforms/stm32.md</text:span><text:span text:style-name="T2"/></text:p>
      <text:p text:style-name="P1" loext:marker-style-name="T1"><text:span text:style-name="T2">./ESP32-S3-Touch-LCD-4.3-Demo/Arduino/libraries/lvgl/docs/get-started/platforms/tasmota-berry.md</text:span><text:span text:style-name="T2"/></text:p>
      <text:p text:style-name="P1" loext:marker-style-name="T1"><text:span text:style-name="T2">./ESP32-S3-Touch-LCD-4.3-Demo/Arduino/libraries/lvgl/docs/get-started/quick-overview.md</text:span><text:span text:style-name="T2"/></text:p>
      <text:p text:style-name="P1" loext:marker-style-name="T1"><text:span text:style-name="T2">./ESP32-S3-Touch-LCD-4.3-Demo/Arduino/libraries/lvgl/docs/index.md</text:span><text:span text:style-name="T2"/></text:p>
      <text:p text:style-name="P1" loext:marker-style-name="T1"><text:span text:style-name="T2">./ESP32-S3-Touch-LCD-4.3-Demo/Arduino/libraries/lvgl/docs/intro</text:span><text:span text:style-name="T2"/></text:p>
      <text:p text:style-name="P1" loext:marker-style-name="T1"><text:span text:style-name="T2">./ESP32-S3-Touch-LCD-4.3-Demo/Arduino/libraries/lvgl/docs/intro/index.md</text:span><text:span text:style-name="T2"/></text:p>
      <text:p text:style-name="P1" loext:marker-style-name="T1"><text:span text:style-name="T2">./ESP32-S3-Touch-LCD-4.3-Demo/Arduino/libraries/lvgl/docs/layouts</text:span><text:span text:style-name="T2"/></text:p>
      <text:p text:style-name="P1" loext:marker-style-name="T1"><text:span text:style-name="T2">./ESP32-S3-Touch-LCD-4.3-Demo/Arduino/libraries/lvgl/docs/layouts/flex.md</text:span><text:span text:style-name="T2"/></text:p>
      <text:p text:style-name="P1" loext:marker-style-name="T1"><text:span text:style-name="T2">./ESP32-S3-Touch-LCD-4.3-Demo/Arduino/libraries/lvgl/docs/layouts/grid.md</text:span><text:span text:style-name="T2"/></text:p>
      <text:p text:style-name="P1" loext:marker-style-name="T1"><text:span text:style-name="T2">./ESP32-S3-Touch-LCD-4.3-Demo/Arduino/libraries/lvgl/docs/layouts/index.md</text:span><text:span text:style-name="T2"/></text:p>
      <text:p text:style-name="P1" loext:marker-style-name="T1"><text:span text:style-name="T2">./ESP32-S3-Touch-LCD-4.3-Demo/Arduino/libraries/lvgl/docs/libs</text:span><text:span text:style-name="T2"/></text:p>
      <text:p text:style-name="P1" loext:marker-style-name="T1"><text:span text:style-name="T2">./ESP32-S3-Touch-LCD-4.3-Demo/Arduino/libraries/lvgl/docs/libs/bmp.md</text:span><text:span text:style-name="T2"/></text:p>
      <text:p text:style-name="P1" loext:marker-style-name="T1"><text:span text:style-name="T2">./ESP32-S3-Touch-LCD-4.3-Demo/Arduino/libraries/lvgl/docs/libs/ffmpeg.md</text:span><text:span text:style-name="T2"/></text:p>
      <text:p text:style-name="P1" loext:marker-style-name="T1"><text:span text:style-name="T2">./ESP32-S3-Touch-LCD-4.3-Demo/Arduino/libraries/lvgl/docs/libs/freetype.md</text:span><text:span text:style-name="T2"/></text:p>
      <text:p text:style-name="P1" loext:marker-style-name="T1"><text:span text:style-name="T2">./ESP32-S3-Touch-LCD-4.3-Demo/Arduino/libraries/lvgl/docs/libs/fsdrv.md</text:span><text:span text:style-name="T2"/></text:p>
      <text:p text:style-name="P1" loext:marker-style-name="T1"><text:span text:style-name="T2">./ESP32-S3-Touch-LCD-4.3-Demo/Arduino/libraries/lvgl/docs/libs/gif.md</text:span><text:span text:style-name="T2"/></text:p>
      <text:p text:style-name="P1" loext:marker-style-name="T1"><text:span text:style-name="T2">./ESP32-S3-Touch-LCD-4.3-Demo/Arduino/libraries/lvgl/docs/libs/index.md</text:span><text:span text:style-name="T2"/></text:p>
      <text:p text:style-name="P1" loext:marker-style-name="T1"><text:span text:style-name="T2">./ESP32-S3-Touch-LCD-4.3-Demo/Arduino/libraries/lvgl/docs/libs/png.md</text:span><text:span text:style-name="T2"/></text:p>
      <text:p text:style-name="P1" loext:marker-style-name="T1"><text:span text:style-name="T2">./ESP32-S3-Touch-LCD-4.3-Demo/Arduino/libraries/lvgl/docs/libs/qrcode.md</text:span><text:span text:style-name="T2"/></text:p>
      <text:p text:style-name="P1" loext:marker-style-name="T1"><text:span text:style-name="T2">./ESP32-S3-Touch-LCD-4.3-Demo/Arduino/libraries/lvgl/docs/libs/rlottie.md</text:span><text:span text:style-name="T2"/></text:p>
      <text:p text:style-name="P1" loext:marker-style-name="T1"><text:span text:style-name="T2">./ESP32-S3-Touch-LCD-4.3-Demo/Arduino/libraries/lvgl/docs/libs/sjpg.md</text:span><text:span text:style-name="T2"/></text:p>
      <text:p text:style-name="P1" loext:marker-style-name="T1"><text:span text:style-name="T2">./ESP32-S3-Touch-LCD-4.3-Demo/Arduino/libraries/lvgl/docs/libs/tiny_ttf.md</text:span><text:span text:style-name="T2"/></text:p>
      <text:p text:style-name="P1" loext:marker-style-name="T1"><text:span text:style-name="T2">./ESP32-S3-Touch-LCD-4.3-Demo/Arduino/libraries/lvgl/docs/logo_lvgl.png</text:span><text:span text:style-name="T2"/></text:p>
      <text:p text:style-name="P1" loext:marker-style-name="T1"><text:span text:style-name="T2">./ESP32-S3-Touch-LCD-4.3-Demo/Arduino/libraries/lvgl/docs/misc</text:span><text:span text:style-name="T2"/></text:p>
      <text:p text:style-name="P1" loext:marker-style-name="T1"><text:span text:style-name="T2">./ESP32-S3-Touch-LCD-4.3-Demo/Arduino/libraries/lvgl/docs/misc/align.png</text:span><text:span text:style-name="T2"/></text:p>
      <text:p text:style-name="P1" loext:marker-style-name="T1"><text:span text:style-name="T2">./ESP32-S3-Touch-LCD-4.3-Demo/Arduino/libraries/lvgl/docs/misc/anim-timeline.png</text:span><text:span text:style-name="T2"/></text:p>
      <text:p text:style-name="P1" loext:marker-style-name="T1"><text:span text:style-name="T2">./ESP32-S3-Touch-LCD-4.3-Demo/Arduino/libraries/lvgl/docs/misc/bidi.png</text:span><text:span text:style-name="T2"/></text:p>
      <text:p text:style-name="P1" loext:marker-style-name="T1"><text:span text:style-name="T2">./ESP32-S3-Touch-LCD-4.3-Demo/Arduino/libraries/lvgl/docs/misc/boxmodel.png</text:span><text:span text:style-name="T2"/></text:p>
      <text:p text:style-name="P1" loext:marker-style-name="T1"><text:span text:style-name="T2">./ESP32-S3-Touch-LCD-4.3-Demo/Arduino/libraries/lvgl/docs/misc/btn_example.png</text:span><text:span text:style-name="T2"/></text:p>
      <text:p text:style-name="P1" loext:marker-style-name="T1"><text:span text:style-name="T2">./ESP32-S3-Touch-LCD-4.3-Demo/Arduino/libraries/lvgl/docs/misc/button_style_example.gif</text:span><text:span text:style-name="T2"/></text:p>
      <text:p text:style-name="P1" loext:marker-style-name="T1"><text:span text:style-name="T2">./ESP32-S3-Touch-LCD-4.3-Demo/Arduino/libraries/lvgl/docs/misc/button_style_example.png</text:span><text:span text:style-name="T2"/></text:p>
      <text:p text:style-name="P1" loext:marker-style-name="T1"><text:span text:style-name="T2">./ESP32-S3-Touch-LCD-4.3-Demo/Arduino/libraries/lvgl/docs/misc/codeblocks.jpg</text:span><text:span text:style-name="T2"/></text:p>
      <text:p text:style-name="P1" loext:marker-style-name="T1"><text:span text:style-name="T2">./ESP32-S3-Touch-LCD-4.3-Demo/Arduino/libraries/lvgl/docs/misc/eclipse.jpg</text:span><text:span text:style-name="T2"/></text:p>
      <text:p text:style-name="P1" loext:marker-style-name="T1"><text:span text:style-name="T2">./ESP32-S3-Touch-LCD-4.3-Demo/Arduino/libraries/lvgl/docs/misc/layers.png</text:span><text:span text:style-name="T2"/></text:p>
      <text:p text:style-name="P1" loext:marker-style-name="T1"><text:span text:style-name="T2">./ESP32-S3-Touch-LCD-4.3-Demo/Arduino/libraries/lvgl/docs/misc/par_child1.png</text:span><text:span text:style-name="T2"/></text:p>
      <text:p text:style-name="P1" loext:marker-style-name="T1"><text:span text:style-name="T2">./ESP32-S3-Touch-LCD-4.3-Demo/Arduino/libraries/lvgl/docs/misc/par_child2.png</text:span><text:span text:style-name="T2"/></text:p>
      <text:p text:style-name="P1" loext:marker-style-name="T1"><text:span text:style-name="T2">./ESP32-S3-Touch-LCD-4.3-Demo/Arduino/libraries/lvgl/docs/misc/par_child3.png</text:span><text:span text:style-name="T2"/></text:p>
      <text:p text:style-name="P1" loext:marker-style-name="T1"><text:span text:style-name="T2">./ESP32-S3-Touch-LCD-4.3-Demo/Arduino/libraries/lvgl/docs/misc/platformio.jpg</text:span><text:span text:style-name="T2"/></text:p>
      <text:p text:style-name="P1" loext:marker-style-name="T1"><text:span text:style-name="T2">./ESP32-S3-Touch-LCD-4.3-Demo/Arduino/libraries/lvgl/docs/misc/qtcreator.jpg</text:span><text:span text:style-name="T2"/></text:p>
      <text:p text:style-name="P1" loext:marker-style-name="T1"><text:span text:style-name="T2">./ESP32-S3-Touch-LCD-4.3-Demo/Arduino/libraries/lvgl/docs/misc/simple_button_example.gif</text:span><text:span text:style-name="T2"/></text:p>
      <text:p text:style-name="P1" loext:marker-style-name="T1"><text:span text:style-name="T2">./ESP32-S3-Touch-LCD-4.3-Demo/Arduino/libraries/lvgl/docs/misc/simple_button_example.png</text:span><text:span text:style-name="T2"/></text:p>
      <text:p text:style-name="P1" loext:marker-style-name="T1"><text:span text:style-name="T2">./ESP32-S3-Touch-LCD-4.3-Demo/Arduino/libraries/lvgl/docs/misc/symbols.png</text:span><text:span text:style-name="T2"/></text:p>
      <text:p text:style-name="P1" loext:marker-style-name="T1"><text:span text:style-name="T2">./ESP32-S3-Touch-LCD-4.3-Demo/Arduino/libraries/lvgl/docs/misc/sys.png</text:span><text:span text:style-name="T2"/></text:p>
      <text:p text:style-name="P1" loext:marker-style-name="T1"><text:span text:style-name="T2">./ESP32-S3-Touch-LCD-4.3-Demo/Arduino/libraries/lvgl/docs/misc/visualstudio.jpg</text:span><text:span text:style-name="T2"/></text:p>
      <text:p text:style-name="P1" loext:marker-style-name="T1"><text:span text:style-name="T2">./ESP32-S3-Touch-LCD-4.3-Demo/Arduino/libraries/lvgl/docs/others</text:span><text:span text:style-name="T2"/></text:p>
      <text:p text:style-name="P1" loext:marker-style-name="T1"><text:span text:style-name="T2">./ESP32-S3-Touch-LCD-4.3-Demo/Arduino/libraries/lvgl/docs/others/fragment.md</text:span><text:span text:style-name="T2"/></text:p>
      <text:p text:style-name="P1" loext:marker-style-name="T1"><text:span text:style-name="T2">./ESP32-S3-Touch-LCD-4.3-Demo/Arduino/libraries/lvgl/docs/others/gridnav.md</text:span><text:span text:style-name="T2"/></text:p>
      <text:p text:style-name="P1" loext:marker-style-name="T1"><text:span text:style-name="T2">./ESP32-S3-Touch-LCD-4.3-Demo/Arduino/libraries/lvgl/docs/others/ime_pinyin.md</text:span><text:span text:style-name="T2"/></text:p>
      <text:p text:style-name="P1" loext:marker-style-name="T1"><text:span text:style-name="T2">./ESP32-S3-Touch-LCD-4.3-Demo/Arduino/libraries/lvgl/docs/others/imgfont.md</text:span><text:span text:style-name="T2"/></text:p>
      <text:p text:style-name="P1" loext:marker-style-name="T1"><text:span text:style-name="T2">./ESP32-S3-Touch-LCD-4.3-Demo/Arduino/libraries/lvgl/docs/others/index.md</text:span><text:span text:style-name="T2"/></text:p>
      <text:p text:style-name="P1" loext:marker-style-name="T1"><text:span text:style-name="T2">./ESP32-S3-Touch-LCD-4.3-Demo/Arduino/libraries/lvgl/docs/others/monkey.md</text:span><text:span text:style-name="T2"/></text:p>
      <text:p text:style-name="P1" loext:marker-style-name="T1"><text:soft-page-break/><text:span text:style-name="T2">./ESP32-S3-Touch-LCD-4.3-Demo/Arduino/libraries/lvgl/docs/others/msg.md</text:span><text:span text:style-name="T2"/></text:p>
      <text:p text:style-name="P1" loext:marker-style-name="T1"><text:span text:style-name="T2">./ESP32-S3-Touch-LCD-4.3-Demo/Arduino/libraries/lvgl/docs/others/snapshot.md</text:span><text:span text:style-name="T2"/></text:p>
      <text:p text:style-name="P1" loext:marker-style-name="T1"><text:span text:style-name="T2">./ESP32-S3-Touch-LCD-4.3-Demo/Arduino/libraries/lvgl/docs/overview</text:span><text:span text:style-name="T2"/></text:p>
      <text:p text:style-name="P1" loext:marker-style-name="T1"><text:span text:style-name="T2">./ESP32-S3-Touch-LCD-4.3-Demo/Arduino/libraries/lvgl/docs/overview/animation.md</text:span><text:span text:style-name="T2"/></text:p>
      <text:p text:style-name="P1" loext:marker-style-name="T1"><text:span text:style-name="T2">./ESP32-S3-Touch-LCD-4.3-Demo/Arduino/libraries/lvgl/docs/overview/color.md</text:span><text:span text:style-name="T2"/></text:p>
      <text:p text:style-name="P1" loext:marker-style-name="T1"><text:span text:style-name="T2">./ESP32-S3-Touch-LCD-4.3-Demo/Arduino/libraries/lvgl/docs/overview/coords.md</text:span><text:span text:style-name="T2"/></text:p>
      <text:p text:style-name="P1" loext:marker-style-name="T1"><text:span text:style-name="T2">./ESP32-S3-Touch-LCD-4.3-Demo/Arduino/libraries/lvgl/docs/overview/display.md</text:span><text:span text:style-name="T2"/></text:p>
      <text:p text:style-name="P1" loext:marker-style-name="T1"><text:span text:style-name="T2">./ESP32-S3-Touch-LCD-4.3-Demo/Arduino/libraries/lvgl/docs/overview/drawing.md</text:span><text:span text:style-name="T2"/></text:p>
      <text:p text:style-name="P1" loext:marker-style-name="T1"><text:span text:style-name="T2">./ESP32-S3-Touch-LCD-4.3-Demo/Arduino/libraries/lvgl/docs/overview/event.md</text:span><text:span text:style-name="T2"/></text:p>
      <text:p text:style-name="P1" loext:marker-style-name="T1"><text:span text:style-name="T2">./ESP32-S3-Touch-LCD-4.3-Demo/Arduino/libraries/lvgl/docs/overview/file-system.md</text:span><text:span text:style-name="T2"/></text:p>
      <text:p text:style-name="P1" loext:marker-style-name="T1"><text:span text:style-name="T2">./ESP32-S3-Touch-LCD-4.3-Demo/Arduino/libraries/lvgl/docs/overview/font.md</text:span><text:span text:style-name="T2"/></text:p>
      <text:p text:style-name="P1" loext:marker-style-name="T1"><text:span text:style-name="T2">./ESP32-S3-Touch-LCD-4.3-Demo/Arduino/libraries/lvgl/docs/overview/image.md</text:span><text:span text:style-name="T2"/></text:p>
      <text:p text:style-name="P1" loext:marker-style-name="T1"><text:span text:style-name="T2">./ESP32-S3-Touch-LCD-4.3-Demo/Arduino/libraries/lvgl/docs/overview/indev.md</text:span><text:span text:style-name="T2"/></text:p>
      <text:p text:style-name="P1" loext:marker-style-name="T1"><text:span text:style-name="T2">./ESP32-S3-Touch-LCD-4.3-Demo/Arduino/libraries/lvgl/docs/overview/index.md</text:span><text:span text:style-name="T2"/></text:p>
      <text:p text:style-name="P1" loext:marker-style-name="T1"><text:span text:style-name="T2">./ESP32-S3-Touch-LCD-4.3-Demo/Arduino/libraries/lvgl/docs/overview/layer.md</text:span><text:span text:style-name="T2"/></text:p>
      <text:p text:style-name="P1" loext:marker-style-name="T1"><text:span text:style-name="T2">./ESP32-S3-Touch-LCD-4.3-Demo/Arduino/libraries/lvgl/docs/overview/new_widget.md</text:span><text:span text:style-name="T2"/></text:p>
      <text:p text:style-name="P1" loext:marker-style-name="T1"><text:span text:style-name="T2">./ESP32-S3-Touch-LCD-4.3-Demo/Arduino/libraries/lvgl/docs/overview/object.md</text:span><text:span text:style-name="T2"/></text:p>
      <text:p text:style-name="P1" loext:marker-style-name="T1"><text:span text:style-name="T2">./ESP32-S3-Touch-LCD-4.3-Demo/Arduino/libraries/lvgl/docs/overview/renderers</text:span><text:span text:style-name="T2"/></text:p>
      <text:p text:style-name="P1" loext:marker-style-name="T1"><text:span text:style-name="T2">./ESP32-S3-Touch-LCD-4.3-Demo/Arduino/libraries/lvgl/docs/overview/renderers/arm-2d.md</text:span><text:span text:style-name="T2"/></text:p>
      <text:p text:style-name="P1" loext:marker-style-name="T1"><text:span text:style-name="T2">./ESP32-S3-Touch-LCD-4.3-Demo/Arduino/libraries/lvgl/docs/overview/renderers/dma2d.md</text:span><text:span text:style-name="T2"/></text:p>
      <text:p text:style-name="P1" loext:marker-style-name="T1"><text:span text:style-name="T2">./ESP32-S3-Touch-LCD-4.3-Demo/Arduino/libraries/lvgl/docs/overview/renderers/index.md</text:span><text:span text:style-name="T2"/></text:p>
      <text:p text:style-name="P1" loext:marker-style-name="T1"><text:span text:style-name="T2">./ESP32-S3-Touch-LCD-4.3-Demo/Arduino/libraries/lvgl/docs/overview/renderers/pxp-vglite.md</text:span><text:span text:style-name="T2"/></text:p>
      <text:p text:style-name="P1" loext:marker-style-name="T1"><text:span text:style-name="T2">./ESP32-S3-Touch-LCD-4.3-Demo/Arduino/libraries/lvgl/docs/overview/renderers/sdl.md</text:span><text:span text:style-name="T2"/></text:p>
      <text:p text:style-name="P1" loext:marker-style-name="T1"><text:span text:style-name="T2">./ESP32-S3-Touch-LCD-4.3-Demo/Arduino/libraries/lvgl/docs/overview/renderers/sw.md</text:span><text:span text:style-name="T2"/></text:p>
      <text:p text:style-name="P1" loext:marker-style-name="T1"><text:span text:style-name="T2">./ESP32-S3-Touch-LCD-4.3-Demo/Arduino/libraries/lvgl/docs/overview/scroll.md</text:span><text:span text:style-name="T2"/></text:p>
      <text:p text:style-name="P1" loext:marker-style-name="T1"><text:span text:style-name="T2">./ESP32-S3-Touch-LCD-4.3-Demo/Arduino/libraries/lvgl/docs/overview/style-props.md</text:span><text:span text:style-name="T2"/></text:p>
      <text:p text:style-name="P1" loext:marker-style-name="T1"><text:span text:style-name="T2">./ESP32-S3-Touch-LCD-4.3-Demo/Arduino/libraries/lvgl/docs/overview/style.md</text:span><text:span text:style-name="T2"/></text:p>
      <text:p text:style-name="P1" loext:marker-style-name="T1"><text:span text:style-name="T2">./ESP32-S3-Touch-LCD-4.3-Demo/Arduino/libraries/lvgl/docs/overview/timer.md</text:span><text:span text:style-name="T2"/></text:p>
      <text:p text:style-name="P1" loext:marker-style-name="T1"><text:span text:style-name="T2">./ESP32-S3-Touch-LCD-4.3-Demo/Arduino/libraries/lvgl/docs/porting</text:span><text:span text:style-name="T2"/></text:p>
      <text:p text:style-name="P1" loext:marker-style-name="T1"><text:span text:style-name="T2">./ESP32-S3-Touch-LCD-4.3-Demo/Arduino/libraries/lvgl/docs/porting/display.md</text:span><text:span text:style-name="T2"/></text:p>
      <text:p text:style-name="P1" loext:marker-style-name="T1"><text:span text:style-name="T2">./ESP32-S3-Touch-LCD-4.3-Demo/Arduino/libraries/lvgl/docs/porting/gpu.md</text:span><text:span text:style-name="T2"/></text:p>
      <text:p text:style-name="P1" loext:marker-style-name="T1"><text:span text:style-name="T2">./ESP32-S3-Touch-LCD-4.3-Demo/Arduino/libraries/lvgl/docs/porting/indev.md</text:span><text:span text:style-name="T2"/></text:p>
      <text:p text:style-name="P1" loext:marker-style-name="T1"><text:span text:style-name="T2">./ESP32-S3-Touch-LCD-4.3-Demo/Arduino/libraries/lvgl/docs/porting/index.md</text:span><text:span text:style-name="T2"/></text:p>
      <text:p text:style-name="P1" loext:marker-style-name="T1"><text:span text:style-name="T2">./ESP32-S3-Touch-LCD-4.3-Demo/Arduino/libraries/lvgl/docs/porting/log.md</text:span><text:span text:style-name="T2"/></text:p>
      <text:p text:style-name="P1" loext:marker-style-name="T1"><text:span text:style-name="T2">./ESP32-S3-Touch-LCD-4.3-Demo/Arduino/libraries/lvgl/docs/porting/os.md</text:span><text:span text:style-name="T2"/></text:p>
      <text:p text:style-name="P1" loext:marker-style-name="T1"><text:span text:style-name="T2">./ESP32-S3-Touch-LCD-4.3-Demo/Arduino/libraries/lvgl/docs/porting/project.md</text:span><text:span text:style-name="T2"/></text:p>
      <text:p text:style-name="P1" loext:marker-style-name="T1"><text:span text:style-name="T2">./ESP32-S3-Touch-LCD-4.3-Demo/Arduino/libraries/lvgl/docs/porting/sleep.md</text:span><text:span text:style-name="T2"/></text:p>
      <text:p text:style-name="P1" loext:marker-style-name="T1"><text:span text:style-name="T2">./ESP32-S3-Touch-LCD-4.3-Demo/Arduino/libraries/lvgl/docs/porting/tick.md</text:span><text:span text:style-name="T2"/></text:p>
      <text:p text:style-name="P1" loext:marker-style-name="T1"><text:span text:style-name="T2">./ESP32-S3-Touch-LCD-4.3-Demo/Arduino/libraries/lvgl/docs/porting/timer-handler.md</text:span><text:span text:style-name="T2"/></text:p>
      <text:p text:style-name="P1" loext:marker-style-name="T1"><text:span text:style-name="T2">./ESP32-S3-Touch-LCD-4.3-Demo/Arduino/libraries/lvgl/docs/requirements.txt</text:span><text:span text:style-name="T2"/></text:p>
      <text:p text:style-name="P1" loext:marker-style-name="T1"><text:span text:style-name="T2">./ESP32-S3-Touch-LCD-4.3-Demo/Arduino/libraries/lvgl/docs/ROADMAP.md</text:span><text:span text:style-name="T2"/></text:p>
      <text:p text:style-name="P1" loext:marker-style-name="T1"><text:span text:style-name="T2">./ESP32-S3-Touch-LCD-4.3-Demo/Arduino/libraries/lvgl/docs/widgets</text:span><text:span text:style-name="T2"/></text:p>
      <text:p text:style-name="P1" loext:marker-style-name="T1"><text:span text:style-name="T2">./ESP32-S3-Touch-LCD-4.3-Demo/Arduino/libraries/lvgl/docs/widgets/core</text:span><text:span text:style-name="T2"/></text:p>
      <text:p text:style-name="P1" loext:marker-style-name="T1"><text:span text:style-name="T2">./ESP32-S3-Touch-LCD-4.3-Demo/Arduino/libraries/lvgl/docs/widgets/core/arc.md</text:span><text:span text:style-name="T2"/></text:p>
      <text:p text:style-name="P1" loext:marker-style-name="T1"><text:span text:style-name="T2">./ESP32-S3-Touch-LCD-4.3-Demo/Arduino/libraries/lvgl/docs/widgets/core/bar.md</text:span><text:span text:style-name="T2"/></text:p>
      <text:p text:style-name="P1" loext:marker-style-name="T1"><text:span text:style-name="T2">./ESP32-S3-Touch-LCD-4.3-Demo/Arduino/libraries/lvgl/docs/widgets/core/btn.md</text:span><text:span text:style-name="T2"/></text:p>
      <text:p text:style-name="P1" loext:marker-style-name="T1"><text:span text:style-name="T2">./ESP32-S3-Touch-LCD-4.3-Demo/Arduino/libraries/lvgl/docs/widgets/core/btnmatrix.md</text:span><text:span text:style-name="T2"/></text:p>
      <text:p text:style-name="P1" loext:marker-style-name="T1"><text:span text:style-name="T2">./ESP32-S3-Touch-LCD-4.3-Demo/Arduino/libraries/lvgl/docs/widgets/core/canvas.md</text:span><text:span text:style-name="T2"/></text:p>
      <text:p text:style-name="P1" loext:marker-style-name="T1"><text:span text:style-name="T2">./ESP32-S3-Touch-LCD-4.3-Demo/Arduino/libraries/lvgl/docs/widgets/core/checkbox.md</text:span><text:span text:style-name="T2"/></text:p>
      <text:p text:style-name="P1" loext:marker-style-name="T1"><text:span text:style-name="T2">./ESP32-S3-Touch-LCD-4.3-Demo/Arduino/libraries/lvgl/docs/widgets/core/dropdown.md</text:span><text:span text:style-name="T2"/></text:p>
      <text:p text:style-name="P1" loext:marker-style-name="T1"><text:span text:style-name="T2">./ESP32-S3-Touch-LCD-4.3-Demo/Arduino/libraries/lvgl/docs/widgets/core/img.md</text:span><text:span text:style-name="T2"/></text:p>
      <text:p text:style-name="P1" loext:marker-style-name="T1"><text:span text:style-name="T2">./ESP32-S3-Touch-LCD-4.3-Demo/Arduino/libraries/lvgl/docs/widgets/core/index.md</text:span><text:span text:style-name="T2"/></text:p>
      <text:p text:style-name="P1" loext:marker-style-name="T1"><text:span text:style-name="T2">./ESP32-S3-Touch-LCD-4.3-Demo/Arduino/libraries/lvgl/docs/widgets/core/label.md</text:span><text:span text:style-name="T2"/></text:p>
      <text:p text:style-name="P1" loext:marker-style-name="T1"><text:span text:style-name="T2">./ESP32-S3-Touch-LCD-4.3-Demo/Arduino/libraries/lvgl/docs/widgets/core/line.md</text:span><text:span text:style-name="T2"/></text:p>
      <text:p text:style-name="P1" loext:marker-style-name="T1"><text:span text:style-name="T2">./ESP32-S3-Touch-LCD-4.3-Demo/Arduino/libraries/lvgl/docs/widgets/core/roller.md</text:span><text:span text:style-name="T2"/></text:p>
      <text:p text:style-name="P1" loext:marker-style-name="T1"><text:span text:style-name="T2">./ESP32-S3-Touch-LCD-4.3-Demo/Arduino/libraries/lvgl/docs/widgets/core/slider.md</text:span><text:span text:style-name="T2"/></text:p>
      <text:p text:style-name="P1" loext:marker-style-name="T1"><text:span text:style-name="T2">./ESP32-S3-Touch-LCD-4.3-Demo/Arduino/libraries/lvgl/docs/widgets/core/switch.md</text:span><text:span text:style-name="T2"/></text:p>
      <text:p text:style-name="P1" loext:marker-style-name="T1"><text:span text:style-name="T2">./ESP32-S3-Touch-LCD-4.3-Demo/Arduino/libraries/lvgl/docs/widgets/core/table.md</text:span><text:span text:style-name="T2"/></text:p>
      <text:p text:style-name="P1" loext:marker-style-name="T1"><text:span text:style-name="T2">./ESP32-S3-Touch-LCD-4.3-Demo/Arduino/libraries/lvgl/docs/widgets/core/textarea.md</text:span><text:span text:style-name="T2"/></text:p>
      <text:p text:style-name="P1" loext:marker-style-name="T1"><text:span text:style-name="T2">./ESP32-S3-Touch-LCD-4.3-Demo/Arduino/libraries/lvgl/docs/widgets/extra</text:span><text:span text:style-name="T2"/></text:p>
      <text:p text:style-name="P1" loext:marker-style-name="T1"><text:span text:style-name="T2">./ESP32-S3-Touch-LCD-4.3-Demo/Arduino/libraries/lvgl/docs/widgets/extra/animimg.md</text:span><text:span text:style-name="T2"/></text:p>
      <text:p text:style-name="P1" loext:marker-style-name="T1"><text:span text:style-name="T2">./ESP32-S3-Touch-LCD-4.3-Demo/Arduino/libraries/lvgl/docs/widgets/extra/calendar.md</text:span><text:span text:style-name="T2"/></text:p>
      <text:p text:style-name="P1" loext:marker-style-name="T1"><text:span text:style-name="T2">./ESP32-S3-Touch-LCD-4.3-Demo/Arduino/libraries/lvgl/docs/widgets/extra/chart.md</text:span><text:span text:style-name="T2"/></text:p>
      <text:p text:style-name="P1" loext:marker-style-name="T1"><text:span text:style-name="T2">./ESP32-S3-Touch-LCD-4.3-Demo/Arduino/libraries/lvgl/docs/widgets/extra/colorwheel.md</text:span><text:span text:style-name="T2"/></text:p>
      <text:p text:style-name="P1" loext:marker-style-name="T1"><text:span text:style-name="T2">./ESP32-S3-Touch-LCD-4.3-Demo/Arduino/libraries/lvgl/docs/widgets/extra/imgbtn.md</text:span><text:span text:style-name="T2"/></text:p>
      <text:p text:style-name="P1" loext:marker-style-name="T1"><text:span text:style-name="T2">./ESP32-S3-Touch-LCD-4.3-Demo/Arduino/libraries/lvgl/docs/widgets/extra/index.md</text:span><text:span text:style-name="T2"/></text:p>
      <text:p text:style-name="P1" loext:marker-style-name="T1"><text:span text:style-name="T2">./ESP32-S3-Touch-LCD-4.3-Demo/Arduino/libraries/lvgl/docs/widgets/extra/keyboard.md</text:span><text:span text:style-name="T2"/></text:p>
      <text:p text:style-name="P1" loext:marker-style-name="T1"><text:span text:style-name="T2">./ESP32-S3-Touch-LCD-4.3-Demo/Arduino/libraries/lvgl/docs/widgets/extra/led.md</text:span><text:span text:style-name="T2"/></text:p>
      <text:p text:style-name="P1" loext:marker-style-name="T1"><text:span text:style-name="T2">./ESP32-S3-Touch-LCD-4.3-Demo/Arduino/libraries/lvgl/docs/widgets/extra/list.md</text:span><text:span text:style-name="T2"/></text:p>
      <text:p text:style-name="P1" loext:marker-style-name="T1"><text:span text:style-name="T2">./ESP32-S3-Touch-LCD-4.3-Demo/Arduino/libraries/lvgl/docs/widgets/extra/menu.md</text:span><text:span text:style-name="T2"/></text:p>
      <text:p text:style-name="P1" loext:marker-style-name="T1"><text:span text:style-name="T2">./ESP32-S3-Touch-LCD-4.3-Demo/Arduino/libraries/lvgl/docs/widgets/extra/meter.md</text:span><text:span text:style-name="T2"/></text:p>
      <text:p text:style-name="P1" loext:marker-style-name="T1"><text:span text:style-name="T2">./ESP32-S3-Touch-LCD-4.3-Demo/Arduino/libraries/lvgl/docs/widgets/extra/msgbox.md</text:span><text:span text:style-name="T2"/></text:p>
      <text:p text:style-name="P1" loext:marker-style-name="T1"><text:span text:style-name="T2">./ESP32-S3-Touch-LCD-4.3-Demo/Arduino/libraries/lvgl/docs/widgets/extra/span.md</text:span><text:span text:style-name="T2"/></text:p>
      <text:p text:style-name="P1" loext:marker-style-name="T1"><text:span text:style-name="T2">./ESP32-S3-Touch-LCD-4.3-Demo/Arduino/libraries/lvgl/docs/widgets/extra/spinbox.md</text:span><text:span text:style-name="T2"/></text:p>
      <text:p text:style-name="P1" loext:marker-style-name="T1"><text:span text:style-name="T2">./ESP32-S3-Touch-LCD-4.3-Demo/Arduino/libraries/lvgl/docs/widgets/extra/spinner.md</text:span><text:span text:style-name="T2"/></text:p>
      <text:p text:style-name="P1" loext:marker-style-name="T1"><text:span text:style-name="T2">./ESP32-S3-Touch-LCD-4.3-Demo/Arduino/libraries/lvgl/docs/widgets/extra/tabview.md</text:span><text:span text:style-name="T2"/></text:p>
      <text:p text:style-name="P1" loext:marker-style-name="T1"><text:span text:style-name="T2">./ESP32-S3-Touch-LCD-4.3-Demo/Arduino/libraries/lvgl/docs/widgets/extra/tileview.md</text:span><text:span text:style-name="T2"/></text:p>
      <text:p text:style-name="P1" loext:marker-style-name="T1"><text:span text:style-name="T2">./ESP32-S3-Touch-LCD-4.3-Demo/Arduino/libraries/lvgl/docs/widgets/extra/win.md</text:span><text:span text:style-name="T2"/></text:p>
      <text:p text:style-name="P1" loext:marker-style-name="T1"><text:span text:style-name="T2">./ESP32-S3-Touch-LCD-4.3-Demo/Arduino/libraries/lvgl/docs/widgets/index.md</text:span><text:span text:style-name="T2"/></text:p>
      <text:p text:style-name="P1" loext:marker-style-name="T1"><text:span text:style-name="T2">./ESP32-S3-Touch-LCD-4.3-Demo/Arduino/libraries/lvgl/docs/widgets/obj.md</text:span><text:span text:style-name="T2"/></text:p>
      <text:p text:style-name="P1" loext:marker-style-name="T1"><text:span text:style-name="T2">./ESP32-S3-Touch-LCD-4.3-Demo/Arduino/libraries/lvgl/docs/_ext</text:span><text:span text:style-name="T2"/></text:p>
      <text:p text:style-name="P1" loext:marker-style-name="T1"><text:span text:style-name="T2">./ESP32-S3-Touch-LCD-4.3-Demo/Arduino/libraries/lvgl/docs/_ext/lv_example.py</text:span><text:span text:style-name="T2"/></text:p>
      <text:p text:style-name="P1" loext:marker-style-name="T1"><text:span text:style-name="T2">./ESP32-S3-Touch-LCD-4.3-Demo/Arduino/libraries/lvgl/docs/_static</text:span><text:span text:style-name="T2"/></text:p>
      <text:p text:style-name="P1" loext:marker-style-name="T1"><text:span text:style-name="T2">./ESP32-S3-Touch-LCD-4.3-Demo/Arduino/libraries/lvgl/docs/_static/css</text:span><text:span text:style-name="T2"/></text:p>
      <text:p text:style-name="P1" loext:marker-style-name="T1"><text:span text:style-name="T2">./ESP32-S3-Touch-LCD-4.3-Demo/Arduino/libraries/lvgl/docs/_static/css/custom.css</text:span><text:span text:style-name="T2"/></text:p>
      <text:p text:style-name="P1" loext:marker-style-name="T1"><text:span text:style-name="T2">./ESP32-S3-Touch-LCD-4.3-Demo/Arduino/libraries/lvgl/docs/_static/css/fontawesome.min.css</text:span><text:span text:style-name="T2"/></text:p>
      <text:p text:style-name="P1" loext:marker-style-name="T1"><text:span text:style-name="T2">./ESP32-S3-Touch-LCD-4.3-Demo/Arduino/libraries/lvgl/docs/_static/img</text:span><text:span text:style-name="T2"/></text:p>
      <text:p text:style-name="P1" loext:marker-style-name="T1"><text:span text:style-name="T2">./ESP32-S3-Touch-LCD-4.3-Demo/Arduino/libraries/lvgl/docs/_static/img/home_1.png</text:span><text:span text:style-name="T2"/></text:p>
      <text:p text:style-name="P1" loext:marker-style-name="T1"><text:span text:style-name="T2">./ESP32-S3-Touch-LCD-4.3-Demo/Arduino/libraries/lvgl/docs/_static/img/home_2.png</text:span><text:span text:style-name="T2"/></text:p>
      <text:p text:style-name="P1" loext:marker-style-name="T1"><text:span text:style-name="T2">./ESP32-S3-Touch-LCD-4.3-Demo/Arduino/libraries/lvgl/docs/_static/img/home_3.png</text:span><text:span text:style-name="T2"/></text:p>
      <text:p text:style-name="P1" loext:marker-style-name="T1"><text:span text:style-name="T2">./ESP32-S3-Touch-LCD-4.3-Demo/Arduino/libraries/lvgl/docs/_static/img/home_4.png</text:span><text:span text:style-name="T2"/></text:p>
      <text:p text:style-name="P1" loext:marker-style-name="T1"><text:soft-page-break/><text:span text:style-name="T2">./ESP32-S3-Touch-LCD-4.3-Demo/Arduino/libraries/lvgl/docs/_static/img/home_5.png</text:span><text:span text:style-name="T2"/></text:p>
      <text:p text:style-name="P1" loext:marker-style-name="T1"><text:span text:style-name="T2">./ESP32-S3-Touch-LCD-4.3-Demo/Arduino/libraries/lvgl/docs/_static/img/home_6.png</text:span><text:span text:style-name="T2"/></text:p>
      <text:p text:style-name="P1" loext:marker-style-name="T1"><text:span text:style-name="T2">./ESP32-S3-Touch-LCD-4.3-Demo/Arduino/libraries/lvgl/docs/_static/img/home_banner.jpg</text:span><text:span text:style-name="T2"/></text:p>
      <text:p text:style-name="P1" loext:marker-style-name="T1"><text:span text:style-name="T2">./ESP32-S3-Touch-LCD-4.3-Demo/Arduino/libraries/lvgl/docs/_static/js</text:span><text:span text:style-name="T2"/></text:p>
      <text:p text:style-name="P1" loext:marker-style-name="T1"><text:span text:style-name="T2">./ESP32-S3-Touch-LCD-4.3-Demo/Arduino/libraries/lvgl/docs/_static/js/custom.js</text:span><text:span text:style-name="T2"/></text:p>
      <text:p text:style-name="P1" loext:marker-style-name="T1"><text:span text:style-name="T2">./ESP32-S3-Touch-LCD-4.3-Demo/Arduino/libraries/lvgl/docs/_templates</text:span><text:span text:style-name="T2"/></text:p>
      <text:p text:style-name="P1" loext:marker-style-name="T1"><text:span text:style-name="T2">./ESP32-S3-Touch-LCD-4.3-Demo/Arduino/libraries/lvgl/docs/_templates/layout.html</text:span><text:span text:style-name="T2"/></text:p>
      <text:p text:style-name="P1" loext:marker-style-name="T1"><text:span text:style-name="T2">./ESP32-S3-Touch-LCD-4.3-Demo/Arduino/libraries/lvgl/docs/_templates/page.html</text:span><text:span text:style-name="T2"/></text:p>
      <text:p text:style-name="P1" loext:marker-style-name="T1"><text:span text:style-name="T2">./ESP32-S3-Touch-LCD-4.3-Demo/Arduino/libraries/lvgl/env_support</text:span><text:span text:style-name="T2"/></text:p>
      <text:p text:style-name="P1" loext:marker-style-name="T1"><text:span text:style-name="T2">./ESP32-S3-Touch-LCD-4.3-Demo/Arduino/libraries/lvgl/env_support/cmake</text:span><text:span text:style-name="T2"/></text:p>
      <text:p text:style-name="P1" loext:marker-style-name="T1"><text:span text:style-name="T2">./ESP32-S3-Touch-LCD-4.3-Demo/Arduino/libraries/lvgl/env_support/cmake/custom.cmake</text:span><text:span text:style-name="T2"/></text:p>
      <text:p text:style-name="P1" loext:marker-style-name="T1"><text:span text:style-name="T2">./ESP32-S3-Touch-LCD-4.3-Demo/Arduino/libraries/lvgl/env_support/cmake/esp.cmake</text:span><text:span text:style-name="T2"/></text:p>
      <text:p text:style-name="P1" loext:marker-style-name="T1"><text:span text:style-name="T2">./ESP32-S3-Touch-LCD-4.3-Demo/Arduino/libraries/lvgl/env_support/cmake/micropython.cmake</text:span><text:span text:style-name="T2"/></text:p>
      <text:p text:style-name="P1" loext:marker-style-name="T1"><text:span text:style-name="T2">./ESP32-S3-Touch-LCD-4.3-Demo/Arduino/libraries/lvgl/env_support/cmake/zephyr.cmake</text:span><text:span text:style-name="T2"/></text:p>
      <text:p text:style-name="P1" loext:marker-style-name="T1"><text:span text:style-name="T2">./ESP32-S3-Touch-LCD-4.3-Demo/Arduino/libraries/lvgl/env_support/cmsis-pack</text:span><text:span text:style-name="T2"/></text:p>
      <text:p text:style-name="P1" loext:marker-style-name="T1"><text:span text:style-name="T2">./ESP32-S3-Touch-LCD-4.3-Demo/Arduino/libraries/lvgl/env_support/cmsis-pack/gen_pack.sh</text:span><text:span text:style-name="T2"/></text:p>
      <text:p text:style-name="P1" loext:marker-style-name="T1"><text:span text:style-name="T2">./ESP32-S3-Touch-LCD-4.3-Demo/Arduino/libraries/lvgl/env_support/cmsis-pack/LVGL.lvgl.8.4.0.pack</text:span><text:span text:style-name="T2"/></text:p>
      <text:p text:style-name="P1" loext:marker-style-name="T1"><text:span text:style-name="T2">./ESP32-S3-Touch-LCD-4.3-Demo/Arduino/libraries/lvgl/env_support/cmsis-pack/LVGL.lvgl.pdsc</text:span><text:span text:style-name="T2"/></text:p>
      <text:p text:style-name="P1" loext:marker-style-name="T1"><text:span text:style-name="T2">./ESP32-S3-Touch-LCD-4.3-Demo/Arduino/libraries/lvgl/env_support/cmsis-pack/LVGL.pidx</text:span><text:span text:style-name="T2"/></text:p>
      <text:p text:style-name="P1" loext:marker-style-name="T1"><text:span text:style-name="T2">./ESP32-S3-Touch-LCD-4.3-Demo/Arduino/libraries/lvgl/env_support/cmsis-pack/lv_cmsis_pack.txt</text:span><text:span text:style-name="T2"/></text:p>
      <text:p text:style-name="P1" loext:marker-style-name="T1"><text:span text:style-name="T2">./ESP32-S3-Touch-LCD-4.3-Demo/Arduino/libraries/lvgl/env_support/cmsis-pack/lv_conf_cmsis.h</text:span><text:span text:style-name="T2"/></text:p>
      <text:p text:style-name="P1" loext:marker-style-name="T1"><text:span text:style-name="T2">./ESP32-S3-Touch-LCD-4.3-Demo/Arduino/libraries/lvgl/env_support/cmsis-pack/README.md</text:span><text:span text:style-name="T2"/></text:p>
      <text:p text:style-name="P1" loext:marker-style-name="T1"><text:span text:style-name="T2">./ESP32-S3-Touch-LCD-4.3-Demo/Arduino/libraries/lvgl/env_support/rt-thread</text:span><text:span text:style-name="T2"/></text:p>
      <text:p text:style-name="P1" loext:marker-style-name="T1"><text:span text:style-name="T2">./ESP32-S3-Touch-LCD-4.3-Demo/Arduino/libraries/lvgl/env_support/rt-thread/lv_rt_thread_conf.h</text:span><text:span text:style-name="T2"/></text:p>
      <text:p text:style-name="P1" loext:marker-style-name="T1"><text:span text:style-name="T2">./ESP32-S3-Touch-LCD-4.3-Demo/Arduino/libraries/lvgl/env_support/rt-thread/lv_rt_thread_port.c</text:span><text:span text:style-name="T2"/></text:p>
      <text:p text:style-name="P1" loext:marker-style-name="T1"><text:span text:style-name="T2">./ESP32-S3-Touch-LCD-4.3-Demo/Arduino/libraries/lvgl/env_support/rt-thread/SConscript</text:span><text:span text:style-name="T2"/></text:p>
      <text:p text:style-name="P1" loext:marker-style-name="T1"><text:span text:style-name="T2">./ESP32-S3-Touch-LCD-4.3-Demo/Arduino/libraries/lvgl/env_support/rt-thread/squareline</text:span><text:span text:style-name="T2"/></text:p>
      <text:p text:style-name="P1" loext:marker-style-name="T1"><text:span text:style-name="T2">./ESP32-S3-Touch-LCD-4.3-Demo/Arduino/libraries/lvgl/env_support/rt-thread/squareline/lv_ui_entry.c</text:span><text:span text:style-name="T2"/></text:p>
      <text:p text:style-name="P1" loext:marker-style-name="T1"><text:span text:style-name="T2">./ESP32-S3-Touch-LCD-4.3-Demo/Arduino/libraries/lvgl/env_support/rt-thread/squareline/README.md</text:span><text:span text:style-name="T2"/></text:p>
      <text:p text:style-name="P1" loext:marker-style-name="T1"><text:span text:style-name="T2">./ESP32-S3-Touch-LCD-4.3-Demo/Arduino/libraries/lvgl/env_support/rt-thread/squareline/SConscript</text:span><text:span text:style-name="T2"/></text:p>
      <text:p text:style-name="P1" loext:marker-style-name="T1"><text:span text:style-name="T2">./ESP32-S3-Touch-LCD-4.3-Demo/Arduino/libraries/lvgl/env_support/rt-thread/squareline/ui</text:span><text:span text:style-name="T2"/></text:p>
      <text:p text:style-name="P1" loext:marker-style-name="T1"><text:span text:style-name="T2">./ESP32-S3-Touch-LCD-4.3-Demo/Arduino/libraries/lvgl/env_support/rt-thread/squareline/ui/lvgl</text:span><text:span text:style-name="T2"/></text:p>
      <text:p text:style-name="P1" loext:marker-style-name="T1"><text:span text:style-name="T2">./ESP32-S3-Touch-LCD-4.3-Demo/Arduino/libraries/lvgl/env_support/rt-thread/squareline/ui/lvgl/lvgl.h</text:span><text:span text:style-name="T2"/></text:p>
      <text:p text:style-name="P1" loext:marker-style-name="T1"><text:span text:style-name="T2">./ESP32-S3-Touch-LCD-4.3-Demo/Arduino/libraries/lvgl/env_support/zephyr</text:span><text:span text:style-name="T2"/></text:p>
      <text:p text:style-name="P1" loext:marker-style-name="T1"><text:span text:style-name="T2">./ESP32-S3-Touch-LCD-4.3-Demo/Arduino/libraries/lvgl/env_support/zephyr/module.yml</text:span><text:span text:style-name="T2"/></text:p>
      <text:p text:style-name="P1" loext:marker-style-name="T1"><text:span text:style-name="T2">./ESP32-S3-Touch-LCD-4.3-Demo/Arduino/libraries/lvgl/idf_component.yml</text:span><text:span text:style-name="T2"/></text:p>
      <text:p text:style-name="P1" loext:marker-style-name="T1"><text:span text:style-name="T2">./ESP32-S3-Touch-LCD-4.3-Demo/Arduino/libraries/lvgl/Kconfig</text:span><text:span text:style-name="T2"/></text:p>
      <text:p text:style-name="P1" loext:marker-style-name="T1"><text:span text:style-name="T2">./ESP32-S3-Touch-LCD-4.3-Demo/Arduino/libraries/lvgl/library.json</text:span><text:span text:style-name="T2"/></text:p>
      <text:p text:style-name="P1" loext:marker-style-name="T1"><text:span text:style-name="T2">./ESP32-S3-Touch-LCD-4.3-Demo/Arduino/libraries/lvgl/library.properties</text:span><text:span text:style-name="T2"/></text:p>
      <text:p text:style-name="P1" loext:marker-style-name="T1"><text:span text:style-name="T2">./ESP32-S3-Touch-LCD-4.3-Demo/Arduino/libraries/lvgl/LICENCE.txt</text:span><text:span text:style-name="T2"/></text:p>
      <text:p text:style-name="P1" loext:marker-style-name="T1"><text:span text:style-name="T2">./ESP32-S3-Touch-LCD-4.3-Demo/Arduino/libraries/lvgl/lvgl.h</text:span><text:span text:style-name="T2"/></text:p>
      <text:p text:style-name="P1" loext:marker-style-name="T1"><text:span text:style-name="T2">./ESP32-S3-Touch-LCD-4.3-Demo/Arduino/libraries/lvgl/lvgl.mk</text:span><text:span text:style-name="T2"/></text:p>
      <text:p text:style-name="P1" loext:marker-style-name="T1"><text:span text:style-name="T2">./ESP32-S3-Touch-LCD-4.3-Demo/Arduino/libraries/lvgl/lvgl.pc.in</text:span><text:span text:style-name="T2"/></text:p>
      <text:p text:style-name="P1" loext:marker-style-name="T1"><text:span text:style-name="T2">./ESP32-S3-Touch-LCD-4.3-Demo/Arduino/libraries/lvgl/lv_conf_template.h</text:span><text:span text:style-name="T2"/></text:p>
      <text:p text:style-name="P1" loext:marker-style-name="T1"><text:span text:style-name="T2">./ESP32-S3-Touch-LCD-4.3-Demo/Arduino/libraries/lvgl/README.md</text:span><text:span text:style-name="T2"/></text:p>
      <text:p text:style-name="P1" loext:marker-style-name="T1"><text:span text:style-name="T2">./ESP32-S3-Touch-LCD-4.3-Demo/Arduino/libraries/lvgl/README_pt_BR.md</text:span><text:span text:style-name="T2"/></text:p>
      <text:p text:style-name="P1" loext:marker-style-name="T1"><text:span text:style-name="T2">./ESP32-S3-Touch-LCD-4.3-Demo/Arduino/libraries/lvgl/README_zh.md</text:span><text:span text:style-name="T2"/></text:p>
      <text:p text:style-name="P1" loext:marker-style-name="T1"><text:span text:style-name="T2">./ESP32-S3-Touch-LCD-4.3-Demo/Arduino/libraries/lvgl/SConscript</text:span><text:span text:style-name="T2"/></text:p>
      <text:p text:style-name="P1" loext:marker-style-name="T1"><text:span text:style-name="T2">./ESP32-S3-Touch-LCD-4.3-Demo/Arduino/libraries/lvgl/scripts</text:span><text:span text:style-name="T2"/></text:p>
      <text:p text:style-name="P1" loext:marker-style-name="T1"><text:span text:style-name="T2">./ESP32-S3-Touch-LCD-4.3-Demo/Arduino/libraries/lvgl/scripts/build_html_examples.sh</text:span><text:span text:style-name="T2"/></text:p>
      <text:p text:style-name="P1" loext:marker-style-name="T1"><text:span text:style-name="T2">./ESP32-S3-Touch-LCD-4.3-Demo/Arduino/libraries/lvgl/scripts/built_in_font</text:span><text:span text:style-name="T2"/></text:p>
      <text:p text:style-name="P1" loext:marker-style-name="T1"><text:span text:style-name="T2">./ESP32-S3-Touch-LCD-4.3-Demo/Arduino/libraries/lvgl/scripts/built_in_font/built_in_font_gen.py</text:span><text:span text:style-name="T2"/></text:p>
      <text:p text:style-name="P1" loext:marker-style-name="T1"><text:span text:style-name="T2">./ESP32-S3-Touch-LCD-4.3-Demo/Arduino/libraries/lvgl/scripts/built_in_font/DejaVuSans.ttf</text:span><text:span text:style-name="T2"/></text:p>
      <text:p text:style-name="P1" loext:marker-style-name="T1"><text:span text:style-name="T2">./ESP32-S3-Touch-LCD-4.3-Demo/Arduino/libraries/lvgl/scripts/built_in_font/FontAwesome5-Solid+Brands+Regular.woff</text:span><text:span text:style-name="T2"/></text:p>
      <text:p text:style-name="P1" loext:marker-style-name="T1"><text:span text:style-name="T2">./ESP32-S3-Touch-LCD-4.3-Demo/Arduino/libraries/lvgl/scripts/built_in_font/generate_all.py</text:span><text:span text:style-name="T2"/></text:p>
      <text:p text:style-name="P1" loext:marker-style-name="T1"><text:span text:style-name="T2">./ESP32-S3-Touch-LCD-4.3-Demo/Arduino/libraries/lvgl/scripts/built_in_font/Montserrat-Medium.ttf</text:span><text:span text:style-name="T2"/></text:p>
      <text:p text:style-name="P1" loext:marker-style-name="T1"><text:span text:style-name="T2">./ESP32-S3-Touch-LCD-4.3-Demo/Arduino/libraries/lvgl/scripts/built_in_font/SimSun.woff</text:span><text:span text:style-name="T2"/></text:p>
      <text:p text:style-name="P1" loext:marker-style-name="T1"><text:span text:style-name="T2">./ESP32-S3-Touch-LCD-4.3-Demo/Arduino/libraries/lvgl/scripts/built_in_font/unscii-8.ttf</text:span><text:span text:style-name="T2"/></text:p>
      <text:p text:style-name="P1" loext:marker-style-name="T1"><text:span text:style-name="T2">./ESP32-S3-Touch-LCD-4.3-Demo/Arduino/libraries/lvgl/scripts/changelog-template.hbs</text:span><text:span text:style-name="T2"/></text:p>
      <text:p text:style-name="P1" loext:marker-style-name="T1"><text:span text:style-name="T2">./ESP32-S3-Touch-LCD-4.3-Demo/Arduino/libraries/lvgl/scripts/changelog_gen.sh</text:span><text:span text:style-name="T2"/></text:p>
      <text:p text:style-name="P1" loext:marker-style-name="T1"><text:span text:style-name="T2">./ESP32-S3-Touch-LCD-4.3-Demo/Arduino/libraries/lvgl/scripts/code-format.cfg</text:span><text:span text:style-name="T2"/></text:p>
      <text:p text:style-name="P1" loext:marker-style-name="T1"><text:span text:style-name="T2">./ESP32-S3-Touch-LCD-4.3-Demo/Arduino/libraries/lvgl/scripts/code-format.py</text:span><text:span text:style-name="T2"/></text:p>
      <text:p text:style-name="P1" loext:marker-style-name="T1"><text:span text:style-name="T2">./ESP32-S3-Touch-LCD-4.3-Demo/Arduino/libraries/lvgl/scripts/cppcheck_run.sh</text:span><text:span text:style-name="T2"/></text:p>
      <text:p text:style-name="P1" loext:marker-style-name="T1"><text:span text:style-name="T2">./ESP32-S3-Touch-LCD-4.3-Demo/Arduino/libraries/lvgl/scripts/Doxyfile</text:span><text:span text:style-name="T2"/></text:p>
      <text:p text:style-name="P1" loext:marker-style-name="T1"><text:span text:style-name="T2">./ESP32-S3-Touch-LCD-4.3-Demo/Arduino/libraries/lvgl/scripts/filetohex.py</text:span><text:span text:style-name="T2"/></text:p>
      <text:p text:style-name="P1" loext:marker-style-name="T1"><text:span text:style-name="T2">./ESP32-S3-Touch-LCD-4.3-Demo/Arduino/libraries/lvgl/scripts/find_version.sh</text:span><text:span text:style-name="T2"/></text:p>
      <text:p text:style-name="P1" loext:marker-style-name="T1"><text:span text:style-name="T2">./ESP32-S3-Touch-LCD-4.3-Demo/Arduino/libraries/lvgl/scripts/genexamplelist.sh</text:span><text:span text:style-name="T2"/></text:p>
      <text:p text:style-name="P1" loext:marker-style-name="T1"><text:span text:style-name="T2">./ESP32-S3-Touch-LCD-4.3-Demo/Arduino/libraries/lvgl/scripts/infer_run.sh</text:span><text:span text:style-name="T2"/></text:p>
      <text:p text:style-name="P1" loext:marker-style-name="T1"><text:span text:style-name="T2">./ESP32-S3-Touch-LCD-4.3-Demo/Arduino/libraries/lvgl/scripts/install-prerequisites.sh</text:span><text:span text:style-name="T2"/></text:p>
      <text:p text:style-name="P1" loext:marker-style-name="T1"><text:span text:style-name="T2">./ESP32-S3-Touch-LCD-4.3-Demo/Arduino/libraries/lvgl/scripts/jpg_to_sjpg.py</text:span><text:span text:style-name="T2"/></text:p>
      <text:p text:style-name="P1" loext:marker-style-name="T1"><text:span text:style-name="T2">./ESP32-S3-Touch-LCD-4.3-Demo/Arduino/libraries/lvgl/scripts/lv_conf_internal_gen.py</text:span><text:span text:style-name="T2"/></text:p>
      <text:p text:style-name="P1" loext:marker-style-name="T1"><text:span text:style-name="T2">./ESP32-S3-Touch-LCD-4.3-Demo/Arduino/libraries/lvgl/scripts/release</text:span><text:span text:style-name="T2"/></text:p>
      <text:p text:style-name="P1" loext:marker-style-name="T1"><text:span text:style-name="T2">./ESP32-S3-Touch-LCD-4.3-Demo/Arduino/libraries/lvgl/scripts/release/com.py</text:span><text:span text:style-name="T2"/></text:p>
      <text:p text:style-name="P1" loext:marker-style-name="T1"><text:span text:style-name="T2">./ESP32-S3-Touch-LCD-4.3-Demo/Arduino/libraries/lvgl/scripts/release/commits.txt</text:span><text:span text:style-name="T2"/></text:p>
      <text:p text:style-name="P1" loext:marker-style-name="T1"><text:span text:style-name="T2">./ESP32-S3-Touch-LCD-4.3-Demo/Arduino/libraries/lvgl/scripts/release/patch.py</text:span><text:span text:style-name="T2"/></text:p>
      <text:p text:style-name="P1" loext:marker-style-name="T1"><text:span text:style-name="T2">./ESP32-S3-Touch-LCD-4.3-Demo/Arduino/libraries/lvgl/scripts/release/release.py</text:span><text:span text:style-name="T2"/></text:p>
      <text:p text:style-name="P1" loext:marker-style-name="T1"><text:span text:style-name="T2">./ESP32-S3-Touch-LCD-4.3-Demo/Arduino/libraries/lvgl/scripts/style_api_gen.py</text:span><text:span text:style-name="T2"/></text:p>
      <text:p text:style-name="P1" loext:marker-style-name="T1"><text:span text:style-name="T2">./ESP32-S3-Touch-LCD-4.3-Demo/Arduino/libraries/lvgl/src</text:span><text:span text:style-name="T2"/></text:p>
      <text:p text:style-name="P1" loext:marker-style-name="T1"><text:span text:style-name="T2">./ESP32-S3-Touch-LCD-4.3-Demo/Arduino/libraries/lvgl/src/core</text:span><text:span text:style-name="T2"/></text:p>
      <text:p text:style-name="P1" loext:marker-style-name="T1"><text:span text:style-name="T2">./ESP32-S3-Touch-LCD-4.3-Demo/Arduino/libraries/lvgl/src/core/lv_core.mk</text:span><text:span text:style-name="T2"/></text:p>
      <text:p text:style-name="P1" loext:marker-style-name="T1"><text:span text:style-name="T2">./ESP32-S3-Touch-LCD-4.3-Demo/Arduino/libraries/lvgl/src/core/lv_disp.c</text:span><text:span text:style-name="T2"/></text:p>
      <text:p text:style-name="P1" loext:marker-style-name="T1"><text:span text:style-name="T2">./ESP32-S3-Touch-LCD-4.3-Demo/Arduino/libraries/lvgl/src/core/lv_disp.h</text:span><text:span text:style-name="T2"/></text:p>
      <text:p text:style-name="P1" loext:marker-style-name="T1"><text:span text:style-name="T2">./ESP32-S3-Touch-LCD-4.3-Demo/Arduino/libraries/lvgl/src/core/lv_event.c</text:span><text:span text:style-name="T2"/></text:p>
      <text:p text:style-name="P1" loext:marker-style-name="T1"><text:span text:style-name="T2">./ESP32-S3-Touch-LCD-4.3-Demo/Arduino/libraries/lvgl/src/core/lv_event.h</text:span><text:span text:style-name="T2"/></text:p>
      <text:p text:style-name="P1" loext:marker-style-name="T1"><text:span text:style-name="T2">./ESP32-S3-Touch-LCD-4.3-Demo/Arduino/libraries/lvgl/src/core/lv_group.c</text:span><text:span text:style-name="T2"/></text:p>
      <text:p text:style-name="P1" loext:marker-style-name="T1"><text:span text:style-name="T2">./ESP32-S3-Touch-LCD-4.3-Demo/Arduino/libraries/lvgl/src/core/lv_group.h</text:span><text:span text:style-name="T2"/></text:p>
      <text:p text:style-name="P1" loext:marker-style-name="T1"><text:span text:style-name="T2">./ESP32-S3-Touch-LCD-4.3-Demo/Arduino/libraries/lvgl/src/core/lv_indev.c</text:span><text:span text:style-name="T2"/></text:p>
      <text:p text:style-name="P1" loext:marker-style-name="T1"><text:span text:style-name="T2">./ESP32-S3-Touch-LCD-4.3-Demo/Arduino/libraries/lvgl/src/core/lv_indev.h</text:span><text:span text:style-name="T2"/></text:p>
      <text:p text:style-name="P1" loext:marker-style-name="T1"><text:span text:style-name="T2">./ESP32-S3-Touch-LCD-4.3-Demo/Arduino/libraries/lvgl/src/core/lv_indev_scroll.c</text:span><text:span text:style-name="T2"/></text:p>
      <text:p text:style-name="P1" loext:marker-style-name="T1"><text:span text:style-name="T2">./ESP32-S3-Touch-LCD-4.3-Demo/Arduino/libraries/lvgl/src/core/lv_indev_scroll.h</text:span><text:span text:style-name="T2"/></text:p>
      <text:p text:style-name="P1" loext:marker-style-name="T1"><text:span text:style-name="T2">./ESP32-S3-Touch-LCD-4.3-Demo/Arduino/libraries/lvgl/src/core/lv_obj.c</text:span><text:span text:style-name="T2"/></text:p>
      <text:p text:style-name="P1" loext:marker-style-name="T1"><text:soft-page-break/><text:span text:style-name="T2">./ESP32-S3-Touch-LCD-4.3-Demo/Arduino/libraries/lvgl/src/core/lv_obj.h</text:span><text:span text:style-name="T2"/></text:p>
      <text:p text:style-name="P1" loext:marker-style-name="T1"><text:span text:style-name="T2">./ESP32-S3-Touch-LCD-4.3-Demo/Arduino/libraries/lvgl/src/core/lv_obj_class.c</text:span><text:span text:style-name="T2"/></text:p>
      <text:p text:style-name="P1" loext:marker-style-name="T1"><text:span text:style-name="T2">./ESP32-S3-Touch-LCD-4.3-Demo/Arduino/libraries/lvgl/src/core/lv_obj_class.h</text:span><text:span text:style-name="T2"/></text:p>
      <text:p text:style-name="P1" loext:marker-style-name="T1"><text:span text:style-name="T2">./ESP32-S3-Touch-LCD-4.3-Demo/Arduino/libraries/lvgl/src/core/lv_obj_draw.c</text:span><text:span text:style-name="T2"/></text:p>
      <text:p text:style-name="P1" loext:marker-style-name="T1"><text:span text:style-name="T2">./ESP32-S3-Touch-LCD-4.3-Demo/Arduino/libraries/lvgl/src/core/lv_obj_draw.h</text:span><text:span text:style-name="T2"/></text:p>
      <text:p text:style-name="P1" loext:marker-style-name="T1"><text:span text:style-name="T2">./ESP32-S3-Touch-LCD-4.3-Demo/Arduino/libraries/lvgl/src/core/lv_obj_pos.c</text:span><text:span text:style-name="T2"/></text:p>
      <text:p text:style-name="P1" loext:marker-style-name="T1"><text:span text:style-name="T2">./ESP32-S3-Touch-LCD-4.3-Demo/Arduino/libraries/lvgl/src/core/lv_obj_pos.h</text:span><text:span text:style-name="T2"/></text:p>
      <text:p text:style-name="P1" loext:marker-style-name="T1"><text:span text:style-name="T2">./ESP32-S3-Touch-LCD-4.3-Demo/Arduino/libraries/lvgl/src/core/lv_obj_scroll.c</text:span><text:span text:style-name="T2"/></text:p>
      <text:p text:style-name="P1" loext:marker-style-name="T1"><text:span text:style-name="T2">./ESP32-S3-Touch-LCD-4.3-Demo/Arduino/libraries/lvgl/src/core/lv_obj_scroll.h</text:span><text:span text:style-name="T2"/></text:p>
      <text:p text:style-name="P1" loext:marker-style-name="T1"><text:span text:style-name="T2">./ESP32-S3-Touch-LCD-4.3-Demo/Arduino/libraries/lvgl/src/core/lv_obj_style.c</text:span><text:span text:style-name="T2"/></text:p>
      <text:p text:style-name="P1" loext:marker-style-name="T1"><text:span text:style-name="T2">./ESP32-S3-Touch-LCD-4.3-Demo/Arduino/libraries/lvgl/src/core/lv_obj_style.h</text:span><text:span text:style-name="T2"/></text:p>
      <text:p text:style-name="P1" loext:marker-style-name="T1"><text:span text:style-name="T2">./ESP32-S3-Touch-LCD-4.3-Demo/Arduino/libraries/lvgl/src/core/lv_obj_style_gen.c</text:span><text:span text:style-name="T2"/></text:p>
      <text:p text:style-name="P1" loext:marker-style-name="T1"><text:span text:style-name="T2">./ESP32-S3-Touch-LCD-4.3-Demo/Arduino/libraries/lvgl/src/core/lv_obj_style_gen.h</text:span><text:span text:style-name="T2"/></text:p>
      <text:p text:style-name="P1" loext:marker-style-name="T1"><text:span text:style-name="T2">./ESP32-S3-Touch-LCD-4.3-Demo/Arduino/libraries/lvgl/src/core/lv_obj_tree.c</text:span><text:span text:style-name="T2"/></text:p>
      <text:p text:style-name="P1" loext:marker-style-name="T1"><text:span text:style-name="T2">./ESP32-S3-Touch-LCD-4.3-Demo/Arduino/libraries/lvgl/src/core/lv_obj_tree.h</text:span><text:span text:style-name="T2"/></text:p>
      <text:p text:style-name="P1" loext:marker-style-name="T1"><text:span text:style-name="T2">./ESP32-S3-Touch-LCD-4.3-Demo/Arduino/libraries/lvgl/src/core/lv_refr.c</text:span><text:span text:style-name="T2"/></text:p>
      <text:p text:style-name="P1" loext:marker-style-name="T1"><text:span text:style-name="T2">./ESP32-S3-Touch-LCD-4.3-Demo/Arduino/libraries/lvgl/src/core/lv_refr.h</text:span><text:span text:style-name="T2"/></text:p>
      <text:p text:style-name="P1" loext:marker-style-name="T1"><text:span text:style-name="T2">./ESP32-S3-Touch-LCD-4.3-Demo/Arduino/libraries/lvgl/src/core/lv_theme.c</text:span><text:span text:style-name="T2"/></text:p>
      <text:p text:style-name="P1" loext:marker-style-name="T1"><text:span text:style-name="T2">./ESP32-S3-Touch-LCD-4.3-Demo/Arduino/libraries/lvgl/src/core/lv_theme.h</text:span><text:span text:style-name="T2"/></text:p>
      <text:p text:style-name="P1" loext:marker-style-name="T1"><text:span text:style-name="T2">./ESP32-S3-Touch-LCD-4.3-Demo/Arduino/libraries/lvgl/src/demos</text:span><text:span text:style-name="T2"/></text:p>
      <text:p text:style-name="P1" loext:marker-style-name="T1"><text:span text:style-name="T2">./ESP32-S3-Touch-LCD-4.3-Demo/Arduino/libraries/lvgl/src/demos/benchmark</text:span><text:span text:style-name="T2"/></text:p>
      <text:p text:style-name="P1" loext:marker-style-name="T1"><text:span text:style-name="T2">./ESP32-S3-Touch-LCD-4.3-Demo/Arduino/libraries/lvgl/src/demos/benchmark/assets</text:span><text:span text:style-name="T2"/></text:p>
      <text:p text:style-name="P1" loext:marker-style-name="T1"><text:span text:style-name="T2">./ESP32-S3-Touch-LCD-4.3-Demo/Arduino/libraries/lvgl/src/demos/benchmark/assets/img_benchmark_cogwheel_alpha16.c</text:span><text:span text:style-name="T2"/></text:p>
      <text:p text:style-name="P1" loext:marker-style-name="T1"><text:span text:style-name="T2">./ESP32-S3-Touch-LCD-4.3-Demo/Arduino/libraries/lvgl/src/demos/benchmark/assets/img_benchmark_cogwheel_argb.c</text:span><text:span text:style-name="T2"/></text:p>
      <text:p text:style-name="P1" loext:marker-style-name="T1"><text:span text:style-name="T2">./ESP32-S3-Touch-LCD-4.3-Demo/Arduino/libraries/lvgl/src/demos/benchmark/assets/img_benchmark_cogwheel_chroma_keyed.c</text:span><text:span text:style-name="T2"/></text:p>
      <text:p text:style-name="P1" loext:marker-style-name="T1"><text:span text:style-name="T2">./ESP32-S3-Touch-LCD-4.3-Demo/Arduino/libraries/lvgl/src/demos/benchmark/assets/img_benchmark_cogwheel_indexed16.c</text:span><text:span text:style-name="T2"/></text:p>
      <text:p text:style-name="P1" loext:marker-style-name="T1"><text:span text:style-name="T2">./ESP32-S3-Touch-LCD-4.3-Demo/Arduino/libraries/lvgl/src/demos/benchmark/assets/img_benchmark_cogwheel_rgb.c</text:span><text:span text:style-name="T2"/></text:p>
      <text:p text:style-name="P1" loext:marker-style-name="T1"><text:span text:style-name="T2">./ESP32-S3-Touch-LCD-4.3-Demo/Arduino/libraries/lvgl/src/demos/benchmark/assets/img_benchmark_cogwheel_rgb565a8.c</text:span><text:span text:style-name="T2"/></text:p>
      <text:p text:style-name="P1" loext:marker-style-name="T1"><text:span text:style-name="T2">./ESP32-S3-Touch-LCD-4.3-Demo/Arduino/libraries/lvgl/src/demos/benchmark/assets/img_cogwheel_argb.png</text:span><text:span text:style-name="T2"/></text:p>
      <text:p text:style-name="P1" loext:marker-style-name="T1"><text:span text:style-name="T2">./ESP32-S3-Touch-LCD-4.3-Demo/Arduino/libraries/lvgl/src/demos/benchmark/assets/img_cogwheel_chroma_keyed.png</text:span><text:span text:style-name="T2"/></text:p>
      <text:p text:style-name="P1" loext:marker-style-name="T1"><text:span text:style-name="T2">./ESP32-S3-Touch-LCD-4.3-Demo/Arduino/libraries/lvgl/src/demos/benchmark/assets/img_cogwheel_indexed16.png</text:span><text:span text:style-name="T2"/></text:p>
      <text:p text:style-name="P1" loext:marker-style-name="T1"><text:span text:style-name="T2">./ESP32-S3-Touch-LCD-4.3-Demo/Arduino/libraries/lvgl/src/demos/benchmark/assets/img_cogwheel_rgb.png</text:span><text:span text:style-name="T2"/></text:p>
      <text:p text:style-name="P1" loext:marker-style-name="T1"><text:span text:style-name="T2">./ESP32-S3-Touch-LCD-4.3-Demo/Arduino/libraries/lvgl/src/demos/benchmark/assets/lv_font_bechmark_montserrat_12_compr_az.c.c</text:span><text:span text:style-name="T2"/></text:p>
      <text:p text:style-name="P1" loext:marker-style-name="T1"><text:span text:style-name="T2">./ESP32-S3-Touch-LCD-4.3-Demo/Arduino/libraries/lvgl/src/demos/benchmark/assets/lv_font_bechmark_montserrat_16_compr_az.c.c</text:span><text:span text:style-name="T2"/></text:p>
      <text:p text:style-name="P1" loext:marker-style-name="T1"><text:span text:style-name="T2">./ESP32-S3-Touch-LCD-4.3-Demo/Arduino/libraries/lvgl/src/demos/benchmark/assets/lv_font_bechmark_montserrat_28_compr_az.c.c</text:span><text:span text:style-name="T2"/></text:p>
      <text:p text:style-name="P1" loext:marker-style-name="T1"><text:span text:style-name="T2">./ESP32-S3-Touch-LCD-4.3-Demo/Arduino/libraries/lvgl/src/demos/benchmark/lv_demo_benchmark.c</text:span><text:span text:style-name="T2"/></text:p>
      <text:p text:style-name="P1" loext:marker-style-name="T1"><text:span text:style-name="T2">./ESP32-S3-Touch-LCD-4.3-Demo/Arduino/libraries/lvgl/src/demos/benchmark/lv_demo_benchmark.h</text:span><text:span text:style-name="T2"/></text:p>
      <text:p text:style-name="P1" loext:marker-style-name="T1"><text:span text:style-name="T2">./ESP32-S3-Touch-LCD-4.3-Demo/Arduino/libraries/lvgl/src/demos/benchmark/README.md</text:span><text:span text:style-name="T2"/></text:p>
      <text:p text:style-name="P1" loext:marker-style-name="T1"><text:span text:style-name="T2">./ESP32-S3-Touch-LCD-4.3-Demo/Arduino/libraries/lvgl/src/demos/benchmark/screenshot1.png</text:span><text:span text:style-name="T2"/></text:p>
      <text:p text:style-name="P1" loext:marker-style-name="T1"><text:span text:style-name="T2">./ESP32-S3-Touch-LCD-4.3-Demo/Arduino/libraries/lvgl/src/demos/benchmark/screenshot2.png</text:span><text:span text:style-name="T2"/></text:p>
      <text:p text:style-name="P1" loext:marker-style-name="T1"><text:span text:style-name="T2">./ESP32-S3-Touch-LCD-4.3-Demo/Arduino/libraries/lvgl/src/demos/keypad_encoder</text:span><text:span text:style-name="T2"/></text:p>
      <text:p text:style-name="P1" loext:marker-style-name="T1"><text:span text:style-name="T2">./ESP32-S3-Touch-LCD-4.3-Demo/Arduino/libraries/lvgl/src/demos/keypad_encoder/lv_demo_keypad_encoder.c</text:span><text:span text:style-name="T2"/></text:p>
      <text:p text:style-name="P1" loext:marker-style-name="T1"><text:span text:style-name="T2">./ESP32-S3-Touch-LCD-4.3-Demo/Arduino/libraries/lvgl/src/demos/keypad_encoder/lv_demo_keypad_encoder.h</text:span><text:span text:style-name="T2"/></text:p>
      <text:p text:style-name="P1" loext:marker-style-name="T1"><text:span text:style-name="T2">./ESP32-S3-Touch-LCD-4.3-Demo/Arduino/libraries/lvgl/src/demos/keypad_encoder/README.md</text:span><text:span text:style-name="T2"/></text:p>
      <text:p text:style-name="P1" loext:marker-style-name="T1"><text:span text:style-name="T2">./ESP32-S3-Touch-LCD-4.3-Demo/Arduino/libraries/lvgl/src/demos/keypad_encoder/screenshot1.gif</text:span><text:span text:style-name="T2"/></text:p>
      <text:p text:style-name="P1" loext:marker-style-name="T1"><text:span text:style-name="T2">./ESP32-S3-Touch-LCD-4.3-Demo/Arduino/libraries/lvgl/src/demos/keypad_encoder/screenshot1.png</text:span><text:span text:style-name="T2"/></text:p>
      <text:p text:style-name="P1" loext:marker-style-name="T1"><text:span text:style-name="T2">./ESP32-S3-Touch-LCD-4.3-Demo/Arduino/libraries/lvgl/src/demos/lv_demos.h</text:span><text:span text:style-name="T2"/></text:p>
      <text:p text:style-name="P1" loext:marker-style-name="T1"><text:span text:style-name="T2">./ESP32-S3-Touch-LCD-4.3-Demo/Arduino/libraries/lvgl/src/demos/lv_demos.mk</text:span><text:span text:style-name="T2"/></text:p>
      <text:p text:style-name="P1" loext:marker-style-name="T1"><text:span text:style-name="T2">./ESP32-S3-Touch-LCD-4.3-Demo/Arduino/libraries/lvgl/src/demos/music</text:span><text:span text:style-name="T2"/></text:p>
      <text:p text:style-name="P1" loext:marker-style-name="T1"><text:span text:style-name="T2">./ESP32-S3-Touch-LCD-4.3-Demo/Arduino/libraries/lvgl/src/demos/music/assets</text:span><text:span text:style-name="T2"/></text:p>
      <text:p text:style-name="P1" loext:marker-style-name="T1"><text:span text:style-name="T2">./ESP32-S3-Touch-LCD-4.3-Demo/Arduino/libraries/lvgl/src/demos/music/assets/272_png</text:span><text:span text:style-name="T2"/></text:p>
      <text:p text:style-name="P1" loext:marker-style-name="T1"><text:span text:style-name="T2">./ESP32-S3-Touch-LCD-4.3-Demo/Arduino/libraries/lvgl/src/demos/music/assets/272_png/btn_list_pause.png</text:span><text:span text:style-name="T2"/></text:p>
      <text:p text:style-name="P1" loext:marker-style-name="T1"><text:span text:style-name="T2">./ESP32-S3-Touch-LCD-4.3-Demo/Arduino/libraries/lvgl/src/demos/music/assets/272_png/btn_list_play.png</text:span><text:span text:style-name="T2"/></text:p>
      <text:p text:style-name="P1" loext:marker-style-name="T1"><text:span text:style-name="T2">./ESP32-S3-Touch-LCD-4.3-Demo/Arduino/libraries/lvgl/src/demos/music/assets/272_png/btn_loop.png</text:span><text:span text:style-name="T2"/></text:p>
      <text:p text:style-name="P1" loext:marker-style-name="T1"><text:span text:style-name="T2">./ESP32-S3-Touch-LCD-4.3-Demo/Arduino/libraries/lvgl/src/demos/music/assets/272_png/btn_next.png</text:span><text:span text:style-name="T2"/></text:p>
      <text:p text:style-name="P1" loext:marker-style-name="T1"><text:span text:style-name="T2">./ESP32-S3-Touch-LCD-4.3-Demo/Arduino/libraries/lvgl/src/demos/music/assets/272_png/btn_pause.png</text:span><text:span text:style-name="T2"/></text:p>
      <text:p text:style-name="P1" loext:marker-style-name="T1"><text:span text:style-name="T2">./ESP32-S3-Touch-LCD-4.3-Demo/Arduino/libraries/lvgl/src/demos/music/assets/272_png/btn_play.png</text:span><text:span text:style-name="T2"/></text:p>
      <text:p text:style-name="P1" loext:marker-style-name="T1"><text:span text:style-name="T2">./ESP32-S3-Touch-LCD-4.3-Demo/Arduino/libraries/lvgl/src/demos/music/assets/272_png/btn_prev.png</text:span><text:span text:style-name="T2"/></text:p>
      <text:p text:style-name="P1" loext:marker-style-name="T1"><text:span text:style-name="T2">./ESP32-S3-Touch-LCD-4.3-Demo/Arduino/libraries/lvgl/src/demos/music/assets/272_png/btn_rnd.png</text:span><text:span text:style-name="T2"/></text:p>
      <text:p text:style-name="P1" loext:marker-style-name="T1"><text:span text:style-name="T2">./ESP32-S3-Touch-LCD-4.3-Demo/Arduino/libraries/lvgl/src/demos/music/assets/272_png/corner_1.png</text:span><text:span text:style-name="T2"/></text:p>
      <text:p text:style-name="P1" loext:marker-style-name="T1"><text:span text:style-name="T2">./ESP32-S3-Touch-LCD-4.3-Demo/Arduino/libraries/lvgl/src/demos/music/assets/272_png/corner_2.png</text:span><text:span text:style-name="T2"/></text:p>
      <text:p text:style-name="P1" loext:marker-style-name="T1"><text:span text:style-name="T2">./ESP32-S3-Touch-LCD-4.3-Demo/Arduino/libraries/lvgl/src/demos/music/assets/272_png/cover_1.png</text:span><text:span text:style-name="T2"/></text:p>
      <text:p text:style-name="P1" loext:marker-style-name="T1"><text:span text:style-name="T2">./ESP32-S3-Touch-LCD-4.3-Demo/Arduino/libraries/lvgl/src/demos/music/assets/272_png/cover_2.png</text:span><text:span text:style-name="T2"/></text:p>
      <text:p text:style-name="P1" loext:marker-style-name="T1"><text:span text:style-name="T2">./ESP32-S3-Touch-LCD-4.3-Demo/Arduino/libraries/lvgl/src/demos/music/assets/272_png/cover_3.png</text:span><text:span text:style-name="T2"/></text:p>
      <text:p text:style-name="P1" loext:marker-style-name="T1"><text:span text:style-name="T2">./ESP32-S3-Touch-LCD-4.3-Demo/Arduino/libraries/lvgl/src/demos/music/assets/272_png/icn_chart.png</text:span><text:span text:style-name="T2"/></text:p>
      <text:p text:style-name="P1" loext:marker-style-name="T1"><text:span text:style-name="T2">./ESP32-S3-Touch-LCD-4.3-Demo/Arduino/libraries/lvgl/src/demos/music/assets/272_png/icn_chat.png</text:span><text:span text:style-name="T2"/></text:p>
      <text:p text:style-name="P1" loext:marker-style-name="T1"><text:span text:style-name="T2">./ESP32-S3-Touch-LCD-4.3-Demo/Arduino/libraries/lvgl/src/demos/music/assets/272_png/icn_download.png</text:span><text:span text:style-name="T2"/></text:p>
      <text:p text:style-name="P1" loext:marker-style-name="T1"><text:span text:style-name="T2">./ESP32-S3-Touch-LCD-4.3-Demo/Arduino/libraries/lvgl/src/demos/music/assets/272_png/icn_heart.png</text:span><text:span text:style-name="T2"/></text:p>
      <text:p text:style-name="P1" loext:marker-style-name="T1"><text:span text:style-name="T2">./ESP32-S3-Touch-LCD-4.3-Demo/Arduino/libraries/lvgl/src/demos/music/assets/272_png/icn_slider.png</text:span><text:span text:style-name="T2"/></text:p>
      <text:p text:style-name="P1" loext:marker-style-name="T1"><text:span text:style-name="T2">./ESP32-S3-Touch-LCD-4.3-Demo/Arduino/libraries/lvgl/src/demos/music/assets/272_png/list_border.png</text:span><text:span text:style-name="T2"/></text:p>
      <text:p text:style-name="P1" loext:marker-style-name="T1"><text:span text:style-name="T2">./ESP32-S3-Touch-LCD-4.3-Demo/Arduino/libraries/lvgl/src/demos/music/assets/272_png/wave_bottom.png</text:span><text:span text:style-name="T2"/></text:p>
      <text:p text:style-name="P1" loext:marker-style-name="T1"><text:span text:style-name="T2">./ESP32-S3-Touch-LCD-4.3-Demo/Arduino/libraries/lvgl/src/demos/music/assets/272_png/wave_top.png</text:span><text:span text:style-name="T2"/></text:p>
      <text:p text:style-name="P1" loext:marker-style-name="T1"><text:span text:style-name="T2">./ESP32-S3-Touch-LCD-4.3-Demo/Arduino/libraries/lvgl/src/demos/music/assets/480_png</text:span><text:span text:style-name="T2"/></text:p>
      <text:p text:style-name="P1" loext:marker-style-name="T1"><text:span text:style-name="T2">./ESP32-S3-Touch-LCD-4.3-Demo/Arduino/libraries/lvgl/src/demos/music/assets/480_png/btn_list_pause.png</text:span><text:span text:style-name="T2"/></text:p>
      <text:p text:style-name="P1" loext:marker-style-name="T1"><text:span text:style-name="T2">./ESP32-S3-Touch-LCD-4.3-Demo/Arduino/libraries/lvgl/src/demos/music/assets/480_png/btn_list_play.png</text:span><text:span text:style-name="T2"/></text:p>
      <text:p text:style-name="P1" loext:marker-style-name="T1"><text:span text:style-name="T2">./ESP32-S3-Touch-LCD-4.3-Demo/Arduino/libraries/lvgl/src/demos/music/assets/480_png/btn_loop.png</text:span><text:span text:style-name="T2"/></text:p>
      <text:p text:style-name="P1" loext:marker-style-name="T1"><text:span text:style-name="T2">./ESP32-S3-Touch-LCD-4.3-Demo/Arduino/libraries/lvgl/src/demos/music/assets/480_png/btn_next.png</text:span><text:span text:style-name="T2"/></text:p>
      <text:p text:style-name="P1" loext:marker-style-name="T1"><text:span text:style-name="T2">./ESP32-S3-Touch-LCD-4.3-Demo/Arduino/libraries/lvgl/src/demos/music/assets/480_png/btn_pause.png</text:span><text:span text:style-name="T2"/></text:p>
      <text:p text:style-name="P1" loext:marker-style-name="T1"><text:span text:style-name="T2">./ESP32-S3-Touch-LCD-4.3-Demo/Arduino/libraries/lvgl/src/demos/music/assets/480_png/btn_play.png</text:span><text:span text:style-name="T2"/></text:p>
      <text:p text:style-name="P1" loext:marker-style-name="T1"><text:span text:style-name="T2">./ESP32-S3-Touch-LCD-4.3-Demo/Arduino/libraries/lvgl/src/demos/music/assets/480_png/btn_prev.png</text:span><text:span text:style-name="T2"/></text:p>
      <text:p text:style-name="P1" loext:marker-style-name="T1"><text:span text:style-name="T2">./ESP32-S3-Touch-LCD-4.3-Demo/Arduino/libraries/lvgl/src/demos/music/assets/480_png/btn_rnd.png</text:span><text:span text:style-name="T2"/></text:p>
      <text:p text:style-name="P1" loext:marker-style-name="T1"><text:span text:style-name="T2">./ESP32-S3-Touch-LCD-4.3-Demo/Arduino/libraries/lvgl/src/demos/music/assets/480_png/corner_1.png</text:span><text:span text:style-name="T2"/></text:p>
      <text:p text:style-name="P1" loext:marker-style-name="T1"><text:span text:style-name="T2">./ESP32-S3-Touch-LCD-4.3-Demo/Arduino/libraries/lvgl/src/demos/music/assets/480_png/corner_2.png</text:span><text:span text:style-name="T2"/></text:p>
      <text:p text:style-name="P1" loext:marker-style-name="T1"><text:span text:style-name="T2">./ESP32-S3-Touch-LCD-4.3-Demo/Arduino/libraries/lvgl/src/demos/music/assets/480_png/cover_1.png</text:span><text:span text:style-name="T2"/></text:p>
      <text:p text:style-name="P1" loext:marker-style-name="T1"><text:span text:style-name="T2">./ESP32-S3-Touch-LCD-4.3-Demo/Arduino/libraries/lvgl/src/demos/music/assets/480_png/cover_2.png</text:span><text:span text:style-name="T2"/></text:p>
      <text:p text:style-name="P1" loext:marker-style-name="T1"><text:span text:style-name="T2">./ESP32-S3-Touch-LCD-4.3-Demo/Arduino/libraries/lvgl/src/demos/music/assets/480_png/cover_3.png</text:span><text:span text:style-name="T2"/></text:p>
      <text:p text:style-name="P1" loext:marker-style-name="T1"><text:span text:style-name="T2">./ESP32-S3-Touch-LCD-4.3-Demo/Arduino/libraries/lvgl/src/demos/music/assets/480_png/icn_chart.png</text:span><text:span text:style-name="T2"/></text:p>
      <text:p text:style-name="P1" loext:marker-style-name="T1"><text:span text:style-name="T2">./ESP32-S3-Touch-LCD-4.3-Demo/Arduino/libraries/lvgl/src/demos/music/assets/480_png/icn_chat.png</text:span><text:span text:style-name="T2"/></text:p>
      <text:p text:style-name="P1" loext:marker-style-name="T1"><text:span text:style-name="T2">./ESP32-S3-Touch-LCD-4.3-Demo/Arduino/libraries/lvgl/src/demos/music/assets/480_png/icn_download.png</text:span><text:span text:style-name="T2"/></text:p>
      <text:p text:style-name="P1" loext:marker-style-name="T1"><text:span text:style-name="T2">./ESP32-S3-Touch-LCD-4.3-Demo/Arduino/libraries/lvgl/src/demos/music/assets/480_png/icn_heart.png</text:span><text:span text:style-name="T2"/></text:p>
      <text:p text:style-name="P1" loext:marker-style-name="T1"><text:span text:style-name="T2">./ESP32-S3-Touch-LCD-4.3-Demo/Arduino/libraries/lvgl/src/demos/music/assets/480_png/icn_slider.png</text:span><text:span text:style-name="T2"/></text:p>
      <text:p text:style-name="P1" loext:marker-style-name="T1"><text:soft-page-break/><text:span text:style-name="T2">./ESP32-S3-Touch-LCD-4.3-Demo/Arduino/libraries/lvgl/src/demos/music/assets/480_png/list_border.png</text:span><text:span text:style-name="T2"/></text:p>
      <text:p text:style-name="P1" loext:marker-style-name="T1"><text:span text:style-name="T2">./ESP32-S3-Touch-LCD-4.3-Demo/Arduino/libraries/lvgl/src/demos/music/assets/480_png/wave_bottom.png</text:span><text:span text:style-name="T2"/></text:p>
      <text:p text:style-name="P1" loext:marker-style-name="T1"><text:span text:style-name="T2">./ESP32-S3-Touch-LCD-4.3-Demo/Arduino/libraries/lvgl/src/demos/music/assets/480_png/wave_top.png</text:span><text:span text:style-name="T2"/></text:p>
      <text:p text:style-name="P1" loext:marker-style-name="T1"><text:span text:style-name="T2">./ESP32-S3-Touch-LCD-4.3-Demo/Arduino/libraries/lvgl/src/demos/music/assets/img_lv_demo_music_btn_corner_large.c</text:span><text:span text:style-name="T2"/></text:p>
      <text:p text:style-name="P1" loext:marker-style-name="T1"><text:span text:style-name="T2">./ESP32-S3-Touch-LCD-4.3-Demo/Arduino/libraries/lvgl/src/demos/music/assets/img_lv_demo_music_btn_list_pause.c</text:span><text:span text:style-name="T2"/></text:p>
      <text:p text:style-name="P1" loext:marker-style-name="T1"><text:span text:style-name="T2">./ESP32-S3-Touch-LCD-4.3-Demo/Arduino/libraries/lvgl/src/demos/music/assets/img_lv_demo_music_btn_list_pause_large.c</text:span><text:span text:style-name="T2"/></text:p>
      <text:p text:style-name="P1" loext:marker-style-name="T1"><text:span text:style-name="T2">./ESP32-S3-Touch-LCD-4.3-Demo/Arduino/libraries/lvgl/src/demos/music/assets/img_lv_demo_music_btn_list_play.c</text:span><text:span text:style-name="T2"/></text:p>
      <text:p text:style-name="P1" loext:marker-style-name="T1"><text:span text:style-name="T2">./ESP32-S3-Touch-LCD-4.3-Demo/Arduino/libraries/lvgl/src/demos/music/assets/img_lv_demo_music_btn_list_play_large.c</text:span><text:span text:style-name="T2"/></text:p>
      <text:p text:style-name="P1" loext:marker-style-name="T1"><text:span text:style-name="T2">./ESP32-S3-Touch-LCD-4.3-Demo/Arduino/libraries/lvgl/src/demos/music/assets/img_lv_demo_music_btn_loop.c</text:span><text:span text:style-name="T2"/></text:p>
      <text:p text:style-name="P1" loext:marker-style-name="T1"><text:span text:style-name="T2">./ESP32-S3-Touch-LCD-4.3-Demo/Arduino/libraries/lvgl/src/demos/music/assets/img_lv_demo_music_btn_loop_large.c</text:span><text:span text:style-name="T2"/></text:p>
      <text:p text:style-name="P1" loext:marker-style-name="T1"><text:span text:style-name="T2">./ESP32-S3-Touch-LCD-4.3-Demo/Arduino/libraries/lvgl/src/demos/music/assets/img_lv_demo_music_btn_next.c</text:span><text:span text:style-name="T2"/></text:p>
      <text:p text:style-name="P1" loext:marker-style-name="T1"><text:span text:style-name="T2">./ESP32-S3-Touch-LCD-4.3-Demo/Arduino/libraries/lvgl/src/demos/music/assets/img_lv_demo_music_btn_next_large.c</text:span><text:span text:style-name="T2"/></text:p>
      <text:p text:style-name="P1" loext:marker-style-name="T1"><text:span text:style-name="T2">./ESP32-S3-Touch-LCD-4.3-Demo/Arduino/libraries/lvgl/src/demos/music/assets/img_lv_demo_music_btn_pause.c</text:span><text:span text:style-name="T2"/></text:p>
      <text:p text:style-name="P1" loext:marker-style-name="T1"><text:span text:style-name="T2">./ESP32-S3-Touch-LCD-4.3-Demo/Arduino/libraries/lvgl/src/demos/music/assets/img_lv_demo_music_btn_pause_large.c</text:span><text:span text:style-name="T2"/></text:p>
      <text:p text:style-name="P1" loext:marker-style-name="T1"><text:span text:style-name="T2">./ESP32-S3-Touch-LCD-4.3-Demo/Arduino/libraries/lvgl/src/demos/music/assets/img_lv_demo_music_btn_play.c</text:span><text:span text:style-name="T2"/></text:p>
      <text:p text:style-name="P1" loext:marker-style-name="T1"><text:span text:style-name="T2">./ESP32-S3-Touch-LCD-4.3-Demo/Arduino/libraries/lvgl/src/demos/music/assets/img_lv_demo_music_btn_play_large.c</text:span><text:span text:style-name="T2"/></text:p>
      <text:p text:style-name="P1" loext:marker-style-name="T1"><text:span text:style-name="T2">./ESP32-S3-Touch-LCD-4.3-Demo/Arduino/libraries/lvgl/src/demos/music/assets/img_lv_demo_music_btn_prev.c</text:span><text:span text:style-name="T2"/></text:p>
      <text:p text:style-name="P1" loext:marker-style-name="T1"><text:span text:style-name="T2">./ESP32-S3-Touch-LCD-4.3-Demo/Arduino/libraries/lvgl/src/demos/music/assets/img_lv_demo_music_btn_prev_large.c</text:span><text:span text:style-name="T2"/></text:p>
      <text:p text:style-name="P1" loext:marker-style-name="T1"><text:span text:style-name="T2">./ESP32-S3-Touch-LCD-4.3-Demo/Arduino/libraries/lvgl/src/demos/music/assets/img_lv_demo_music_btn_rnd.c</text:span><text:span text:style-name="T2"/></text:p>
      <text:p text:style-name="P1" loext:marker-style-name="T1"><text:span text:style-name="T2">./ESP32-S3-Touch-LCD-4.3-Demo/Arduino/libraries/lvgl/src/demos/music/assets/img_lv_demo_music_btn_rnd_large.c</text:span><text:span text:style-name="T2"/></text:p>
      <text:p text:style-name="P1" loext:marker-style-name="T1"><text:span text:style-name="T2">./ESP32-S3-Touch-LCD-4.3-Demo/Arduino/libraries/lvgl/src/demos/music/assets/img_lv_demo_music_corner_left.c</text:span><text:span text:style-name="T2"/></text:p>
      <text:p text:style-name="P1" loext:marker-style-name="T1"><text:span text:style-name="T2">./ESP32-S3-Touch-LCD-4.3-Demo/Arduino/libraries/lvgl/src/demos/music/assets/img_lv_demo_music_corner_left_large.c</text:span><text:span text:style-name="T2"/></text:p>
      <text:p text:style-name="P1" loext:marker-style-name="T1"><text:span text:style-name="T2">./ESP32-S3-Touch-LCD-4.3-Demo/Arduino/libraries/lvgl/src/demos/music/assets/img_lv_demo_music_corner_right.c</text:span><text:span text:style-name="T2"/></text:p>
      <text:p text:style-name="P1" loext:marker-style-name="T1"><text:span text:style-name="T2">./ESP32-S3-Touch-LCD-4.3-Demo/Arduino/libraries/lvgl/src/demos/music/assets/img_lv_demo_music_corner_right_large.c</text:span><text:span text:style-name="T2"/></text:p>
      <text:p text:style-name="P1" loext:marker-style-name="T1"><text:span text:style-name="T2">./ESP32-S3-Touch-LCD-4.3-Demo/Arduino/libraries/lvgl/src/demos/music/assets/img_lv_demo_music_cover_1.c</text:span><text:span text:style-name="T2"/></text:p>
      <text:p text:style-name="P1" loext:marker-style-name="T1"><text:span text:style-name="T2">./ESP32-S3-Touch-LCD-4.3-Demo/Arduino/libraries/lvgl/src/demos/music/assets/img_lv_demo_music_cover_1_large.c</text:span><text:span text:style-name="T2"/></text:p>
      <text:p text:style-name="P1" loext:marker-style-name="T1"><text:span text:style-name="T2">./ESP32-S3-Touch-LCD-4.3-Demo/Arduino/libraries/lvgl/src/demos/music/assets/img_lv_demo_music_cover_2.c</text:span><text:span text:style-name="T2"/></text:p>
      <text:p text:style-name="P1" loext:marker-style-name="T1"><text:span text:style-name="T2">./ESP32-S3-Touch-LCD-4.3-Demo/Arduino/libraries/lvgl/src/demos/music/assets/img_lv_demo_music_cover_2_large.c</text:span><text:span text:style-name="T2"/></text:p>
      <text:p text:style-name="P1" loext:marker-style-name="T1"><text:span text:style-name="T2">./ESP32-S3-Touch-LCD-4.3-Demo/Arduino/libraries/lvgl/src/demos/music/assets/img_lv_demo_music_cover_3.c</text:span><text:span text:style-name="T2"/></text:p>
      <text:p text:style-name="P1" loext:marker-style-name="T1"><text:span text:style-name="T2">./ESP32-S3-Touch-LCD-4.3-Demo/Arduino/libraries/lvgl/src/demos/music/assets/img_lv_demo_music_cover_3_large.c</text:span><text:span text:style-name="T2"/></text:p>
      <text:p text:style-name="P1" loext:marker-style-name="T1"><text:span text:style-name="T2">./ESP32-S3-Touch-LCD-4.3-Demo/Arduino/libraries/lvgl/src/demos/music/assets/img_lv_demo_music_icon_1.c</text:span><text:span text:style-name="T2"/></text:p>
      <text:p text:style-name="P1" loext:marker-style-name="T1"><text:span text:style-name="T2">./ESP32-S3-Touch-LCD-4.3-Demo/Arduino/libraries/lvgl/src/demos/music/assets/img_lv_demo_music_icon_1_large.c</text:span><text:span text:style-name="T2"/></text:p>
      <text:p text:style-name="P1" loext:marker-style-name="T1"><text:span text:style-name="T2">./ESP32-S3-Touch-LCD-4.3-Demo/Arduino/libraries/lvgl/src/demos/music/assets/img_lv_demo_music_icon_2.c</text:span><text:span text:style-name="T2"/></text:p>
      <text:p text:style-name="P1" loext:marker-style-name="T1"><text:span text:style-name="T2">./ESP32-S3-Touch-LCD-4.3-Demo/Arduino/libraries/lvgl/src/demos/music/assets/img_lv_demo_music_icon_2_large.c</text:span><text:span text:style-name="T2"/></text:p>
      <text:p text:style-name="P1" loext:marker-style-name="T1"><text:span text:style-name="T2">./ESP32-S3-Touch-LCD-4.3-Demo/Arduino/libraries/lvgl/src/demos/music/assets/img_lv_demo_music_icon_3.c</text:span><text:span text:style-name="T2"/></text:p>
      <text:p text:style-name="P1" loext:marker-style-name="T1"><text:span text:style-name="T2">./ESP32-S3-Touch-LCD-4.3-Demo/Arduino/libraries/lvgl/src/demos/music/assets/img_lv_demo_music_icon_3_large.c</text:span><text:span text:style-name="T2"/></text:p>
      <text:p text:style-name="P1" loext:marker-style-name="T1"><text:span text:style-name="T2">./ESP32-S3-Touch-LCD-4.3-Demo/Arduino/libraries/lvgl/src/demos/music/assets/img_lv_demo_music_icon_4.c</text:span><text:span text:style-name="T2"/></text:p>
      <text:p text:style-name="P1" loext:marker-style-name="T1"><text:span text:style-name="T2">./ESP32-S3-Touch-LCD-4.3-Demo/Arduino/libraries/lvgl/src/demos/music/assets/img_lv_demo_music_icon_4_large.c</text:span><text:span text:style-name="T2"/></text:p>
      <text:p text:style-name="P1" loext:marker-style-name="T1"><text:span text:style-name="T2">./ESP32-S3-Touch-LCD-4.3-Demo/Arduino/libraries/lvgl/src/demos/music/assets/img_lv_demo_music_list_border.c</text:span><text:span text:style-name="T2"/></text:p>
      <text:p text:style-name="P1" loext:marker-style-name="T1"><text:span text:style-name="T2">./ESP32-S3-Touch-LCD-4.3-Demo/Arduino/libraries/lvgl/src/demos/music/assets/img_lv_demo_music_list_border_large.c</text:span><text:span text:style-name="T2"/></text:p>
      <text:p text:style-name="P1" loext:marker-style-name="T1"><text:span text:style-name="T2">./ESP32-S3-Touch-LCD-4.3-Demo/Arduino/libraries/lvgl/src/demos/music/assets/img_lv_demo_music_logo.c</text:span><text:span text:style-name="T2"/></text:p>
      <text:p text:style-name="P1" loext:marker-style-name="T1"><text:span text:style-name="T2">./ESP32-S3-Touch-LCD-4.3-Demo/Arduino/libraries/lvgl/src/demos/music/assets/img_lv_demo_music_slider_knob.c</text:span><text:span text:style-name="T2"/></text:p>
      <text:p text:style-name="P1" loext:marker-style-name="T1"><text:span text:style-name="T2">./ESP32-S3-Touch-LCD-4.3-Demo/Arduino/libraries/lvgl/src/demos/music/assets/img_lv_demo_music_slider_knob_large.c</text:span><text:span text:style-name="T2"/></text:p>
      <text:p text:style-name="P1" loext:marker-style-name="T1"><text:span text:style-name="T2">./ESP32-S3-Touch-LCD-4.3-Demo/Arduino/libraries/lvgl/src/demos/music/assets/img_lv_demo_music_wave_bottom.c</text:span><text:span text:style-name="T2"/></text:p>
      <text:p text:style-name="P1" loext:marker-style-name="T1"><text:span text:style-name="T2">./ESP32-S3-Touch-LCD-4.3-Demo/Arduino/libraries/lvgl/src/demos/music/assets/img_lv_demo_music_wave_bottom_large.c</text:span><text:span text:style-name="T2"/></text:p>
      <text:p text:style-name="P1" loext:marker-style-name="T1"><text:span text:style-name="T2">./ESP32-S3-Touch-LCD-4.3-Demo/Arduino/libraries/lvgl/src/demos/music/assets/img_lv_demo_music_wave_top.c</text:span><text:span text:style-name="T2"/></text:p>
      <text:p text:style-name="P1" loext:marker-style-name="T1"><text:span text:style-name="T2">./ESP32-S3-Touch-LCD-4.3-Demo/Arduino/libraries/lvgl/src/demos/music/assets/img_lv_demo_music_wave_top_large.c</text:span><text:span text:style-name="T2"/></text:p>
      <text:p text:style-name="P1" loext:marker-style-name="T1"><text:span text:style-name="T2">./ESP32-S3-Touch-LCD-4.3-Demo/Arduino/libraries/lvgl/src/demos/music/assets/spectrum.py</text:span><text:span text:style-name="T2"/></text:p>
      <text:p text:style-name="P1" loext:marker-style-name="T1"><text:span text:style-name="T2">./ESP32-S3-Touch-LCD-4.3-Demo/Arduino/libraries/lvgl/src/demos/music/assets/spectrum_1.h</text:span><text:span text:style-name="T2"/></text:p>
      <text:p text:style-name="P1" loext:marker-style-name="T1"><text:span text:style-name="T2">./ESP32-S3-Touch-LCD-4.3-Demo/Arduino/libraries/lvgl/src/demos/music/assets/spectrum_2.h</text:span><text:span text:style-name="T2"/></text:p>
      <text:p text:style-name="P1" loext:marker-style-name="T1"><text:span text:style-name="T2">./ESP32-S3-Touch-LCD-4.3-Demo/Arduino/libraries/lvgl/src/demos/music/assets/spectrum_3.h</text:span><text:span text:style-name="T2"/></text:p>
      <text:p text:style-name="P1" loext:marker-style-name="T1"><text:span text:style-name="T2">./ESP32-S3-Touch-LCD-4.3-Demo/Arduino/libraries/lvgl/src/demos/music/lv_demo_music.c</text:span><text:span text:style-name="T2"/></text:p>
      <text:p text:style-name="P1" loext:marker-style-name="T1"><text:span text:style-name="T2">./ESP32-S3-Touch-LCD-4.3-Demo/Arduino/libraries/lvgl/src/demos/music/lv_demo_music.h</text:span><text:span text:style-name="T2"/></text:p>
      <text:p text:style-name="P1" loext:marker-style-name="T1"><text:span text:style-name="T2">./ESP32-S3-Touch-LCD-4.3-Demo/Arduino/libraries/lvgl/src/demos/music/lv_demo_music_list.c</text:span><text:span text:style-name="T2"/></text:p>
      <text:p text:style-name="P1" loext:marker-style-name="T1"><text:span text:style-name="T2">./ESP32-S3-Touch-LCD-4.3-Demo/Arduino/libraries/lvgl/src/demos/music/lv_demo_music_list.h</text:span><text:span text:style-name="T2"/></text:p>
      <text:p text:style-name="P1" loext:marker-style-name="T1"><text:span text:style-name="T2">./ESP32-S3-Touch-LCD-4.3-Demo/Arduino/libraries/lvgl/src/demos/music/lv_demo_music_main.c</text:span><text:span text:style-name="T2"/></text:p>
      <text:p text:style-name="P1" loext:marker-style-name="T1"><text:span text:style-name="T2">./ESP32-S3-Touch-LCD-4.3-Demo/Arduino/libraries/lvgl/src/demos/music/lv_demo_music_main.h</text:span><text:span text:style-name="T2"/></text:p>
      <text:p text:style-name="P1" loext:marker-style-name="T1"><text:span text:style-name="T2">./ESP32-S3-Touch-LCD-4.3-Demo/Arduino/libraries/lvgl/src/demos/music/README.md</text:span><text:span text:style-name="T2"/></text:p>
      <text:p text:style-name="P1" loext:marker-style-name="T1"><text:span text:style-name="T2">./ESP32-S3-Touch-LCD-4.3-Demo/Arduino/libraries/lvgl/src/demos/music/screenshot1.gif</text:span><text:span text:style-name="T2"/></text:p>
      <text:p text:style-name="P1" loext:marker-style-name="T1"><text:span text:style-name="T2">./ESP32-S3-Touch-LCD-4.3-Demo/Arduino/libraries/lvgl/src/demos/README.md</text:span><text:span text:style-name="T2"/></text:p>
      <text:p text:style-name="P1" loext:marker-style-name="T1"><text:span text:style-name="T2">./ESP32-S3-Touch-LCD-4.3-Demo/Arduino/libraries/lvgl/src/demos/stress</text:span><text:span text:style-name="T2"/></text:p>
      <text:p text:style-name="P1" loext:marker-style-name="T1"><text:span text:style-name="T2">./ESP32-S3-Touch-LCD-4.3-Demo/Arduino/libraries/lvgl/src/demos/stress/lv_demo_stress.c</text:span><text:span text:style-name="T2"/></text:p>
      <text:p text:style-name="P1" loext:marker-style-name="T1"><text:span text:style-name="T2">./ESP32-S3-Touch-LCD-4.3-Demo/Arduino/libraries/lvgl/src/demos/stress/lv_demo_stress.h</text:span><text:span text:style-name="T2"/></text:p>
      <text:p text:style-name="P1" loext:marker-style-name="T1"><text:span text:style-name="T2">./ESP32-S3-Touch-LCD-4.3-Demo/Arduino/libraries/lvgl/src/demos/stress/README.md</text:span><text:span text:style-name="T2"/></text:p>
      <text:p text:style-name="P1" loext:marker-style-name="T1"><text:span text:style-name="T2">./ESP32-S3-Touch-LCD-4.3-Demo/Arduino/libraries/lvgl/src/demos/stress/screenshot1.gif</text:span><text:span text:style-name="T2"/></text:p>
      <text:p text:style-name="P1" loext:marker-style-name="T1"><text:span text:style-name="T2">./ESP32-S3-Touch-LCD-4.3-Demo/Arduino/libraries/lvgl/src/demos/stress/screenshot1.png</text:span><text:span text:style-name="T2"/></text:p>
      <text:p text:style-name="P1" loext:marker-style-name="T1"><text:span text:style-name="T2">./ESP32-S3-Touch-LCD-4.3-Demo/Arduino/libraries/lvgl/src/demos/widgets</text:span><text:span text:style-name="T2"/></text:p>
      <text:p text:style-name="P1" loext:marker-style-name="T1"><text:span text:style-name="T2">./ESP32-S3-Touch-LCD-4.3-Demo/Arduino/libraries/lvgl/src/demos/widgets/assets</text:span><text:span text:style-name="T2"/></text:p>
      <text:p text:style-name="P1" loext:marker-style-name="T1"><text:span text:style-name="T2">./ESP32-S3-Touch-LCD-4.3-Demo/Arduino/libraries/lvgl/src/demos/widgets/assets/avatar.png</text:span><text:span text:style-name="T2"/></text:p>
      <text:p text:style-name="P1" loext:marker-style-name="T1"><text:span text:style-name="T2">./ESP32-S3-Touch-LCD-4.3-Demo/Arduino/libraries/lvgl/src/demos/widgets/assets/clothes.png</text:span><text:span text:style-name="T2"/></text:p>
      <text:p text:style-name="P1" loext:marker-style-name="T1"><text:span text:style-name="T2">./ESP32-S3-Touch-LCD-4.3-Demo/Arduino/libraries/lvgl/src/demos/widgets/assets/img_clothes.c</text:span><text:span text:style-name="T2"/></text:p>
      <text:p text:style-name="P1" loext:marker-style-name="T1"><text:span text:style-name="T2">./ESP32-S3-Touch-LCD-4.3-Demo/Arduino/libraries/lvgl/src/demos/widgets/assets/img_demo_widgets_avatar.c</text:span><text:span text:style-name="T2"/></text:p>
      <text:p text:style-name="P1" loext:marker-style-name="T1"><text:span text:style-name="T2">./ESP32-S3-Touch-LCD-4.3-Demo/Arduino/libraries/lvgl/src/demos/widgets/assets/img_lvgl_logo.c</text:span><text:span text:style-name="T2"/></text:p>
      <text:p text:style-name="P1" loext:marker-style-name="T1"><text:span text:style-name="T2">./ESP32-S3-Touch-LCD-4.3-Demo/Arduino/libraries/lvgl/src/demos/widgets/assets/lvgl_logo.png</text:span><text:span text:style-name="T2"/></text:p>
      <text:p text:style-name="P1" loext:marker-style-name="T1"><text:span text:style-name="T2">./ESP32-S3-Touch-LCD-4.3-Demo/Arduino/libraries/lvgl/src/demos/widgets/lv_demo_widgets.c</text:span><text:span text:style-name="T2"/></text:p>
      <text:p text:style-name="P1" loext:marker-style-name="T1"><text:span text:style-name="T2">./ESP32-S3-Touch-LCD-4.3-Demo/Arduino/libraries/lvgl/src/demos/widgets/lv_demo_widgets.h</text:span><text:span text:style-name="T2"/></text:p>
      <text:p text:style-name="P1" loext:marker-style-name="T1"><text:span text:style-name="T2">./ESP32-S3-Touch-LCD-4.3-Demo/Arduino/libraries/lvgl/src/demos/widgets/lv_demo_widgets.py</text:span><text:span text:style-name="T2"/></text:p>
      <text:p text:style-name="P1" loext:marker-style-name="T1"><text:span text:style-name="T2">./ESP32-S3-Touch-LCD-4.3-Demo/Arduino/libraries/lvgl/src/demos/widgets/screenshot1.gif</text:span><text:span text:style-name="T2"/></text:p>
      <text:p text:style-name="P1" loext:marker-style-name="T1"><text:span text:style-name="T2">./ESP32-S3-Touch-LCD-4.3-Demo/Arduino/libraries/lvgl/src/demos/widgets/screenshot1.png</text:span><text:span text:style-name="T2"/></text:p>
      <text:p text:style-name="P1" loext:marker-style-name="T1"><text:span text:style-name="T2">./ESP32-S3-Touch-LCD-4.3-Demo/Arduino/libraries/lvgl/src/draw</text:span><text:span text:style-name="T2"/></text:p>
      <text:p text:style-name="P1" loext:marker-style-name="T1"><text:span text:style-name="T2">./ESP32-S3-Touch-LCD-4.3-Demo/Arduino/libraries/lvgl/src/draw/arm2d</text:span><text:span text:style-name="T2"/></text:p>
      <text:p text:style-name="P1" loext:marker-style-name="T1"><text:span text:style-name="T2">./ESP32-S3-Touch-LCD-4.3-Demo/Arduino/libraries/lvgl/src/draw/arm2d/lv_draw_arm2d.mk</text:span><text:span text:style-name="T2"/></text:p>
      <text:p text:style-name="P1" loext:marker-style-name="T1"><text:span text:style-name="T2">./ESP32-S3-Touch-LCD-4.3-Demo/Arduino/libraries/lvgl/src/draw/arm2d/lv_gpu_arm2d.c</text:span><text:span text:style-name="T2"/></text:p>
      <text:p text:style-name="P1" loext:marker-style-name="T1"><text:span text:style-name="T2">./ESP32-S3-Touch-LCD-4.3-Demo/Arduino/libraries/lvgl/src/draw/arm2d/lv_gpu_arm2d.h</text:span><text:span text:style-name="T2"/></text:p>
      <text:p text:style-name="P1" loext:marker-style-name="T1"><text:span text:style-name="T2">./ESP32-S3-Touch-LCD-4.3-Demo/Arduino/libraries/lvgl/src/draw/lv_draw.c</text:span><text:span text:style-name="T2"/></text:p>
      <text:p text:style-name="P1" loext:marker-style-name="T1"><text:span text:style-name="T2">./ESP32-S3-Touch-LCD-4.3-Demo/Arduino/libraries/lvgl/src/draw/lv_draw.h</text:span><text:span text:style-name="T2"/></text:p>
      <text:p text:style-name="P1" loext:marker-style-name="T1"><text:span text:style-name="T2">./ESP32-S3-Touch-LCD-4.3-Demo/Arduino/libraries/lvgl/src/draw/lv_draw.mk</text:span><text:span text:style-name="T2"/></text:p>
      <text:p text:style-name="P1" loext:marker-style-name="T1"><text:span text:style-name="T2">./ESP32-S3-Touch-LCD-4.3-Demo/Arduino/libraries/lvgl/src/draw/lv_draw_arc.c</text:span><text:span text:style-name="T2"/></text:p>
      <text:p text:style-name="P1" loext:marker-style-name="T1"><text:span text:style-name="T2">./ESP32-S3-Touch-LCD-4.3-Demo/Arduino/libraries/lvgl/src/draw/lv_draw_arc.h</text:span><text:span text:style-name="T2"/></text:p>
      <text:p text:style-name="P1" loext:marker-style-name="T1"><text:span text:style-name="T2">./ESP32-S3-Touch-LCD-4.3-Demo/Arduino/libraries/lvgl/src/draw/lv_draw_img.c</text:span><text:span text:style-name="T2"/></text:p>
      <text:p text:style-name="P1" loext:marker-style-name="T1"><text:span text:style-name="T2">./ESP32-S3-Touch-LCD-4.3-Demo/Arduino/libraries/lvgl/src/draw/lv_draw_img.h</text:span><text:span text:style-name="T2"/></text:p>
      <text:p text:style-name="P1" loext:marker-style-name="T1"><text:soft-page-break/><text:span text:style-name="T2">./ESP32-S3-Touch-LCD-4.3-Demo/Arduino/libraries/lvgl/src/draw/lv_draw_label.c</text:span><text:span text:style-name="T2"/></text:p>
      <text:p text:style-name="P1" loext:marker-style-name="T1"><text:span text:style-name="T2">./ESP32-S3-Touch-LCD-4.3-Demo/Arduino/libraries/lvgl/src/draw/lv_draw_label.h</text:span><text:span text:style-name="T2"/></text:p>
      <text:p text:style-name="P1" loext:marker-style-name="T1"><text:span text:style-name="T2">./ESP32-S3-Touch-LCD-4.3-Demo/Arduino/libraries/lvgl/src/draw/lv_draw_layer.c</text:span><text:span text:style-name="T2"/></text:p>
      <text:p text:style-name="P1" loext:marker-style-name="T1"><text:span text:style-name="T2">./ESP32-S3-Touch-LCD-4.3-Demo/Arduino/libraries/lvgl/src/draw/lv_draw_layer.h</text:span><text:span text:style-name="T2"/></text:p>
      <text:p text:style-name="P1" loext:marker-style-name="T1"><text:span text:style-name="T2">./ESP32-S3-Touch-LCD-4.3-Demo/Arduino/libraries/lvgl/src/draw/lv_draw_line.c</text:span><text:span text:style-name="T2"/></text:p>
      <text:p text:style-name="P1" loext:marker-style-name="T1"><text:span text:style-name="T2">./ESP32-S3-Touch-LCD-4.3-Demo/Arduino/libraries/lvgl/src/draw/lv_draw_line.h</text:span><text:span text:style-name="T2"/></text:p>
      <text:p text:style-name="P1" loext:marker-style-name="T1"><text:span text:style-name="T2">./ESP32-S3-Touch-LCD-4.3-Demo/Arduino/libraries/lvgl/src/draw/lv_draw_mask.c</text:span><text:span text:style-name="T2"/></text:p>
      <text:p text:style-name="P1" loext:marker-style-name="T1"><text:span text:style-name="T2">./ESP32-S3-Touch-LCD-4.3-Demo/Arduino/libraries/lvgl/src/draw/lv_draw_mask.h</text:span><text:span text:style-name="T2"/></text:p>
      <text:p text:style-name="P1" loext:marker-style-name="T1"><text:span text:style-name="T2">./ESP32-S3-Touch-LCD-4.3-Demo/Arduino/libraries/lvgl/src/draw/lv_draw_rect.c</text:span><text:span text:style-name="T2"/></text:p>
      <text:p text:style-name="P1" loext:marker-style-name="T1"><text:span text:style-name="T2">./ESP32-S3-Touch-LCD-4.3-Demo/Arduino/libraries/lvgl/src/draw/lv_draw_rect.h</text:span><text:span text:style-name="T2"/></text:p>
      <text:p text:style-name="P1" loext:marker-style-name="T1"><text:span text:style-name="T2">./ESP32-S3-Touch-LCD-4.3-Demo/Arduino/libraries/lvgl/src/draw/lv_draw_transform.c</text:span><text:span text:style-name="T2"/></text:p>
      <text:p text:style-name="P1" loext:marker-style-name="T1"><text:span text:style-name="T2">./ESP32-S3-Touch-LCD-4.3-Demo/Arduino/libraries/lvgl/src/draw/lv_draw_transform.h</text:span><text:span text:style-name="T2"/></text:p>
      <text:p text:style-name="P1" loext:marker-style-name="T1"><text:span text:style-name="T2">./ESP32-S3-Touch-LCD-4.3-Demo/Arduino/libraries/lvgl/src/draw/lv_draw_triangle.c</text:span><text:span text:style-name="T2"/></text:p>
      <text:p text:style-name="P1" loext:marker-style-name="T1"><text:span text:style-name="T2">./ESP32-S3-Touch-LCD-4.3-Demo/Arduino/libraries/lvgl/src/draw/lv_draw_triangle.h</text:span><text:span text:style-name="T2"/></text:p>
      <text:p text:style-name="P1" loext:marker-style-name="T1"><text:span text:style-name="T2">./ESP32-S3-Touch-LCD-4.3-Demo/Arduino/libraries/lvgl/src/draw/lv_img_buf.c</text:span><text:span text:style-name="T2"/></text:p>
      <text:p text:style-name="P1" loext:marker-style-name="T1"><text:span text:style-name="T2">./ESP32-S3-Touch-LCD-4.3-Demo/Arduino/libraries/lvgl/src/draw/lv_img_buf.h</text:span><text:span text:style-name="T2"/></text:p>
      <text:p text:style-name="P1" loext:marker-style-name="T1"><text:span text:style-name="T2">./ESP32-S3-Touch-LCD-4.3-Demo/Arduino/libraries/lvgl/src/draw/lv_img_cache.c</text:span><text:span text:style-name="T2"/></text:p>
      <text:p text:style-name="P1" loext:marker-style-name="T1"><text:span text:style-name="T2">./ESP32-S3-Touch-LCD-4.3-Demo/Arduino/libraries/lvgl/src/draw/lv_img_cache.h</text:span><text:span text:style-name="T2"/></text:p>
      <text:p text:style-name="P1" loext:marker-style-name="T1"><text:span text:style-name="T2">./ESP32-S3-Touch-LCD-4.3-Demo/Arduino/libraries/lvgl/src/draw/lv_img_decoder.c</text:span><text:span text:style-name="T2"/></text:p>
      <text:p text:style-name="P1" loext:marker-style-name="T1"><text:span text:style-name="T2">./ESP32-S3-Touch-LCD-4.3-Demo/Arduino/libraries/lvgl/src/draw/lv_img_decoder.h</text:span><text:span text:style-name="T2"/></text:p>
      <text:p text:style-name="P1" loext:marker-style-name="T1"><text:span text:style-name="T2">./ESP32-S3-Touch-LCD-4.3-Demo/Arduino/libraries/lvgl/src/draw/nxp</text:span><text:span text:style-name="T2"/></text:p>
      <text:p text:style-name="P1" loext:marker-style-name="T1"><text:span text:style-name="T2">./ESP32-S3-Touch-LCD-4.3-Demo/Arduino/libraries/lvgl/src/draw/nxp/lv_draw_nxp.mk</text:span><text:span text:style-name="T2"/></text:p>
      <text:p text:style-name="P1" loext:marker-style-name="T1"><text:span text:style-name="T2">./ESP32-S3-Touch-LCD-4.3-Demo/Arduino/libraries/lvgl/src/draw/nxp/pxp</text:span><text:span text:style-name="T2"/></text:p>
      <text:p text:style-name="P1" loext:marker-style-name="T1"><text:span text:style-name="T2">./ESP32-S3-Touch-LCD-4.3-Demo/Arduino/libraries/lvgl/src/draw/nxp/pxp/lv_draw_nxp_pxp.mk</text:span><text:span text:style-name="T2"/></text:p>
      <text:p text:style-name="P1" loext:marker-style-name="T1"><text:span text:style-name="T2">./ESP32-S3-Touch-LCD-4.3-Demo/Arduino/libraries/lvgl/src/draw/nxp/pxp/lv_draw_pxp.c</text:span><text:span text:style-name="T2"/></text:p>
      <text:p text:style-name="P1" loext:marker-style-name="T1"><text:span text:style-name="T2">./ESP32-S3-Touch-LCD-4.3-Demo/Arduino/libraries/lvgl/src/draw/nxp/pxp/lv_draw_pxp.h</text:span><text:span text:style-name="T2"/></text:p>
      <text:p text:style-name="P1" loext:marker-style-name="T1"><text:span text:style-name="T2">./ESP32-S3-Touch-LCD-4.3-Demo/Arduino/libraries/lvgl/src/draw/nxp/pxp/lv_draw_pxp_blend.c</text:span><text:span text:style-name="T2"/></text:p>
      <text:p text:style-name="P1" loext:marker-style-name="T1"><text:span text:style-name="T2">./ESP32-S3-Touch-LCD-4.3-Demo/Arduino/libraries/lvgl/src/draw/nxp/pxp/lv_draw_pxp_blend.h</text:span><text:span text:style-name="T2"/></text:p>
      <text:p text:style-name="P1" loext:marker-style-name="T1"><text:span text:style-name="T2">./ESP32-S3-Touch-LCD-4.3-Demo/Arduino/libraries/lvgl/src/draw/nxp/pxp/lv_gpu_nxp_pxp.c</text:span><text:span text:style-name="T2"/></text:p>
      <text:p text:style-name="P1" loext:marker-style-name="T1"><text:span text:style-name="T2">./ESP32-S3-Touch-LCD-4.3-Demo/Arduino/libraries/lvgl/src/draw/nxp/pxp/lv_gpu_nxp_pxp.h</text:span><text:span text:style-name="T2"/></text:p>
      <text:p text:style-name="P1" loext:marker-style-name="T1"><text:span text:style-name="T2">./ESP32-S3-Touch-LCD-4.3-Demo/Arduino/libraries/lvgl/src/draw/nxp/pxp/lv_gpu_nxp_pxp_osa.c</text:span><text:span text:style-name="T2"/></text:p>
      <text:p text:style-name="P1" loext:marker-style-name="T1"><text:span text:style-name="T2">./ESP32-S3-Touch-LCD-4.3-Demo/Arduino/libraries/lvgl/src/draw/nxp/pxp/lv_gpu_nxp_pxp_osa.h</text:span><text:span text:style-name="T2"/></text:p>
      <text:p text:style-name="P1" loext:marker-style-name="T1"><text:span text:style-name="T2">./ESP32-S3-Touch-LCD-4.3-Demo/Arduino/libraries/lvgl/src/draw/nxp/vglite</text:span><text:span text:style-name="T2"/></text:p>
      <text:p text:style-name="P1" loext:marker-style-name="T1"><text:span text:style-name="T2">./ESP32-S3-Touch-LCD-4.3-Demo/Arduino/libraries/lvgl/src/draw/nxp/vglite/lv_draw_nxp_vglite.mk</text:span><text:span text:style-name="T2"/></text:p>
      <text:p text:style-name="P1" loext:marker-style-name="T1"><text:span text:style-name="T2">./ESP32-S3-Touch-LCD-4.3-Demo/Arduino/libraries/lvgl/src/draw/nxp/vglite/lv_draw_vglite.c</text:span><text:span text:style-name="T2"/></text:p>
      <text:p text:style-name="P1" loext:marker-style-name="T1"><text:span text:style-name="T2">./ESP32-S3-Touch-LCD-4.3-Demo/Arduino/libraries/lvgl/src/draw/nxp/vglite/lv_draw_vglite.h</text:span><text:span text:style-name="T2"/></text:p>
      <text:p text:style-name="P1" loext:marker-style-name="T1"><text:span text:style-name="T2">./ESP32-S3-Touch-LCD-4.3-Demo/Arduino/libraries/lvgl/src/draw/nxp/vglite/lv_draw_vglite_arc.c</text:span><text:span text:style-name="T2"/></text:p>
      <text:p text:style-name="P1" loext:marker-style-name="T1"><text:span text:style-name="T2">./ESP32-S3-Touch-LCD-4.3-Demo/Arduino/libraries/lvgl/src/draw/nxp/vglite/lv_draw_vglite_arc.h</text:span><text:span text:style-name="T2"/></text:p>
      <text:p text:style-name="P1" loext:marker-style-name="T1"><text:span text:style-name="T2">./ESP32-S3-Touch-LCD-4.3-Demo/Arduino/libraries/lvgl/src/draw/nxp/vglite/lv_draw_vglite_blend.c</text:span><text:span text:style-name="T2"/></text:p>
      <text:p text:style-name="P1" loext:marker-style-name="T1"><text:span text:style-name="T2">./ESP32-S3-Touch-LCD-4.3-Demo/Arduino/libraries/lvgl/src/draw/nxp/vglite/lv_draw_vglite_blend.h</text:span><text:span text:style-name="T2"/></text:p>
      <text:p text:style-name="P1" loext:marker-style-name="T1"><text:span text:style-name="T2">./ESP32-S3-Touch-LCD-4.3-Demo/Arduino/libraries/lvgl/src/draw/nxp/vglite/lv_draw_vglite_line.c</text:span><text:span text:style-name="T2"/></text:p>
      <text:p text:style-name="P1" loext:marker-style-name="T1"><text:span text:style-name="T2">./ESP32-S3-Touch-LCD-4.3-Demo/Arduino/libraries/lvgl/src/draw/nxp/vglite/lv_draw_vglite_line.h</text:span><text:span text:style-name="T2"/></text:p>
      <text:p text:style-name="P1" loext:marker-style-name="T1"><text:span text:style-name="T2">./ESP32-S3-Touch-LCD-4.3-Demo/Arduino/libraries/lvgl/src/draw/nxp/vglite/lv_draw_vglite_rect.c</text:span><text:span text:style-name="T2"/></text:p>
      <text:p text:style-name="P1" loext:marker-style-name="T1"><text:span text:style-name="T2">./ESP32-S3-Touch-LCD-4.3-Demo/Arduino/libraries/lvgl/src/draw/nxp/vglite/lv_draw_vglite_rect.h</text:span><text:span text:style-name="T2"/></text:p>
      <text:p text:style-name="P1" loext:marker-style-name="T1"><text:span text:style-name="T2">./ESP32-S3-Touch-LCD-4.3-Demo/Arduino/libraries/lvgl/src/draw/nxp/vglite/lv_vglite_buf.c</text:span><text:span text:style-name="T2"/></text:p>
      <text:p text:style-name="P1" loext:marker-style-name="T1"><text:span text:style-name="T2">./ESP32-S3-Touch-LCD-4.3-Demo/Arduino/libraries/lvgl/src/draw/nxp/vglite/lv_vglite_buf.h</text:span><text:span text:style-name="T2"/></text:p>
      <text:p text:style-name="P1" loext:marker-style-name="T1"><text:span text:style-name="T2">./ESP32-S3-Touch-LCD-4.3-Demo/Arduino/libraries/lvgl/src/draw/nxp/vglite/lv_vglite_utils.c</text:span><text:span text:style-name="T2"/></text:p>
      <text:p text:style-name="P1" loext:marker-style-name="T1"><text:span text:style-name="T2">./ESP32-S3-Touch-LCD-4.3-Demo/Arduino/libraries/lvgl/src/draw/nxp/vglite/lv_vglite_utils.h</text:span><text:span text:style-name="T2"/></text:p>
      <text:p text:style-name="P1" loext:marker-style-name="T1"><text:span text:style-name="T2">./ESP32-S3-Touch-LCD-4.3-Demo/Arduino/libraries/lvgl/src/draw/renesas</text:span><text:span text:style-name="T2"/></text:p>
      <text:p text:style-name="P1" loext:marker-style-name="T1"><text:span text:style-name="T2">./ESP32-S3-Touch-LCD-4.3-Demo/Arduino/libraries/lvgl/src/draw/renesas/lv_draw_renesas.mk</text:span><text:span text:style-name="T2"/></text:p>
      <text:p text:style-name="P1" loext:marker-style-name="T1"><text:span text:style-name="T2">./ESP32-S3-Touch-LCD-4.3-Demo/Arduino/libraries/lvgl/src/draw/renesas/lv_gpu_d2_draw_label.c</text:span><text:span text:style-name="T2"/></text:p>
      <text:p text:style-name="P1" loext:marker-style-name="T1"><text:span text:style-name="T2">./ESP32-S3-Touch-LCD-4.3-Demo/Arduino/libraries/lvgl/src/draw/renesas/lv_gpu_d2_ra6m3.c</text:span><text:span text:style-name="T2"/></text:p>
      <text:p text:style-name="P1" loext:marker-style-name="T1"><text:span text:style-name="T2">./ESP32-S3-Touch-LCD-4.3-Demo/Arduino/libraries/lvgl/src/draw/renesas/lv_gpu_d2_ra6m3.h</text:span><text:span text:style-name="T2"/></text:p>
      <text:p text:style-name="P1" loext:marker-style-name="T1"><text:span text:style-name="T2">./ESP32-S3-Touch-LCD-4.3-Demo/Arduino/libraries/lvgl/src/draw/sdl</text:span><text:span text:style-name="T2"/></text:p>
      <text:p text:style-name="P1" loext:marker-style-name="T1"><text:span text:style-name="T2">./ESP32-S3-Touch-LCD-4.3-Demo/Arduino/libraries/lvgl/src/draw/sdl/lv_draw_sdl.c</text:span><text:span text:style-name="T2"/></text:p>
      <text:p text:style-name="P1" loext:marker-style-name="T1"><text:span text:style-name="T2">./ESP32-S3-Touch-LCD-4.3-Demo/Arduino/libraries/lvgl/src/draw/sdl/lv_draw_sdl.h</text:span><text:span text:style-name="T2"/></text:p>
      <text:p text:style-name="P1" loext:marker-style-name="T1"><text:span text:style-name="T2">./ESP32-S3-Touch-LCD-4.3-Demo/Arduino/libraries/lvgl/src/draw/sdl/lv_draw_sdl.mk</text:span><text:span text:style-name="T2"/></text:p>
      <text:p text:style-name="P1" loext:marker-style-name="T1"><text:span text:style-name="T2">./ESP32-S3-Touch-LCD-4.3-Demo/Arduino/libraries/lvgl/src/draw/sdl/lv_draw_sdl_arc.c</text:span><text:span text:style-name="T2"/></text:p>
      <text:p text:style-name="P1" loext:marker-style-name="T1"><text:span text:style-name="T2">./ESP32-S3-Touch-LCD-4.3-Demo/Arduino/libraries/lvgl/src/draw/sdl/lv_draw_sdl_bg.c</text:span><text:span text:style-name="T2"/></text:p>
      <text:p text:style-name="P1" loext:marker-style-name="T1"><text:span text:style-name="T2">./ESP32-S3-Touch-LCD-4.3-Demo/Arduino/libraries/lvgl/src/draw/sdl/lv_draw_sdl_composite.c</text:span><text:span text:style-name="T2"/></text:p>
      <text:p text:style-name="P1" loext:marker-style-name="T1"><text:span text:style-name="T2">./ESP32-S3-Touch-LCD-4.3-Demo/Arduino/libraries/lvgl/src/draw/sdl/lv_draw_sdl_composite.h</text:span><text:span text:style-name="T2"/></text:p>
      <text:p text:style-name="P1" loext:marker-style-name="T1"><text:span text:style-name="T2">./ESP32-S3-Touch-LCD-4.3-Demo/Arduino/libraries/lvgl/src/draw/sdl/lv_draw_sdl_img.c</text:span><text:span text:style-name="T2"/></text:p>
      <text:p text:style-name="P1" loext:marker-style-name="T1"><text:span text:style-name="T2">./ESP32-S3-Touch-LCD-4.3-Demo/Arduino/libraries/lvgl/src/draw/sdl/lv_draw_sdl_img.h</text:span><text:span text:style-name="T2"/></text:p>
      <text:p text:style-name="P1" loext:marker-style-name="T1"><text:span text:style-name="T2">./ESP32-S3-Touch-LCD-4.3-Demo/Arduino/libraries/lvgl/src/draw/sdl/lv_draw_sdl_label.c</text:span><text:span text:style-name="T2"/></text:p>
      <text:p text:style-name="P1" loext:marker-style-name="T1"><text:span text:style-name="T2">./ESP32-S3-Touch-LCD-4.3-Demo/Arduino/libraries/lvgl/src/draw/sdl/lv_draw_sdl_layer.c</text:span><text:span text:style-name="T2"/></text:p>
      <text:p text:style-name="P1" loext:marker-style-name="T1"><text:span text:style-name="T2">./ESP32-S3-Touch-LCD-4.3-Demo/Arduino/libraries/lvgl/src/draw/sdl/lv_draw_sdl_layer.h</text:span><text:span text:style-name="T2"/></text:p>
      <text:p text:style-name="P1" loext:marker-style-name="T1"><text:span text:style-name="T2">./ESP32-S3-Touch-LCD-4.3-Demo/Arduino/libraries/lvgl/src/draw/sdl/lv_draw_sdl_line.c</text:span><text:span text:style-name="T2"/></text:p>
      <text:p text:style-name="P1" loext:marker-style-name="T1"><text:span text:style-name="T2">./ESP32-S3-Touch-LCD-4.3-Demo/Arduino/libraries/lvgl/src/draw/sdl/lv_draw_sdl_mask.c</text:span><text:span text:style-name="T2"/></text:p>
      <text:p text:style-name="P1" loext:marker-style-name="T1"><text:span text:style-name="T2">./ESP32-S3-Touch-LCD-4.3-Demo/Arduino/libraries/lvgl/src/draw/sdl/lv_draw_sdl_mask.h</text:span><text:span text:style-name="T2"/></text:p>
      <text:p text:style-name="P1" loext:marker-style-name="T1"><text:span text:style-name="T2">./ESP32-S3-Touch-LCD-4.3-Demo/Arduino/libraries/lvgl/src/draw/sdl/lv_draw_sdl_polygon.c</text:span><text:span text:style-name="T2"/></text:p>
      <text:p text:style-name="P1" loext:marker-style-name="T1"><text:span text:style-name="T2">./ESP32-S3-Touch-LCD-4.3-Demo/Arduino/libraries/lvgl/src/draw/sdl/lv_draw_sdl_priv.h</text:span><text:span text:style-name="T2"/></text:p>
      <text:p text:style-name="P1" loext:marker-style-name="T1"><text:span text:style-name="T2">./ESP32-S3-Touch-LCD-4.3-Demo/Arduino/libraries/lvgl/src/draw/sdl/lv_draw_sdl_rect.c</text:span><text:span text:style-name="T2"/></text:p>
      <text:p text:style-name="P1" loext:marker-style-name="T1"><text:span text:style-name="T2">./ESP32-S3-Touch-LCD-4.3-Demo/Arduino/libraries/lvgl/src/draw/sdl/lv_draw_sdl_rect.h</text:span><text:span text:style-name="T2"/></text:p>
      <text:p text:style-name="P1" loext:marker-style-name="T1"><text:span text:style-name="T2">./ESP32-S3-Touch-LCD-4.3-Demo/Arduino/libraries/lvgl/src/draw/sdl/lv_draw_sdl_stack_blur.c</text:span><text:span text:style-name="T2"/></text:p>
      <text:p text:style-name="P1" loext:marker-style-name="T1"><text:span text:style-name="T2">./ESP32-S3-Touch-LCD-4.3-Demo/Arduino/libraries/lvgl/src/draw/sdl/lv_draw_sdl_stack_blur.h</text:span><text:span text:style-name="T2"/></text:p>
      <text:p text:style-name="P1" loext:marker-style-name="T1"><text:span text:style-name="T2">./ESP32-S3-Touch-LCD-4.3-Demo/Arduino/libraries/lvgl/src/draw/sdl/lv_draw_sdl_texture_cache.c</text:span><text:span text:style-name="T2"/></text:p>
      <text:p text:style-name="P1" loext:marker-style-name="T1"><text:span text:style-name="T2">./ESP32-S3-Touch-LCD-4.3-Demo/Arduino/libraries/lvgl/src/draw/sdl/lv_draw_sdl_texture_cache.h</text:span><text:span text:style-name="T2"/></text:p>
      <text:p text:style-name="P1" loext:marker-style-name="T1"><text:span text:style-name="T2">./ESP32-S3-Touch-LCD-4.3-Demo/Arduino/libraries/lvgl/src/draw/sdl/lv_draw_sdl_utils.c</text:span><text:span text:style-name="T2"/></text:p>
      <text:p text:style-name="P1" loext:marker-style-name="T1"><text:span text:style-name="T2">./ESP32-S3-Touch-LCD-4.3-Demo/Arduino/libraries/lvgl/src/draw/sdl/lv_draw_sdl_utils.h</text:span><text:span text:style-name="T2"/></text:p>
      <text:p text:style-name="P1" loext:marker-style-name="T1"><text:span text:style-name="T2">./ESP32-S3-Touch-LCD-4.3-Demo/Arduino/libraries/lvgl/src/draw/sdl/README.md</text:span><text:span text:style-name="T2"/></text:p>
      <text:p text:style-name="P1" loext:marker-style-name="T1"><text:span text:style-name="T2">./ESP32-S3-Touch-LCD-4.3-Demo/Arduino/libraries/lvgl/src/draw/stm32_dma2d</text:span><text:span text:style-name="T2"/></text:p>
      <text:p text:style-name="P1" loext:marker-style-name="T1"><text:span text:style-name="T2">./ESP32-S3-Touch-LCD-4.3-Demo/Arduino/libraries/lvgl/src/draw/stm32_dma2d/lv_draw_stm32_dma2d.mk</text:span><text:span text:style-name="T2"/></text:p>
      <text:p text:style-name="P1" loext:marker-style-name="T1"><text:span text:style-name="T2">./ESP32-S3-Touch-LCD-4.3-Demo/Arduino/libraries/lvgl/src/draw/stm32_dma2d/lv_gpu_stm32_dma2d.c</text:span><text:span text:style-name="T2"/></text:p>
      <text:p text:style-name="P1" loext:marker-style-name="T1"><text:span text:style-name="T2">./ESP32-S3-Touch-LCD-4.3-Demo/Arduino/libraries/lvgl/src/draw/stm32_dma2d/lv_gpu_stm32_dma2d.h</text:span><text:span text:style-name="T2"/></text:p>
      <text:p text:style-name="P1" loext:marker-style-name="T1"><text:span text:style-name="T2">./ESP32-S3-Touch-LCD-4.3-Demo/Arduino/libraries/lvgl/src/draw/sw</text:span><text:span text:style-name="T2"/></text:p>
      <text:p text:style-name="P1" loext:marker-style-name="T1"><text:span text:style-name="T2">./ESP32-S3-Touch-LCD-4.3-Demo/Arduino/libraries/lvgl/src/draw/sw/lv_draw_sw.c</text:span><text:span text:style-name="T2"/></text:p>
      <text:p text:style-name="P1" loext:marker-style-name="T1"><text:span text:style-name="T2">./ESP32-S3-Touch-LCD-4.3-Demo/Arduino/libraries/lvgl/src/draw/sw/lv_draw_sw.h</text:span><text:span text:style-name="T2"/></text:p>
      <text:p text:style-name="P1" loext:marker-style-name="T1"><text:span text:style-name="T2">./ESP32-S3-Touch-LCD-4.3-Demo/Arduino/libraries/lvgl/src/draw/sw/lv_draw_sw.mk</text:span><text:span text:style-name="T2"/></text:p>
      <text:p text:style-name="P1" loext:marker-style-name="T1"><text:span text:style-name="T2">./ESP32-S3-Touch-LCD-4.3-Demo/Arduino/libraries/lvgl/src/draw/sw/lv_draw_sw_arc.c</text:span><text:span text:style-name="T2"/></text:p>
      <text:p text:style-name="P1" loext:marker-style-name="T1"><text:span text:style-name="T2">./ESP32-S3-Touch-LCD-4.3-Demo/Arduino/libraries/lvgl/src/draw/sw/lv_draw_sw_blend.c</text:span><text:span text:style-name="T2"/></text:p>
      <text:p text:style-name="P1" loext:marker-style-name="T1"><text:span text:style-name="T2">./ESP32-S3-Touch-LCD-4.3-Demo/Arduino/libraries/lvgl/src/draw/sw/lv_draw_sw_blend.h</text:span><text:span text:style-name="T2"/></text:p>
      <text:p text:style-name="P1" loext:marker-style-name="T1"><text:soft-page-break/><text:span text:style-name="T2">./ESP32-S3-Touch-LCD-4.3-Demo/Arduino/libraries/lvgl/src/draw/sw/lv_draw_sw_dither.c</text:span><text:span text:style-name="T2"/></text:p>
      <text:p text:style-name="P1" loext:marker-style-name="T1"><text:span text:style-name="T2">./ESP32-S3-Touch-LCD-4.3-Demo/Arduino/libraries/lvgl/src/draw/sw/lv_draw_sw_dither.h</text:span><text:span text:style-name="T2"/></text:p>
      <text:p text:style-name="P1" loext:marker-style-name="T1"><text:span text:style-name="T2">./ESP32-S3-Touch-LCD-4.3-Demo/Arduino/libraries/lvgl/src/draw/sw/lv_draw_sw_gradient.c</text:span><text:span text:style-name="T2"/></text:p>
      <text:p text:style-name="P1" loext:marker-style-name="T1"><text:span text:style-name="T2">./ESP32-S3-Touch-LCD-4.3-Demo/Arduino/libraries/lvgl/src/draw/sw/lv_draw_sw_gradient.h</text:span><text:span text:style-name="T2"/></text:p>
      <text:p text:style-name="P1" loext:marker-style-name="T1"><text:span text:style-name="T2">./ESP32-S3-Touch-LCD-4.3-Demo/Arduino/libraries/lvgl/src/draw/sw/lv_draw_sw_img.c</text:span><text:span text:style-name="T2"/></text:p>
      <text:p text:style-name="P1" loext:marker-style-name="T1"><text:span text:style-name="T2">./ESP32-S3-Touch-LCD-4.3-Demo/Arduino/libraries/lvgl/src/draw/sw/lv_draw_sw_layer.c</text:span><text:span text:style-name="T2"/></text:p>
      <text:p text:style-name="P1" loext:marker-style-name="T1"><text:span text:style-name="T2">./ESP32-S3-Touch-LCD-4.3-Demo/Arduino/libraries/lvgl/src/draw/sw/lv_draw_sw_letter.c</text:span><text:span text:style-name="T2"/></text:p>
      <text:p text:style-name="P1" loext:marker-style-name="T1"><text:span text:style-name="T2">./ESP32-S3-Touch-LCD-4.3-Demo/Arduino/libraries/lvgl/src/draw/sw/lv_draw_sw_line.c</text:span><text:span text:style-name="T2"/></text:p>
      <text:p text:style-name="P1" loext:marker-style-name="T1"><text:span text:style-name="T2">./ESP32-S3-Touch-LCD-4.3-Demo/Arduino/libraries/lvgl/src/draw/sw/lv_draw_sw_polygon.c</text:span><text:span text:style-name="T2"/></text:p>
      <text:p text:style-name="P1" loext:marker-style-name="T1"><text:span text:style-name="T2">./ESP32-S3-Touch-LCD-4.3-Demo/Arduino/libraries/lvgl/src/draw/sw/lv_draw_sw_rect.c</text:span><text:span text:style-name="T2"/></text:p>
      <text:p text:style-name="P1" loext:marker-style-name="T1"><text:span text:style-name="T2">./ESP32-S3-Touch-LCD-4.3-Demo/Arduino/libraries/lvgl/src/draw/sw/lv_draw_sw_transform.c</text:span><text:span text:style-name="T2"/></text:p>
      <text:p text:style-name="P1" loext:marker-style-name="T1"><text:span text:style-name="T2">./ESP32-S3-Touch-LCD-4.3-Demo/Arduino/libraries/lvgl/src/draw/swm341_dma2d</text:span><text:span text:style-name="T2"/></text:p>
      <text:p text:style-name="P1" loext:marker-style-name="T1"><text:span text:style-name="T2">./ESP32-S3-Touch-LCD-4.3-Demo/Arduino/libraries/lvgl/src/draw/swm341_dma2d/lv_draw_swm341_dma2d.mk</text:span><text:span text:style-name="T2"/></text:p>
      <text:p text:style-name="P1" loext:marker-style-name="T1"><text:span text:style-name="T2">./ESP32-S3-Touch-LCD-4.3-Demo/Arduino/libraries/lvgl/src/draw/swm341_dma2d/lv_gpu_swm341_dma2d.c</text:span><text:span text:style-name="T2"/></text:p>
      <text:p text:style-name="P1" loext:marker-style-name="T1"><text:span text:style-name="T2">./ESP32-S3-Touch-LCD-4.3-Demo/Arduino/libraries/lvgl/src/draw/swm341_dma2d/lv_gpu_swm341_dma2d.h</text:span><text:span text:style-name="T2"/></text:p>
      <text:p text:style-name="P1" loext:marker-style-name="T1"><text:span text:style-name="T2">./ESP32-S3-Touch-LCD-4.3-Demo/Arduino/libraries/lvgl/src/examples</text:span><text:span text:style-name="T2"/></text:p>
      <text:p text:style-name="P1" loext:marker-style-name="T1"><text:span text:style-name="T2">./ESP32-S3-Touch-LCD-4.3-Demo/Arduino/libraries/lvgl/src/examples/anim</text:span><text:span text:style-name="T2"/></text:p>
      <text:p text:style-name="P1" loext:marker-style-name="T1"><text:span text:style-name="T2">./ESP32-S3-Touch-LCD-4.3-Demo/Arduino/libraries/lvgl/src/examples/anim/index.rst</text:span><text:span text:style-name="T2"/></text:p>
      <text:p text:style-name="P1" loext:marker-style-name="T1"><text:span text:style-name="T2">./ESP32-S3-Touch-LCD-4.3-Demo/Arduino/libraries/lvgl/src/examples/anim/lv_example_anim.h</text:span><text:span text:style-name="T2"/></text:p>
      <text:p text:style-name="P1" loext:marker-style-name="T1"><text:span text:style-name="T2">./ESP32-S3-Touch-LCD-4.3-Demo/Arduino/libraries/lvgl/src/examples/anim/lv_example_anim_1.c</text:span><text:span text:style-name="T2"/></text:p>
      <text:p text:style-name="P1" loext:marker-style-name="T1"><text:span text:style-name="T2">./ESP32-S3-Touch-LCD-4.3-Demo/Arduino/libraries/lvgl/src/examples/anim/lv_example_anim_1.py</text:span><text:span text:style-name="T2"/></text:p>
      <text:p text:style-name="P1" loext:marker-style-name="T1"><text:span text:style-name="T2">./ESP32-S3-Touch-LCD-4.3-Demo/Arduino/libraries/lvgl/src/examples/anim/lv_example_anim_2.c</text:span><text:span text:style-name="T2"/></text:p>
      <text:p text:style-name="P1" loext:marker-style-name="T1"><text:span text:style-name="T2">./ESP32-S3-Touch-LCD-4.3-Demo/Arduino/libraries/lvgl/src/examples/anim/lv_example_anim_2.py</text:span><text:span text:style-name="T2"/></text:p>
      <text:p text:style-name="P1" loext:marker-style-name="T1"><text:span text:style-name="T2">./ESP32-S3-Touch-LCD-4.3-Demo/Arduino/libraries/lvgl/src/examples/anim/lv_example_anim_3.c</text:span><text:span text:style-name="T2"/></text:p>
      <text:p text:style-name="P1" loext:marker-style-name="T1"><text:span text:style-name="T2">./ESP32-S3-Touch-LCD-4.3-Demo/Arduino/libraries/lvgl/src/examples/anim/lv_example_anim_3.py</text:span><text:span text:style-name="T2"/></text:p>
      <text:p text:style-name="P1" loext:marker-style-name="T1"><text:span text:style-name="T2">./ESP32-S3-Touch-LCD-4.3-Demo/Arduino/libraries/lvgl/src/examples/anim/lv_example_anim_timeline_1.c</text:span><text:span text:style-name="T2"/></text:p>
      <text:p text:style-name="P1" loext:marker-style-name="T1"><text:span text:style-name="T2">./ESP32-S3-Touch-LCD-4.3-Demo/Arduino/libraries/lvgl/src/examples/anim/lv_example_anim_timeline_1.py</text:span><text:span text:style-name="T2"/></text:p>
      <text:p text:style-name="P1" loext:marker-style-name="T1"><text:span text:style-name="T2">./ESP32-S3-Touch-LCD-4.3-Demo/Arduino/libraries/lvgl/src/examples/arduino</text:span><text:span text:style-name="T2"/></text:p>
      <text:p text:style-name="P1" loext:marker-style-name="T1"><text:span text:style-name="T2">./ESP32-S3-Touch-LCD-4.3-Demo/Arduino/libraries/lvgl/src/examples/arduino/LVGL_Arduino</text:span><text:span text:style-name="T2"/></text:p>
      <text:p text:style-name="P1" loext:marker-style-name="T1"><text:span text:style-name="T2">./ESP32-S3-Touch-LCD-4.3-Demo/Arduino/libraries/lvgl/src/examples/arduino/LVGL_Arduino/LVGL_Arduino.ino</text:span><text:span text:style-name="T2"/></text:p>
      <text:p text:style-name="P1" loext:marker-style-name="T1"><text:span text:style-name="T2">./ESP32-S3-Touch-LCD-4.3-Demo/Arduino/libraries/lvgl/src/examples/assets</text:span><text:span text:style-name="T2"/></text:p>
      <text:p text:style-name="P1" loext:marker-style-name="T1"><text:span text:style-name="T2">./ESP32-S3-Touch-LCD-4.3-Demo/Arduino/libraries/lvgl/src/examples/assets/animimg001.c</text:span><text:span text:style-name="T2"/></text:p>
      <text:p text:style-name="P1" loext:marker-style-name="T1"><text:span text:style-name="T2">./ESP32-S3-Touch-LCD-4.3-Demo/Arduino/libraries/lvgl/src/examples/assets/animimg001.png</text:span><text:span text:style-name="T2"/></text:p>
      <text:p text:style-name="P1" loext:marker-style-name="T1"><text:span text:style-name="T2">./ESP32-S3-Touch-LCD-4.3-Demo/Arduino/libraries/lvgl/src/examples/assets/animimg002.c</text:span><text:span text:style-name="T2"/></text:p>
      <text:p text:style-name="P1" loext:marker-style-name="T1"><text:span text:style-name="T2">./ESP32-S3-Touch-LCD-4.3-Demo/Arduino/libraries/lvgl/src/examples/assets/animimg002.png</text:span><text:span text:style-name="T2"/></text:p>
      <text:p text:style-name="P1" loext:marker-style-name="T1"><text:span text:style-name="T2">./ESP32-S3-Touch-LCD-4.3-Demo/Arduino/libraries/lvgl/src/examples/assets/animimg003.c</text:span><text:span text:style-name="T2"/></text:p>
      <text:p text:style-name="P1" loext:marker-style-name="T1"><text:span text:style-name="T2">./ESP32-S3-Touch-LCD-4.3-Demo/Arduino/libraries/lvgl/src/examples/assets/animimg003.png</text:span><text:span text:style-name="T2"/></text:p>
      <text:p text:style-name="P1" loext:marker-style-name="T1"><text:span text:style-name="T2">./ESP32-S3-Touch-LCD-4.3-Demo/Arduino/libraries/lvgl/src/examples/assets/caret_down.png</text:span><text:span text:style-name="T2"/></text:p>
      <text:p text:style-name="P1" loext:marker-style-name="T1"><text:span text:style-name="T2">./ESP32-S3-Touch-LCD-4.3-Demo/Arduino/libraries/lvgl/src/examples/assets/emoji</text:span><text:span text:style-name="T2"/></text:p>
      <text:p text:style-name="P1" loext:marker-style-name="T1"><text:span text:style-name="T2">./ESP32-S3-Touch-LCD-4.3-Demo/Arduino/libraries/lvgl/src/examples/assets/emoji/F600.png</text:span><text:span text:style-name="T2"/></text:p>
      <text:p text:style-name="P1" loext:marker-style-name="T1"><text:span text:style-name="T2">./ESP32-S3-Touch-LCD-4.3-Demo/Arduino/libraries/lvgl/src/examples/assets/emoji/img_emoji_F617.c</text:span><text:span text:style-name="T2"/></text:p>
      <text:p text:style-name="P1" loext:marker-style-name="T1"><text:span text:style-name="T2">./ESP32-S3-Touch-LCD-4.3-Demo/Arduino/libraries/lvgl/src/examples/assets/font</text:span><text:span text:style-name="T2"/></text:p>
      <text:p text:style-name="P1" loext:marker-style-name="T1"><text:span text:style-name="T2">./ESP32-S3-Touch-LCD-4.3-Demo/Arduino/libraries/lvgl/src/examples/assets/font/lv_font_simsun_16_cjk.fnt</text:span><text:span text:style-name="T2"/></text:p>
      <text:p text:style-name="P1" loext:marker-style-name="T1"><text:span text:style-name="T2">./ESP32-S3-Touch-LCD-4.3-Demo/Arduino/libraries/lvgl/src/examples/assets/font/montserrat-16.fnt</text:span><text:span text:style-name="T2"/></text:p>
      <text:p text:style-name="P1" loext:marker-style-name="T1"><text:span text:style-name="T2">./ESP32-S3-Touch-LCD-4.3-Demo/Arduino/libraries/lvgl/src/examples/assets/font/montserrat-22.fnt</text:span><text:span text:style-name="T2"/></text:p>
      <text:p text:style-name="P1" loext:marker-style-name="T1"><text:span text:style-name="T2">./ESP32-S3-Touch-LCD-4.3-Demo/Arduino/libraries/lvgl/src/examples/assets/imgbtn_left.c</text:span><text:span text:style-name="T2"/></text:p>
      <text:p text:style-name="P1" loext:marker-style-name="T1"><text:span text:style-name="T2">./ESP32-S3-Touch-LCD-4.3-Demo/Arduino/libraries/lvgl/src/examples/assets/imgbtn_left.png</text:span><text:span text:style-name="T2"/></text:p>
      <text:p text:style-name="P1" loext:marker-style-name="T1"><text:span text:style-name="T2">./ESP32-S3-Touch-LCD-4.3-Demo/Arduino/libraries/lvgl/src/examples/assets/imgbtn_mid.c</text:span><text:span text:style-name="T2"/></text:p>
      <text:p text:style-name="P1" loext:marker-style-name="T1"><text:span text:style-name="T2">./ESP32-S3-Touch-LCD-4.3-Demo/Arduino/libraries/lvgl/src/examples/assets/imgbtn_mid.png</text:span><text:span text:style-name="T2"/></text:p>
      <text:p text:style-name="P1" loext:marker-style-name="T1"><text:span text:style-name="T2">./ESP32-S3-Touch-LCD-4.3-Demo/Arduino/libraries/lvgl/src/examples/assets/imgbtn_right.c</text:span><text:span text:style-name="T2"/></text:p>
      <text:p text:style-name="P1" loext:marker-style-name="T1"><text:span text:style-name="T2">./ESP32-S3-Touch-LCD-4.3-Demo/Arduino/libraries/lvgl/src/examples/assets/imgbtn_right.png</text:span><text:span text:style-name="T2"/></text:p>
      <text:p text:style-name="P1" loext:marker-style-name="T1"><text:span text:style-name="T2">./ESP32-S3-Touch-LCD-4.3-Demo/Arduino/libraries/lvgl/src/examples/assets/img_caret_down.c</text:span><text:span text:style-name="T2"/></text:p>
      <text:p text:style-name="P1" loext:marker-style-name="T1"><text:span text:style-name="T2">./ESP32-S3-Touch-LCD-4.3-Demo/Arduino/libraries/lvgl/src/examples/assets/img_caret_down.png</text:span><text:span text:style-name="T2"/></text:p>
      <text:p text:style-name="P1" loext:marker-style-name="T1"><text:span text:style-name="T2">./ESP32-S3-Touch-LCD-4.3-Demo/Arduino/libraries/lvgl/src/examples/assets/img_cogwheel_alpha16.c</text:span><text:span text:style-name="T2"/></text:p>
      <text:p text:style-name="P1" loext:marker-style-name="T1"><text:span text:style-name="T2">./ESP32-S3-Touch-LCD-4.3-Demo/Arduino/libraries/lvgl/src/examples/assets/img_cogwheel_argb.c</text:span><text:span text:style-name="T2"/></text:p>
      <text:p text:style-name="P1" loext:marker-style-name="T1"><text:span text:style-name="T2">./ESP32-S3-Touch-LCD-4.3-Demo/Arduino/libraries/lvgl/src/examples/assets/img_cogwheel_argb.png</text:span><text:span text:style-name="T2"/></text:p>
      <text:p text:style-name="P1" loext:marker-style-name="T1"><text:span text:style-name="T2">./ESP32-S3-Touch-LCD-4.3-Demo/Arduino/libraries/lvgl/src/examples/assets/img_cogwheel_chroma_keyed.c</text:span><text:span text:style-name="T2"/></text:p>
      <text:p text:style-name="P1" loext:marker-style-name="T1"><text:span text:style-name="T2">./ESP32-S3-Touch-LCD-4.3-Demo/Arduino/libraries/lvgl/src/examples/assets/img_cogwheel_chroma_keyed.png</text:span><text:span text:style-name="T2"/></text:p>
      <text:p text:style-name="P1" loext:marker-style-name="T1"><text:span text:style-name="T2">./ESP32-S3-Touch-LCD-4.3-Demo/Arduino/libraries/lvgl/src/examples/assets/img_cogwheel_indexed16.c</text:span><text:span text:style-name="T2"/></text:p>
      <text:p text:style-name="P1" loext:marker-style-name="T1"><text:span text:style-name="T2">./ESP32-S3-Touch-LCD-4.3-Demo/Arduino/libraries/lvgl/src/examples/assets/img_cogwheel_indexed16.png</text:span><text:span text:style-name="T2"/></text:p>
      <text:p text:style-name="P1" loext:marker-style-name="T1"><text:span text:style-name="T2">./ESP32-S3-Touch-LCD-4.3-Demo/Arduino/libraries/lvgl/src/examples/assets/img_cogwheel_rgb.c</text:span><text:span text:style-name="T2"/></text:p>
      <text:p text:style-name="P1" loext:marker-style-name="T1"><text:span text:style-name="T2">./ESP32-S3-Touch-LCD-4.3-Demo/Arduino/libraries/lvgl/src/examples/assets/img_cogwheel_rgb.png</text:span><text:span text:style-name="T2"/></text:p>
      <text:p text:style-name="P1" loext:marker-style-name="T1"><text:span text:style-name="T2">./ESP32-S3-Touch-LCD-4.3-Demo/Arduino/libraries/lvgl/src/examples/assets/img_hand.c</text:span><text:span text:style-name="T2"/></text:p>
      <text:p text:style-name="P1" loext:marker-style-name="T1"><text:span text:style-name="T2">./ESP32-S3-Touch-LCD-4.3-Demo/Arduino/libraries/lvgl/src/examples/assets/img_hand_hour.png</text:span><text:span text:style-name="T2"/></text:p>
      <text:p text:style-name="P1" loext:marker-style-name="T1"><text:span text:style-name="T2">./ESP32-S3-Touch-LCD-4.3-Demo/Arduino/libraries/lvgl/src/examples/assets/img_hand_min.png</text:span><text:span text:style-name="T2"/></text:p>
      <text:p text:style-name="P1" loext:marker-style-name="T1"><text:span text:style-name="T2">./ESP32-S3-Touch-LCD-4.3-Demo/Arduino/libraries/lvgl/src/examples/assets/img_skew_strip.c</text:span><text:span text:style-name="T2"/></text:p>
      <text:p text:style-name="P1" loext:marker-style-name="T1"><text:span text:style-name="T2">./ESP32-S3-Touch-LCD-4.3-Demo/Arduino/libraries/lvgl/src/examples/assets/img_skew_strip.png</text:span><text:span text:style-name="T2"/></text:p>
      <text:p text:style-name="P1" loext:marker-style-name="T1"><text:span text:style-name="T2">./ESP32-S3-Touch-LCD-4.3-Demo/Arduino/libraries/lvgl/src/examples/assets/img_skew_strip_80x20_argb8888.fnt</text:span><text:span text:style-name="T2"/></text:p>
      <text:p text:style-name="P1" loext:marker-style-name="T1"><text:span text:style-name="T2">./ESP32-S3-Touch-LCD-4.3-Demo/Arduino/libraries/lvgl/src/examples/assets/img_star.c</text:span><text:span text:style-name="T2"/></text:p>
      <text:p text:style-name="P1" loext:marker-style-name="T1"><text:span text:style-name="T2">./ESP32-S3-Touch-LCD-4.3-Demo/Arduino/libraries/lvgl/src/examples/assets/img_star.png</text:span><text:span text:style-name="T2"/></text:p>
      <text:p text:style-name="P1" loext:marker-style-name="T1"><text:span text:style-name="T2">./ESP32-S3-Touch-LCD-4.3-Demo/Arduino/libraries/lvgl/src/examples/assets/img_strip.png</text:span><text:span text:style-name="T2"/></text:p>
      <text:p text:style-name="P1" loext:marker-style-name="T1"><text:span text:style-name="T2">./ESP32-S3-Touch-LCD-4.3-Demo/Arduino/libraries/lvgl/src/examples/event</text:span><text:span text:style-name="T2"/></text:p>
      <text:p text:style-name="P1" loext:marker-style-name="T1"><text:span text:style-name="T2">./ESP32-S3-Touch-LCD-4.3-Demo/Arduino/libraries/lvgl/src/examples/event/index.rst</text:span><text:span text:style-name="T2"/></text:p>
      <text:p text:style-name="P1" loext:marker-style-name="T1"><text:span text:style-name="T2">./ESP32-S3-Touch-LCD-4.3-Demo/Arduino/libraries/lvgl/src/examples/event/lv_example_event.h</text:span><text:span text:style-name="T2"/></text:p>
      <text:p text:style-name="P1" loext:marker-style-name="T1"><text:span text:style-name="T2">./ESP32-S3-Touch-LCD-4.3-Demo/Arduino/libraries/lvgl/src/examples/event/lv_example_event_1.c</text:span><text:span text:style-name="T2"/></text:p>
      <text:p text:style-name="P1" loext:marker-style-name="T1"><text:span text:style-name="T2">./ESP32-S3-Touch-LCD-4.3-Demo/Arduino/libraries/lvgl/src/examples/event/lv_example_event_1.py</text:span><text:span text:style-name="T2"/></text:p>
      <text:p text:style-name="P1" loext:marker-style-name="T1"><text:span text:style-name="T2">./ESP32-S3-Touch-LCD-4.3-Demo/Arduino/libraries/lvgl/src/examples/event/lv_example_event_2.c</text:span><text:span text:style-name="T2"/></text:p>
      <text:p text:style-name="P1" loext:marker-style-name="T1"><text:span text:style-name="T2">./ESP32-S3-Touch-LCD-4.3-Demo/Arduino/libraries/lvgl/src/examples/event/lv_example_event_2.py</text:span><text:span text:style-name="T2"/></text:p>
      <text:p text:style-name="P1" loext:marker-style-name="T1"><text:span text:style-name="T2">./ESP32-S3-Touch-LCD-4.3-Demo/Arduino/libraries/lvgl/src/examples/event/lv_example_event_3.c</text:span><text:span text:style-name="T2"/></text:p>
      <text:p text:style-name="P1" loext:marker-style-name="T1"><text:span text:style-name="T2">./ESP32-S3-Touch-LCD-4.3-Demo/Arduino/libraries/lvgl/src/examples/event/lv_example_event_3.py</text:span><text:span text:style-name="T2"/></text:p>
      <text:p text:style-name="P1" loext:marker-style-name="T1"><text:span text:style-name="T2">./ESP32-S3-Touch-LCD-4.3-Demo/Arduino/libraries/lvgl/src/examples/event/lv_example_event_4.c</text:span><text:span text:style-name="T2"/></text:p>
      <text:p text:style-name="P1" loext:marker-style-name="T1"><text:span text:style-name="T2">./ESP32-S3-Touch-LCD-4.3-Demo/Arduino/libraries/lvgl/src/examples/get_started</text:span><text:span text:style-name="T2"/></text:p>
      <text:p text:style-name="P1" loext:marker-style-name="T1"><text:span text:style-name="T2">./ESP32-S3-Touch-LCD-4.3-Demo/Arduino/libraries/lvgl/src/examples/get_started/index.rst</text:span><text:span text:style-name="T2"/></text:p>
      <text:p text:style-name="P1" loext:marker-style-name="T1"><text:span text:style-name="T2">./ESP32-S3-Touch-LCD-4.3-Demo/Arduino/libraries/lvgl/src/examples/get_started/lv_example_get_started.h</text:span><text:span text:style-name="T2"/></text:p>
      <text:p text:style-name="P1" loext:marker-style-name="T1"><text:span text:style-name="T2">./ESP32-S3-Touch-LCD-4.3-Demo/Arduino/libraries/lvgl/src/examples/get_started/lv_example_get_started_1.c</text:span><text:span text:style-name="T2"/></text:p>
      <text:p text:style-name="P1" loext:marker-style-name="T1"><text:span text:style-name="T2">./ESP32-S3-Touch-LCD-4.3-Demo/Arduino/libraries/lvgl/src/examples/get_started/lv_example_get_started_1.py</text:span><text:span text:style-name="T2"/></text:p>
      <text:p text:style-name="P1" loext:marker-style-name="T1"><text:span text:style-name="T2">./ESP32-S3-Touch-LCD-4.3-Demo/Arduino/libraries/lvgl/src/examples/get_started/lv_example_get_started_2.c</text:span><text:span text:style-name="T2"/></text:p>
      <text:p text:style-name="P1" loext:marker-style-name="T1"><text:span text:style-name="T2">./ESP32-S3-Touch-LCD-4.3-Demo/Arduino/libraries/lvgl/src/examples/get_started/lv_example_get_started_2.py</text:span><text:span text:style-name="T2"/></text:p>
      <text:p text:style-name="P1" loext:marker-style-name="T1"><text:span text:style-name="T2">./ESP32-S3-Touch-LCD-4.3-Demo/Arduino/libraries/lvgl/src/examples/get_started/lv_example_get_started_3.c</text:span><text:span text:style-name="T2"/></text:p>
      <text:p text:style-name="P1" loext:marker-style-name="T1"><text:span text:style-name="T2">./ESP32-S3-Touch-LCD-4.3-Demo/Arduino/libraries/lvgl/src/examples/get_started/lv_example_get_started_3.py</text:span><text:span text:style-name="T2"/></text:p>
      <text:p text:style-name="P1" loext:marker-style-name="T1"><text:span text:style-name="T2">./ESP32-S3-Touch-LCD-4.3-Demo/Arduino/libraries/lvgl/src/examples/header.py</text:span><text:span text:style-name="T2"/></text:p>
      <text:p text:style-name="P1" loext:marker-style-name="T1"><text:soft-page-break/><text:span text:style-name="T2">./ESP32-S3-Touch-LCD-4.3-Demo/Arduino/libraries/lvgl/src/examples/layouts</text:span><text:span text:style-name="T2"/></text:p>
      <text:p text:style-name="P1" loext:marker-style-name="T1"><text:span text:style-name="T2">./ESP32-S3-Touch-LCD-4.3-Demo/Arduino/libraries/lvgl/src/examples/layouts/flex</text:span><text:span text:style-name="T2"/></text:p>
      <text:p text:style-name="P1" loext:marker-style-name="T1"><text:span text:style-name="T2">./ESP32-S3-Touch-LCD-4.3-Demo/Arduino/libraries/lvgl/src/examples/layouts/flex/index.rst</text:span><text:span text:style-name="T2"/></text:p>
      <text:p text:style-name="P1" loext:marker-style-name="T1"><text:span text:style-name="T2">./ESP32-S3-Touch-LCD-4.3-Demo/Arduino/libraries/lvgl/src/examples/layouts/flex/lv_example_flex.h</text:span><text:span text:style-name="T2"/></text:p>
      <text:p text:style-name="P1" loext:marker-style-name="T1"><text:span text:style-name="T2">./ESP32-S3-Touch-LCD-4.3-Demo/Arduino/libraries/lvgl/src/examples/layouts/flex/lv_example_flex_1.c</text:span><text:span text:style-name="T2"/></text:p>
      <text:p text:style-name="P1" loext:marker-style-name="T1"><text:span text:style-name="T2">./ESP32-S3-Touch-LCD-4.3-Demo/Arduino/libraries/lvgl/src/examples/layouts/flex/lv_example_flex_1.py</text:span><text:span text:style-name="T2"/></text:p>
      <text:p text:style-name="P1" loext:marker-style-name="T1"><text:span text:style-name="T2">./ESP32-S3-Touch-LCD-4.3-Demo/Arduino/libraries/lvgl/src/examples/layouts/flex/lv_example_flex_2.c</text:span><text:span text:style-name="T2"/></text:p>
      <text:p text:style-name="P1" loext:marker-style-name="T1"><text:span text:style-name="T2">./ESP32-S3-Touch-LCD-4.3-Demo/Arduino/libraries/lvgl/src/examples/layouts/flex/lv_example_flex_2.py</text:span><text:span text:style-name="T2"/></text:p>
      <text:p text:style-name="P1" loext:marker-style-name="T1"><text:span text:style-name="T2">./ESP32-S3-Touch-LCD-4.3-Demo/Arduino/libraries/lvgl/src/examples/layouts/flex/lv_example_flex_3.c</text:span><text:span text:style-name="T2"/></text:p>
      <text:p text:style-name="P1" loext:marker-style-name="T1"><text:span text:style-name="T2">./ESP32-S3-Touch-LCD-4.3-Demo/Arduino/libraries/lvgl/src/examples/layouts/flex/lv_example_flex_3.py</text:span><text:span text:style-name="T2"/></text:p>
      <text:p text:style-name="P1" loext:marker-style-name="T1"><text:span text:style-name="T2">./ESP32-S3-Touch-LCD-4.3-Demo/Arduino/libraries/lvgl/src/examples/layouts/flex/lv_example_flex_4.c</text:span><text:span text:style-name="T2"/></text:p>
      <text:p text:style-name="P1" loext:marker-style-name="T1"><text:span text:style-name="T2">./ESP32-S3-Touch-LCD-4.3-Demo/Arduino/libraries/lvgl/src/examples/layouts/flex/lv_example_flex_4.py</text:span><text:span text:style-name="T2"/></text:p>
      <text:p text:style-name="P1" loext:marker-style-name="T1"><text:span text:style-name="T2">./ESP32-S3-Touch-LCD-4.3-Demo/Arduino/libraries/lvgl/src/examples/layouts/flex/lv_example_flex_5.c</text:span><text:span text:style-name="T2"/></text:p>
      <text:p text:style-name="P1" loext:marker-style-name="T1"><text:span text:style-name="T2">./ESP32-S3-Touch-LCD-4.3-Demo/Arduino/libraries/lvgl/src/examples/layouts/flex/lv_example_flex_5.py</text:span><text:span text:style-name="T2"/></text:p>
      <text:p text:style-name="P1" loext:marker-style-name="T1"><text:span text:style-name="T2">./ESP32-S3-Touch-LCD-4.3-Demo/Arduino/libraries/lvgl/src/examples/layouts/flex/lv_example_flex_6.c</text:span><text:span text:style-name="T2"/></text:p>
      <text:p text:style-name="P1" loext:marker-style-name="T1"><text:span text:style-name="T2">./ESP32-S3-Touch-LCD-4.3-Demo/Arduino/libraries/lvgl/src/examples/layouts/flex/lv_example_flex_6.py</text:span><text:span text:style-name="T2"/></text:p>
      <text:p text:style-name="P1" loext:marker-style-name="T1"><text:span text:style-name="T2">./ESP32-S3-Touch-LCD-4.3-Demo/Arduino/libraries/lvgl/src/examples/layouts/grid</text:span><text:span text:style-name="T2"/></text:p>
      <text:p text:style-name="P1" loext:marker-style-name="T1"><text:span text:style-name="T2">./ESP32-S3-Touch-LCD-4.3-Demo/Arduino/libraries/lvgl/src/examples/layouts/grid/index.rst</text:span><text:span text:style-name="T2"/></text:p>
      <text:p text:style-name="P1" loext:marker-style-name="T1"><text:span text:style-name="T2">./ESP32-S3-Touch-LCD-4.3-Demo/Arduino/libraries/lvgl/src/examples/layouts/grid/lv_example_grid.h</text:span><text:span text:style-name="T2"/></text:p>
      <text:p text:style-name="P1" loext:marker-style-name="T1"><text:span text:style-name="T2">./ESP32-S3-Touch-LCD-4.3-Demo/Arduino/libraries/lvgl/src/examples/layouts/grid/lv_example_grid_1.c</text:span><text:span text:style-name="T2"/></text:p>
      <text:p text:style-name="P1" loext:marker-style-name="T1"><text:span text:style-name="T2">./ESP32-S3-Touch-LCD-4.3-Demo/Arduino/libraries/lvgl/src/examples/layouts/grid/lv_example_grid_1.py</text:span><text:span text:style-name="T2"/></text:p>
      <text:p text:style-name="P1" loext:marker-style-name="T1"><text:span text:style-name="T2">./ESP32-S3-Touch-LCD-4.3-Demo/Arduino/libraries/lvgl/src/examples/layouts/grid/lv_example_grid_2.c</text:span><text:span text:style-name="T2"/></text:p>
      <text:p text:style-name="P1" loext:marker-style-name="T1"><text:span text:style-name="T2">./ESP32-S3-Touch-LCD-4.3-Demo/Arduino/libraries/lvgl/src/examples/layouts/grid/lv_example_grid_2.py</text:span><text:span text:style-name="T2"/></text:p>
      <text:p text:style-name="P1" loext:marker-style-name="T1"><text:span text:style-name="T2">./ESP32-S3-Touch-LCD-4.3-Demo/Arduino/libraries/lvgl/src/examples/layouts/grid/lv_example_grid_3.c</text:span><text:span text:style-name="T2"/></text:p>
      <text:p text:style-name="P1" loext:marker-style-name="T1"><text:span text:style-name="T2">./ESP32-S3-Touch-LCD-4.3-Demo/Arduino/libraries/lvgl/src/examples/layouts/grid/lv_example_grid_3.py</text:span><text:span text:style-name="T2"/></text:p>
      <text:p text:style-name="P1" loext:marker-style-name="T1"><text:span text:style-name="T2">./ESP32-S3-Touch-LCD-4.3-Demo/Arduino/libraries/lvgl/src/examples/layouts/grid/lv_example_grid_4.c</text:span><text:span text:style-name="T2"/></text:p>
      <text:p text:style-name="P1" loext:marker-style-name="T1"><text:span text:style-name="T2">./ESP32-S3-Touch-LCD-4.3-Demo/Arduino/libraries/lvgl/src/examples/layouts/grid/lv_example_grid_4.py</text:span><text:span text:style-name="T2"/></text:p>
      <text:p text:style-name="P1" loext:marker-style-name="T1"><text:span text:style-name="T2">./ESP32-S3-Touch-LCD-4.3-Demo/Arduino/libraries/lvgl/src/examples/layouts/grid/lv_example_grid_5.c</text:span><text:span text:style-name="T2"/></text:p>
      <text:p text:style-name="P1" loext:marker-style-name="T1"><text:span text:style-name="T2">./ESP32-S3-Touch-LCD-4.3-Demo/Arduino/libraries/lvgl/src/examples/layouts/grid/lv_example_grid_5.py</text:span><text:span text:style-name="T2"/></text:p>
      <text:p text:style-name="P1" loext:marker-style-name="T1"><text:span text:style-name="T2">./ESP32-S3-Touch-LCD-4.3-Demo/Arduino/libraries/lvgl/src/examples/layouts/grid/lv_example_grid_6.c</text:span><text:span text:style-name="T2"/></text:p>
      <text:p text:style-name="P1" loext:marker-style-name="T1"><text:span text:style-name="T2">./ESP32-S3-Touch-LCD-4.3-Demo/Arduino/libraries/lvgl/src/examples/layouts/grid/lv_example_grid_6.py</text:span><text:span text:style-name="T2"/></text:p>
      <text:p text:style-name="P1" loext:marker-style-name="T1"><text:span text:style-name="T2">./ESP32-S3-Touch-LCD-4.3-Demo/Arduino/libraries/lvgl/src/examples/layouts/lv_example_layout.h</text:span><text:span text:style-name="T2"/></text:p>
      <text:p text:style-name="P1" loext:marker-style-name="T1"><text:span text:style-name="T2">./ESP32-S3-Touch-LCD-4.3-Demo/Arduino/libraries/lvgl/src/examples/libs</text:span><text:span text:style-name="T2"/></text:p>
      <text:p text:style-name="P1" loext:marker-style-name="T1"><text:span text:style-name="T2">./ESP32-S3-Touch-LCD-4.3-Demo/Arduino/libraries/lvgl/src/examples/libs/bmp</text:span><text:span text:style-name="T2"/></text:p>
      <text:p text:style-name="P1" loext:marker-style-name="T1"><text:span text:style-name="T2">./ESP32-S3-Touch-LCD-4.3-Demo/Arduino/libraries/lvgl/src/examples/libs/bmp/example_16bit.bmp</text:span><text:span text:style-name="T2"/></text:p>
      <text:p text:style-name="P1" loext:marker-style-name="T1"><text:span text:style-name="T2">./ESP32-S3-Touch-LCD-4.3-Demo/Arduino/libraries/lvgl/src/examples/libs/bmp/example_24bit.bmp</text:span><text:span text:style-name="T2"/></text:p>
      <text:p text:style-name="P1" loext:marker-style-name="T1"><text:span text:style-name="T2">./ESP32-S3-Touch-LCD-4.3-Demo/Arduino/libraries/lvgl/src/examples/libs/bmp/example_32bit.bmp</text:span><text:span text:style-name="T2"/></text:p>
      <text:p text:style-name="P1" loext:marker-style-name="T1"><text:span text:style-name="T2">./ESP32-S3-Touch-LCD-4.3-Demo/Arduino/libraries/lvgl/src/examples/libs/bmp/index.rst</text:span><text:span text:style-name="T2"/></text:p>
      <text:p text:style-name="P1" loext:marker-style-name="T1"><text:span text:style-name="T2">./ESP32-S3-Touch-LCD-4.3-Demo/Arduino/libraries/lvgl/src/examples/libs/bmp/lv_example_bmp.h</text:span><text:span text:style-name="T2"/></text:p>
      <text:p text:style-name="P1" loext:marker-style-name="T1"><text:span text:style-name="T2">./ESP32-S3-Touch-LCD-4.3-Demo/Arduino/libraries/lvgl/src/examples/libs/bmp/lv_example_bmp_1.c</text:span><text:span text:style-name="T2"/></text:p>
      <text:p text:style-name="P1" loext:marker-style-name="T1"><text:span text:style-name="T2">./ESP32-S3-Touch-LCD-4.3-Demo/Arduino/libraries/lvgl/src/examples/libs/bmp/lv_example_bmp_1.py</text:span><text:span text:style-name="T2"/></text:p>
      <text:p text:style-name="P1" loext:marker-style-name="T1"><text:span text:style-name="T2">./ESP32-S3-Touch-LCD-4.3-Demo/Arduino/libraries/lvgl/src/examples/libs/ffmpeg</text:span><text:span text:style-name="T2"/></text:p>
      <text:p text:style-name="P1" loext:marker-style-name="T1"><text:span text:style-name="T2">./ESP32-S3-Touch-LCD-4.3-Demo/Arduino/libraries/lvgl/src/examples/libs/ffmpeg/birds.mp4</text:span><text:span text:style-name="T2"/></text:p>
      <text:p text:style-name="P1" loext:marker-style-name="T1"><text:span text:style-name="T2">./ESP32-S3-Touch-LCD-4.3-Demo/Arduino/libraries/lvgl/src/examples/libs/ffmpeg/ffmpeg.png</text:span><text:span text:style-name="T2"/></text:p>
      <text:p text:style-name="P1" loext:marker-style-name="T1"><text:span text:style-name="T2">./ESP32-S3-Touch-LCD-4.3-Demo/Arduino/libraries/lvgl/src/examples/libs/ffmpeg/index.rst</text:span><text:span text:style-name="T2"/></text:p>
      <text:p text:style-name="P1" loext:marker-style-name="T1"><text:span text:style-name="T2">./ESP32-S3-Touch-LCD-4.3-Demo/Arduino/libraries/lvgl/src/examples/libs/ffmpeg/lv_example_ffmpeg.h</text:span><text:span text:style-name="T2"/></text:p>
      <text:p text:style-name="P1" loext:marker-style-name="T1"><text:span text:style-name="T2">./ESP32-S3-Touch-LCD-4.3-Demo/Arduino/libraries/lvgl/src/examples/libs/ffmpeg/lv_example_ffmpeg_1.c</text:span><text:span text:style-name="T2"/></text:p>
      <text:p text:style-name="P1" loext:marker-style-name="T1"><text:span text:style-name="T2">./ESP32-S3-Touch-LCD-4.3-Demo/Arduino/libraries/lvgl/src/examples/libs/ffmpeg/lv_example_ffmpeg_2.c</text:span><text:span text:style-name="T2"/></text:p>
      <text:p text:style-name="P1" loext:marker-style-name="T1"><text:span text:style-name="T2">./ESP32-S3-Touch-LCD-4.3-Demo/Arduino/libraries/lvgl/src/examples/libs/freetype</text:span><text:span text:style-name="T2"/></text:p>
      <text:p text:style-name="P1" loext:marker-style-name="T1"><text:span text:style-name="T2">./ESP32-S3-Touch-LCD-4.3-Demo/Arduino/libraries/lvgl/src/examples/libs/freetype/index.rst</text:span><text:span text:style-name="T2"/></text:p>
      <text:p text:style-name="P1" loext:marker-style-name="T1"><text:span text:style-name="T2">./ESP32-S3-Touch-LCD-4.3-Demo/Arduino/libraries/lvgl/src/examples/libs/freetype/Lato-Regular.ttf</text:span><text:span text:style-name="T2"/></text:p>
      <text:p text:style-name="P1" loext:marker-style-name="T1"><text:span text:style-name="T2">./ESP32-S3-Touch-LCD-4.3-Demo/Arduino/libraries/lvgl/src/examples/libs/freetype/lv_example_freetype.h</text:span><text:span text:style-name="T2"/></text:p>
      <text:p text:style-name="P1" loext:marker-style-name="T1"><text:span text:style-name="T2">./ESP32-S3-Touch-LCD-4.3-Demo/Arduino/libraries/lvgl/src/examples/libs/freetype/lv_example_freetype_1.c</text:span><text:span text:style-name="T2"/></text:p>
      <text:p text:style-name="P1" loext:marker-style-name="T1"><text:span text:style-name="T2">./ESP32-S3-Touch-LCD-4.3-Demo/Arduino/libraries/lvgl/src/examples/libs/freetype/lv_example_freetype_1.py</text:span><text:span text:style-name="T2"/></text:p>
      <text:p text:style-name="P1" loext:marker-style-name="T1"><text:span text:style-name="T2">./ESP32-S3-Touch-LCD-4.3-Demo/Arduino/libraries/lvgl/src/examples/libs/gif</text:span><text:span text:style-name="T2"/></text:p>
      <text:p text:style-name="P1" loext:marker-style-name="T1"><text:span text:style-name="T2">./ESP32-S3-Touch-LCD-4.3-Demo/Arduino/libraries/lvgl/src/examples/libs/gif/bulb.gif</text:span><text:span text:style-name="T2"/></text:p>
      <text:p text:style-name="P1" loext:marker-style-name="T1"><text:span text:style-name="T2">./ESP32-S3-Touch-LCD-4.3-Demo/Arduino/libraries/lvgl/src/examples/libs/gif/img_bulb_gif.c</text:span><text:span text:style-name="T2"/></text:p>
      <text:p text:style-name="P1" loext:marker-style-name="T1"><text:span text:style-name="T2">./ESP32-S3-Touch-LCD-4.3-Demo/Arduino/libraries/lvgl/src/examples/libs/gif/img_bulb_gif.py</text:span><text:span text:style-name="T2"/></text:p>
      <text:p text:style-name="P1" loext:marker-style-name="T1"><text:span text:style-name="T2">./ESP32-S3-Touch-LCD-4.3-Demo/Arduino/libraries/lvgl/src/examples/libs/gif/index.rst</text:span><text:span text:style-name="T2"/></text:p>
      <text:p text:style-name="P1" loext:marker-style-name="T1"><text:span text:style-name="T2">./ESP32-S3-Touch-LCD-4.3-Demo/Arduino/libraries/lvgl/src/examples/libs/gif/lv_example_gif.h</text:span><text:span text:style-name="T2"/></text:p>
      <text:p text:style-name="P1" loext:marker-style-name="T1"><text:span text:style-name="T2">./ESP32-S3-Touch-LCD-4.3-Demo/Arduino/libraries/lvgl/src/examples/libs/gif/lv_example_gif_1.c</text:span><text:span text:style-name="T2"/></text:p>
      <text:p text:style-name="P1" loext:marker-style-name="T1"><text:span text:style-name="T2">./ESP32-S3-Touch-LCD-4.3-Demo/Arduino/libraries/lvgl/src/examples/libs/gif/lv_example_gif_1.py</text:span><text:span text:style-name="T2"/></text:p>
      <text:p text:style-name="P1" loext:marker-style-name="T1"><text:span text:style-name="T2">./ESP32-S3-Touch-LCD-4.3-Demo/Arduino/libraries/lvgl/src/examples/libs/lv_example_libs.h</text:span><text:span text:style-name="T2"/></text:p>
      <text:p text:style-name="P1" loext:marker-style-name="T1"><text:span text:style-name="T2">./ESP32-S3-Touch-LCD-4.3-Demo/Arduino/libraries/lvgl/src/examples/libs/png</text:span><text:span text:style-name="T2"/></text:p>
      <text:p text:style-name="P1" loext:marker-style-name="T1"><text:span text:style-name="T2">./ESP32-S3-Touch-LCD-4.3-Demo/Arduino/libraries/lvgl/src/examples/libs/png/img_wink_png.c</text:span><text:span text:style-name="T2"/></text:p>
      <text:p text:style-name="P1" loext:marker-style-name="T1"><text:span text:style-name="T2">./ESP32-S3-Touch-LCD-4.3-Demo/Arduino/libraries/lvgl/src/examples/libs/png/img_wink_png.py</text:span><text:span text:style-name="T2"/></text:p>
      <text:p text:style-name="P1" loext:marker-style-name="T1"><text:span text:style-name="T2">./ESP32-S3-Touch-LCD-4.3-Demo/Arduino/libraries/lvgl/src/examples/libs/png/index.rst</text:span><text:span text:style-name="T2"/></text:p>
      <text:p text:style-name="P1" loext:marker-style-name="T1"><text:span text:style-name="T2">./ESP32-S3-Touch-LCD-4.3-Demo/Arduino/libraries/lvgl/src/examples/libs/png/lv_example_png.h</text:span><text:span text:style-name="T2"/></text:p>
      <text:p text:style-name="P1" loext:marker-style-name="T1"><text:span text:style-name="T2">./ESP32-S3-Touch-LCD-4.3-Demo/Arduino/libraries/lvgl/src/examples/libs/png/lv_example_png_1.c</text:span><text:span text:style-name="T2"/></text:p>
      <text:p text:style-name="P1" loext:marker-style-name="T1"><text:span text:style-name="T2">./ESP32-S3-Touch-LCD-4.3-Demo/Arduino/libraries/lvgl/src/examples/libs/png/lv_example_png_1.py</text:span><text:span text:style-name="T2"/></text:p>
      <text:p text:style-name="P1" loext:marker-style-name="T1"><text:span text:style-name="T2">./ESP32-S3-Touch-LCD-4.3-Demo/Arduino/libraries/lvgl/src/examples/libs/png/wink.png</text:span><text:span text:style-name="T2"/></text:p>
      <text:p text:style-name="P1" loext:marker-style-name="T1"><text:span text:style-name="T2">./ESP32-S3-Touch-LCD-4.3-Demo/Arduino/libraries/lvgl/src/examples/libs/qrcode</text:span><text:span text:style-name="T2"/></text:p>
      <text:p text:style-name="P1" loext:marker-style-name="T1"><text:span text:style-name="T2">./ESP32-S3-Touch-LCD-4.3-Demo/Arduino/libraries/lvgl/src/examples/libs/qrcode/index.rst</text:span><text:span text:style-name="T2"/></text:p>
      <text:p text:style-name="P1" loext:marker-style-name="T1"><text:span text:style-name="T2">./ESP32-S3-Touch-LCD-4.3-Demo/Arduino/libraries/lvgl/src/examples/libs/qrcode/lv_example_qrcode.h</text:span><text:span text:style-name="T2"/></text:p>
      <text:p text:style-name="P1" loext:marker-style-name="T1"><text:span text:style-name="T2">./ESP32-S3-Touch-LCD-4.3-Demo/Arduino/libraries/lvgl/src/examples/libs/qrcode/lv_example_qrcode_1.c</text:span><text:span text:style-name="T2"/></text:p>
      <text:p text:style-name="P1" loext:marker-style-name="T1"><text:span text:style-name="T2">./ESP32-S3-Touch-LCD-4.3-Demo/Arduino/libraries/lvgl/src/examples/libs/qrcode/lv_example_qrcode_1.py</text:span><text:span text:style-name="T2"/></text:p>
      <text:p text:style-name="P1" loext:marker-style-name="T1"><text:span text:style-name="T2">./ESP32-S3-Touch-LCD-4.3-Demo/Arduino/libraries/lvgl/src/examples/libs/rlottie</text:span><text:span text:style-name="T2"/></text:p>
      <text:p text:style-name="P1" loext:marker-style-name="T1"><text:span text:style-name="T2">./ESP32-S3-Touch-LCD-4.3-Demo/Arduino/libraries/lvgl/src/examples/libs/rlottie/index.rst</text:span><text:span text:style-name="T2"/></text:p>
      <text:p text:style-name="P1" loext:marker-style-name="T1"><text:span text:style-name="T2">./ESP32-S3-Touch-LCD-4.3-Demo/Arduino/libraries/lvgl/src/examples/libs/rlottie/lv_example_rlottie.h</text:span><text:span text:style-name="T2"/></text:p>
      <text:p text:style-name="P1" loext:marker-style-name="T1"><text:span text:style-name="T2">./ESP32-S3-Touch-LCD-4.3-Demo/Arduino/libraries/lvgl/src/examples/libs/rlottie/lv_example_rlottie_1.c</text:span><text:span text:style-name="T2"/></text:p>
      <text:p text:style-name="P1" loext:marker-style-name="T1"><text:span text:style-name="T2">./ESP32-S3-Touch-LCD-4.3-Demo/Arduino/libraries/lvgl/src/examples/libs/rlottie/lv_example_rlottie_1.py</text:span><text:span text:style-name="T2"/></text:p>
      <text:p text:style-name="P1" loext:marker-style-name="T1"><text:span text:style-name="T2">./ESP32-S3-Touch-LCD-4.3-Demo/Arduino/libraries/lvgl/src/examples/libs/rlottie/lv_example_rlottie_2.c</text:span><text:span text:style-name="T2"/></text:p>
      <text:p text:style-name="P1" loext:marker-style-name="T1"><text:span text:style-name="T2">./ESP32-S3-Touch-LCD-4.3-Demo/Arduino/libraries/lvgl/src/examples/libs/rlottie/lv_example_rlottie_2.py</text:span><text:span text:style-name="T2"/></text:p>
      <text:p text:style-name="P1" loext:marker-style-name="T1"><text:span text:style-name="T2">./ESP32-S3-Touch-LCD-4.3-Demo/Arduino/libraries/lvgl/src/examples/libs/rlottie/lv_example_rlottie_approve.c</text:span><text:span text:style-name="T2"/></text:p>
      <text:p text:style-name="P1" loext:marker-style-name="T1"><text:span text:style-name="T2">./ESP32-S3-Touch-LCD-4.3-Demo/Arduino/libraries/lvgl/src/examples/libs/rlottie/lv_example_rlottie_approve.json</text:span><text:span text:style-name="T2"/></text:p>
      <text:p text:style-name="P1" loext:marker-style-name="T1"><text:span text:style-name="T2">./ESP32-S3-Touch-LCD-4.3-Demo/Arduino/libraries/lvgl/src/examples/libs/rlottie/lv_example_rlottie_approve.py</text:span><text:span text:style-name="T2"/></text:p>
      <text:p text:style-name="P1" loext:marker-style-name="T1"><text:span text:style-name="T2">./ESP32-S3-Touch-LCD-4.3-Demo/Arduino/libraries/lvgl/src/examples/libs/sjpg</text:span><text:span text:style-name="T2"/></text:p>
      <text:p text:style-name="P1" loext:marker-style-name="T1"><text:span text:style-name="T2">./ESP32-S3-Touch-LCD-4.3-Demo/Arduino/libraries/lvgl/src/examples/libs/sjpg/index.rst</text:span><text:span text:style-name="T2"/></text:p>
      <text:p text:style-name="P1" loext:marker-style-name="T1"><text:span text:style-name="T2">./ESP32-S3-Touch-LCD-4.3-Demo/Arduino/libraries/lvgl/src/examples/libs/sjpg/lv_example_sjpg.h</text:span><text:span text:style-name="T2"/></text:p>
      <text:p text:style-name="P1" loext:marker-style-name="T1"><text:span text:style-name="T2">./ESP32-S3-Touch-LCD-4.3-Demo/Arduino/libraries/lvgl/src/examples/libs/sjpg/lv_example_sjpg_1.c</text:span><text:span text:style-name="T2"/></text:p>
      <text:p text:style-name="P1" loext:marker-style-name="T1"><text:span text:style-name="T2">./ESP32-S3-Touch-LCD-4.3-Demo/Arduino/libraries/lvgl/src/examples/libs/sjpg/lv_example_sjpg_1.py</text:span><text:span text:style-name="T2"/></text:p>
      <text:p text:style-name="P1" loext:marker-style-name="T1"><text:soft-page-break/><text:span text:style-name="T2">./ESP32-S3-Touch-LCD-4.3-Demo/Arduino/libraries/lvgl/src/examples/libs/sjpg/small_image.sjpg</text:span><text:span text:style-name="T2"/></text:p>
      <text:p text:style-name="P1" loext:marker-style-name="T1"><text:span text:style-name="T2">./ESP32-S3-Touch-LCD-4.3-Demo/Arduino/libraries/lvgl/src/examples/lv_examples.h</text:span><text:span text:style-name="T2"/></text:p>
      <text:p text:style-name="P1" loext:marker-style-name="T1"><text:span text:style-name="T2">./ESP32-S3-Touch-LCD-4.3-Demo/Arduino/libraries/lvgl/src/examples/lv_examples.mk</text:span><text:span text:style-name="T2"/></text:p>
      <text:p text:style-name="P1" loext:marker-style-name="T1"><text:span text:style-name="T2">./ESP32-S3-Touch-LCD-4.3-Demo/Arduino/libraries/lvgl/src/examples/others</text:span><text:span text:style-name="T2"/></text:p>
      <text:p text:style-name="P1" loext:marker-style-name="T1"><text:span text:style-name="T2">./ESP32-S3-Touch-LCD-4.3-Demo/Arduino/libraries/lvgl/src/examples/others/fragment</text:span><text:span text:style-name="T2"/></text:p>
      <text:p text:style-name="P1" loext:marker-style-name="T1"><text:span text:style-name="T2">./ESP32-S3-Touch-LCD-4.3-Demo/Arduino/libraries/lvgl/src/examples/others/fragment/index.rst</text:span><text:span text:style-name="T2"/></text:p>
      <text:p text:style-name="P1" loext:marker-style-name="T1"><text:span text:style-name="T2">./ESP32-S3-Touch-LCD-4.3-Demo/Arduino/libraries/lvgl/src/examples/others/fragment/lv_example_fragment.h</text:span><text:span text:style-name="T2"/></text:p>
      <text:p text:style-name="P1" loext:marker-style-name="T1"><text:span text:style-name="T2">./ESP32-S3-Touch-LCD-4.3-Demo/Arduino/libraries/lvgl/src/examples/others/fragment/lv_example_fragment_1.c</text:span><text:span text:style-name="T2"/></text:p>
      <text:p text:style-name="P1" loext:marker-style-name="T1"><text:span text:style-name="T2">./ESP32-S3-Touch-LCD-4.3-Demo/Arduino/libraries/lvgl/src/examples/others/fragment/lv_example_fragment_2.c</text:span><text:span text:style-name="T2"/></text:p>
      <text:p text:style-name="P1" loext:marker-style-name="T1"><text:span text:style-name="T2">./ESP32-S3-Touch-LCD-4.3-Demo/Arduino/libraries/lvgl/src/examples/others/gridnav</text:span><text:span text:style-name="T2"/></text:p>
      <text:p text:style-name="P1" loext:marker-style-name="T1"><text:span text:style-name="T2">./ESP32-S3-Touch-LCD-4.3-Demo/Arduino/libraries/lvgl/src/examples/others/gridnav/index.rst</text:span><text:span text:style-name="T2"/></text:p>
      <text:p text:style-name="P1" loext:marker-style-name="T1"><text:span text:style-name="T2">./ESP32-S3-Touch-LCD-4.3-Demo/Arduino/libraries/lvgl/src/examples/others/gridnav/lv_example_gridnav.h</text:span><text:span text:style-name="T2"/></text:p>
      <text:p text:style-name="P1" loext:marker-style-name="T1"><text:span text:style-name="T2">./ESP32-S3-Touch-LCD-4.3-Demo/Arduino/libraries/lvgl/src/examples/others/gridnav/lv_example_gridnav_1.c</text:span><text:span text:style-name="T2"/></text:p>
      <text:p text:style-name="P1" loext:marker-style-name="T1"><text:span text:style-name="T2">./ESP32-S3-Touch-LCD-4.3-Demo/Arduino/libraries/lvgl/src/examples/others/gridnav/lv_example_gridnav_2.c</text:span><text:span text:style-name="T2"/></text:p>
      <text:p text:style-name="P1" loext:marker-style-name="T1"><text:span text:style-name="T2">./ESP32-S3-Touch-LCD-4.3-Demo/Arduino/libraries/lvgl/src/examples/others/gridnav/lv_example_gridnav_3.c</text:span><text:span text:style-name="T2"/></text:p>
      <text:p text:style-name="P1" loext:marker-style-name="T1"><text:span text:style-name="T2">./ESP32-S3-Touch-LCD-4.3-Demo/Arduino/libraries/lvgl/src/examples/others/gridnav/lv_example_gridnav_4.c</text:span><text:span text:style-name="T2"/></text:p>
      <text:p text:style-name="P1" loext:marker-style-name="T1"><text:span text:style-name="T2">./ESP32-S3-Touch-LCD-4.3-Demo/Arduino/libraries/lvgl/src/examples/others/ime</text:span><text:span text:style-name="T2"/></text:p>
      <text:p text:style-name="P1" loext:marker-style-name="T1"><text:span text:style-name="T2">./ESP32-S3-Touch-LCD-4.3-Demo/Arduino/libraries/lvgl/src/examples/others/ime/index.rst</text:span><text:span text:style-name="T2"/></text:p>
      <text:p text:style-name="P1" loext:marker-style-name="T1"><text:span text:style-name="T2">./ESP32-S3-Touch-LCD-4.3-Demo/Arduino/libraries/lvgl/src/examples/others/ime/lv_example_ime_pinyin.h</text:span><text:span text:style-name="T2"/></text:p>
      <text:p text:style-name="P1" loext:marker-style-name="T1"><text:span text:style-name="T2">./ESP32-S3-Touch-LCD-4.3-Demo/Arduino/libraries/lvgl/src/examples/others/ime/lv_example_ime_pinyin_1.c</text:span><text:span text:style-name="T2"/></text:p>
      <text:p text:style-name="P1" loext:marker-style-name="T1"><text:span text:style-name="T2">./ESP32-S3-Touch-LCD-4.3-Demo/Arduino/libraries/lvgl/src/examples/others/ime/lv_example_ime_pinyin_2.c</text:span><text:span text:style-name="T2"/></text:p>
      <text:p text:style-name="P1" loext:marker-style-name="T1"><text:span text:style-name="T2">./ESP32-S3-Touch-LCD-4.3-Demo/Arduino/libraries/lvgl/src/examples/others/imgfont</text:span><text:span text:style-name="T2"/></text:p>
      <text:p text:style-name="P1" loext:marker-style-name="T1"><text:span text:style-name="T2">./ESP32-S3-Touch-LCD-4.3-Demo/Arduino/libraries/lvgl/src/examples/others/imgfont/index.rst</text:span><text:span text:style-name="T2"/></text:p>
      <text:p text:style-name="P1" loext:marker-style-name="T1"><text:span text:style-name="T2">./ESP32-S3-Touch-LCD-4.3-Demo/Arduino/libraries/lvgl/src/examples/others/imgfont/lv_example_imgfont.h</text:span><text:span text:style-name="T2"/></text:p>
      <text:p text:style-name="P1" loext:marker-style-name="T1"><text:span text:style-name="T2">./ESP32-S3-Touch-LCD-4.3-Demo/Arduino/libraries/lvgl/src/examples/others/imgfont/lv_example_imgfont_1.c</text:span><text:span text:style-name="T2"/></text:p>
      <text:p text:style-name="P1" loext:marker-style-name="T1"><text:span text:style-name="T2">./ESP32-S3-Touch-LCD-4.3-Demo/Arduino/libraries/lvgl/src/examples/others/lv_example_others.h</text:span><text:span text:style-name="T2"/></text:p>
      <text:p text:style-name="P1" loext:marker-style-name="T1"><text:span text:style-name="T2">./ESP32-S3-Touch-LCD-4.3-Demo/Arduino/libraries/lvgl/src/examples/others/monkey</text:span><text:span text:style-name="T2"/></text:p>
      <text:p text:style-name="P1" loext:marker-style-name="T1"><text:span text:style-name="T2">./ESP32-S3-Touch-LCD-4.3-Demo/Arduino/libraries/lvgl/src/examples/others/monkey/index.rst</text:span><text:span text:style-name="T2"/></text:p>
      <text:p text:style-name="P1" loext:marker-style-name="T1"><text:span text:style-name="T2">./ESP32-S3-Touch-LCD-4.3-Demo/Arduino/libraries/lvgl/src/examples/others/monkey/lv_example_monkey.h</text:span><text:span text:style-name="T2"/></text:p>
      <text:p text:style-name="P1" loext:marker-style-name="T1"><text:span text:style-name="T2">./ESP32-S3-Touch-LCD-4.3-Demo/Arduino/libraries/lvgl/src/examples/others/monkey/lv_example_monkey_1.c</text:span><text:span text:style-name="T2"/></text:p>
      <text:p text:style-name="P1" loext:marker-style-name="T1"><text:span text:style-name="T2">./ESP32-S3-Touch-LCD-4.3-Demo/Arduino/libraries/lvgl/src/examples/others/monkey/lv_example_monkey_2.c</text:span><text:span text:style-name="T2"/></text:p>
      <text:p text:style-name="P1" loext:marker-style-name="T1"><text:span text:style-name="T2">./ESP32-S3-Touch-LCD-4.3-Demo/Arduino/libraries/lvgl/src/examples/others/monkey/lv_example_monkey_3.c</text:span><text:span text:style-name="T2"/></text:p>
      <text:p text:style-name="P1" loext:marker-style-name="T1"><text:span text:style-name="T2">./ESP32-S3-Touch-LCD-4.3-Demo/Arduino/libraries/lvgl/src/examples/others/msg</text:span><text:span text:style-name="T2"/></text:p>
      <text:p text:style-name="P1" loext:marker-style-name="T1"><text:span text:style-name="T2">./ESP32-S3-Touch-LCD-4.3-Demo/Arduino/libraries/lvgl/src/examples/others/msg/index.rst</text:span><text:span text:style-name="T2"/></text:p>
      <text:p text:style-name="P1" loext:marker-style-name="T1"><text:span text:style-name="T2">./ESP32-S3-Touch-LCD-4.3-Demo/Arduino/libraries/lvgl/src/examples/others/msg/lv_example_msg.h</text:span><text:span text:style-name="T2"/></text:p>
      <text:p text:style-name="P1" loext:marker-style-name="T1"><text:span text:style-name="T2">./ESP32-S3-Touch-LCD-4.3-Demo/Arduino/libraries/lvgl/src/examples/others/msg/lv_example_msg_1.c</text:span><text:span text:style-name="T2"/></text:p>
      <text:p text:style-name="P1" loext:marker-style-name="T1"><text:span text:style-name="T2">./ESP32-S3-Touch-LCD-4.3-Demo/Arduino/libraries/lvgl/src/examples/others/msg/lv_example_msg_2.c</text:span><text:span text:style-name="T2"/></text:p>
      <text:p text:style-name="P1" loext:marker-style-name="T1"><text:span text:style-name="T2">./ESP32-S3-Touch-LCD-4.3-Demo/Arduino/libraries/lvgl/src/examples/others/msg/lv_example_msg_3.c</text:span><text:span text:style-name="T2"/></text:p>
      <text:p text:style-name="P1" loext:marker-style-name="T1"><text:span text:style-name="T2">./ESP32-S3-Touch-LCD-4.3-Demo/Arduino/libraries/lvgl/src/examples/others/snapshot</text:span><text:span text:style-name="T2"/></text:p>
      <text:p text:style-name="P1" loext:marker-style-name="T1"><text:span text:style-name="T2">./ESP32-S3-Touch-LCD-4.3-Demo/Arduino/libraries/lvgl/src/examples/others/snapshot/index.rst</text:span><text:span text:style-name="T2"/></text:p>
      <text:p text:style-name="P1" loext:marker-style-name="T1"><text:span text:style-name="T2">./ESP32-S3-Touch-LCD-4.3-Demo/Arduino/libraries/lvgl/src/examples/others/snapshot/lv_example_snapshot.h</text:span><text:span text:style-name="T2"/></text:p>
      <text:p text:style-name="P1" loext:marker-style-name="T1"><text:span text:style-name="T2">./ESP32-S3-Touch-LCD-4.3-Demo/Arduino/libraries/lvgl/src/examples/others/snapshot/lv_example_snapshot_1.c</text:span><text:span text:style-name="T2"/></text:p>
      <text:p text:style-name="P1" loext:marker-style-name="T1"><text:span text:style-name="T2">./ESP32-S3-Touch-LCD-4.3-Demo/Arduino/libraries/lvgl/src/examples/others/snapshot/lv_example_snapshot_1.py</text:span><text:span text:style-name="T2"/></text:p>
      <text:p text:style-name="P1" loext:marker-style-name="T1"><text:span text:style-name="T2">./ESP32-S3-Touch-LCD-4.3-Demo/Arduino/libraries/lvgl/src/examples/porting</text:span><text:span text:style-name="T2"/></text:p>
      <text:p text:style-name="P1" loext:marker-style-name="T1"><text:span text:style-name="T2">./ESP32-S3-Touch-LCD-4.3-Demo/Arduino/libraries/lvgl/src/examples/porting/lv_port_disp_template.c</text:span><text:span text:style-name="T2"/></text:p>
      <text:p text:style-name="P1" loext:marker-style-name="T1"><text:span text:style-name="T2">./ESP32-S3-Touch-LCD-4.3-Demo/Arduino/libraries/lvgl/src/examples/porting/lv_port_disp_template.h</text:span><text:span text:style-name="T2"/></text:p>
      <text:p text:style-name="P1" loext:marker-style-name="T1"><text:span text:style-name="T2">./ESP32-S3-Touch-LCD-4.3-Demo/Arduino/libraries/lvgl/src/examples/porting/lv_port_fs_template.c</text:span><text:span text:style-name="T2"/></text:p>
      <text:p text:style-name="P1" loext:marker-style-name="T1"><text:span text:style-name="T2">./ESP32-S3-Touch-LCD-4.3-Demo/Arduino/libraries/lvgl/src/examples/porting/lv_port_fs_template.h</text:span><text:span text:style-name="T2"/></text:p>
      <text:p text:style-name="P1" loext:marker-style-name="T1"><text:span text:style-name="T2">./ESP32-S3-Touch-LCD-4.3-Demo/Arduino/libraries/lvgl/src/examples/porting/lv_port_indev_template.c</text:span><text:span text:style-name="T2"/></text:p>
      <text:p text:style-name="P1" loext:marker-style-name="T1"><text:span text:style-name="T2">./ESP32-S3-Touch-LCD-4.3-Demo/Arduino/libraries/lvgl/src/examples/porting/lv_port_indev_template.h</text:span><text:span text:style-name="T2"/></text:p>
      <text:p text:style-name="P1" loext:marker-style-name="T1"><text:span text:style-name="T2">./ESP32-S3-Touch-LCD-4.3-Demo/Arduino/libraries/lvgl/src/examples/scroll</text:span><text:span text:style-name="T2"/></text:p>
      <text:p text:style-name="P1" loext:marker-style-name="T1"><text:span text:style-name="T2">./ESP32-S3-Touch-LCD-4.3-Demo/Arduino/libraries/lvgl/src/examples/scroll/index.rst</text:span><text:span text:style-name="T2"/></text:p>
      <text:p text:style-name="P1" loext:marker-style-name="T1"><text:span text:style-name="T2">./ESP32-S3-Touch-LCD-4.3-Demo/Arduino/libraries/lvgl/src/examples/scroll/lv_example_scroll.h</text:span><text:span text:style-name="T2"/></text:p>
      <text:p text:style-name="P1" loext:marker-style-name="T1"><text:span text:style-name="T2">./ESP32-S3-Touch-LCD-4.3-Demo/Arduino/libraries/lvgl/src/examples/scroll/lv_example_scroll_1.c</text:span><text:span text:style-name="T2"/></text:p>
      <text:p text:style-name="P1" loext:marker-style-name="T1"><text:span text:style-name="T2">./ESP32-S3-Touch-LCD-4.3-Demo/Arduino/libraries/lvgl/src/examples/scroll/lv_example_scroll_1.py</text:span><text:span text:style-name="T2"/></text:p>
      <text:p text:style-name="P1" loext:marker-style-name="T1"><text:span text:style-name="T2">./ESP32-S3-Touch-LCD-4.3-Demo/Arduino/libraries/lvgl/src/examples/scroll/lv_example_scroll_2.c</text:span><text:span text:style-name="T2"/></text:p>
      <text:p text:style-name="P1" loext:marker-style-name="T1"><text:span text:style-name="T2">./ESP32-S3-Touch-LCD-4.3-Demo/Arduino/libraries/lvgl/src/examples/scroll/lv_example_scroll_2.py</text:span><text:span text:style-name="T2"/></text:p>
      <text:p text:style-name="P1" loext:marker-style-name="T1"><text:span text:style-name="T2">./ESP32-S3-Touch-LCD-4.3-Demo/Arduino/libraries/lvgl/src/examples/scroll/lv_example_scroll_3.c</text:span><text:span text:style-name="T2"/></text:p>
      <text:p text:style-name="P1" loext:marker-style-name="T1"><text:span text:style-name="T2">./ESP32-S3-Touch-LCD-4.3-Demo/Arduino/libraries/lvgl/src/examples/scroll/lv_example_scroll_3.py</text:span><text:span text:style-name="T2"/></text:p>
      <text:p text:style-name="P1" loext:marker-style-name="T1"><text:span text:style-name="T2">./ESP32-S3-Touch-LCD-4.3-Demo/Arduino/libraries/lvgl/src/examples/scroll/lv_example_scroll_4.c</text:span><text:span text:style-name="T2"/></text:p>
      <text:p text:style-name="P1" loext:marker-style-name="T1"><text:span text:style-name="T2">./ESP32-S3-Touch-LCD-4.3-Demo/Arduino/libraries/lvgl/src/examples/scroll/lv_example_scroll_4.py</text:span><text:span text:style-name="T2"/></text:p>
      <text:p text:style-name="P1" loext:marker-style-name="T1"><text:span text:style-name="T2">./ESP32-S3-Touch-LCD-4.3-Demo/Arduino/libraries/lvgl/src/examples/scroll/lv_example_scroll_5.c</text:span><text:span text:style-name="T2"/></text:p>
      <text:p text:style-name="P1" loext:marker-style-name="T1"><text:span text:style-name="T2">./ESP32-S3-Touch-LCD-4.3-Demo/Arduino/libraries/lvgl/src/examples/scroll/lv_example_scroll_5.py</text:span><text:span text:style-name="T2"/></text:p>
      <text:p text:style-name="P1" loext:marker-style-name="T1"><text:span text:style-name="T2">./ESP32-S3-Touch-LCD-4.3-Demo/Arduino/libraries/lvgl/src/examples/scroll/lv_example_scroll_6.c</text:span><text:span text:style-name="T2"/></text:p>
      <text:p text:style-name="P1" loext:marker-style-name="T1"><text:span text:style-name="T2">./ESP32-S3-Touch-LCD-4.3-Demo/Arduino/libraries/lvgl/src/examples/scroll/lv_example_scroll_6.py</text:span><text:span text:style-name="T2"/></text:p>
      <text:p text:style-name="P1" loext:marker-style-name="T1"><text:span text:style-name="T2">./ESP32-S3-Touch-LCD-4.3-Demo/Arduino/libraries/lvgl/src/examples/styles</text:span><text:span text:style-name="T2"/></text:p>
      <text:p text:style-name="P1" loext:marker-style-name="T1"><text:span text:style-name="T2">./ESP32-S3-Touch-LCD-4.3-Demo/Arduino/libraries/lvgl/src/examples/styles/index.rst</text:span><text:span text:style-name="T2"/></text:p>
      <text:p text:style-name="P1" loext:marker-style-name="T1"><text:span text:style-name="T2">./ESP32-S3-Touch-LCD-4.3-Demo/Arduino/libraries/lvgl/src/examples/styles/lv_example_style.h</text:span><text:span text:style-name="T2"/></text:p>
      <text:p text:style-name="P1" loext:marker-style-name="T1"><text:span text:style-name="T2">./ESP32-S3-Touch-LCD-4.3-Demo/Arduino/libraries/lvgl/src/examples/styles/lv_example_style_1.c</text:span><text:span text:style-name="T2"/></text:p>
      <text:p text:style-name="P1" loext:marker-style-name="T1"><text:span text:style-name="T2">./ESP32-S3-Touch-LCD-4.3-Demo/Arduino/libraries/lvgl/src/examples/styles/lv_example_style_1.py</text:span><text:span text:style-name="T2"/></text:p>
      <text:p text:style-name="P1" loext:marker-style-name="T1"><text:span text:style-name="T2">./ESP32-S3-Touch-LCD-4.3-Demo/Arduino/libraries/lvgl/src/examples/styles/lv_example_style_10.c</text:span><text:span text:style-name="T2"/></text:p>
      <text:p text:style-name="P1" loext:marker-style-name="T1"><text:span text:style-name="T2">./ESP32-S3-Touch-LCD-4.3-Demo/Arduino/libraries/lvgl/src/examples/styles/lv_example_style_10.py</text:span><text:span text:style-name="T2"/></text:p>
      <text:p text:style-name="P1" loext:marker-style-name="T1"><text:span text:style-name="T2">./ESP32-S3-Touch-LCD-4.3-Demo/Arduino/libraries/lvgl/src/examples/styles/lv_example_style_11.c</text:span><text:span text:style-name="T2"/></text:p>
      <text:p text:style-name="P1" loext:marker-style-name="T1"><text:span text:style-name="T2">./ESP32-S3-Touch-LCD-4.3-Demo/Arduino/libraries/lvgl/src/examples/styles/lv_example_style_11.py</text:span><text:span text:style-name="T2"/></text:p>
      <text:p text:style-name="P1" loext:marker-style-name="T1"><text:span text:style-name="T2">./ESP32-S3-Touch-LCD-4.3-Demo/Arduino/libraries/lvgl/src/examples/styles/lv_example_style_12.c</text:span><text:span text:style-name="T2"/></text:p>
      <text:p text:style-name="P1" loext:marker-style-name="T1"><text:span text:style-name="T2">./ESP32-S3-Touch-LCD-4.3-Demo/Arduino/libraries/lvgl/src/examples/styles/lv_example_style_12.py</text:span><text:span text:style-name="T2"/></text:p>
      <text:p text:style-name="P1" loext:marker-style-name="T1"><text:span text:style-name="T2">./ESP32-S3-Touch-LCD-4.3-Demo/Arduino/libraries/lvgl/src/examples/styles/lv_example_style_13.c</text:span><text:span text:style-name="T2"/></text:p>
      <text:p text:style-name="P1" loext:marker-style-name="T1"><text:span text:style-name="T2">./ESP32-S3-Touch-LCD-4.3-Demo/Arduino/libraries/lvgl/src/examples/styles/lv_example_style_13.py</text:span><text:span text:style-name="T2"/></text:p>
      <text:p text:style-name="P1" loext:marker-style-name="T1"><text:span text:style-name="T2">./ESP32-S3-Touch-LCD-4.3-Demo/Arduino/libraries/lvgl/src/examples/styles/lv_example_style_14.c</text:span><text:span text:style-name="T2"/></text:p>
      <text:p text:style-name="P1" loext:marker-style-name="T1"><text:span text:style-name="T2">./ESP32-S3-Touch-LCD-4.3-Demo/Arduino/libraries/lvgl/src/examples/styles/lv_example_style_14.py</text:span><text:span text:style-name="T2"/></text:p>
      <text:p text:style-name="P1" loext:marker-style-name="T1"><text:span text:style-name="T2">./ESP32-S3-Touch-LCD-4.3-Demo/Arduino/libraries/lvgl/src/examples/styles/lv_example_style_15.c</text:span><text:span text:style-name="T2"/></text:p>
      <text:p text:style-name="P1" loext:marker-style-name="T1"><text:span text:style-name="T2">./ESP32-S3-Touch-LCD-4.3-Demo/Arduino/libraries/lvgl/src/examples/styles/lv_example_style_2.c</text:span><text:span text:style-name="T2"/></text:p>
      <text:p text:style-name="P1" loext:marker-style-name="T1"><text:span text:style-name="T2">./ESP32-S3-Touch-LCD-4.3-Demo/Arduino/libraries/lvgl/src/examples/styles/lv_example_style_2.py</text:span><text:span text:style-name="T2"/></text:p>
      <text:p text:style-name="P1" loext:marker-style-name="T1"><text:span text:style-name="T2">./ESP32-S3-Touch-LCD-4.3-Demo/Arduino/libraries/lvgl/src/examples/styles/lv_example_style_3.c</text:span><text:span text:style-name="T2"/></text:p>
      <text:p text:style-name="P1" loext:marker-style-name="T1"><text:span text:style-name="T2">./ESP32-S3-Touch-LCD-4.3-Demo/Arduino/libraries/lvgl/src/examples/styles/lv_example_style_3.py</text:span><text:span text:style-name="T2"/></text:p>
      <text:p text:style-name="P1" loext:marker-style-name="T1"><text:span text:style-name="T2">./ESP32-S3-Touch-LCD-4.3-Demo/Arduino/libraries/lvgl/src/examples/styles/lv_example_style_4.c</text:span><text:span text:style-name="T2"/></text:p>
      <text:p text:style-name="P1" loext:marker-style-name="T1"><text:span text:style-name="T2">./ESP32-S3-Touch-LCD-4.3-Demo/Arduino/libraries/lvgl/src/examples/styles/lv_example_style_4.py</text:span><text:span text:style-name="T2"/></text:p>
      <text:p text:style-name="P1" loext:marker-style-name="T1"><text:span text:style-name="T2">./ESP32-S3-Touch-LCD-4.3-Demo/Arduino/libraries/lvgl/src/examples/styles/lv_example_style_5.c</text:span><text:span text:style-name="T2"/></text:p>
      <text:p text:style-name="P1" loext:marker-style-name="T1"><text:span text:style-name="T2">./ESP32-S3-Touch-LCD-4.3-Demo/Arduino/libraries/lvgl/src/examples/styles/lv_example_style_5.py</text:span><text:span text:style-name="T2"/></text:p>
      <text:p text:style-name="P1" loext:marker-style-name="T1"><text:span text:style-name="T2">./ESP32-S3-Touch-LCD-4.3-Demo/Arduino/libraries/lvgl/src/examples/styles/lv_example_style_6.c</text:span><text:span text:style-name="T2"/></text:p>
      <text:p text:style-name="P1" loext:marker-style-name="T1"><text:span text:style-name="T2">./ESP32-S3-Touch-LCD-4.3-Demo/Arduino/libraries/lvgl/src/examples/styles/lv_example_style_6.py</text:span><text:span text:style-name="T2"/></text:p>
      <text:p text:style-name="P1" loext:marker-style-name="T1"><text:soft-page-break/><text:span text:style-name="T2">./ESP32-S3-Touch-LCD-4.3-Demo/Arduino/libraries/lvgl/src/examples/styles/lv_example_style_7.c</text:span><text:span text:style-name="T2"/></text:p>
      <text:p text:style-name="P1" loext:marker-style-name="T1"><text:span text:style-name="T2">./ESP32-S3-Touch-LCD-4.3-Demo/Arduino/libraries/lvgl/src/examples/styles/lv_example_style_7.py</text:span><text:span text:style-name="T2"/></text:p>
      <text:p text:style-name="P1" loext:marker-style-name="T1"><text:span text:style-name="T2">./ESP32-S3-Touch-LCD-4.3-Demo/Arduino/libraries/lvgl/src/examples/styles/lv_example_style_8.c</text:span><text:span text:style-name="T2"/></text:p>
      <text:p text:style-name="P1" loext:marker-style-name="T1"><text:span text:style-name="T2">./ESP32-S3-Touch-LCD-4.3-Demo/Arduino/libraries/lvgl/src/examples/styles/lv_example_style_8.py</text:span><text:span text:style-name="T2"/></text:p>
      <text:p text:style-name="P1" loext:marker-style-name="T1"><text:span text:style-name="T2">./ESP32-S3-Touch-LCD-4.3-Demo/Arduino/libraries/lvgl/src/examples/styles/lv_example_style_9.c</text:span><text:span text:style-name="T2"/></text:p>
      <text:p text:style-name="P1" loext:marker-style-name="T1"><text:span text:style-name="T2">./ESP32-S3-Touch-LCD-4.3-Demo/Arduino/libraries/lvgl/src/examples/styles/lv_example_style_9.py</text:span><text:span text:style-name="T2"/></text:p>
      <text:p text:style-name="P1" loext:marker-style-name="T1"><text:span text:style-name="T2">./ESP32-S3-Touch-LCD-4.3-Demo/Arduino/libraries/lvgl/src/examples/test_ex.sh</text:span><text:span text:style-name="T2"/></text:p>
      <text:p text:style-name="P1" loext:marker-style-name="T1"><text:span text:style-name="T2">./ESP32-S3-Touch-LCD-4.3-Demo/Arduino/libraries/lvgl/src/examples/widgets</text:span><text:span text:style-name="T2"/></text:p>
      <text:p text:style-name="P1" loext:marker-style-name="T1"><text:span text:style-name="T2">./ESP32-S3-Touch-LCD-4.3-Demo/Arduino/libraries/lvgl/src/examples/widgets/animimg</text:span><text:span text:style-name="T2"/></text:p>
      <text:p text:style-name="P1" loext:marker-style-name="T1"><text:span text:style-name="T2">./ESP32-S3-Touch-LCD-4.3-Demo/Arduino/libraries/lvgl/src/examples/widgets/animimg/index.rst</text:span><text:span text:style-name="T2"/></text:p>
      <text:p text:style-name="P1" loext:marker-style-name="T1"><text:span text:style-name="T2">./ESP32-S3-Touch-LCD-4.3-Demo/Arduino/libraries/lvgl/src/examples/widgets/animimg/lv_example_animimg_1.c</text:span><text:span text:style-name="T2"/></text:p>
      <text:p text:style-name="P1" loext:marker-style-name="T1"><text:span text:style-name="T2">./ESP32-S3-Touch-LCD-4.3-Demo/Arduino/libraries/lvgl/src/examples/widgets/animimg/lv_example_animimg_1.py</text:span><text:span text:style-name="T2"/></text:p>
      <text:p text:style-name="P1" loext:marker-style-name="T1"><text:span text:style-name="T2">./ESP32-S3-Touch-LCD-4.3-Demo/Arduino/libraries/lvgl/src/examples/widgets/arc</text:span><text:span text:style-name="T2"/></text:p>
      <text:p text:style-name="P1" loext:marker-style-name="T1"><text:span text:style-name="T2">./ESP32-S3-Touch-LCD-4.3-Demo/Arduino/libraries/lvgl/src/examples/widgets/arc/index.rst</text:span><text:span text:style-name="T2"/></text:p>
      <text:p text:style-name="P1" loext:marker-style-name="T1"><text:span text:style-name="T2">./ESP32-S3-Touch-LCD-4.3-Demo/Arduino/libraries/lvgl/src/examples/widgets/arc/lv_example_arc_1.c</text:span><text:span text:style-name="T2"/></text:p>
      <text:p text:style-name="P1" loext:marker-style-name="T1"><text:span text:style-name="T2">./ESP32-S3-Touch-LCD-4.3-Demo/Arduino/libraries/lvgl/src/examples/widgets/arc/lv_example_arc_1.py</text:span><text:span text:style-name="T2"/></text:p>
      <text:p text:style-name="P1" loext:marker-style-name="T1"><text:span text:style-name="T2">./ESP32-S3-Touch-LCD-4.3-Demo/Arduino/libraries/lvgl/src/examples/widgets/arc/lv_example_arc_2.c</text:span><text:span text:style-name="T2"/></text:p>
      <text:p text:style-name="P1" loext:marker-style-name="T1"><text:span text:style-name="T2">./ESP32-S3-Touch-LCD-4.3-Demo/Arduino/libraries/lvgl/src/examples/widgets/arc/lv_example_arc_2.py</text:span><text:span text:style-name="T2"/></text:p>
      <text:p text:style-name="P1" loext:marker-style-name="T1"><text:span text:style-name="T2">./ESP32-S3-Touch-LCD-4.3-Demo/Arduino/libraries/lvgl/src/examples/widgets/bar</text:span><text:span text:style-name="T2"/></text:p>
      <text:p text:style-name="P1" loext:marker-style-name="T1"><text:span text:style-name="T2">./ESP32-S3-Touch-LCD-4.3-Demo/Arduino/libraries/lvgl/src/examples/widgets/bar/index.rst</text:span><text:span text:style-name="T2"/></text:p>
      <text:p text:style-name="P1" loext:marker-style-name="T1"><text:span text:style-name="T2">./ESP32-S3-Touch-LCD-4.3-Demo/Arduino/libraries/lvgl/src/examples/widgets/bar/lv_example_bar_1.c</text:span><text:span text:style-name="T2"/></text:p>
      <text:p text:style-name="P1" loext:marker-style-name="T1"><text:span text:style-name="T2">./ESP32-S3-Touch-LCD-4.3-Demo/Arduino/libraries/lvgl/src/examples/widgets/bar/lv_example_bar_1.py</text:span><text:span text:style-name="T2"/></text:p>
      <text:p text:style-name="P1" loext:marker-style-name="T1"><text:span text:style-name="T2">./ESP32-S3-Touch-LCD-4.3-Demo/Arduino/libraries/lvgl/src/examples/widgets/bar/lv_example_bar_2.c</text:span><text:span text:style-name="T2"/></text:p>
      <text:p text:style-name="P1" loext:marker-style-name="T1"><text:span text:style-name="T2">./ESP32-S3-Touch-LCD-4.3-Demo/Arduino/libraries/lvgl/src/examples/widgets/bar/lv_example_bar_2.py</text:span><text:span text:style-name="T2"/></text:p>
      <text:p text:style-name="P1" loext:marker-style-name="T1"><text:span text:style-name="T2">./ESP32-S3-Touch-LCD-4.3-Demo/Arduino/libraries/lvgl/src/examples/widgets/bar/lv_example_bar_3.c</text:span><text:span text:style-name="T2"/></text:p>
      <text:p text:style-name="P1" loext:marker-style-name="T1"><text:span text:style-name="T2">./ESP32-S3-Touch-LCD-4.3-Demo/Arduino/libraries/lvgl/src/examples/widgets/bar/lv_example_bar_3.py</text:span><text:span text:style-name="T2"/></text:p>
      <text:p text:style-name="P1" loext:marker-style-name="T1"><text:span text:style-name="T2">./ESP32-S3-Touch-LCD-4.3-Demo/Arduino/libraries/lvgl/src/examples/widgets/bar/lv_example_bar_4.c</text:span><text:span text:style-name="T2"/></text:p>
      <text:p text:style-name="P1" loext:marker-style-name="T1"><text:span text:style-name="T2">./ESP32-S3-Touch-LCD-4.3-Demo/Arduino/libraries/lvgl/src/examples/widgets/bar/lv_example_bar_4.py</text:span><text:span text:style-name="T2"/></text:p>
      <text:p text:style-name="P1" loext:marker-style-name="T1"><text:span text:style-name="T2">./ESP32-S3-Touch-LCD-4.3-Demo/Arduino/libraries/lvgl/src/examples/widgets/bar/lv_example_bar_5.c</text:span><text:span text:style-name="T2"/></text:p>
      <text:p text:style-name="P1" loext:marker-style-name="T1"><text:span text:style-name="T2">./ESP32-S3-Touch-LCD-4.3-Demo/Arduino/libraries/lvgl/src/examples/widgets/bar/lv_example_bar_5.py</text:span><text:span text:style-name="T2"/></text:p>
      <text:p text:style-name="P1" loext:marker-style-name="T1"><text:span text:style-name="T2">./ESP32-S3-Touch-LCD-4.3-Demo/Arduino/libraries/lvgl/src/examples/widgets/bar/lv_example_bar_6.c</text:span><text:span text:style-name="T2"/></text:p>
      <text:p text:style-name="P1" loext:marker-style-name="T1"><text:span text:style-name="T2">./ESP32-S3-Touch-LCD-4.3-Demo/Arduino/libraries/lvgl/src/examples/widgets/bar/lv_example_bar_6.py</text:span><text:span text:style-name="T2"/></text:p>
      <text:p text:style-name="P1" loext:marker-style-name="T1"><text:span text:style-name="T2">./ESP32-S3-Touch-LCD-4.3-Demo/Arduino/libraries/lvgl/src/examples/widgets/bar/test.py</text:span><text:span text:style-name="T2"/></text:p>
      <text:p text:style-name="P1" loext:marker-style-name="T1"><text:span text:style-name="T2">./ESP32-S3-Touch-LCD-4.3-Demo/Arduino/libraries/lvgl/src/examples/widgets/btn</text:span><text:span text:style-name="T2"/></text:p>
      <text:p text:style-name="P1" loext:marker-style-name="T1"><text:span text:style-name="T2">./ESP32-S3-Touch-LCD-4.3-Demo/Arduino/libraries/lvgl/src/examples/widgets/btn/index.rst</text:span><text:span text:style-name="T2"/></text:p>
      <text:p text:style-name="P1" loext:marker-style-name="T1"><text:span text:style-name="T2">./ESP32-S3-Touch-LCD-4.3-Demo/Arduino/libraries/lvgl/src/examples/widgets/btn/lv_example_btn_1.c</text:span><text:span text:style-name="T2"/></text:p>
      <text:p text:style-name="P1" loext:marker-style-name="T1"><text:span text:style-name="T2">./ESP32-S3-Touch-LCD-4.3-Demo/Arduino/libraries/lvgl/src/examples/widgets/btn/lv_example_btn_1.py</text:span><text:span text:style-name="T2"/></text:p>
      <text:p text:style-name="P1" loext:marker-style-name="T1"><text:span text:style-name="T2">./ESP32-S3-Touch-LCD-4.3-Demo/Arduino/libraries/lvgl/src/examples/widgets/btn/lv_example_btn_2.c</text:span><text:span text:style-name="T2"/></text:p>
      <text:p text:style-name="P1" loext:marker-style-name="T1"><text:span text:style-name="T2">./ESP32-S3-Touch-LCD-4.3-Demo/Arduino/libraries/lvgl/src/examples/widgets/btn/lv_example_btn_2.py</text:span><text:span text:style-name="T2"/></text:p>
      <text:p text:style-name="P1" loext:marker-style-name="T1"><text:span text:style-name="T2">./ESP32-S3-Touch-LCD-4.3-Demo/Arduino/libraries/lvgl/src/examples/widgets/btn/lv_example_btn_3.c</text:span><text:span text:style-name="T2"/></text:p>
      <text:p text:style-name="P1" loext:marker-style-name="T1"><text:span text:style-name="T2">./ESP32-S3-Touch-LCD-4.3-Demo/Arduino/libraries/lvgl/src/examples/widgets/btn/lv_example_btn_3.py</text:span><text:span text:style-name="T2"/></text:p>
      <text:p text:style-name="P1" loext:marker-style-name="T1"><text:span text:style-name="T2">./ESP32-S3-Touch-LCD-4.3-Demo/Arduino/libraries/lvgl/src/examples/widgets/btnmatrix</text:span><text:span text:style-name="T2"/></text:p>
      <text:p text:style-name="P1" loext:marker-style-name="T1"><text:span text:style-name="T2">./ESP32-S3-Touch-LCD-4.3-Demo/Arduino/libraries/lvgl/src/examples/widgets/btnmatrix/index.rst</text:span><text:span text:style-name="T2"/></text:p>
      <text:p text:style-name="P1" loext:marker-style-name="T1"><text:span text:style-name="T2">./ESP32-S3-Touch-LCD-4.3-Demo/Arduino/libraries/lvgl/src/examples/widgets/btnmatrix/lv_example_btnmatrix_1.c</text:span><text:span text:style-name="T2"/></text:p>
      <text:p text:style-name="P1" loext:marker-style-name="T1"><text:span text:style-name="T2">./ESP32-S3-Touch-LCD-4.3-Demo/Arduino/libraries/lvgl/src/examples/widgets/btnmatrix/lv_example_btnmatrix_1.py</text:span><text:span text:style-name="T2"/></text:p>
      <text:p text:style-name="P1" loext:marker-style-name="T1"><text:span text:style-name="T2">./ESP32-S3-Touch-LCD-4.3-Demo/Arduino/libraries/lvgl/src/examples/widgets/btnmatrix/lv_example_btnmatrix_2.c</text:span><text:span text:style-name="T2"/></text:p>
      <text:p text:style-name="P1" loext:marker-style-name="T1"><text:span text:style-name="T2">./ESP32-S3-Touch-LCD-4.3-Demo/Arduino/libraries/lvgl/src/examples/widgets/btnmatrix/lv_example_btnmatrix_2.py</text:span><text:span text:style-name="T2"/></text:p>
      <text:p text:style-name="P1" loext:marker-style-name="T1"><text:span text:style-name="T2">./ESP32-S3-Touch-LCD-4.3-Demo/Arduino/libraries/lvgl/src/examples/widgets/btnmatrix/lv_example_btnmatrix_3.c</text:span><text:span text:style-name="T2"/></text:p>
      <text:p text:style-name="P1" loext:marker-style-name="T1"><text:span text:style-name="T2">./ESP32-S3-Touch-LCD-4.3-Demo/Arduino/libraries/lvgl/src/examples/widgets/btnmatrix/lv_example_btnmatrix_3.py</text:span><text:span text:style-name="T2"/></text:p>
      <text:p text:style-name="P1" loext:marker-style-name="T1"><text:span text:style-name="T2">./ESP32-S3-Touch-LCD-4.3-Demo/Arduino/libraries/lvgl/src/examples/widgets/calendar</text:span><text:span text:style-name="T2"/></text:p>
      <text:p text:style-name="P1" loext:marker-style-name="T1"><text:span text:style-name="T2">./ESP32-S3-Touch-LCD-4.3-Demo/Arduino/libraries/lvgl/src/examples/widgets/calendar/index.rst</text:span><text:span text:style-name="T2"/></text:p>
      <text:p text:style-name="P1" loext:marker-style-name="T1"><text:span text:style-name="T2">./ESP32-S3-Touch-LCD-4.3-Demo/Arduino/libraries/lvgl/src/examples/widgets/calendar/lv_example_calendar_1.c</text:span><text:span text:style-name="T2"/></text:p>
      <text:p text:style-name="P1" loext:marker-style-name="T1"><text:span text:style-name="T2">./ESP32-S3-Touch-LCD-4.3-Demo/Arduino/libraries/lvgl/src/examples/widgets/calendar/lv_example_calendar_1.py</text:span><text:span text:style-name="T2"/></text:p>
      <text:p text:style-name="P1" loext:marker-style-name="T1"><text:span text:style-name="T2">./ESP32-S3-Touch-LCD-4.3-Demo/Arduino/libraries/lvgl/src/examples/widgets/canvas</text:span><text:span text:style-name="T2"/></text:p>
      <text:p text:style-name="P1" loext:marker-style-name="T1"><text:span text:style-name="T2">./ESP32-S3-Touch-LCD-4.3-Demo/Arduino/libraries/lvgl/src/examples/widgets/canvas/index.rst</text:span><text:span text:style-name="T2"/></text:p>
      <text:p text:style-name="P1" loext:marker-style-name="T1"><text:span text:style-name="T2">./ESP32-S3-Touch-LCD-4.3-Demo/Arduino/libraries/lvgl/src/examples/widgets/canvas/lv_example_canvas_1.c</text:span><text:span text:style-name="T2"/></text:p>
      <text:p text:style-name="P1" loext:marker-style-name="T1"><text:span text:style-name="T2">./ESP32-S3-Touch-LCD-4.3-Demo/Arduino/libraries/lvgl/src/examples/widgets/canvas/lv_example_canvas_1.py</text:span><text:span text:style-name="T2"/></text:p>
      <text:p text:style-name="P1" loext:marker-style-name="T1"><text:span text:style-name="T2">./ESP32-S3-Touch-LCD-4.3-Demo/Arduino/libraries/lvgl/src/examples/widgets/canvas/lv_example_canvas_2.c</text:span><text:span text:style-name="T2"/></text:p>
      <text:p text:style-name="P1" loext:marker-style-name="T1"><text:span text:style-name="T2">./ESP32-S3-Touch-LCD-4.3-Demo/Arduino/libraries/lvgl/src/examples/widgets/canvas/lv_example_canvas_2.py</text:span><text:span text:style-name="T2"/></text:p>
      <text:p text:style-name="P1" loext:marker-style-name="T1"><text:span text:style-name="T2">./ESP32-S3-Touch-LCD-4.3-Demo/Arduino/libraries/lvgl/src/examples/widgets/chart</text:span><text:span text:style-name="T2"/></text:p>
      <text:p text:style-name="P1" loext:marker-style-name="T1"><text:span text:style-name="T2">./ESP32-S3-Touch-LCD-4.3-Demo/Arduino/libraries/lvgl/src/examples/widgets/chart/index.rst</text:span><text:span text:style-name="T2"/></text:p>
      <text:p text:style-name="P1" loext:marker-style-name="T1"><text:span text:style-name="T2">./ESP32-S3-Touch-LCD-4.3-Demo/Arduino/libraries/lvgl/src/examples/widgets/chart/lv_example_chart_1.c</text:span><text:span text:style-name="T2"/></text:p>
      <text:p text:style-name="P1" loext:marker-style-name="T1"><text:span text:style-name="T2">./ESP32-S3-Touch-LCD-4.3-Demo/Arduino/libraries/lvgl/src/examples/widgets/chart/lv_example_chart_1.py</text:span><text:span text:style-name="T2"/></text:p>
      <text:p text:style-name="P1" loext:marker-style-name="T1"><text:span text:style-name="T2">./ESP32-S3-Touch-LCD-4.3-Demo/Arduino/libraries/lvgl/src/examples/widgets/chart/lv_example_chart_2.c</text:span><text:span text:style-name="T2"/></text:p>
      <text:p text:style-name="P1" loext:marker-style-name="T1"><text:span text:style-name="T2">./ESP32-S3-Touch-LCD-4.3-Demo/Arduino/libraries/lvgl/src/examples/widgets/chart/lv_example_chart_2.py</text:span><text:span text:style-name="T2"/></text:p>
      <text:p text:style-name="P1" loext:marker-style-name="T1"><text:span text:style-name="T2">./ESP32-S3-Touch-LCD-4.3-Demo/Arduino/libraries/lvgl/src/examples/widgets/chart/lv_example_chart_3.c</text:span><text:span text:style-name="T2"/></text:p>
      <text:p text:style-name="P1" loext:marker-style-name="T1"><text:span text:style-name="T2">./ESP32-S3-Touch-LCD-4.3-Demo/Arduino/libraries/lvgl/src/examples/widgets/chart/lv_example_chart_3.py</text:span><text:span text:style-name="T2"/></text:p>
      <text:p text:style-name="P1" loext:marker-style-name="T1"><text:span text:style-name="T2">./ESP32-S3-Touch-LCD-4.3-Demo/Arduino/libraries/lvgl/src/examples/widgets/chart/lv_example_chart_4.c</text:span><text:span text:style-name="T2"/></text:p>
      <text:p text:style-name="P1" loext:marker-style-name="T1"><text:span text:style-name="T2">./ESP32-S3-Touch-LCD-4.3-Demo/Arduino/libraries/lvgl/src/examples/widgets/chart/lv_example_chart_4.py</text:span><text:span text:style-name="T2"/></text:p>
      <text:p text:style-name="P1" loext:marker-style-name="T1"><text:span text:style-name="T2">./ESP32-S3-Touch-LCD-4.3-Demo/Arduino/libraries/lvgl/src/examples/widgets/chart/lv_example_chart_5.c</text:span><text:span text:style-name="T2"/></text:p>
      <text:p text:style-name="P1" loext:marker-style-name="T1"><text:span text:style-name="T2">./ESP32-S3-Touch-LCD-4.3-Demo/Arduino/libraries/lvgl/src/examples/widgets/chart/lv_example_chart_5.py</text:span><text:span text:style-name="T2"/></text:p>
      <text:p text:style-name="P1" loext:marker-style-name="T1"><text:span text:style-name="T2">./ESP32-S3-Touch-LCD-4.3-Demo/Arduino/libraries/lvgl/src/examples/widgets/chart/lv_example_chart_6.c</text:span><text:span text:style-name="T2"/></text:p>
      <text:p text:style-name="P1" loext:marker-style-name="T1"><text:span text:style-name="T2">./ESP32-S3-Touch-LCD-4.3-Demo/Arduino/libraries/lvgl/src/examples/widgets/chart/lv_example_chart_6.py</text:span><text:span text:style-name="T2"/></text:p>
      <text:p text:style-name="P1" loext:marker-style-name="T1"><text:span text:style-name="T2">./ESP32-S3-Touch-LCD-4.3-Demo/Arduino/libraries/lvgl/src/examples/widgets/chart/lv_example_chart_7.c</text:span><text:span text:style-name="T2"/></text:p>
      <text:p text:style-name="P1" loext:marker-style-name="T1"><text:span text:style-name="T2">./ESP32-S3-Touch-LCD-4.3-Demo/Arduino/libraries/lvgl/src/examples/widgets/chart/lv_example_chart_7.py</text:span><text:span text:style-name="T2"/></text:p>
      <text:p text:style-name="P1" loext:marker-style-name="T1"><text:span text:style-name="T2">./ESP32-S3-Touch-LCD-4.3-Demo/Arduino/libraries/lvgl/src/examples/widgets/chart/lv_example_chart_8.c</text:span><text:span text:style-name="T2"/></text:p>
      <text:p text:style-name="P1" loext:marker-style-name="T1"><text:span text:style-name="T2">./ESP32-S3-Touch-LCD-4.3-Demo/Arduino/libraries/lvgl/src/examples/widgets/chart/lv_example_chart_8.py</text:span><text:span text:style-name="T2"/></text:p>
      <text:p text:style-name="P1" loext:marker-style-name="T1"><text:span text:style-name="T2">./ESP32-S3-Touch-LCD-4.3-Demo/Arduino/libraries/lvgl/src/examples/widgets/chart/lv_example_chart_9.c</text:span><text:span text:style-name="T2"/></text:p>
      <text:p text:style-name="P1" loext:marker-style-name="T1"><text:span text:style-name="T2">./ESP32-S3-Touch-LCD-4.3-Demo/Arduino/libraries/lvgl/src/examples/widgets/chart/lv_example_chart_9.py</text:span><text:span text:style-name="T2"/></text:p>
      <text:p text:style-name="P1" loext:marker-style-name="T1"><text:span text:style-name="T2">./ESP32-S3-Touch-LCD-4.3-Demo/Arduino/libraries/lvgl/src/examples/widgets/checkbox</text:span><text:span text:style-name="T2"/></text:p>
      <text:p text:style-name="P1" loext:marker-style-name="T1"><text:span text:style-name="T2">./ESP32-S3-Touch-LCD-4.3-Demo/Arduino/libraries/lvgl/src/examples/widgets/checkbox/index.rst</text:span><text:span text:style-name="T2"/></text:p>
      <text:p text:style-name="P1" loext:marker-style-name="T1"><text:span text:style-name="T2">./ESP32-S3-Touch-LCD-4.3-Demo/Arduino/libraries/lvgl/src/examples/widgets/checkbox/lv_example_checkbox_1.c</text:span><text:span text:style-name="T2"/></text:p>
      <text:p text:style-name="P1" loext:marker-style-name="T1"><text:span text:style-name="T2">./ESP32-S3-Touch-LCD-4.3-Demo/Arduino/libraries/lvgl/src/examples/widgets/checkbox/lv_example_checkbox_1.py</text:span><text:span text:style-name="T2"/></text:p>
      <text:p text:style-name="P1" loext:marker-style-name="T1"><text:span text:style-name="T2">./ESP32-S3-Touch-LCD-4.3-Demo/Arduino/libraries/lvgl/src/examples/widgets/checkbox/lv_example_checkbox_2.c</text:span><text:span text:style-name="T2"/></text:p>
      <text:p text:style-name="P1" loext:marker-style-name="T1"><text:span text:style-name="T2">./ESP32-S3-Touch-LCD-4.3-Demo/Arduino/libraries/lvgl/src/examples/widgets/colorwheel</text:span><text:span text:style-name="T2"/></text:p>
      <text:p text:style-name="P1" loext:marker-style-name="T1"><text:span text:style-name="T2">./ESP32-S3-Touch-LCD-4.3-Demo/Arduino/libraries/lvgl/src/examples/widgets/colorwheel/index.rst</text:span><text:span text:style-name="T2"/></text:p>
      <text:p text:style-name="P1" loext:marker-style-name="T1"><text:span text:style-name="T2">./ESP32-S3-Touch-LCD-4.3-Demo/Arduino/libraries/lvgl/src/examples/widgets/colorwheel/lv_example_colorwheel_1.c</text:span><text:span text:style-name="T2"/></text:p>
      <text:p text:style-name="P1" loext:marker-style-name="T1"><text:span text:style-name="T2">./ESP32-S3-Touch-LCD-4.3-Demo/Arduino/libraries/lvgl/src/examples/widgets/colorwheel/lv_example_colorwheel_1.py</text:span><text:span text:style-name="T2"/></text:p>
      <text:p text:style-name="P1" loext:marker-style-name="T1"><text:span text:style-name="T2">./ESP32-S3-Touch-LCD-4.3-Demo/Arduino/libraries/lvgl/src/examples/widgets/dropdown</text:span><text:span text:style-name="T2"/></text:p>
      <text:p text:style-name="P1" loext:marker-style-name="T1"><text:span text:style-name="T2">./ESP32-S3-Touch-LCD-4.3-Demo/Arduino/libraries/lvgl/src/examples/widgets/dropdown/index.rst</text:span><text:span text:style-name="T2"/></text:p>
      <text:p text:style-name="P1" loext:marker-style-name="T1"><text:span text:style-name="T2">./ESP32-S3-Touch-LCD-4.3-Demo/Arduino/libraries/lvgl/src/examples/widgets/dropdown/lv_example_dropdown_1.c</text:span><text:span text:style-name="T2"/></text:p>
      <text:p text:style-name="P1" loext:marker-style-name="T1"><text:soft-page-break/><text:span text:style-name="T2">./ESP32-S3-Touch-LCD-4.3-Demo/Arduino/libraries/lvgl/src/examples/widgets/dropdown/lv_example_dropdown_1.py</text:span><text:span text:style-name="T2"/></text:p>
      <text:p text:style-name="P1" loext:marker-style-name="T1"><text:span text:style-name="T2">./ESP32-S3-Touch-LCD-4.3-Demo/Arduino/libraries/lvgl/src/examples/widgets/dropdown/lv_example_dropdown_2.c</text:span><text:span text:style-name="T2"/></text:p>
      <text:p text:style-name="P1" loext:marker-style-name="T1"><text:span text:style-name="T2">./ESP32-S3-Touch-LCD-4.3-Demo/Arduino/libraries/lvgl/src/examples/widgets/dropdown/lv_example_dropdown_2.py</text:span><text:span text:style-name="T2"/></text:p>
      <text:p text:style-name="P1" loext:marker-style-name="T1"><text:span text:style-name="T2">./ESP32-S3-Touch-LCD-4.3-Demo/Arduino/libraries/lvgl/src/examples/widgets/dropdown/lv_example_dropdown_3.c</text:span><text:span text:style-name="T2"/></text:p>
      <text:p text:style-name="P1" loext:marker-style-name="T1"><text:span text:style-name="T2">./ESP32-S3-Touch-LCD-4.3-Demo/Arduino/libraries/lvgl/src/examples/widgets/dropdown/lv_example_dropdown_3.py</text:span><text:span text:style-name="T2"/></text:p>
      <text:p text:style-name="P1" loext:marker-style-name="T1"><text:span text:style-name="T2">./ESP32-S3-Touch-LCD-4.3-Demo/Arduino/libraries/lvgl/src/examples/widgets/img</text:span><text:span text:style-name="T2"/></text:p>
      <text:p text:style-name="P1" loext:marker-style-name="T1"><text:span text:style-name="T2">./ESP32-S3-Touch-LCD-4.3-Demo/Arduino/libraries/lvgl/src/examples/widgets/img/index.rst</text:span><text:span text:style-name="T2"/></text:p>
      <text:p text:style-name="P1" loext:marker-style-name="T1"><text:span text:style-name="T2">./ESP32-S3-Touch-LCD-4.3-Demo/Arduino/libraries/lvgl/src/examples/widgets/img/lv_example_img_1.c</text:span><text:span text:style-name="T2"/></text:p>
      <text:p text:style-name="P1" loext:marker-style-name="T1"><text:span text:style-name="T2">./ESP32-S3-Touch-LCD-4.3-Demo/Arduino/libraries/lvgl/src/examples/widgets/img/lv_example_img_1.py</text:span><text:span text:style-name="T2"/></text:p>
      <text:p text:style-name="P1" loext:marker-style-name="T1"><text:span text:style-name="T2">./ESP32-S3-Touch-LCD-4.3-Demo/Arduino/libraries/lvgl/src/examples/widgets/img/lv_example_img_2.c</text:span><text:span text:style-name="T2"/></text:p>
      <text:p text:style-name="P1" loext:marker-style-name="T1"><text:span text:style-name="T2">./ESP32-S3-Touch-LCD-4.3-Demo/Arduino/libraries/lvgl/src/examples/widgets/img/lv_example_img_2.py</text:span><text:span text:style-name="T2"/></text:p>
      <text:p text:style-name="P1" loext:marker-style-name="T1"><text:span text:style-name="T2">./ESP32-S3-Touch-LCD-4.3-Demo/Arduino/libraries/lvgl/src/examples/widgets/img/lv_example_img_3.c</text:span><text:span text:style-name="T2"/></text:p>
      <text:p text:style-name="P1" loext:marker-style-name="T1"><text:span text:style-name="T2">./ESP32-S3-Touch-LCD-4.3-Demo/Arduino/libraries/lvgl/src/examples/widgets/img/lv_example_img_3.py</text:span><text:span text:style-name="T2"/></text:p>
      <text:p text:style-name="P1" loext:marker-style-name="T1"><text:span text:style-name="T2">./ESP32-S3-Touch-LCD-4.3-Demo/Arduino/libraries/lvgl/src/examples/widgets/img/lv_example_img_4.c</text:span><text:span text:style-name="T2"/></text:p>
      <text:p text:style-name="P1" loext:marker-style-name="T1"><text:span text:style-name="T2">./ESP32-S3-Touch-LCD-4.3-Demo/Arduino/libraries/lvgl/src/examples/widgets/img/lv_example_img_4.py</text:span><text:span text:style-name="T2"/></text:p>
      <text:p text:style-name="P1" loext:marker-style-name="T1"><text:span text:style-name="T2">./ESP32-S3-Touch-LCD-4.3-Demo/Arduino/libraries/lvgl/src/examples/widgets/imgbtn</text:span><text:span text:style-name="T2"/></text:p>
      <text:p text:style-name="P1" loext:marker-style-name="T1"><text:span text:style-name="T2">./ESP32-S3-Touch-LCD-4.3-Demo/Arduino/libraries/lvgl/src/examples/widgets/imgbtn/index.rst</text:span><text:span text:style-name="T2"/></text:p>
      <text:p text:style-name="P1" loext:marker-style-name="T1"><text:span text:style-name="T2">./ESP32-S3-Touch-LCD-4.3-Demo/Arduino/libraries/lvgl/src/examples/widgets/imgbtn/lv_example_imgbtn_1.c</text:span><text:span text:style-name="T2"/></text:p>
      <text:p text:style-name="P1" loext:marker-style-name="T1"><text:span text:style-name="T2">./ESP32-S3-Touch-LCD-4.3-Demo/Arduino/libraries/lvgl/src/examples/widgets/imgbtn/lv_example_imgbtn_1.py</text:span><text:span text:style-name="T2"/></text:p>
      <text:p text:style-name="P1" loext:marker-style-name="T1"><text:span text:style-name="T2">./ESP32-S3-Touch-LCD-4.3-Demo/Arduino/libraries/lvgl/src/examples/widgets/keyboard</text:span><text:span text:style-name="T2"/></text:p>
      <text:p text:style-name="P1" loext:marker-style-name="T1"><text:span text:style-name="T2">./ESP32-S3-Touch-LCD-4.3-Demo/Arduino/libraries/lvgl/src/examples/widgets/keyboard/index.rst</text:span><text:span text:style-name="T2"/></text:p>
      <text:p text:style-name="P1" loext:marker-style-name="T1"><text:span text:style-name="T2">./ESP32-S3-Touch-LCD-4.3-Demo/Arduino/libraries/lvgl/src/examples/widgets/keyboard/lv_example_keyboard_1.c</text:span><text:span text:style-name="T2"/></text:p>
      <text:p text:style-name="P1" loext:marker-style-name="T1"><text:span text:style-name="T2">./ESP32-S3-Touch-LCD-4.3-Demo/Arduino/libraries/lvgl/src/examples/widgets/keyboard/lv_example_keyboard_1.py</text:span><text:span text:style-name="T2"/></text:p>
      <text:p text:style-name="P1" loext:marker-style-name="T1"><text:span text:style-name="T2">./ESP32-S3-Touch-LCD-4.3-Demo/Arduino/libraries/lvgl/src/examples/widgets/label</text:span><text:span text:style-name="T2"/></text:p>
      <text:p text:style-name="P1" loext:marker-style-name="T1"><text:span text:style-name="T2">./ESP32-S3-Touch-LCD-4.3-Demo/Arduino/libraries/lvgl/src/examples/widgets/label/index.rst</text:span><text:span text:style-name="T2"/></text:p>
      <text:p text:style-name="P1" loext:marker-style-name="T1"><text:span text:style-name="T2">./ESP32-S3-Touch-LCD-4.3-Demo/Arduino/libraries/lvgl/src/examples/widgets/label/lv_example_label_1.c</text:span><text:span text:style-name="T2"/></text:p>
      <text:p text:style-name="P1" loext:marker-style-name="T1"><text:span text:style-name="T2">./ESP32-S3-Touch-LCD-4.3-Demo/Arduino/libraries/lvgl/src/examples/widgets/label/lv_example_label_1.py</text:span><text:span text:style-name="T2"/></text:p>
      <text:p text:style-name="P1" loext:marker-style-name="T1"><text:span text:style-name="T2">./ESP32-S3-Touch-LCD-4.3-Demo/Arduino/libraries/lvgl/src/examples/widgets/label/lv_example_label_2.c</text:span><text:span text:style-name="T2"/></text:p>
      <text:p text:style-name="P1" loext:marker-style-name="T1"><text:span text:style-name="T2">./ESP32-S3-Touch-LCD-4.3-Demo/Arduino/libraries/lvgl/src/examples/widgets/label/lv_example_label_2.py</text:span><text:span text:style-name="T2"/></text:p>
      <text:p text:style-name="P1" loext:marker-style-name="T1"><text:span text:style-name="T2">./ESP32-S3-Touch-LCD-4.3-Demo/Arduino/libraries/lvgl/src/examples/widgets/label/lv_example_label_3.c</text:span><text:span text:style-name="T2"/></text:p>
      <text:p text:style-name="P1" loext:marker-style-name="T1"><text:span text:style-name="T2">./ESP32-S3-Touch-LCD-4.3-Demo/Arduino/libraries/lvgl/src/examples/widgets/label/lv_example_label_3.py</text:span><text:span text:style-name="T2"/></text:p>
      <text:p text:style-name="P1" loext:marker-style-name="T1"><text:span text:style-name="T2">./ESP32-S3-Touch-LCD-4.3-Demo/Arduino/libraries/lvgl/src/examples/widgets/label/lv_example_label_4.c</text:span><text:span text:style-name="T2"/></text:p>
      <text:p text:style-name="P1" loext:marker-style-name="T1"><text:span text:style-name="T2">./ESP32-S3-Touch-LCD-4.3-Demo/Arduino/libraries/lvgl/src/examples/widgets/label/lv_example_label_5.c</text:span><text:span text:style-name="T2"/></text:p>
      <text:p text:style-name="P1" loext:marker-style-name="T1"><text:span text:style-name="T2">./ESP32-S3-Touch-LCD-4.3-Demo/Arduino/libraries/lvgl/src/examples/widgets/label/lv_example_label_5.py</text:span><text:span text:style-name="T2"/></text:p>
      <text:p text:style-name="P1" loext:marker-style-name="T1"><text:span text:style-name="T2">./ESP32-S3-Touch-LCD-4.3-Demo/Arduino/libraries/lvgl/src/examples/widgets/led</text:span><text:span text:style-name="T2"/></text:p>
      <text:p text:style-name="P1" loext:marker-style-name="T1"><text:span text:style-name="T2">./ESP32-S3-Touch-LCD-4.3-Demo/Arduino/libraries/lvgl/src/examples/widgets/led/index.rst</text:span><text:span text:style-name="T2"/></text:p>
      <text:p text:style-name="P1" loext:marker-style-name="T1"><text:span text:style-name="T2">./ESP32-S3-Touch-LCD-4.3-Demo/Arduino/libraries/lvgl/src/examples/widgets/led/lv_example_led_1.c</text:span><text:span text:style-name="T2"/></text:p>
      <text:p text:style-name="P1" loext:marker-style-name="T1"><text:span text:style-name="T2">./ESP32-S3-Touch-LCD-4.3-Demo/Arduino/libraries/lvgl/src/examples/widgets/led/lv_example_led_1.py</text:span><text:span text:style-name="T2"/></text:p>
      <text:p text:style-name="P1" loext:marker-style-name="T1"><text:span text:style-name="T2">./ESP32-S3-Touch-LCD-4.3-Demo/Arduino/libraries/lvgl/src/examples/widgets/line</text:span><text:span text:style-name="T2"/></text:p>
      <text:p text:style-name="P1" loext:marker-style-name="T1"><text:span text:style-name="T2">./ESP32-S3-Touch-LCD-4.3-Demo/Arduino/libraries/lvgl/src/examples/widgets/line/index.rst</text:span><text:span text:style-name="T2"/></text:p>
      <text:p text:style-name="P1" loext:marker-style-name="T1"><text:span text:style-name="T2">./ESP32-S3-Touch-LCD-4.3-Demo/Arduino/libraries/lvgl/src/examples/widgets/line/lv_example_line_1.c</text:span><text:span text:style-name="T2"/></text:p>
      <text:p text:style-name="P1" loext:marker-style-name="T1"><text:span text:style-name="T2">./ESP32-S3-Touch-LCD-4.3-Demo/Arduino/libraries/lvgl/src/examples/widgets/line/lv_example_line_1.py</text:span><text:span text:style-name="T2"/></text:p>
      <text:p text:style-name="P1" loext:marker-style-name="T1"><text:span text:style-name="T2">./ESP32-S3-Touch-LCD-4.3-Demo/Arduino/libraries/lvgl/src/examples/widgets/list</text:span><text:span text:style-name="T2"/></text:p>
      <text:p text:style-name="P1" loext:marker-style-name="T1"><text:span text:style-name="T2">./ESP32-S3-Touch-LCD-4.3-Demo/Arduino/libraries/lvgl/src/examples/widgets/list/index.rst</text:span><text:span text:style-name="T2"/></text:p>
      <text:p text:style-name="P1" loext:marker-style-name="T1"><text:span text:style-name="T2">./ESP32-S3-Touch-LCD-4.3-Demo/Arduino/libraries/lvgl/src/examples/widgets/list/lv_example_list_1.c</text:span><text:span text:style-name="T2"/></text:p>
      <text:p text:style-name="P1" loext:marker-style-name="T1"><text:span text:style-name="T2">./ESP32-S3-Touch-LCD-4.3-Demo/Arduino/libraries/lvgl/src/examples/widgets/list/lv_example_list_1.py</text:span><text:span text:style-name="T2"/></text:p>
      <text:p text:style-name="P1" loext:marker-style-name="T1"><text:span text:style-name="T2">./ESP32-S3-Touch-LCD-4.3-Demo/Arduino/libraries/lvgl/src/examples/widgets/list/lv_example_list_2.c</text:span><text:span text:style-name="T2"/></text:p>
      <text:p text:style-name="P1" loext:marker-style-name="T1"><text:span text:style-name="T2">./ESP32-S3-Touch-LCD-4.3-Demo/Arduino/libraries/lvgl/src/examples/widgets/list/lv_example_list_2.py</text:span><text:span text:style-name="T2"/></text:p>
      <text:p text:style-name="P1" loext:marker-style-name="T1"><text:span text:style-name="T2">./ESP32-S3-Touch-LCD-4.3-Demo/Arduino/libraries/lvgl/src/examples/widgets/list/test.py</text:span><text:span text:style-name="T2"/></text:p>
      <text:p text:style-name="P1" loext:marker-style-name="T1"><text:span text:style-name="T2">./ESP32-S3-Touch-LCD-4.3-Demo/Arduino/libraries/lvgl/src/examples/widgets/lv_example_widgets.h</text:span><text:span text:style-name="T2"/></text:p>
      <text:p text:style-name="P1" loext:marker-style-name="T1"><text:span text:style-name="T2">./ESP32-S3-Touch-LCD-4.3-Demo/Arduino/libraries/lvgl/src/examples/widgets/menu</text:span><text:span text:style-name="T2"/></text:p>
      <text:p text:style-name="P1" loext:marker-style-name="T1"><text:span text:style-name="T2">./ESP32-S3-Touch-LCD-4.3-Demo/Arduino/libraries/lvgl/src/examples/widgets/menu/index.rst</text:span><text:span text:style-name="T2"/></text:p>
      <text:p text:style-name="P1" loext:marker-style-name="T1"><text:span text:style-name="T2">./ESP32-S3-Touch-LCD-4.3-Demo/Arduino/libraries/lvgl/src/examples/widgets/menu/lv_example_menu_1.c</text:span><text:span text:style-name="T2"/></text:p>
      <text:p text:style-name="P1" loext:marker-style-name="T1"><text:span text:style-name="T2">./ESP32-S3-Touch-LCD-4.3-Demo/Arduino/libraries/lvgl/src/examples/widgets/menu/lv_example_menu_1.py</text:span><text:span text:style-name="T2"/></text:p>
      <text:p text:style-name="P1" loext:marker-style-name="T1"><text:span text:style-name="T2">./ESP32-S3-Touch-LCD-4.3-Demo/Arduino/libraries/lvgl/src/examples/widgets/menu/lv_example_menu_2.c</text:span><text:span text:style-name="T2"/></text:p>
      <text:p text:style-name="P1" loext:marker-style-name="T1"><text:span text:style-name="T2">./ESP32-S3-Touch-LCD-4.3-Demo/Arduino/libraries/lvgl/src/examples/widgets/menu/lv_example_menu_2.py</text:span><text:span text:style-name="T2"/></text:p>
      <text:p text:style-name="P1" loext:marker-style-name="T1"><text:span text:style-name="T2">./ESP32-S3-Touch-LCD-4.3-Demo/Arduino/libraries/lvgl/src/examples/widgets/menu/lv_example_menu_3.c</text:span><text:span text:style-name="T2"/></text:p>
      <text:p text:style-name="P1" loext:marker-style-name="T1"><text:span text:style-name="T2">./ESP32-S3-Touch-LCD-4.3-Demo/Arduino/libraries/lvgl/src/examples/widgets/menu/lv_example_menu_3.py</text:span><text:span text:style-name="T2"/></text:p>
      <text:p text:style-name="P1" loext:marker-style-name="T1"><text:span text:style-name="T2">./ESP32-S3-Touch-LCD-4.3-Demo/Arduino/libraries/lvgl/src/examples/widgets/menu/lv_example_menu_4.c</text:span><text:span text:style-name="T2"/></text:p>
      <text:p text:style-name="P1" loext:marker-style-name="T1"><text:span text:style-name="T2">./ESP32-S3-Touch-LCD-4.3-Demo/Arduino/libraries/lvgl/src/examples/widgets/menu/lv_example_menu_4.py</text:span><text:span text:style-name="T2"/></text:p>
      <text:p text:style-name="P1" loext:marker-style-name="T1"><text:span text:style-name="T2">./ESP32-S3-Touch-LCD-4.3-Demo/Arduino/libraries/lvgl/src/examples/widgets/menu/lv_example_menu_5.c</text:span><text:span text:style-name="T2"/></text:p>
      <text:p text:style-name="P1" loext:marker-style-name="T1"><text:span text:style-name="T2">./ESP32-S3-Touch-LCD-4.3-Demo/Arduino/libraries/lvgl/src/examples/widgets/meter</text:span><text:span text:style-name="T2"/></text:p>
      <text:p text:style-name="P1" loext:marker-style-name="T1"><text:span text:style-name="T2">./ESP32-S3-Touch-LCD-4.3-Demo/Arduino/libraries/lvgl/src/examples/widgets/meter/index.rst</text:span><text:span text:style-name="T2"/></text:p>
      <text:p text:style-name="P1" loext:marker-style-name="T1"><text:span text:style-name="T2">./ESP32-S3-Touch-LCD-4.3-Demo/Arduino/libraries/lvgl/src/examples/widgets/meter/lv_example_meter_1.c</text:span><text:span text:style-name="T2"/></text:p>
      <text:p text:style-name="P1" loext:marker-style-name="T1"><text:span text:style-name="T2">./ESP32-S3-Touch-LCD-4.3-Demo/Arduino/libraries/lvgl/src/examples/widgets/meter/lv_example_meter_1.py</text:span><text:span text:style-name="T2"/></text:p>
      <text:p text:style-name="P1" loext:marker-style-name="T1"><text:span text:style-name="T2">./ESP32-S3-Touch-LCD-4.3-Demo/Arduino/libraries/lvgl/src/examples/widgets/meter/lv_example_meter_2.c</text:span><text:span text:style-name="T2"/></text:p>
      <text:p text:style-name="P1" loext:marker-style-name="T1"><text:span text:style-name="T2">./ESP32-S3-Touch-LCD-4.3-Demo/Arduino/libraries/lvgl/src/examples/widgets/meter/lv_example_meter_2.py</text:span><text:span text:style-name="T2"/></text:p>
      <text:p text:style-name="P1" loext:marker-style-name="T1"><text:span text:style-name="T2">./ESP32-S3-Touch-LCD-4.3-Demo/Arduino/libraries/lvgl/src/examples/widgets/meter/lv_example_meter_3.c</text:span><text:span text:style-name="T2"/></text:p>
      <text:p text:style-name="P1" loext:marker-style-name="T1"><text:span text:style-name="T2">./ESP32-S3-Touch-LCD-4.3-Demo/Arduino/libraries/lvgl/src/examples/widgets/meter/lv_example_meter_3.py</text:span><text:span text:style-name="T2"/></text:p>
      <text:p text:style-name="P1" loext:marker-style-name="T1"><text:span text:style-name="T2">./ESP32-S3-Touch-LCD-4.3-Demo/Arduino/libraries/lvgl/src/examples/widgets/meter/lv_example_meter_4.c</text:span><text:span text:style-name="T2"/></text:p>
      <text:p text:style-name="P1" loext:marker-style-name="T1"><text:span text:style-name="T2">./ESP32-S3-Touch-LCD-4.3-Demo/Arduino/libraries/lvgl/src/examples/widgets/meter/lv_example_meter_4.py</text:span><text:span text:style-name="T2"/></text:p>
      <text:p text:style-name="P1" loext:marker-style-name="T1"><text:span text:style-name="T2">./ESP32-S3-Touch-LCD-4.3-Demo/Arduino/libraries/lvgl/src/examples/widgets/msgbox</text:span><text:span text:style-name="T2"/></text:p>
      <text:p text:style-name="P1" loext:marker-style-name="T1"><text:span text:style-name="T2">./ESP32-S3-Touch-LCD-4.3-Demo/Arduino/libraries/lvgl/src/examples/widgets/msgbox/index.rst</text:span><text:span text:style-name="T2"/></text:p>
      <text:p text:style-name="P1" loext:marker-style-name="T1"><text:span text:style-name="T2">./ESP32-S3-Touch-LCD-4.3-Demo/Arduino/libraries/lvgl/src/examples/widgets/msgbox/lv_example_msgbox_1.c</text:span><text:span text:style-name="T2"/></text:p>
      <text:p text:style-name="P1" loext:marker-style-name="T1"><text:span text:style-name="T2">./ESP32-S3-Touch-LCD-4.3-Demo/Arduino/libraries/lvgl/src/examples/widgets/msgbox/lv_example_msgbox_1.py</text:span><text:span text:style-name="T2"/></text:p>
      <text:p text:style-name="P1" loext:marker-style-name="T1"><text:span text:style-name="T2">./ESP32-S3-Touch-LCD-4.3-Demo/Arduino/libraries/lvgl/src/examples/widgets/obj</text:span><text:span text:style-name="T2"/></text:p>
      <text:p text:style-name="P1" loext:marker-style-name="T1"><text:span text:style-name="T2">./ESP32-S3-Touch-LCD-4.3-Demo/Arduino/libraries/lvgl/src/examples/widgets/obj/index.rst</text:span><text:span text:style-name="T2"/></text:p>
      <text:p text:style-name="P1" loext:marker-style-name="T1"><text:span text:style-name="T2">./ESP32-S3-Touch-LCD-4.3-Demo/Arduino/libraries/lvgl/src/examples/widgets/obj/lv_example_obj_1.c</text:span><text:span text:style-name="T2"/></text:p>
      <text:p text:style-name="P1" loext:marker-style-name="T1"><text:span text:style-name="T2">./ESP32-S3-Touch-LCD-4.3-Demo/Arduino/libraries/lvgl/src/examples/widgets/obj/lv_example_obj_1.py</text:span><text:span text:style-name="T2"/></text:p>
      <text:p text:style-name="P1" loext:marker-style-name="T1"><text:span text:style-name="T2">./ESP32-S3-Touch-LCD-4.3-Demo/Arduino/libraries/lvgl/src/examples/widgets/obj/lv_example_obj_2.c</text:span><text:span text:style-name="T2"/></text:p>
      <text:p text:style-name="P1" loext:marker-style-name="T1"><text:span text:style-name="T2">./ESP32-S3-Touch-LCD-4.3-Demo/Arduino/libraries/lvgl/src/examples/widgets/obj/lv_example_obj_2.py</text:span><text:span text:style-name="T2"/></text:p>
      <text:p text:style-name="P1" loext:marker-style-name="T1"><text:span text:style-name="T2">./ESP32-S3-Touch-LCD-4.3-Demo/Arduino/libraries/lvgl/src/examples/widgets/roller</text:span><text:span text:style-name="T2"/></text:p>
      <text:p text:style-name="P1" loext:marker-style-name="T1"><text:span text:style-name="T2">./ESP32-S3-Touch-LCD-4.3-Demo/Arduino/libraries/lvgl/src/examples/widgets/roller/index.rst</text:span><text:span text:style-name="T2"/></text:p>
      <text:p text:style-name="P1" loext:marker-style-name="T1"><text:span text:style-name="T2">./ESP32-S3-Touch-LCD-4.3-Demo/Arduino/libraries/lvgl/src/examples/widgets/roller/lv_example_roller_1.c</text:span><text:span text:style-name="T2"/></text:p>
      <text:p text:style-name="P1" loext:marker-style-name="T1"><text:span text:style-name="T2">./ESP32-S3-Touch-LCD-4.3-Demo/Arduino/libraries/lvgl/src/examples/widgets/roller/lv_example_roller_1.py</text:span><text:span text:style-name="T2"/></text:p>
      <text:p text:style-name="P1" loext:marker-style-name="T1"><text:span text:style-name="T2">./ESP32-S3-Touch-LCD-4.3-Demo/Arduino/libraries/lvgl/src/examples/widgets/roller/lv_example_roller_2.c</text:span><text:span text:style-name="T2"/></text:p>
      <text:p text:style-name="P1" loext:marker-style-name="T1"><text:span text:style-name="T2">./ESP32-S3-Touch-LCD-4.3-Demo/Arduino/libraries/lvgl/src/examples/widgets/roller/lv_example_roller_2.py</text:span><text:span text:style-name="T2"/></text:p>
      <text:p text:style-name="P1" loext:marker-style-name="T1"><text:span text:style-name="T2">./ESP32-S3-Touch-LCD-4.3-Demo/Arduino/libraries/lvgl/src/examples/widgets/roller/lv_example_roller_3.c</text:span><text:span text:style-name="T2"/></text:p>
      <text:p text:style-name="P1" loext:marker-style-name="T1"><text:span text:style-name="T2">./ESP32-S3-Touch-LCD-4.3-Demo/Arduino/libraries/lvgl/src/examples/widgets/roller/lv_example_roller_3.py</text:span><text:span text:style-name="T2"/></text:p>
      <text:p text:style-name="P1" loext:marker-style-name="T1"><text:span text:style-name="T2">./ESP32-S3-Touch-LCD-4.3-Demo/Arduino/libraries/lvgl/src/examples/widgets/slider</text:span><text:span text:style-name="T2"/></text:p>
      <text:p text:style-name="P1" loext:marker-style-name="T1"><text:span text:style-name="T2">./ESP32-S3-Touch-LCD-4.3-Demo/Arduino/libraries/lvgl/src/examples/widgets/slider/index.rst</text:span><text:span text:style-name="T2"/></text:p>
      <text:p text:style-name="P1" loext:marker-style-name="T1"><text:soft-page-break/><text:span text:style-name="T2">./ESP32-S3-Touch-LCD-4.3-Demo/Arduino/libraries/lvgl/src/examples/widgets/slider/lv_example_slider_1.c</text:span><text:span text:style-name="T2"/></text:p>
      <text:p text:style-name="P1" loext:marker-style-name="T1"><text:span text:style-name="T2">./ESP32-S3-Touch-LCD-4.3-Demo/Arduino/libraries/lvgl/src/examples/widgets/slider/lv_example_slider_1.py</text:span><text:span text:style-name="T2"/></text:p>
      <text:p text:style-name="P1" loext:marker-style-name="T1"><text:span text:style-name="T2">./ESP32-S3-Touch-LCD-4.3-Demo/Arduino/libraries/lvgl/src/examples/widgets/slider/lv_example_slider_2.c</text:span><text:span text:style-name="T2"/></text:p>
      <text:p text:style-name="P1" loext:marker-style-name="T1"><text:span text:style-name="T2">./ESP32-S3-Touch-LCD-4.3-Demo/Arduino/libraries/lvgl/src/examples/widgets/slider/lv_example_slider_2.py</text:span><text:span text:style-name="T2"/></text:p>
      <text:p text:style-name="P1" loext:marker-style-name="T1"><text:span text:style-name="T2">./ESP32-S3-Touch-LCD-4.3-Demo/Arduino/libraries/lvgl/src/examples/widgets/slider/lv_example_slider_3.c</text:span><text:span text:style-name="T2"/></text:p>
      <text:p text:style-name="P1" loext:marker-style-name="T1"><text:span text:style-name="T2">./ESP32-S3-Touch-LCD-4.3-Demo/Arduino/libraries/lvgl/src/examples/widgets/slider/lv_example_slider_3.py</text:span><text:span text:style-name="T2"/></text:p>
      <text:p text:style-name="P1" loext:marker-style-name="T1"><text:span text:style-name="T2">./ESP32-S3-Touch-LCD-4.3-Demo/Arduino/libraries/lvgl/src/examples/widgets/span</text:span><text:span text:style-name="T2"/></text:p>
      <text:p text:style-name="P1" loext:marker-style-name="T1"><text:span text:style-name="T2">./ESP32-S3-Touch-LCD-4.3-Demo/Arduino/libraries/lvgl/src/examples/widgets/span/index.rst</text:span><text:span text:style-name="T2"/></text:p>
      <text:p text:style-name="P1" loext:marker-style-name="T1"><text:span text:style-name="T2">./ESP32-S3-Touch-LCD-4.3-Demo/Arduino/libraries/lvgl/src/examples/widgets/span/lv_example_span_1.c</text:span><text:span text:style-name="T2"/></text:p>
      <text:p text:style-name="P1" loext:marker-style-name="T1"><text:span text:style-name="T2">./ESP32-S3-Touch-LCD-4.3-Demo/Arduino/libraries/lvgl/src/examples/widgets/span/lv_example_span_1.py</text:span><text:span text:style-name="T2"/></text:p>
      <text:p text:style-name="P1" loext:marker-style-name="T1"><text:span text:style-name="T2">./ESP32-S3-Touch-LCD-4.3-Demo/Arduino/libraries/lvgl/src/examples/widgets/spinbox</text:span><text:span text:style-name="T2"/></text:p>
      <text:p text:style-name="P1" loext:marker-style-name="T1"><text:span text:style-name="T2">./ESP32-S3-Touch-LCD-4.3-Demo/Arduino/libraries/lvgl/src/examples/widgets/spinbox/index.rst</text:span><text:span text:style-name="T2"/></text:p>
      <text:p text:style-name="P1" loext:marker-style-name="T1"><text:span text:style-name="T2">./ESP32-S3-Touch-LCD-4.3-Demo/Arduino/libraries/lvgl/src/examples/widgets/spinbox/lv_example_spinbox_1.c</text:span><text:span text:style-name="T2"/></text:p>
      <text:p text:style-name="P1" loext:marker-style-name="T1"><text:span text:style-name="T2">./ESP32-S3-Touch-LCD-4.3-Demo/Arduino/libraries/lvgl/src/examples/widgets/spinbox/lv_example_spinbox_1.py</text:span><text:span text:style-name="T2"/></text:p>
      <text:p text:style-name="P1" loext:marker-style-name="T1"><text:span text:style-name="T2">./ESP32-S3-Touch-LCD-4.3-Demo/Arduino/libraries/lvgl/src/examples/widgets/spinner</text:span><text:span text:style-name="T2"/></text:p>
      <text:p text:style-name="P1" loext:marker-style-name="T1"><text:span text:style-name="T2">./ESP32-S3-Touch-LCD-4.3-Demo/Arduino/libraries/lvgl/src/examples/widgets/spinner/index.rst</text:span><text:span text:style-name="T2"/></text:p>
      <text:p text:style-name="P1" loext:marker-style-name="T1"><text:span text:style-name="T2">./ESP32-S3-Touch-LCD-4.3-Demo/Arduino/libraries/lvgl/src/examples/widgets/spinner/lv_example_spinner_1.c</text:span><text:span text:style-name="T2"/></text:p>
      <text:p text:style-name="P1" loext:marker-style-name="T1"><text:span text:style-name="T2">./ESP32-S3-Touch-LCD-4.3-Demo/Arduino/libraries/lvgl/src/examples/widgets/spinner/lv_example_spinner_1.py</text:span><text:span text:style-name="T2"/></text:p>
      <text:p text:style-name="P1" loext:marker-style-name="T1"><text:span text:style-name="T2">./ESP32-S3-Touch-LCD-4.3-Demo/Arduino/libraries/lvgl/src/examples/widgets/switch</text:span><text:span text:style-name="T2"/></text:p>
      <text:p text:style-name="P1" loext:marker-style-name="T1"><text:span text:style-name="T2">./ESP32-S3-Touch-LCD-4.3-Demo/Arduino/libraries/lvgl/src/examples/widgets/switch/index.rst</text:span><text:span text:style-name="T2"/></text:p>
      <text:p text:style-name="P1" loext:marker-style-name="T1"><text:span text:style-name="T2">./ESP32-S3-Touch-LCD-4.3-Demo/Arduino/libraries/lvgl/src/examples/widgets/switch/lv_example_switch_1.c</text:span><text:span text:style-name="T2"/></text:p>
      <text:p text:style-name="P1" loext:marker-style-name="T1"><text:span text:style-name="T2">./ESP32-S3-Touch-LCD-4.3-Demo/Arduino/libraries/lvgl/src/examples/widgets/switch/lv_example_switch_1.py</text:span><text:span text:style-name="T2"/></text:p>
      <text:p text:style-name="P1" loext:marker-style-name="T1"><text:span text:style-name="T2">./ESP32-S3-Touch-LCD-4.3-Demo/Arduino/libraries/lvgl/src/examples/widgets/table</text:span><text:span text:style-name="T2"/></text:p>
      <text:p text:style-name="P1" loext:marker-style-name="T1"><text:span text:style-name="T2">./ESP32-S3-Touch-LCD-4.3-Demo/Arduino/libraries/lvgl/src/examples/widgets/table/index.rst</text:span><text:span text:style-name="T2"/></text:p>
      <text:p text:style-name="P1" loext:marker-style-name="T1"><text:span text:style-name="T2">./ESP32-S3-Touch-LCD-4.3-Demo/Arduino/libraries/lvgl/src/examples/widgets/table/lv_example_table_1.c</text:span><text:span text:style-name="T2"/></text:p>
      <text:p text:style-name="P1" loext:marker-style-name="T1"><text:span text:style-name="T2">./ESP32-S3-Touch-LCD-4.3-Demo/Arduino/libraries/lvgl/src/examples/widgets/table/lv_example_table_1.py</text:span><text:span text:style-name="T2"/></text:p>
      <text:p text:style-name="P1" loext:marker-style-name="T1"><text:span text:style-name="T2">./ESP32-S3-Touch-LCD-4.3-Demo/Arduino/libraries/lvgl/src/examples/widgets/table/lv_example_table_2.c</text:span><text:span text:style-name="T2"/></text:p>
      <text:p text:style-name="P1" loext:marker-style-name="T1"><text:span text:style-name="T2">./ESP32-S3-Touch-LCD-4.3-Demo/Arduino/libraries/lvgl/src/examples/widgets/table/lv_example_table_2.py</text:span><text:span text:style-name="T2"/></text:p>
      <text:p text:style-name="P1" loext:marker-style-name="T1"><text:span text:style-name="T2">./ESP32-S3-Touch-LCD-4.3-Demo/Arduino/libraries/lvgl/src/examples/widgets/tabview</text:span><text:span text:style-name="T2"/></text:p>
      <text:p text:style-name="P1" loext:marker-style-name="T1"><text:span text:style-name="T2">./ESP32-S3-Touch-LCD-4.3-Demo/Arduino/libraries/lvgl/src/examples/widgets/tabview/index.rst</text:span><text:span text:style-name="T2"/></text:p>
      <text:p text:style-name="P1" loext:marker-style-name="T1"><text:span text:style-name="T2">./ESP32-S3-Touch-LCD-4.3-Demo/Arduino/libraries/lvgl/src/examples/widgets/tabview/lv_example_tabview_1.c</text:span><text:span text:style-name="T2"/></text:p>
      <text:p text:style-name="P1" loext:marker-style-name="T1"><text:span text:style-name="T2">./ESP32-S3-Touch-LCD-4.3-Demo/Arduino/libraries/lvgl/src/examples/widgets/tabview/lv_example_tabview_1.py</text:span><text:span text:style-name="T2"/></text:p>
      <text:p text:style-name="P1" loext:marker-style-name="T1"><text:span text:style-name="T2">./ESP32-S3-Touch-LCD-4.3-Demo/Arduino/libraries/lvgl/src/examples/widgets/tabview/lv_example_tabview_2.c</text:span><text:span text:style-name="T2"/></text:p>
      <text:p text:style-name="P1" loext:marker-style-name="T1"><text:span text:style-name="T2">./ESP32-S3-Touch-LCD-4.3-Demo/Arduino/libraries/lvgl/src/examples/widgets/tabview/lv_example_tabview_2.py</text:span><text:span text:style-name="T2"/></text:p>
      <text:p text:style-name="P1" loext:marker-style-name="T1"><text:span text:style-name="T2">./ESP32-S3-Touch-LCD-4.3-Demo/Arduino/libraries/lvgl/src/examples/widgets/textarea</text:span><text:span text:style-name="T2"/></text:p>
      <text:p text:style-name="P1" loext:marker-style-name="T1"><text:span text:style-name="T2">./ESP32-S3-Touch-LCD-4.3-Demo/Arduino/libraries/lvgl/src/examples/widgets/textarea/index.rst</text:span><text:span text:style-name="T2"/></text:p>
      <text:p text:style-name="P1" loext:marker-style-name="T1"><text:span text:style-name="T2">./ESP32-S3-Touch-LCD-4.3-Demo/Arduino/libraries/lvgl/src/examples/widgets/textarea/lv_example_textarea_1.c</text:span><text:span text:style-name="T2"/></text:p>
      <text:p text:style-name="P1" loext:marker-style-name="T1"><text:span text:style-name="T2">./ESP32-S3-Touch-LCD-4.3-Demo/Arduino/libraries/lvgl/src/examples/widgets/textarea/lv_example_textarea_1.py</text:span><text:span text:style-name="T2"/></text:p>
      <text:p text:style-name="P1" loext:marker-style-name="T1"><text:span text:style-name="T2">./ESP32-S3-Touch-LCD-4.3-Demo/Arduino/libraries/lvgl/src/examples/widgets/textarea/lv_example_textarea_2.c</text:span><text:span text:style-name="T2"/></text:p>
      <text:p text:style-name="P1" loext:marker-style-name="T1"><text:span text:style-name="T2">./ESP32-S3-Touch-LCD-4.3-Demo/Arduino/libraries/lvgl/src/examples/widgets/textarea/lv_example_textarea_2.py</text:span><text:span text:style-name="T2"/></text:p>
      <text:p text:style-name="P1" loext:marker-style-name="T1"><text:span text:style-name="T2">./ESP32-S3-Touch-LCD-4.3-Demo/Arduino/libraries/lvgl/src/examples/widgets/textarea/lv_example_textarea_3.c</text:span><text:span text:style-name="T2"/></text:p>
      <text:p text:style-name="P1" loext:marker-style-name="T1"><text:span text:style-name="T2">./ESP32-S3-Touch-LCD-4.3-Demo/Arduino/libraries/lvgl/src/examples/widgets/textarea/lv_example_textarea_3.py</text:span><text:span text:style-name="T2"/></text:p>
      <text:p text:style-name="P1" loext:marker-style-name="T1"><text:span text:style-name="T2">./ESP32-S3-Touch-LCD-4.3-Demo/Arduino/libraries/lvgl/src/examples/widgets/tileview</text:span><text:span text:style-name="T2"/></text:p>
      <text:p text:style-name="P1" loext:marker-style-name="T1"><text:span text:style-name="T2">./ESP32-S3-Touch-LCD-4.3-Demo/Arduino/libraries/lvgl/src/examples/widgets/tileview/index.rst</text:span><text:span text:style-name="T2"/></text:p>
      <text:p text:style-name="P1" loext:marker-style-name="T1"><text:span text:style-name="T2">./ESP32-S3-Touch-LCD-4.3-Demo/Arduino/libraries/lvgl/src/examples/widgets/tileview/lv_example_tileview_1.c</text:span><text:span text:style-name="T2"/></text:p>
      <text:p text:style-name="P1" loext:marker-style-name="T1"><text:span text:style-name="T2">./ESP32-S3-Touch-LCD-4.3-Demo/Arduino/libraries/lvgl/src/examples/widgets/tileview/lv_example_tileview_1.py</text:span><text:span text:style-name="T2"/></text:p>
      <text:p text:style-name="P1" loext:marker-style-name="T1"><text:span text:style-name="T2">./ESP32-S3-Touch-LCD-4.3-Demo/Arduino/libraries/lvgl/src/examples/widgets/win</text:span><text:span text:style-name="T2"/></text:p>
      <text:p text:style-name="P1" loext:marker-style-name="T1"><text:span text:style-name="T2">./ESP32-S3-Touch-LCD-4.3-Demo/Arduino/libraries/lvgl/src/examples/widgets/win/index.rst</text:span><text:span text:style-name="T2"/></text:p>
      <text:p text:style-name="P1" loext:marker-style-name="T1"><text:span text:style-name="T2">./ESP32-S3-Touch-LCD-4.3-Demo/Arduino/libraries/lvgl/src/examples/widgets/win/lv_example_win_1.c</text:span><text:span text:style-name="T2"/></text:p>
      <text:p text:style-name="P1" loext:marker-style-name="T1"><text:span text:style-name="T2">./ESP32-S3-Touch-LCD-4.3-Demo/Arduino/libraries/lvgl/src/examples/widgets/win/lv_example_win_1.py</text:span><text:span text:style-name="T2"/></text:p>
      <text:p text:style-name="P1" loext:marker-style-name="T1"><text:span text:style-name="T2">./ESP32-S3-Touch-LCD-4.3-Demo/Arduino/libraries/lvgl/src/extra</text:span><text:span text:style-name="T2"/></text:p>
      <text:p text:style-name="P1" loext:marker-style-name="T1"><text:span text:style-name="T2">./ESP32-S3-Touch-LCD-4.3-Demo/Arduino/libraries/lvgl/src/extra/layouts</text:span><text:span text:style-name="T2"/></text:p>
      <text:p text:style-name="P1" loext:marker-style-name="T1"><text:span text:style-name="T2">./ESP32-S3-Touch-LCD-4.3-Demo/Arduino/libraries/lvgl/src/extra/layouts/flex</text:span><text:span text:style-name="T2"/></text:p>
      <text:p text:style-name="P1" loext:marker-style-name="T1"><text:span text:style-name="T2">./ESP32-S3-Touch-LCD-4.3-Demo/Arduino/libraries/lvgl/src/extra/layouts/flex/lv_flex.c</text:span><text:span text:style-name="T2"/></text:p>
      <text:p text:style-name="P1" loext:marker-style-name="T1"><text:span text:style-name="T2">./ESP32-S3-Touch-LCD-4.3-Demo/Arduino/libraries/lvgl/src/extra/layouts/flex/lv_flex.h</text:span><text:span text:style-name="T2"/></text:p>
      <text:p text:style-name="P1" loext:marker-style-name="T1"><text:span text:style-name="T2">./ESP32-S3-Touch-LCD-4.3-Demo/Arduino/libraries/lvgl/src/extra/layouts/grid</text:span><text:span text:style-name="T2"/></text:p>
      <text:p text:style-name="P1" loext:marker-style-name="T1"><text:span text:style-name="T2">./ESP32-S3-Touch-LCD-4.3-Demo/Arduino/libraries/lvgl/src/extra/layouts/grid/lv_grid.c</text:span><text:span text:style-name="T2"/></text:p>
      <text:p text:style-name="P1" loext:marker-style-name="T1"><text:span text:style-name="T2">./ESP32-S3-Touch-LCD-4.3-Demo/Arduino/libraries/lvgl/src/extra/layouts/grid/lv_grid.h</text:span><text:span text:style-name="T2"/></text:p>
      <text:p text:style-name="P1" loext:marker-style-name="T1"><text:span text:style-name="T2">./ESP32-S3-Touch-LCD-4.3-Demo/Arduino/libraries/lvgl/src/extra/layouts/lv_layouts.h</text:span><text:span text:style-name="T2"/></text:p>
      <text:p text:style-name="P1" loext:marker-style-name="T1"><text:span text:style-name="T2">./ESP32-S3-Touch-LCD-4.3-Demo/Arduino/libraries/lvgl/src/extra/libs</text:span><text:span text:style-name="T2"/></text:p>
      <text:p text:style-name="P1" loext:marker-style-name="T1"><text:span text:style-name="T2">./ESP32-S3-Touch-LCD-4.3-Demo/Arduino/libraries/lvgl/src/extra/libs/bmp</text:span><text:span text:style-name="T2"/></text:p>
      <text:p text:style-name="P1" loext:marker-style-name="T1"><text:span text:style-name="T2">./ESP32-S3-Touch-LCD-4.3-Demo/Arduino/libraries/lvgl/src/extra/libs/bmp/lv_bmp.c</text:span><text:span text:style-name="T2"/></text:p>
      <text:p text:style-name="P1" loext:marker-style-name="T1"><text:span text:style-name="T2">./ESP32-S3-Touch-LCD-4.3-Demo/Arduino/libraries/lvgl/src/extra/libs/bmp/lv_bmp.h</text:span><text:span text:style-name="T2"/></text:p>
      <text:p text:style-name="P1" loext:marker-style-name="T1"><text:span text:style-name="T2">./ESP32-S3-Touch-LCD-4.3-Demo/Arduino/libraries/lvgl/src/extra/libs/ffmpeg</text:span><text:span text:style-name="T2"/></text:p>
      <text:p text:style-name="P1" loext:marker-style-name="T1"><text:span text:style-name="T2">./ESP32-S3-Touch-LCD-4.3-Demo/Arduino/libraries/lvgl/src/extra/libs/ffmpeg/lv_ffmpeg.c</text:span><text:span text:style-name="T2"/></text:p>
      <text:p text:style-name="P1" loext:marker-style-name="T1"><text:span text:style-name="T2">./ESP32-S3-Touch-LCD-4.3-Demo/Arduino/libraries/lvgl/src/extra/libs/ffmpeg/lv_ffmpeg.h</text:span><text:span text:style-name="T2"/></text:p>
      <text:p text:style-name="P1" loext:marker-style-name="T1"><text:span text:style-name="T2">./ESP32-S3-Touch-LCD-4.3-Demo/Arduino/libraries/lvgl/src/extra/libs/freetype</text:span><text:span text:style-name="T2"/></text:p>
      <text:p text:style-name="P1" loext:marker-style-name="T1"><text:span text:style-name="T2">./ESP32-S3-Touch-LCD-4.3-Demo/Arduino/libraries/lvgl/src/extra/libs/freetype/arial.ttf</text:span><text:span text:style-name="T2"/></text:p>
      <text:p text:style-name="P1" loext:marker-style-name="T1"><text:span text:style-name="T2">./ESP32-S3-Touch-LCD-4.3-Demo/Arduino/libraries/lvgl/src/extra/libs/freetype/lv_freetype.c</text:span><text:span text:style-name="T2"/></text:p>
      <text:p text:style-name="P1" loext:marker-style-name="T1"><text:span text:style-name="T2">./ESP32-S3-Touch-LCD-4.3-Demo/Arduino/libraries/lvgl/src/extra/libs/freetype/lv_freetype.h</text:span><text:span text:style-name="T2"/></text:p>
      <text:p text:style-name="P1" loext:marker-style-name="T1"><text:span text:style-name="T2">./ESP32-S3-Touch-LCD-4.3-Demo/Arduino/libraries/lvgl/src/extra/libs/fsdrv</text:span><text:span text:style-name="T2"/></text:p>
      <text:p text:style-name="P1" loext:marker-style-name="T1"><text:span text:style-name="T2">./ESP32-S3-Touch-LCD-4.3-Demo/Arduino/libraries/lvgl/src/extra/libs/fsdrv/lv_fsdrv.h</text:span><text:span text:style-name="T2"/></text:p>
      <text:p text:style-name="P1" loext:marker-style-name="T1"><text:span text:style-name="T2">./ESP32-S3-Touch-LCD-4.3-Demo/Arduino/libraries/lvgl/src/extra/libs/fsdrv/lv_fs_fatfs.c</text:span><text:span text:style-name="T2"/></text:p>
      <text:p text:style-name="P1" loext:marker-style-name="T1"><text:span text:style-name="T2">./ESP32-S3-Touch-LCD-4.3-Demo/Arduino/libraries/lvgl/src/extra/libs/fsdrv/lv_fs_littlefs.c</text:span><text:span text:style-name="T2"/></text:p>
      <text:p text:style-name="P1" loext:marker-style-name="T1"><text:span text:style-name="T2">./ESP32-S3-Touch-LCD-4.3-Demo/Arduino/libraries/lvgl/src/extra/libs/fsdrv/lv_fs_posix.c</text:span><text:span text:style-name="T2"/></text:p>
      <text:p text:style-name="P1" loext:marker-style-name="T1"><text:span text:style-name="T2">./ESP32-S3-Touch-LCD-4.3-Demo/Arduino/libraries/lvgl/src/extra/libs/fsdrv/lv_fs_stdio.c</text:span><text:span text:style-name="T2"/></text:p>
      <text:p text:style-name="P1" loext:marker-style-name="T1"><text:span text:style-name="T2">./ESP32-S3-Touch-LCD-4.3-Demo/Arduino/libraries/lvgl/src/extra/libs/fsdrv/lv_fs_win32.c</text:span><text:span text:style-name="T2"/></text:p>
      <text:p text:style-name="P1" loext:marker-style-name="T1"><text:span text:style-name="T2">./ESP32-S3-Touch-LCD-4.3-Demo/Arduino/libraries/lvgl/src/extra/libs/gif</text:span><text:span text:style-name="T2"/></text:p>
      <text:p text:style-name="P1" loext:marker-style-name="T1"><text:span text:style-name="T2">./ESP32-S3-Touch-LCD-4.3-Demo/Arduino/libraries/lvgl/src/extra/libs/gif/gifdec.c</text:span><text:span text:style-name="T2"/></text:p>
      <text:p text:style-name="P1" loext:marker-style-name="T1"><text:span text:style-name="T2">./ESP32-S3-Touch-LCD-4.3-Demo/Arduino/libraries/lvgl/src/extra/libs/gif/gifdec.h</text:span><text:span text:style-name="T2"/></text:p>
      <text:p text:style-name="P1" loext:marker-style-name="T1"><text:span text:style-name="T2">./ESP32-S3-Touch-LCD-4.3-Demo/Arduino/libraries/lvgl/src/extra/libs/gif/lv_gif.c</text:span><text:span text:style-name="T2"/></text:p>
      <text:p text:style-name="P1" loext:marker-style-name="T1"><text:span text:style-name="T2">./ESP32-S3-Touch-LCD-4.3-Demo/Arduino/libraries/lvgl/src/extra/libs/gif/lv_gif.h</text:span><text:span text:style-name="T2"/></text:p>
      <text:p text:style-name="P1" loext:marker-style-name="T1"><text:span text:style-name="T2">./ESP32-S3-Touch-LCD-4.3-Demo/Arduino/libraries/lvgl/src/extra/libs/lv_libs.h</text:span><text:span text:style-name="T2"/></text:p>
      <text:p text:style-name="P1" loext:marker-style-name="T1"><text:span text:style-name="T2">./ESP32-S3-Touch-LCD-4.3-Demo/Arduino/libraries/lvgl/src/extra/libs/png</text:span><text:span text:style-name="T2"/></text:p>
      <text:p text:style-name="P1" loext:marker-style-name="T1"><text:span text:style-name="T2">./ESP32-S3-Touch-LCD-4.3-Demo/Arduino/libraries/lvgl/src/extra/libs/png/lodepng.c</text:span><text:span text:style-name="T2"/></text:p>
      <text:p text:style-name="P1" loext:marker-style-name="T1"><text:span text:style-name="T2">./ESP32-S3-Touch-LCD-4.3-Demo/Arduino/libraries/lvgl/src/extra/libs/png/lodepng.h</text:span><text:span text:style-name="T2"/></text:p>
      <text:p text:style-name="P1" loext:marker-style-name="T1"><text:span text:style-name="T2">./ESP32-S3-Touch-LCD-4.3-Demo/Arduino/libraries/lvgl/src/extra/libs/png/lv_png.c</text:span><text:span text:style-name="T2"/></text:p>
      <text:p text:style-name="P1" loext:marker-style-name="T1"><text:span text:style-name="T2">./ESP32-S3-Touch-LCD-4.3-Demo/Arduino/libraries/lvgl/src/extra/libs/png/lv_png.h</text:span><text:span text:style-name="T2"/></text:p>
      <text:p text:style-name="P1" loext:marker-style-name="T1"><text:span text:style-name="T2">./ESP32-S3-Touch-LCD-4.3-Demo/Arduino/libraries/lvgl/src/extra/libs/qrcode</text:span><text:span text:style-name="T2"/></text:p>
      <text:p text:style-name="P1" loext:marker-style-name="T1"><text:span text:style-name="T2">./ESP32-S3-Touch-LCD-4.3-Demo/Arduino/libraries/lvgl/src/extra/libs/qrcode/lv_qrcode.c</text:span><text:span text:style-name="T2"/></text:p>
      <text:p text:style-name="P1" loext:marker-style-name="T1"><text:span text:style-name="T2">./ESP32-S3-Touch-LCD-4.3-Demo/Arduino/libraries/lvgl/src/extra/libs/qrcode/lv_qrcode.h</text:span><text:span text:style-name="T2"/></text:p>
      <text:p text:style-name="P1" loext:marker-style-name="T1"><text:soft-page-break/><text:span text:style-name="T2">./ESP32-S3-Touch-LCD-4.3-Demo/Arduino/libraries/lvgl/src/extra/libs/qrcode/qrcodegen.c</text:span><text:span text:style-name="T2"/></text:p>
      <text:p text:style-name="P1" loext:marker-style-name="T1"><text:span text:style-name="T2">./ESP32-S3-Touch-LCD-4.3-Demo/Arduino/libraries/lvgl/src/extra/libs/qrcode/qrcodegen.h</text:span><text:span text:style-name="T2"/></text:p>
      <text:p text:style-name="P1" loext:marker-style-name="T1"><text:span text:style-name="T2">./ESP32-S3-Touch-LCD-4.3-Demo/Arduino/libraries/lvgl/src/extra/libs/rlottie</text:span><text:span text:style-name="T2"/></text:p>
      <text:p text:style-name="P1" loext:marker-style-name="T1"><text:span text:style-name="T2">./ESP32-S3-Touch-LCD-4.3-Demo/Arduino/libraries/lvgl/src/extra/libs/rlottie/lv_rlottie.c</text:span><text:span text:style-name="T2"/></text:p>
      <text:p text:style-name="P1" loext:marker-style-name="T1"><text:span text:style-name="T2">./ESP32-S3-Touch-LCD-4.3-Demo/Arduino/libraries/lvgl/src/extra/libs/rlottie/lv_rlottie.h</text:span><text:span text:style-name="T2"/></text:p>
      <text:p text:style-name="P1" loext:marker-style-name="T1"><text:span text:style-name="T2">./ESP32-S3-Touch-LCD-4.3-Demo/Arduino/libraries/lvgl/src/extra/libs/sjpg</text:span><text:span text:style-name="T2"/></text:p>
      <text:p text:style-name="P1" loext:marker-style-name="T1"><text:span text:style-name="T2">./ESP32-S3-Touch-LCD-4.3-Demo/Arduino/libraries/lvgl/src/extra/libs/sjpg/lv_sjpg.c</text:span><text:span text:style-name="T2"/></text:p>
      <text:p text:style-name="P1" loext:marker-style-name="T1"><text:span text:style-name="T2">./ESP32-S3-Touch-LCD-4.3-Demo/Arduino/libraries/lvgl/src/extra/libs/sjpg/lv_sjpg.h</text:span><text:span text:style-name="T2"/></text:p>
      <text:p text:style-name="P1" loext:marker-style-name="T1"><text:span text:style-name="T2">./ESP32-S3-Touch-LCD-4.3-Demo/Arduino/libraries/lvgl/src/extra/libs/sjpg/tjpgd.c</text:span><text:span text:style-name="T2"/></text:p>
      <text:p text:style-name="P1" loext:marker-style-name="T1"><text:span text:style-name="T2">./ESP32-S3-Touch-LCD-4.3-Demo/Arduino/libraries/lvgl/src/extra/libs/sjpg/tjpgd.h</text:span><text:span text:style-name="T2"/></text:p>
      <text:p text:style-name="P1" loext:marker-style-name="T1"><text:span text:style-name="T2">./ESP32-S3-Touch-LCD-4.3-Demo/Arduino/libraries/lvgl/src/extra/libs/sjpg/tjpgdcnf.h</text:span><text:span text:style-name="T2"/></text:p>
      <text:p text:style-name="P1" loext:marker-style-name="T1"><text:span text:style-name="T2">./ESP32-S3-Touch-LCD-4.3-Demo/Arduino/libraries/lvgl/src/extra/libs/tiny_ttf</text:span><text:span text:style-name="T2"/></text:p>
      <text:p text:style-name="P1" loext:marker-style-name="T1"><text:span text:style-name="T2">./ESP32-S3-Touch-LCD-4.3-Demo/Arduino/libraries/lvgl/src/extra/libs/tiny_ttf/lv_tiny_ttf.c</text:span><text:span text:style-name="T2"/></text:p>
      <text:p text:style-name="P1" loext:marker-style-name="T1"><text:span text:style-name="T2">./ESP32-S3-Touch-LCD-4.3-Demo/Arduino/libraries/lvgl/src/extra/libs/tiny_ttf/lv_tiny_ttf.h</text:span><text:span text:style-name="T2"/></text:p>
      <text:p text:style-name="P1" loext:marker-style-name="T1"><text:span text:style-name="T2">./ESP32-S3-Touch-LCD-4.3-Demo/Arduino/libraries/lvgl/src/extra/libs/tiny_ttf/stb_rect_pack.h</text:span><text:span text:style-name="T2"/></text:p>
      <text:p text:style-name="P1" loext:marker-style-name="T1"><text:span text:style-name="T2">./ESP32-S3-Touch-LCD-4.3-Demo/Arduino/libraries/lvgl/src/extra/libs/tiny_ttf/stb_truetype_htcw.h</text:span><text:span text:style-name="T2"/></text:p>
      <text:p text:style-name="P1" loext:marker-style-name="T1"><text:span text:style-name="T2">./ESP32-S3-Touch-LCD-4.3-Demo/Arduino/libraries/lvgl/src/extra/lv_extra.c</text:span><text:span text:style-name="T2"/></text:p>
      <text:p text:style-name="P1" loext:marker-style-name="T1"><text:span text:style-name="T2">./ESP32-S3-Touch-LCD-4.3-Demo/Arduino/libraries/lvgl/src/extra/lv_extra.h</text:span><text:span text:style-name="T2"/></text:p>
      <text:p text:style-name="P1" loext:marker-style-name="T1"><text:span text:style-name="T2">./ESP32-S3-Touch-LCD-4.3-Demo/Arduino/libraries/lvgl/src/extra/lv_extra.mk</text:span><text:span text:style-name="T2"/></text:p>
      <text:p text:style-name="P1" loext:marker-style-name="T1"><text:span text:style-name="T2">./ESP32-S3-Touch-LCD-4.3-Demo/Arduino/libraries/lvgl/src/extra/others</text:span><text:span text:style-name="T2"/></text:p>
      <text:p text:style-name="P1" loext:marker-style-name="T1"><text:span text:style-name="T2">./ESP32-S3-Touch-LCD-4.3-Demo/Arduino/libraries/lvgl/src/extra/others/fragment</text:span><text:span text:style-name="T2"/></text:p>
      <text:p text:style-name="P1" loext:marker-style-name="T1"><text:span text:style-name="T2">./ESP32-S3-Touch-LCD-4.3-Demo/Arduino/libraries/lvgl/src/extra/others/fragment/lv_fragment.c</text:span><text:span text:style-name="T2"/></text:p>
      <text:p text:style-name="P1" loext:marker-style-name="T1"><text:span text:style-name="T2">./ESP32-S3-Touch-LCD-4.3-Demo/Arduino/libraries/lvgl/src/extra/others/fragment/lv_fragment.h</text:span><text:span text:style-name="T2"/></text:p>
      <text:p text:style-name="P1" loext:marker-style-name="T1"><text:span text:style-name="T2">./ESP32-S3-Touch-LCD-4.3-Demo/Arduino/libraries/lvgl/src/extra/others/fragment/lv_fragment_manager.c</text:span><text:span text:style-name="T2"/></text:p>
      <text:p text:style-name="P1" loext:marker-style-name="T1"><text:span text:style-name="T2">./ESP32-S3-Touch-LCD-4.3-Demo/Arduino/libraries/lvgl/src/extra/others/fragment/README.md</text:span><text:span text:style-name="T2"/></text:p>
      <text:p text:style-name="P1" loext:marker-style-name="T1"><text:span text:style-name="T2">./ESP32-S3-Touch-LCD-4.3-Demo/Arduino/libraries/lvgl/src/extra/others/gridnav</text:span><text:span text:style-name="T2"/></text:p>
      <text:p text:style-name="P1" loext:marker-style-name="T1"><text:span text:style-name="T2">./ESP32-S3-Touch-LCD-4.3-Demo/Arduino/libraries/lvgl/src/extra/others/gridnav/lv_gridnav.c</text:span><text:span text:style-name="T2"/></text:p>
      <text:p text:style-name="P1" loext:marker-style-name="T1"><text:span text:style-name="T2">./ESP32-S3-Touch-LCD-4.3-Demo/Arduino/libraries/lvgl/src/extra/others/gridnav/lv_gridnav.h</text:span><text:span text:style-name="T2"/></text:p>
      <text:p text:style-name="P1" loext:marker-style-name="T1"><text:span text:style-name="T2">./ESP32-S3-Touch-LCD-4.3-Demo/Arduino/libraries/lvgl/src/extra/others/ime</text:span><text:span text:style-name="T2"/></text:p>
      <text:p text:style-name="P1" loext:marker-style-name="T1"><text:span text:style-name="T2">./ESP32-S3-Touch-LCD-4.3-Demo/Arduino/libraries/lvgl/src/extra/others/ime/lv_ime_pinyin.c</text:span><text:span text:style-name="T2"/></text:p>
      <text:p text:style-name="P1" loext:marker-style-name="T1"><text:span text:style-name="T2">./ESP32-S3-Touch-LCD-4.3-Demo/Arduino/libraries/lvgl/src/extra/others/ime/lv_ime_pinyin.h</text:span><text:span text:style-name="T2"/></text:p>
      <text:p text:style-name="P1" loext:marker-style-name="T1"><text:span text:style-name="T2">./ESP32-S3-Touch-LCD-4.3-Demo/Arduino/libraries/lvgl/src/extra/others/imgfont</text:span><text:span text:style-name="T2"/></text:p>
      <text:p text:style-name="P1" loext:marker-style-name="T1"><text:span text:style-name="T2">./ESP32-S3-Touch-LCD-4.3-Demo/Arduino/libraries/lvgl/src/extra/others/imgfont/lv_imgfont.c</text:span><text:span text:style-name="T2"/></text:p>
      <text:p text:style-name="P1" loext:marker-style-name="T1"><text:span text:style-name="T2">./ESP32-S3-Touch-LCD-4.3-Demo/Arduino/libraries/lvgl/src/extra/others/imgfont/lv_imgfont.h</text:span><text:span text:style-name="T2"/></text:p>
      <text:p text:style-name="P1" loext:marker-style-name="T1"><text:span text:style-name="T2">./ESP32-S3-Touch-LCD-4.3-Demo/Arduino/libraries/lvgl/src/extra/others/lv_others.h</text:span><text:span text:style-name="T2"/></text:p>
      <text:p text:style-name="P1" loext:marker-style-name="T1"><text:span text:style-name="T2">./ESP32-S3-Touch-LCD-4.3-Demo/Arduino/libraries/lvgl/src/extra/others/monkey</text:span><text:span text:style-name="T2"/></text:p>
      <text:p text:style-name="P1" loext:marker-style-name="T1"><text:span text:style-name="T2">./ESP32-S3-Touch-LCD-4.3-Demo/Arduino/libraries/lvgl/src/extra/others/monkey/lv_monkey.c</text:span><text:span text:style-name="T2"/></text:p>
      <text:p text:style-name="P1" loext:marker-style-name="T1"><text:span text:style-name="T2">./ESP32-S3-Touch-LCD-4.3-Demo/Arduino/libraries/lvgl/src/extra/others/monkey/lv_monkey.h</text:span><text:span text:style-name="T2"/></text:p>
      <text:p text:style-name="P1" loext:marker-style-name="T1"><text:span text:style-name="T2">./ESP32-S3-Touch-LCD-4.3-Demo/Arduino/libraries/lvgl/src/extra/others/msg</text:span><text:span text:style-name="T2"/></text:p>
      <text:p text:style-name="P1" loext:marker-style-name="T1"><text:span text:style-name="T2">./ESP32-S3-Touch-LCD-4.3-Demo/Arduino/libraries/lvgl/src/extra/others/msg/lv_msg.c</text:span><text:span text:style-name="T2"/></text:p>
      <text:p text:style-name="P1" loext:marker-style-name="T1"><text:span text:style-name="T2">./ESP32-S3-Touch-LCD-4.3-Demo/Arduino/libraries/lvgl/src/extra/others/msg/lv_msg.h</text:span><text:span text:style-name="T2"/></text:p>
      <text:p text:style-name="P1" loext:marker-style-name="T1"><text:span text:style-name="T2">./ESP32-S3-Touch-LCD-4.3-Demo/Arduino/libraries/lvgl/src/extra/others/snapshot</text:span><text:span text:style-name="T2"/></text:p>
      <text:p text:style-name="P1" loext:marker-style-name="T1"><text:span text:style-name="T2">./ESP32-S3-Touch-LCD-4.3-Demo/Arduino/libraries/lvgl/src/extra/others/snapshot/lv_snapshot.c</text:span><text:span text:style-name="T2"/></text:p>
      <text:p text:style-name="P1" loext:marker-style-name="T1"><text:span text:style-name="T2">./ESP32-S3-Touch-LCD-4.3-Demo/Arduino/libraries/lvgl/src/extra/others/snapshot/lv_snapshot.h</text:span><text:span text:style-name="T2"/></text:p>
      <text:p text:style-name="P1" loext:marker-style-name="T1"><text:span text:style-name="T2">./ESP32-S3-Touch-LCD-4.3-Demo/Arduino/libraries/lvgl/src/extra/README.md</text:span><text:span text:style-name="T2"/></text:p>
      <text:p text:style-name="P1" loext:marker-style-name="T1"><text:span text:style-name="T2">./ESP32-S3-Touch-LCD-4.3-Demo/Arduino/libraries/lvgl/src/extra/themes</text:span><text:span text:style-name="T2"/></text:p>
      <text:p text:style-name="P1" loext:marker-style-name="T1"><text:span text:style-name="T2">./ESP32-S3-Touch-LCD-4.3-Demo/Arduino/libraries/lvgl/src/extra/themes/basic</text:span><text:span text:style-name="T2"/></text:p>
      <text:p text:style-name="P1" loext:marker-style-name="T1"><text:span text:style-name="T2">./ESP32-S3-Touch-LCD-4.3-Demo/Arduino/libraries/lvgl/src/extra/themes/basic/lv_theme_basic.c</text:span><text:span text:style-name="T2"/></text:p>
      <text:p text:style-name="P1" loext:marker-style-name="T1"><text:span text:style-name="T2">./ESP32-S3-Touch-LCD-4.3-Demo/Arduino/libraries/lvgl/src/extra/themes/basic/lv_theme_basic.h</text:span><text:span text:style-name="T2"/></text:p>
      <text:p text:style-name="P1" loext:marker-style-name="T1"><text:span text:style-name="T2">./ESP32-S3-Touch-LCD-4.3-Demo/Arduino/libraries/lvgl/src/extra/themes/default</text:span><text:span text:style-name="T2"/></text:p>
      <text:p text:style-name="P1" loext:marker-style-name="T1"><text:span text:style-name="T2">./ESP32-S3-Touch-LCD-4.3-Demo/Arduino/libraries/lvgl/src/extra/themes/default/lv_theme_default.c</text:span><text:span text:style-name="T2"/></text:p>
      <text:p text:style-name="P1" loext:marker-style-name="T1"><text:span text:style-name="T2">./ESP32-S3-Touch-LCD-4.3-Demo/Arduino/libraries/lvgl/src/extra/themes/default/lv_theme_default.h</text:span><text:span text:style-name="T2"/></text:p>
      <text:p text:style-name="P1" loext:marker-style-name="T1"><text:span text:style-name="T2">./ESP32-S3-Touch-LCD-4.3-Demo/Arduino/libraries/lvgl/src/extra/themes/lv_themes.h</text:span><text:span text:style-name="T2"/></text:p>
      <text:p text:style-name="P1" loext:marker-style-name="T1"><text:span text:style-name="T2">./ESP32-S3-Touch-LCD-4.3-Demo/Arduino/libraries/lvgl/src/extra/themes/mono</text:span><text:span text:style-name="T2"/></text:p>
      <text:p text:style-name="P1" loext:marker-style-name="T1"><text:span text:style-name="T2">./ESP32-S3-Touch-LCD-4.3-Demo/Arduino/libraries/lvgl/src/extra/themes/mono/lv_theme_mono.c</text:span><text:span text:style-name="T2"/></text:p>
      <text:p text:style-name="P1" loext:marker-style-name="T1"><text:span text:style-name="T2">./ESP32-S3-Touch-LCD-4.3-Demo/Arduino/libraries/lvgl/src/extra/themes/mono/lv_theme_mono.h</text:span><text:span text:style-name="T2"/></text:p>
      <text:p text:style-name="P1" loext:marker-style-name="T1"><text:span text:style-name="T2">./ESP32-S3-Touch-LCD-4.3-Demo/Arduino/libraries/lvgl/src/extra/widgets</text:span><text:span text:style-name="T2"/></text:p>
      <text:p text:style-name="P1" loext:marker-style-name="T1"><text:span text:style-name="T2">./ESP32-S3-Touch-LCD-4.3-Demo/Arduino/libraries/lvgl/src/extra/widgets/animimg</text:span><text:span text:style-name="T2"/></text:p>
      <text:p text:style-name="P1" loext:marker-style-name="T1"><text:span text:style-name="T2">./ESP32-S3-Touch-LCD-4.3-Demo/Arduino/libraries/lvgl/src/extra/widgets/animimg/lv_animimg.c</text:span><text:span text:style-name="T2"/></text:p>
      <text:p text:style-name="P1" loext:marker-style-name="T1"><text:span text:style-name="T2">./ESP32-S3-Touch-LCD-4.3-Demo/Arduino/libraries/lvgl/src/extra/widgets/animimg/lv_animimg.h</text:span><text:span text:style-name="T2"/></text:p>
      <text:p text:style-name="P1" loext:marker-style-name="T1"><text:span text:style-name="T2">./ESP32-S3-Touch-LCD-4.3-Demo/Arduino/libraries/lvgl/src/extra/widgets/calendar</text:span><text:span text:style-name="T2"/></text:p>
      <text:p text:style-name="P1" loext:marker-style-name="T1"><text:span text:style-name="T2">./ESP32-S3-Touch-LCD-4.3-Demo/Arduino/libraries/lvgl/src/extra/widgets/calendar/lv_calendar.c</text:span><text:span text:style-name="T2"/></text:p>
      <text:p text:style-name="P1" loext:marker-style-name="T1"><text:span text:style-name="T2">./ESP32-S3-Touch-LCD-4.3-Demo/Arduino/libraries/lvgl/src/extra/widgets/calendar/lv_calendar.h</text:span><text:span text:style-name="T2"/></text:p>
      <text:p text:style-name="P1" loext:marker-style-name="T1"><text:span text:style-name="T2">./ESP32-S3-Touch-LCD-4.3-Demo/Arduino/libraries/lvgl/src/extra/widgets/calendar/lv_calendar_header_arrow.c</text:span><text:span text:style-name="T2"/></text:p>
      <text:p text:style-name="P1" loext:marker-style-name="T1"><text:span text:style-name="T2">./ESP32-S3-Touch-LCD-4.3-Demo/Arduino/libraries/lvgl/src/extra/widgets/calendar/lv_calendar_header_arrow.h</text:span><text:span text:style-name="T2"/></text:p>
      <text:p text:style-name="P1" loext:marker-style-name="T1"><text:span text:style-name="T2">./ESP32-S3-Touch-LCD-4.3-Demo/Arduino/libraries/lvgl/src/extra/widgets/calendar/lv_calendar_header_dropdown.c</text:span><text:span text:style-name="T2"/></text:p>
      <text:p text:style-name="P1" loext:marker-style-name="T1"><text:span text:style-name="T2">./ESP32-S3-Touch-LCD-4.3-Demo/Arduino/libraries/lvgl/src/extra/widgets/calendar/lv_calendar_header_dropdown.h</text:span><text:span text:style-name="T2"/></text:p>
      <text:p text:style-name="P1" loext:marker-style-name="T1"><text:span text:style-name="T2">./ESP32-S3-Touch-LCD-4.3-Demo/Arduino/libraries/lvgl/src/extra/widgets/chart</text:span><text:span text:style-name="T2"/></text:p>
      <text:p text:style-name="P1" loext:marker-style-name="T1"><text:span text:style-name="T2">./ESP32-S3-Touch-LCD-4.3-Demo/Arduino/libraries/lvgl/src/extra/widgets/chart/lv_chart.c</text:span><text:span text:style-name="T2"/></text:p>
      <text:p text:style-name="P1" loext:marker-style-name="T1"><text:span text:style-name="T2">./ESP32-S3-Touch-LCD-4.3-Demo/Arduino/libraries/lvgl/src/extra/widgets/chart/lv_chart.h</text:span><text:span text:style-name="T2"/></text:p>
      <text:p text:style-name="P1" loext:marker-style-name="T1"><text:span text:style-name="T2">./ESP32-S3-Touch-LCD-4.3-Demo/Arduino/libraries/lvgl/src/extra/widgets/colorwheel</text:span><text:span text:style-name="T2"/></text:p>
      <text:p text:style-name="P1" loext:marker-style-name="T1"><text:span text:style-name="T2">./ESP32-S3-Touch-LCD-4.3-Demo/Arduino/libraries/lvgl/src/extra/widgets/colorwheel/lv_colorwheel.c</text:span><text:span text:style-name="T2"/></text:p>
      <text:p text:style-name="P1" loext:marker-style-name="T1"><text:span text:style-name="T2">./ESP32-S3-Touch-LCD-4.3-Demo/Arduino/libraries/lvgl/src/extra/widgets/colorwheel/lv_colorwheel.h</text:span><text:span text:style-name="T2"/></text:p>
      <text:p text:style-name="P1" loext:marker-style-name="T1"><text:span text:style-name="T2">./ESP32-S3-Touch-LCD-4.3-Demo/Arduino/libraries/lvgl/src/extra/widgets/imgbtn</text:span><text:span text:style-name="T2"/></text:p>
      <text:p text:style-name="P1" loext:marker-style-name="T1"><text:span text:style-name="T2">./ESP32-S3-Touch-LCD-4.3-Demo/Arduino/libraries/lvgl/src/extra/widgets/imgbtn/lv_imgbtn.c</text:span><text:span text:style-name="T2"/></text:p>
      <text:p text:style-name="P1" loext:marker-style-name="T1"><text:span text:style-name="T2">./ESP32-S3-Touch-LCD-4.3-Demo/Arduino/libraries/lvgl/src/extra/widgets/imgbtn/lv_imgbtn.h</text:span><text:span text:style-name="T2"/></text:p>
      <text:p text:style-name="P1" loext:marker-style-name="T1"><text:span text:style-name="T2">./ESP32-S3-Touch-LCD-4.3-Demo/Arduino/libraries/lvgl/src/extra/widgets/keyboard</text:span><text:span text:style-name="T2"/></text:p>
      <text:p text:style-name="P1" loext:marker-style-name="T1"><text:span text:style-name="T2">./ESP32-S3-Touch-LCD-4.3-Demo/Arduino/libraries/lvgl/src/extra/widgets/keyboard/lv_keyboard.c</text:span><text:span text:style-name="T2"/></text:p>
      <text:p text:style-name="P1" loext:marker-style-name="T1"><text:span text:style-name="T2">./ESP32-S3-Touch-LCD-4.3-Demo/Arduino/libraries/lvgl/src/extra/widgets/keyboard/lv_keyboard.h</text:span><text:span text:style-name="T2"/></text:p>
      <text:p text:style-name="P1" loext:marker-style-name="T1"><text:span text:style-name="T2">./ESP32-S3-Touch-LCD-4.3-Demo/Arduino/libraries/lvgl/src/extra/widgets/led</text:span><text:span text:style-name="T2"/></text:p>
      <text:p text:style-name="P1" loext:marker-style-name="T1"><text:span text:style-name="T2">./ESP32-S3-Touch-LCD-4.3-Demo/Arduino/libraries/lvgl/src/extra/widgets/led/lv_led.c</text:span><text:span text:style-name="T2"/></text:p>
      <text:p text:style-name="P1" loext:marker-style-name="T1"><text:span text:style-name="T2">./ESP32-S3-Touch-LCD-4.3-Demo/Arduino/libraries/lvgl/src/extra/widgets/led/lv_led.h</text:span><text:span text:style-name="T2"/></text:p>
      <text:p text:style-name="P1" loext:marker-style-name="T1"><text:span text:style-name="T2">./ESP32-S3-Touch-LCD-4.3-Demo/Arduino/libraries/lvgl/src/extra/widgets/list</text:span><text:span text:style-name="T2"/></text:p>
      <text:p text:style-name="P1" loext:marker-style-name="T1"><text:span text:style-name="T2">./ESP32-S3-Touch-LCD-4.3-Demo/Arduino/libraries/lvgl/src/extra/widgets/list/lv_list.c</text:span><text:span text:style-name="T2"/></text:p>
      <text:p text:style-name="P1" loext:marker-style-name="T1"><text:span text:style-name="T2">./ESP32-S3-Touch-LCD-4.3-Demo/Arduino/libraries/lvgl/src/extra/widgets/list/lv_list.h</text:span><text:span text:style-name="T2"/></text:p>
      <text:p text:style-name="P1" loext:marker-style-name="T1"><text:span text:style-name="T2">./ESP32-S3-Touch-LCD-4.3-Demo/Arduino/libraries/lvgl/src/extra/widgets/lv_widgets.h</text:span><text:span text:style-name="T2"/></text:p>
      <text:p text:style-name="P1" loext:marker-style-name="T1"><text:span text:style-name="T2">./ESP32-S3-Touch-LCD-4.3-Demo/Arduino/libraries/lvgl/src/extra/widgets/menu</text:span><text:span text:style-name="T2"/></text:p>
      <text:p text:style-name="P1" loext:marker-style-name="T1"><text:span text:style-name="T2">./ESP32-S3-Touch-LCD-4.3-Demo/Arduino/libraries/lvgl/src/extra/widgets/menu/lv_menu.c</text:span><text:span text:style-name="T2"/></text:p>
      <text:p text:style-name="P1" loext:marker-style-name="T1"><text:span text:style-name="T2">./ESP32-S3-Touch-LCD-4.3-Demo/Arduino/libraries/lvgl/src/extra/widgets/menu/lv_menu.h</text:span><text:span text:style-name="T2"/></text:p>
      <text:p text:style-name="P1" loext:marker-style-name="T1"><text:span text:style-name="T2">./ESP32-S3-Touch-LCD-4.3-Demo/Arduino/libraries/lvgl/src/extra/widgets/meter</text:span><text:span text:style-name="T2"/></text:p>
      <text:p text:style-name="P1" loext:marker-style-name="T1"><text:span text:style-name="T2">./ESP32-S3-Touch-LCD-4.3-Demo/Arduino/libraries/lvgl/src/extra/widgets/meter/lv_meter.c</text:span><text:span text:style-name="T2"/></text:p>
      <text:p text:style-name="P1" loext:marker-style-name="T1"><text:soft-page-break/><text:span text:style-name="T2">./ESP32-S3-Touch-LCD-4.3-Demo/Arduino/libraries/lvgl/src/extra/widgets/meter/lv_meter.h</text:span><text:span text:style-name="T2"/></text:p>
      <text:p text:style-name="P1" loext:marker-style-name="T1"><text:span text:style-name="T2">./ESP32-S3-Touch-LCD-4.3-Demo/Arduino/libraries/lvgl/src/extra/widgets/msgbox</text:span><text:span text:style-name="T2"/></text:p>
      <text:p text:style-name="P1" loext:marker-style-name="T1"><text:span text:style-name="T2">./ESP32-S3-Touch-LCD-4.3-Demo/Arduino/libraries/lvgl/src/extra/widgets/msgbox/lv_msgbox.c</text:span><text:span text:style-name="T2"/></text:p>
      <text:p text:style-name="P1" loext:marker-style-name="T1"><text:span text:style-name="T2">./ESP32-S3-Touch-LCD-4.3-Demo/Arduino/libraries/lvgl/src/extra/widgets/msgbox/lv_msgbox.h</text:span><text:span text:style-name="T2"/></text:p>
      <text:p text:style-name="P1" loext:marker-style-name="T1"><text:span text:style-name="T2">./ESP32-S3-Touch-LCD-4.3-Demo/Arduino/libraries/lvgl/src/extra/widgets/span</text:span><text:span text:style-name="T2"/></text:p>
      <text:p text:style-name="P1" loext:marker-style-name="T1"><text:span text:style-name="T2">./ESP32-S3-Touch-LCD-4.3-Demo/Arduino/libraries/lvgl/src/extra/widgets/span/lv_span.c</text:span><text:span text:style-name="T2"/></text:p>
      <text:p text:style-name="P1" loext:marker-style-name="T1"><text:span text:style-name="T2">./ESP32-S3-Touch-LCD-4.3-Demo/Arduino/libraries/lvgl/src/extra/widgets/span/lv_span.h</text:span><text:span text:style-name="T2"/></text:p>
      <text:p text:style-name="P1" loext:marker-style-name="T1"><text:span text:style-name="T2">./ESP32-S3-Touch-LCD-4.3-Demo/Arduino/libraries/lvgl/src/extra/widgets/spinbox</text:span><text:span text:style-name="T2"/></text:p>
      <text:p text:style-name="P1" loext:marker-style-name="T1"><text:span text:style-name="T2">./ESP32-S3-Touch-LCD-4.3-Demo/Arduino/libraries/lvgl/src/extra/widgets/spinbox/lv_spinbox.c</text:span><text:span text:style-name="T2"/></text:p>
      <text:p text:style-name="P1" loext:marker-style-name="T1"><text:span text:style-name="T2">./ESP32-S3-Touch-LCD-4.3-Demo/Arduino/libraries/lvgl/src/extra/widgets/spinbox/lv_spinbox.h</text:span><text:span text:style-name="T2"/></text:p>
      <text:p text:style-name="P1" loext:marker-style-name="T1"><text:span text:style-name="T2">./ESP32-S3-Touch-LCD-4.3-Demo/Arduino/libraries/lvgl/src/extra/widgets/spinner</text:span><text:span text:style-name="T2"/></text:p>
      <text:p text:style-name="P1" loext:marker-style-name="T1"><text:span text:style-name="T2">./ESP32-S3-Touch-LCD-4.3-Demo/Arduino/libraries/lvgl/src/extra/widgets/spinner/lv_spinner.c</text:span><text:span text:style-name="T2"/></text:p>
      <text:p text:style-name="P1" loext:marker-style-name="T1"><text:span text:style-name="T2">./ESP32-S3-Touch-LCD-4.3-Demo/Arduino/libraries/lvgl/src/extra/widgets/spinner/lv_spinner.h</text:span><text:span text:style-name="T2"/></text:p>
      <text:p text:style-name="P1" loext:marker-style-name="T1"><text:span text:style-name="T2">./ESP32-S3-Touch-LCD-4.3-Demo/Arduino/libraries/lvgl/src/extra/widgets/tabview</text:span><text:span text:style-name="T2"/></text:p>
      <text:p text:style-name="P1" loext:marker-style-name="T1"><text:span text:style-name="T2">./ESP32-S3-Touch-LCD-4.3-Demo/Arduino/libraries/lvgl/src/extra/widgets/tabview/lv_tabview.c</text:span><text:span text:style-name="T2"/></text:p>
      <text:p text:style-name="P1" loext:marker-style-name="T1"><text:span text:style-name="T2">./ESP32-S3-Touch-LCD-4.3-Demo/Arduino/libraries/lvgl/src/extra/widgets/tabview/lv_tabview.h</text:span><text:span text:style-name="T2"/></text:p>
      <text:p text:style-name="P1" loext:marker-style-name="T1"><text:span text:style-name="T2">./ESP32-S3-Touch-LCD-4.3-Demo/Arduino/libraries/lvgl/src/extra/widgets/tileview</text:span><text:span text:style-name="T2"/></text:p>
      <text:p text:style-name="P1" loext:marker-style-name="T1"><text:span text:style-name="T2">./ESP32-S3-Touch-LCD-4.3-Demo/Arduino/libraries/lvgl/src/extra/widgets/tileview/lv_tileview.c</text:span><text:span text:style-name="T2"/></text:p>
      <text:p text:style-name="P1" loext:marker-style-name="T1"><text:span text:style-name="T2">./ESP32-S3-Touch-LCD-4.3-Demo/Arduino/libraries/lvgl/src/extra/widgets/tileview/lv_tileview.h</text:span><text:span text:style-name="T2"/></text:p>
      <text:p text:style-name="P1" loext:marker-style-name="T1"><text:span text:style-name="T2">./ESP32-S3-Touch-LCD-4.3-Demo/Arduino/libraries/lvgl/src/extra/widgets/win</text:span><text:span text:style-name="T2"/></text:p>
      <text:p text:style-name="P1" loext:marker-style-name="T1"><text:span text:style-name="T2">./ESP32-S3-Touch-LCD-4.3-Demo/Arduino/libraries/lvgl/src/extra/widgets/win/lv_win.c</text:span><text:span text:style-name="T2"/></text:p>
      <text:p text:style-name="P1" loext:marker-style-name="T1"><text:span text:style-name="T2">./ESP32-S3-Touch-LCD-4.3-Demo/Arduino/libraries/lvgl/src/extra/widgets/win/lv_win.h</text:span><text:span text:style-name="T2"/></text:p>
      <text:p text:style-name="P1" loext:marker-style-name="T1"><text:span text:style-name="T2">./ESP32-S3-Touch-LCD-4.3-Demo/Arduino/libraries/lvgl/src/font</text:span><text:span text:style-name="T2"/></text:p>
      <text:p text:style-name="P1" loext:marker-style-name="T1"><text:span text:style-name="T2">./ESP32-S3-Touch-LCD-4.3-Demo/Arduino/libraries/lvgl/src/font/korean.ttf</text:span><text:span text:style-name="T2"/></text:p>
      <text:p text:style-name="P1" loext:marker-style-name="T1"><text:span text:style-name="T2">./ESP32-S3-Touch-LCD-4.3-Demo/Arduino/libraries/lvgl/src/font/lv_font.c</text:span><text:span text:style-name="T2"/></text:p>
      <text:p text:style-name="P1" loext:marker-style-name="T1"><text:span text:style-name="T2">./ESP32-S3-Touch-LCD-4.3-Demo/Arduino/libraries/lvgl/src/font/lv_font.h</text:span><text:span text:style-name="T2"/></text:p>
      <text:p text:style-name="P1" loext:marker-style-name="T1"><text:span text:style-name="T2">./ESP32-S3-Touch-LCD-4.3-Demo/Arduino/libraries/lvgl/src/font/lv_font.mk</text:span><text:span text:style-name="T2"/></text:p>
      <text:p text:style-name="P1" loext:marker-style-name="T1"><text:span text:style-name="T2">./ESP32-S3-Touch-LCD-4.3-Demo/Arduino/libraries/lvgl/src/font/lv_font_dejavu_16_persian_hebrew.c</text:span><text:span text:style-name="T2"/></text:p>
      <text:p text:style-name="P1" loext:marker-style-name="T1"><text:span text:style-name="T2">./ESP32-S3-Touch-LCD-4.3-Demo/Arduino/libraries/lvgl/src/font/lv_font_fmt_txt.c</text:span><text:span text:style-name="T2"/></text:p>
      <text:p text:style-name="P1" loext:marker-style-name="T1"><text:span text:style-name="T2">./ESP32-S3-Touch-LCD-4.3-Demo/Arduino/libraries/lvgl/src/font/lv_font_fmt_txt.h</text:span><text:span text:style-name="T2"/></text:p>
      <text:p text:style-name="P1" loext:marker-style-name="T1"><text:span text:style-name="T2">./ESP32-S3-Touch-LCD-4.3-Demo/Arduino/libraries/lvgl/src/font/lv_font_loader.c</text:span><text:span text:style-name="T2"/></text:p>
      <text:p text:style-name="P1" loext:marker-style-name="T1"><text:span text:style-name="T2">./ESP32-S3-Touch-LCD-4.3-Demo/Arduino/libraries/lvgl/src/font/lv_font_loader.h</text:span><text:span text:style-name="T2"/></text:p>
      <text:p text:style-name="P1" loext:marker-style-name="T1"><text:span text:style-name="T2">./ESP32-S3-Touch-LCD-4.3-Demo/Arduino/libraries/lvgl/src/font/lv_font_montserrat_10.c</text:span><text:span text:style-name="T2"/></text:p>
      <text:p text:style-name="P1" loext:marker-style-name="T1"><text:span text:style-name="T2">./ESP32-S3-Touch-LCD-4.3-Demo/Arduino/libraries/lvgl/src/font/lv_font_montserrat_12.c</text:span><text:span text:style-name="T2"/></text:p>
      <text:p text:style-name="P1" loext:marker-style-name="T1"><text:span text:style-name="T2">./ESP32-S3-Touch-LCD-4.3-Demo/Arduino/libraries/lvgl/src/font/lv_font_montserrat_12_subpx.c</text:span><text:span text:style-name="T2"/></text:p>
      <text:p text:style-name="P1" loext:marker-style-name="T1"><text:span text:style-name="T2">./ESP32-S3-Touch-LCD-4.3-Demo/Arduino/libraries/lvgl/src/font/lv_font_montserrat_14.c</text:span><text:span text:style-name="T2"/></text:p>
      <text:p text:style-name="P1" loext:marker-style-name="T1"><text:span text:style-name="T2">./ESP32-S3-Touch-LCD-4.3-Demo/Arduino/libraries/lvgl/src/font/lv_font_montserrat_16.c</text:span><text:span text:style-name="T2"/></text:p>
      <text:p text:style-name="P1" loext:marker-style-name="T1"><text:span text:style-name="T2">./ESP32-S3-Touch-LCD-4.3-Demo/Arduino/libraries/lvgl/src/font/lv_font_montserrat_18.c</text:span><text:span text:style-name="T2"/></text:p>
      <text:p text:style-name="P1" loext:marker-style-name="T1"><text:span text:style-name="T2">./ESP32-S3-Touch-LCD-4.3-Demo/Arduino/libraries/lvgl/src/font/lv_font_montserrat_20.c</text:span><text:span text:style-name="T2"/></text:p>
      <text:p text:style-name="P1" loext:marker-style-name="T1"><text:span text:style-name="T2">./ESP32-S3-Touch-LCD-4.3-Demo/Arduino/libraries/lvgl/src/font/lv_font_montserrat_22.c</text:span><text:span text:style-name="T2"/></text:p>
      <text:p text:style-name="P1" loext:marker-style-name="T1"><text:span text:style-name="T2">./ESP32-S3-Touch-LCD-4.3-Demo/Arduino/libraries/lvgl/src/font/lv_font_montserrat_24.c</text:span><text:span text:style-name="T2"/></text:p>
      <text:p text:style-name="P1" loext:marker-style-name="T1"><text:span text:style-name="T2">./ESP32-S3-Touch-LCD-4.3-Demo/Arduino/libraries/lvgl/src/font/lv_font_montserrat_26.c</text:span><text:span text:style-name="T2"/></text:p>
      <text:p text:style-name="P1" loext:marker-style-name="T1"><text:span text:style-name="T2">./ESP32-S3-Touch-LCD-4.3-Demo/Arduino/libraries/lvgl/src/font/lv_font_montserrat_28.c</text:span><text:span text:style-name="T2"/></text:p>
      <text:p text:style-name="P1" loext:marker-style-name="T1"><text:span text:style-name="T2">./ESP32-S3-Touch-LCD-4.3-Demo/Arduino/libraries/lvgl/src/font/lv_font_montserrat_28_compressed.c</text:span><text:span text:style-name="T2"/></text:p>
      <text:p text:style-name="P1" loext:marker-style-name="T1"><text:span text:style-name="T2">./ESP32-S3-Touch-LCD-4.3-Demo/Arduino/libraries/lvgl/src/font/lv_font_montserrat_30.c</text:span><text:span text:style-name="T2"/></text:p>
      <text:p text:style-name="P1" loext:marker-style-name="T1"><text:span text:style-name="T2">./ESP32-S3-Touch-LCD-4.3-Demo/Arduino/libraries/lvgl/src/font/lv_font_montserrat_32.c</text:span><text:span text:style-name="T2"/></text:p>
      <text:p text:style-name="P1" loext:marker-style-name="T1"><text:span text:style-name="T2">./ESP32-S3-Touch-LCD-4.3-Demo/Arduino/libraries/lvgl/src/font/lv_font_montserrat_34.c</text:span><text:span text:style-name="T2"/></text:p>
      <text:p text:style-name="P1" loext:marker-style-name="T1"><text:span text:style-name="T2">./ESP32-S3-Touch-LCD-4.3-Demo/Arduino/libraries/lvgl/src/font/lv_font_montserrat_36.c</text:span><text:span text:style-name="T2"/></text:p>
      <text:p text:style-name="P1" loext:marker-style-name="T1"><text:span text:style-name="T2">./ESP32-S3-Touch-LCD-4.3-Demo/Arduino/libraries/lvgl/src/font/lv_font_montserrat_38.c</text:span><text:span text:style-name="T2"/></text:p>
      <text:p text:style-name="P1" loext:marker-style-name="T1"><text:span text:style-name="T2">./ESP32-S3-Touch-LCD-4.3-Demo/Arduino/libraries/lvgl/src/font/lv_font_montserrat_40.c</text:span><text:span text:style-name="T2"/></text:p>
      <text:p text:style-name="P1" loext:marker-style-name="T1"><text:span text:style-name="T2">./ESP32-S3-Touch-LCD-4.3-Demo/Arduino/libraries/lvgl/src/font/lv_font_montserrat_42.c</text:span><text:span text:style-name="T2"/></text:p>
      <text:p text:style-name="P1" loext:marker-style-name="T1"><text:span text:style-name="T2">./ESP32-S3-Touch-LCD-4.3-Demo/Arduino/libraries/lvgl/src/font/lv_font_montserrat_44.c</text:span><text:span text:style-name="T2"/></text:p>
      <text:p text:style-name="P1" loext:marker-style-name="T1"><text:span text:style-name="T2">./ESP32-S3-Touch-LCD-4.3-Demo/Arduino/libraries/lvgl/src/font/lv_font_montserrat_46.c</text:span><text:span text:style-name="T2"/></text:p>
      <text:p text:style-name="P1" loext:marker-style-name="T1"><text:span text:style-name="T2">./ESP32-S3-Touch-LCD-4.3-Demo/Arduino/libraries/lvgl/src/font/lv_font_montserrat_48.c</text:span><text:span text:style-name="T2"/></text:p>
      <text:p text:style-name="P1" loext:marker-style-name="T1"><text:span text:style-name="T2">./ESP32-S3-Touch-LCD-4.3-Demo/Arduino/libraries/lvgl/src/font/lv_font_montserrat_8.c</text:span><text:span text:style-name="T2"/></text:p>
      <text:p text:style-name="P1" loext:marker-style-name="T1"><text:span text:style-name="T2">./ESP32-S3-Touch-LCD-4.3-Demo/Arduino/libraries/lvgl/src/font/lv_font_simsun_16_cjk.c</text:span><text:span text:style-name="T2"/></text:p>
      <text:p text:style-name="P1" loext:marker-style-name="T1"><text:span text:style-name="T2">./ESP32-S3-Touch-LCD-4.3-Demo/Arduino/libraries/lvgl/src/font/lv_font_unscii_16.c</text:span><text:span text:style-name="T2"/></text:p>
      <text:p text:style-name="P1" loext:marker-style-name="T1"><text:span text:style-name="T2">./ESP32-S3-Touch-LCD-4.3-Demo/Arduino/libraries/lvgl/src/font/lv_font_unscii_8.c</text:span><text:span text:style-name="T2"/></text:p>
      <text:p text:style-name="P1" loext:marker-style-name="T1"><text:span text:style-name="T2">./ESP32-S3-Touch-LCD-4.3-Demo/Arduino/libraries/lvgl/src/font/lv_symbol_def.h</text:span><text:span text:style-name="T2"/></text:p>
      <text:p text:style-name="P1" loext:marker-style-name="T1"><text:span text:style-name="T2">./ESP32-S3-Touch-LCD-4.3-Demo/Arduino/libraries/lvgl/src/hal</text:span><text:span text:style-name="T2"/></text:p>
      <text:p text:style-name="P1" loext:marker-style-name="T1"><text:span text:style-name="T2">./ESP32-S3-Touch-LCD-4.3-Demo/Arduino/libraries/lvgl/src/hal/lv_hal.h</text:span><text:span text:style-name="T2"/></text:p>
      <text:p text:style-name="P1" loext:marker-style-name="T1"><text:span text:style-name="T2">./ESP32-S3-Touch-LCD-4.3-Demo/Arduino/libraries/lvgl/src/hal/lv_hal.mk</text:span><text:span text:style-name="T2"/></text:p>
      <text:p text:style-name="P1" loext:marker-style-name="T1"><text:span text:style-name="T2">./ESP32-S3-Touch-LCD-4.3-Demo/Arduino/libraries/lvgl/src/hal/lv_hal_disp.c</text:span><text:span text:style-name="T2"/></text:p>
      <text:p text:style-name="P1" loext:marker-style-name="T1"><text:span text:style-name="T2">./ESP32-S3-Touch-LCD-4.3-Demo/Arduino/libraries/lvgl/src/hal/lv_hal_disp.h</text:span><text:span text:style-name="T2"/></text:p>
      <text:p text:style-name="P1" loext:marker-style-name="T1"><text:span text:style-name="T2">./ESP32-S3-Touch-LCD-4.3-Demo/Arduino/libraries/lvgl/src/hal/lv_hal_indev.c</text:span><text:span text:style-name="T2"/></text:p>
      <text:p text:style-name="P1" loext:marker-style-name="T1"><text:span text:style-name="T2">./ESP32-S3-Touch-LCD-4.3-Demo/Arduino/libraries/lvgl/src/hal/lv_hal_indev.h</text:span><text:span text:style-name="T2"/></text:p>
      <text:p text:style-name="P1" loext:marker-style-name="T1"><text:span text:style-name="T2">./ESP32-S3-Touch-LCD-4.3-Demo/Arduino/libraries/lvgl/src/hal/lv_hal_tick.c</text:span><text:span text:style-name="T2"/></text:p>
      <text:p text:style-name="P1" loext:marker-style-name="T1"><text:span text:style-name="T2">./ESP32-S3-Touch-LCD-4.3-Demo/Arduino/libraries/lvgl/src/hal/lv_hal_tick.h</text:span><text:span text:style-name="T2"/></text:p>
      <text:p text:style-name="P1" loext:marker-style-name="T1"><text:span text:style-name="T2">./ESP32-S3-Touch-LCD-4.3-Demo/Arduino/libraries/lvgl/src/lvgl.h</text:span><text:span text:style-name="T2"/></text:p>
      <text:p text:style-name="P1" loext:marker-style-name="T1"><text:span text:style-name="T2">./ESP32-S3-Touch-LCD-4.3-Demo/Arduino/libraries/lvgl/src/lv_api_map.h</text:span><text:span text:style-name="T2"/></text:p>
      <text:p text:style-name="P1" loext:marker-style-name="T1"><text:span text:style-name="T2">./ESP32-S3-Touch-LCD-4.3-Demo/Arduino/libraries/lvgl/src/lv_conf_internal.h</text:span><text:span text:style-name="T2"/></text:p>
      <text:p text:style-name="P1" loext:marker-style-name="T1"><text:span text:style-name="T2">./ESP32-S3-Touch-LCD-4.3-Demo/Arduino/libraries/lvgl/src/lv_conf_kconfig.h</text:span><text:span text:style-name="T2"/></text:p>
      <text:p text:style-name="P1" loext:marker-style-name="T1"><text:span text:style-name="T2">./ESP32-S3-Touch-LCD-4.3-Demo/Arduino/libraries/lvgl/src/misc</text:span><text:span text:style-name="T2"/></text:p>
      <text:p text:style-name="P1" loext:marker-style-name="T1"><text:span text:style-name="T2">./ESP32-S3-Touch-LCD-4.3-Demo/Arduino/libraries/lvgl/src/misc/lv_anim.c</text:span><text:span text:style-name="T2"/></text:p>
      <text:p text:style-name="P1" loext:marker-style-name="T1"><text:span text:style-name="T2">./ESP32-S3-Touch-LCD-4.3-Demo/Arduino/libraries/lvgl/src/misc/lv_anim.h</text:span><text:span text:style-name="T2"/></text:p>
      <text:p text:style-name="P1" loext:marker-style-name="T1"><text:span text:style-name="T2">./ESP32-S3-Touch-LCD-4.3-Demo/Arduino/libraries/lvgl/src/misc/lv_anim_timeline.c</text:span><text:span text:style-name="T2"/></text:p>
      <text:p text:style-name="P1" loext:marker-style-name="T1"><text:span text:style-name="T2">./ESP32-S3-Touch-LCD-4.3-Demo/Arduino/libraries/lvgl/src/misc/lv_anim_timeline.h</text:span><text:span text:style-name="T2"/></text:p>
      <text:p text:style-name="P1" loext:marker-style-name="T1"><text:span text:style-name="T2">./ESP32-S3-Touch-LCD-4.3-Demo/Arduino/libraries/lvgl/src/misc/lv_area.c</text:span><text:span text:style-name="T2"/></text:p>
      <text:p text:style-name="P1" loext:marker-style-name="T1"><text:span text:style-name="T2">./ESP32-S3-Touch-LCD-4.3-Demo/Arduino/libraries/lvgl/src/misc/lv_area.h</text:span><text:span text:style-name="T2"/></text:p>
      <text:p text:style-name="P1" loext:marker-style-name="T1"><text:span text:style-name="T2">./ESP32-S3-Touch-LCD-4.3-Demo/Arduino/libraries/lvgl/src/misc/lv_assert.h</text:span><text:span text:style-name="T2"/></text:p>
      <text:p text:style-name="P1" loext:marker-style-name="T1"><text:span text:style-name="T2">./ESP32-S3-Touch-LCD-4.3-Demo/Arduino/libraries/lvgl/src/misc/lv_async.c</text:span><text:span text:style-name="T2"/></text:p>
      <text:p text:style-name="P1" loext:marker-style-name="T1"><text:span text:style-name="T2">./ESP32-S3-Touch-LCD-4.3-Demo/Arduino/libraries/lvgl/src/misc/lv_async.h</text:span><text:span text:style-name="T2"/></text:p>
      <text:p text:style-name="P1" loext:marker-style-name="T1"><text:span text:style-name="T2">./ESP32-S3-Touch-LCD-4.3-Demo/Arduino/libraries/lvgl/src/misc/lv_bidi.c</text:span><text:span text:style-name="T2"/></text:p>
      <text:p text:style-name="P1" loext:marker-style-name="T1"><text:span text:style-name="T2">./ESP32-S3-Touch-LCD-4.3-Demo/Arduino/libraries/lvgl/src/misc/lv_bidi.h</text:span><text:span text:style-name="T2"/></text:p>
      <text:p text:style-name="P1" loext:marker-style-name="T1"><text:span text:style-name="T2">./ESP32-S3-Touch-LCD-4.3-Demo/Arduino/libraries/lvgl/src/misc/lv_color.c</text:span><text:span text:style-name="T2"/></text:p>
      <text:p text:style-name="P1" loext:marker-style-name="T1"><text:span text:style-name="T2">./ESP32-S3-Touch-LCD-4.3-Demo/Arduino/libraries/lvgl/src/misc/lv_color.h</text:span><text:span text:style-name="T2"/></text:p>
      <text:p text:style-name="P1" loext:marker-style-name="T1"><text:span text:style-name="T2">./ESP32-S3-Touch-LCD-4.3-Demo/Arduino/libraries/lvgl/src/misc/lv_fs.c</text:span><text:span text:style-name="T2"/></text:p>
      <text:p text:style-name="P1" loext:marker-style-name="T1"><text:span text:style-name="T2">./ESP32-S3-Touch-LCD-4.3-Demo/Arduino/libraries/lvgl/src/misc/lv_fs.h</text:span><text:span text:style-name="T2"/></text:p>
      <text:p text:style-name="P1" loext:marker-style-name="T1"><text:span text:style-name="T2">./ESP32-S3-Touch-LCD-4.3-Demo/Arduino/libraries/lvgl/src/misc/lv_gc.c</text:span><text:span text:style-name="T2"/></text:p>
      <text:p text:style-name="P1" loext:marker-style-name="T1"><text:span text:style-name="T2">./ESP32-S3-Touch-LCD-4.3-Demo/Arduino/libraries/lvgl/src/misc/lv_gc.h</text:span><text:span text:style-name="T2"/></text:p>
      <text:p text:style-name="P1" loext:marker-style-name="T1"><text:span text:style-name="T2">./ESP32-S3-Touch-LCD-4.3-Demo/Arduino/libraries/lvgl/src/misc/lv_ll.c</text:span><text:span text:style-name="T2"/></text:p>
      <text:p text:style-name="P1" loext:marker-style-name="T1"><text:soft-page-break/><text:span text:style-name="T2">./ESP32-S3-Touch-LCD-4.3-Demo/Arduino/libraries/lvgl/src/misc/lv_ll.h</text:span><text:span text:style-name="T2"/></text:p>
      <text:p text:style-name="P1" loext:marker-style-name="T1"><text:span text:style-name="T2">./ESP32-S3-Touch-LCD-4.3-Demo/Arduino/libraries/lvgl/src/misc/lv_log.c</text:span><text:span text:style-name="T2"/></text:p>
      <text:p text:style-name="P1" loext:marker-style-name="T1"><text:span text:style-name="T2">./ESP32-S3-Touch-LCD-4.3-Demo/Arduino/libraries/lvgl/src/misc/lv_log.h</text:span><text:span text:style-name="T2"/></text:p>
      <text:p text:style-name="P1" loext:marker-style-name="T1"><text:span text:style-name="T2">./ESP32-S3-Touch-LCD-4.3-Demo/Arduino/libraries/lvgl/src/misc/lv_lru.c</text:span><text:span text:style-name="T2"/></text:p>
      <text:p text:style-name="P1" loext:marker-style-name="T1"><text:span text:style-name="T2">./ESP32-S3-Touch-LCD-4.3-Demo/Arduino/libraries/lvgl/src/misc/lv_lru.h</text:span><text:span text:style-name="T2"/></text:p>
      <text:p text:style-name="P1" loext:marker-style-name="T1"><text:span text:style-name="T2">./ESP32-S3-Touch-LCD-4.3-Demo/Arduino/libraries/lvgl/src/misc/lv_math.c</text:span><text:span text:style-name="T2"/></text:p>
      <text:p text:style-name="P1" loext:marker-style-name="T1"><text:span text:style-name="T2">./ESP32-S3-Touch-LCD-4.3-Demo/Arduino/libraries/lvgl/src/misc/lv_math.h</text:span><text:span text:style-name="T2"/></text:p>
      <text:p text:style-name="P1" loext:marker-style-name="T1"><text:span text:style-name="T2">./ESP32-S3-Touch-LCD-4.3-Demo/Arduino/libraries/lvgl/src/misc/lv_mem.c</text:span><text:span text:style-name="T2"/></text:p>
      <text:p text:style-name="P1" loext:marker-style-name="T1"><text:span text:style-name="T2">./ESP32-S3-Touch-LCD-4.3-Demo/Arduino/libraries/lvgl/src/misc/lv_mem.h</text:span><text:span text:style-name="T2"/></text:p>
      <text:p text:style-name="P1" loext:marker-style-name="T1"><text:span text:style-name="T2">./ESP32-S3-Touch-LCD-4.3-Demo/Arduino/libraries/lvgl/src/misc/lv_misc.mk</text:span><text:span text:style-name="T2"/></text:p>
      <text:p text:style-name="P1" loext:marker-style-name="T1"><text:span text:style-name="T2">./ESP32-S3-Touch-LCD-4.3-Demo/Arduino/libraries/lvgl/src/misc/lv_printf.c</text:span><text:span text:style-name="T2"/></text:p>
      <text:p text:style-name="P1" loext:marker-style-name="T1"><text:span text:style-name="T2">./ESP32-S3-Touch-LCD-4.3-Demo/Arduino/libraries/lvgl/src/misc/lv_printf.h</text:span><text:span text:style-name="T2"/></text:p>
      <text:p text:style-name="P1" loext:marker-style-name="T1"><text:span text:style-name="T2">./ESP32-S3-Touch-LCD-4.3-Demo/Arduino/libraries/lvgl/src/misc/lv_style.c</text:span><text:span text:style-name="T2"/></text:p>
      <text:p text:style-name="P1" loext:marker-style-name="T1"><text:span text:style-name="T2">./ESP32-S3-Touch-LCD-4.3-Demo/Arduino/libraries/lvgl/src/misc/lv_style.h</text:span><text:span text:style-name="T2"/></text:p>
      <text:p text:style-name="P1" loext:marker-style-name="T1"><text:span text:style-name="T2">./ESP32-S3-Touch-LCD-4.3-Demo/Arduino/libraries/lvgl/src/misc/lv_style_gen.c</text:span><text:span text:style-name="T2"/></text:p>
      <text:p text:style-name="P1" loext:marker-style-name="T1"><text:span text:style-name="T2">./ESP32-S3-Touch-LCD-4.3-Demo/Arduino/libraries/lvgl/src/misc/lv_style_gen.h</text:span><text:span text:style-name="T2"/></text:p>
      <text:p text:style-name="P1" loext:marker-style-name="T1"><text:span text:style-name="T2">./ESP32-S3-Touch-LCD-4.3-Demo/Arduino/libraries/lvgl/src/misc/lv_templ.c</text:span><text:span text:style-name="T2"/></text:p>
      <text:p text:style-name="P1" loext:marker-style-name="T1"><text:span text:style-name="T2">./ESP32-S3-Touch-LCD-4.3-Demo/Arduino/libraries/lvgl/src/misc/lv_templ.h</text:span><text:span text:style-name="T2"/></text:p>
      <text:p text:style-name="P1" loext:marker-style-name="T1"><text:span text:style-name="T2">./ESP32-S3-Touch-LCD-4.3-Demo/Arduino/libraries/lvgl/src/misc/lv_timer.c</text:span><text:span text:style-name="T2"/></text:p>
      <text:p text:style-name="P1" loext:marker-style-name="T1"><text:span text:style-name="T2">./ESP32-S3-Touch-LCD-4.3-Demo/Arduino/libraries/lvgl/src/misc/lv_timer.h</text:span><text:span text:style-name="T2"/></text:p>
      <text:p text:style-name="P1" loext:marker-style-name="T1"><text:span text:style-name="T2">./ESP32-S3-Touch-LCD-4.3-Demo/Arduino/libraries/lvgl/src/misc/lv_tlsf.c</text:span><text:span text:style-name="T2"/></text:p>
      <text:p text:style-name="P1" loext:marker-style-name="T1"><text:span text:style-name="T2">./ESP32-S3-Touch-LCD-4.3-Demo/Arduino/libraries/lvgl/src/misc/lv_tlsf.h</text:span><text:span text:style-name="T2"/></text:p>
      <text:p text:style-name="P1" loext:marker-style-name="T1"><text:span text:style-name="T2">./ESP32-S3-Touch-LCD-4.3-Demo/Arduino/libraries/lvgl/src/misc/lv_txt.c</text:span><text:span text:style-name="T2"/></text:p>
      <text:p text:style-name="P1" loext:marker-style-name="T1"><text:span text:style-name="T2">./ESP32-S3-Touch-LCD-4.3-Demo/Arduino/libraries/lvgl/src/misc/lv_txt.h</text:span><text:span text:style-name="T2"/></text:p>
      <text:p text:style-name="P1" loext:marker-style-name="T1"><text:span text:style-name="T2">./ESP32-S3-Touch-LCD-4.3-Demo/Arduino/libraries/lvgl/src/misc/lv_txt_ap.c</text:span><text:span text:style-name="T2"/></text:p>
      <text:p text:style-name="P1" loext:marker-style-name="T1"><text:span text:style-name="T2">./ESP32-S3-Touch-LCD-4.3-Demo/Arduino/libraries/lvgl/src/misc/lv_txt_ap.h</text:span><text:span text:style-name="T2"/></text:p>
      <text:p text:style-name="P1" loext:marker-style-name="T1"><text:span text:style-name="T2">./ESP32-S3-Touch-LCD-4.3-Demo/Arduino/libraries/lvgl/src/misc/lv_types.h</text:span><text:span text:style-name="T2"/></text:p>
      <text:p text:style-name="P1" loext:marker-style-name="T1"><text:span text:style-name="T2">./ESP32-S3-Touch-LCD-4.3-Demo/Arduino/libraries/lvgl/src/misc/lv_utils.c</text:span><text:span text:style-name="T2"/></text:p>
      <text:p text:style-name="P1" loext:marker-style-name="T1"><text:span text:style-name="T2">./ESP32-S3-Touch-LCD-4.3-Demo/Arduino/libraries/lvgl/src/misc/lv_utils.h</text:span><text:span text:style-name="T2"/></text:p>
      <text:p text:style-name="P1" loext:marker-style-name="T1"><text:span text:style-name="T2">./ESP32-S3-Touch-LCD-4.3-Demo/Arduino/libraries/lvgl/src/widgets</text:span><text:span text:style-name="T2"/></text:p>
      <text:p text:style-name="P1" loext:marker-style-name="T1"><text:span text:style-name="T2">./ESP32-S3-Touch-LCD-4.3-Demo/Arduino/libraries/lvgl/src/widgets/lv_arc.c</text:span><text:span text:style-name="T2"/></text:p>
      <text:p text:style-name="P1" loext:marker-style-name="T1"><text:span text:style-name="T2">./ESP32-S3-Touch-LCD-4.3-Demo/Arduino/libraries/lvgl/src/widgets/lv_arc.h</text:span><text:span text:style-name="T2"/></text:p>
      <text:p text:style-name="P1" loext:marker-style-name="T1"><text:span text:style-name="T2">./ESP32-S3-Touch-LCD-4.3-Demo/Arduino/libraries/lvgl/src/widgets/lv_bar.c</text:span><text:span text:style-name="T2"/></text:p>
      <text:p text:style-name="P1" loext:marker-style-name="T1"><text:span text:style-name="T2">./ESP32-S3-Touch-LCD-4.3-Demo/Arduino/libraries/lvgl/src/widgets/lv_bar.h</text:span><text:span text:style-name="T2"/></text:p>
      <text:p text:style-name="P1" loext:marker-style-name="T1"><text:span text:style-name="T2">./ESP32-S3-Touch-LCD-4.3-Demo/Arduino/libraries/lvgl/src/widgets/lv_btn.c</text:span><text:span text:style-name="T2"/></text:p>
      <text:p text:style-name="P1" loext:marker-style-name="T1"><text:span text:style-name="T2">./ESP32-S3-Touch-LCD-4.3-Demo/Arduino/libraries/lvgl/src/widgets/lv_btn.h</text:span><text:span text:style-name="T2"/></text:p>
      <text:p text:style-name="P1" loext:marker-style-name="T1"><text:span text:style-name="T2">./ESP32-S3-Touch-LCD-4.3-Demo/Arduino/libraries/lvgl/src/widgets/lv_btnmatrix.c</text:span><text:span text:style-name="T2"/></text:p>
      <text:p text:style-name="P1" loext:marker-style-name="T1"><text:span text:style-name="T2">./ESP32-S3-Touch-LCD-4.3-Demo/Arduino/libraries/lvgl/src/widgets/lv_btnmatrix.h</text:span><text:span text:style-name="T2"/></text:p>
      <text:p text:style-name="P1" loext:marker-style-name="T1"><text:span text:style-name="T2">./ESP32-S3-Touch-LCD-4.3-Demo/Arduino/libraries/lvgl/src/widgets/lv_canvas.c</text:span><text:span text:style-name="T2"/></text:p>
      <text:p text:style-name="P1" loext:marker-style-name="T1"><text:span text:style-name="T2">./ESP32-S3-Touch-LCD-4.3-Demo/Arduino/libraries/lvgl/src/widgets/lv_canvas.h</text:span><text:span text:style-name="T2"/></text:p>
      <text:p text:style-name="P1" loext:marker-style-name="T1"><text:span text:style-name="T2">./ESP32-S3-Touch-LCD-4.3-Demo/Arduino/libraries/lvgl/src/widgets/lv_checkbox.c</text:span><text:span text:style-name="T2"/></text:p>
      <text:p text:style-name="P1" loext:marker-style-name="T1"><text:span text:style-name="T2">./ESP32-S3-Touch-LCD-4.3-Demo/Arduino/libraries/lvgl/src/widgets/lv_checkbox.h</text:span><text:span text:style-name="T2"/></text:p>
      <text:p text:style-name="P1" loext:marker-style-name="T1"><text:span text:style-name="T2">./ESP32-S3-Touch-LCD-4.3-Demo/Arduino/libraries/lvgl/src/widgets/lv_dropdown.c</text:span><text:span text:style-name="T2"/></text:p>
      <text:p text:style-name="P1" loext:marker-style-name="T1"><text:span text:style-name="T2">./ESP32-S3-Touch-LCD-4.3-Demo/Arduino/libraries/lvgl/src/widgets/lv_dropdown.h</text:span><text:span text:style-name="T2"/></text:p>
      <text:p text:style-name="P1" loext:marker-style-name="T1"><text:span text:style-name="T2">./ESP32-S3-Touch-LCD-4.3-Demo/Arduino/libraries/lvgl/src/widgets/lv_img.c</text:span><text:span text:style-name="T2"/></text:p>
      <text:p text:style-name="P1" loext:marker-style-name="T1"><text:span text:style-name="T2">./ESP32-S3-Touch-LCD-4.3-Demo/Arduino/libraries/lvgl/src/widgets/lv_img.h</text:span><text:span text:style-name="T2"/></text:p>
      <text:p text:style-name="P1" loext:marker-style-name="T1"><text:span text:style-name="T2">./ESP32-S3-Touch-LCD-4.3-Demo/Arduino/libraries/lvgl/src/widgets/lv_label.c</text:span><text:span text:style-name="T2"/></text:p>
      <text:p text:style-name="P1" loext:marker-style-name="T1"><text:span text:style-name="T2">./ESP32-S3-Touch-LCD-4.3-Demo/Arduino/libraries/lvgl/src/widgets/lv_label.h</text:span><text:span text:style-name="T2"/></text:p>
      <text:p text:style-name="P1" loext:marker-style-name="T1"><text:span text:style-name="T2">./ESP32-S3-Touch-LCD-4.3-Demo/Arduino/libraries/lvgl/src/widgets/lv_line.c</text:span><text:span text:style-name="T2"/></text:p>
      <text:p text:style-name="P1" loext:marker-style-name="T1"><text:span text:style-name="T2">./ESP32-S3-Touch-LCD-4.3-Demo/Arduino/libraries/lvgl/src/widgets/lv_line.h</text:span><text:span text:style-name="T2"/></text:p>
      <text:p text:style-name="P1" loext:marker-style-name="T1"><text:span text:style-name="T2">./ESP32-S3-Touch-LCD-4.3-Demo/Arduino/libraries/lvgl/src/widgets/lv_objx_templ.c</text:span><text:span text:style-name="T2"/></text:p>
      <text:p text:style-name="P1" loext:marker-style-name="T1"><text:span text:style-name="T2">./ESP32-S3-Touch-LCD-4.3-Demo/Arduino/libraries/lvgl/src/widgets/lv_objx_templ.h</text:span><text:span text:style-name="T2"/></text:p>
      <text:p text:style-name="P1" loext:marker-style-name="T1"><text:span text:style-name="T2">./ESP32-S3-Touch-LCD-4.3-Demo/Arduino/libraries/lvgl/src/widgets/lv_roller.c</text:span><text:span text:style-name="T2"/></text:p>
      <text:p text:style-name="P1" loext:marker-style-name="T1"><text:span text:style-name="T2">./ESP32-S3-Touch-LCD-4.3-Demo/Arduino/libraries/lvgl/src/widgets/lv_roller.h</text:span><text:span text:style-name="T2"/></text:p>
      <text:p text:style-name="P1" loext:marker-style-name="T1"><text:span text:style-name="T2">./ESP32-S3-Touch-LCD-4.3-Demo/Arduino/libraries/lvgl/src/widgets/lv_slider.c</text:span><text:span text:style-name="T2"/></text:p>
      <text:p text:style-name="P1" loext:marker-style-name="T1"><text:span text:style-name="T2">./ESP32-S3-Touch-LCD-4.3-Demo/Arduino/libraries/lvgl/src/widgets/lv_slider.h</text:span><text:span text:style-name="T2"/></text:p>
      <text:p text:style-name="P1" loext:marker-style-name="T1"><text:span text:style-name="T2">./ESP32-S3-Touch-LCD-4.3-Demo/Arduino/libraries/lvgl/src/widgets/lv_switch.c</text:span><text:span text:style-name="T2"/></text:p>
      <text:p text:style-name="P1" loext:marker-style-name="T1"><text:span text:style-name="T2">./ESP32-S3-Touch-LCD-4.3-Demo/Arduino/libraries/lvgl/src/widgets/lv_switch.h</text:span><text:span text:style-name="T2"/></text:p>
      <text:p text:style-name="P1" loext:marker-style-name="T1"><text:span text:style-name="T2">./ESP32-S3-Touch-LCD-4.3-Demo/Arduino/libraries/lvgl/src/widgets/lv_table.c</text:span><text:span text:style-name="T2"/></text:p>
      <text:p text:style-name="P1" loext:marker-style-name="T1"><text:span text:style-name="T2">./ESP32-S3-Touch-LCD-4.3-Demo/Arduino/libraries/lvgl/src/widgets/lv_table.h</text:span><text:span text:style-name="T2"/></text:p>
      <text:p text:style-name="P1" loext:marker-style-name="T1"><text:span text:style-name="T2">./ESP32-S3-Touch-LCD-4.3-Demo/Arduino/libraries/lvgl/src/widgets/lv_textarea.c</text:span><text:span text:style-name="T2"/></text:p>
      <text:p text:style-name="P1" loext:marker-style-name="T1"><text:span text:style-name="T2">./ESP32-S3-Touch-LCD-4.3-Demo/Arduino/libraries/lvgl/src/widgets/lv_textarea.h</text:span><text:span text:style-name="T2"/></text:p>
      <text:p text:style-name="P1" loext:marker-style-name="T1"><text:span text:style-name="T2">./ESP32-S3-Touch-LCD-4.3-Demo/Arduino/libraries/lvgl/src/widgets/lv_widgets.mk</text:span><text:span text:style-name="T2"/></text:p>
      <text:p text:style-name="P1" loext:marker-style-name="T1"><text:span text:style-name="T2">./ESP32-S3-Touch-LCD-4.3-Demo/Arduino/libraries/lvgl/tests</text:span><text:span text:style-name="T2"/></text:p>
      <text:p text:style-name="P1" loext:marker-style-name="T1"><text:span text:style-name="T2">./ESP32-S3-Touch-LCD-4.3-Demo/Arduino/libraries/lvgl/tests/CMakeLists.txt</text:span><text:span text:style-name="T2"/></text:p>
      <text:p text:style-name="P1" loext:marker-style-name="T1"><text:span text:style-name="T2">./ESP32-S3-Touch-LCD-4.3-Demo/Arduino/libraries/lvgl/tests/config.yml</text:span><text:span text:style-name="T2"/></text:p>
      <text:p text:style-name="P1" loext:marker-style-name="T1"><text:span text:style-name="T2">./ESP32-S3-Touch-LCD-4.3-Demo/Arduino/libraries/lvgl/tests/main.py</text:span><text:span text:style-name="T2"/></text:p>
      <text:p text:style-name="P1" loext:marker-style-name="T1"><text:span text:style-name="T2">./ESP32-S3-Touch-LCD-4.3-Demo/Arduino/libraries/lvgl/tests/makefile</text:span><text:span text:style-name="T2"/></text:p>
      <text:p text:style-name="P1" loext:marker-style-name="T1"><text:span text:style-name="T2">./ESP32-S3-Touch-LCD-4.3-Demo/Arduino/libraries/lvgl/tests/makefile/Makefile</text:span><text:span text:style-name="T2"/></text:p>
      <text:p text:style-name="P1" loext:marker-style-name="T1"><text:span text:style-name="T2">./ESP32-S3-Touch-LCD-4.3-Demo/Arduino/libraries/lvgl/tests/makefile/test.c</text:span><text:span text:style-name="T2"/></text:p>
      <text:p text:style-name="P1" loext:marker-style-name="T1"><text:span text:style-name="T2">./ESP32-S3-Touch-LCD-4.3-Demo/Arduino/libraries/lvgl/tests/README.md</text:span><text:span text:style-name="T2"/></text:p>
      <text:p text:style-name="P1" loext:marker-style-name="T1"><text:span text:style-name="T2">./ESP32-S3-Touch-LCD-4.3-Demo/Arduino/libraries/lvgl/tests/ref_imgs</text:span><text:span text:style-name="T2"/></text:p>
      <text:p text:style-name="P1" loext:marker-style-name="T1"><text:span text:style-name="T2">./ESP32-S3-Touch-LCD-4.3-Demo/Arduino/libraries/lvgl/tests/ref_imgs/arc_1.png</text:span><text:span text:style-name="T2"/></text:p>
      <text:p text:style-name="P1" loext:marker-style-name="T1"><text:span text:style-name="T2">./ESP32-S3-Touch-LCD-4.3-Demo/Arduino/libraries/lvgl/tests/ref_imgs/arc_2.png</text:span><text:span text:style-name="T2"/></text:p>
      <text:p text:style-name="P1" loext:marker-style-name="T1"><text:span text:style-name="T2">./ESP32-S3-Touch-LCD-4.3-Demo/Arduino/libraries/lvgl/tests/ref_imgs/dropdown_1.png</text:span><text:span text:style-name="T2"/></text:p>
      <text:p text:style-name="P1" loext:marker-style-name="T1"><text:span text:style-name="T2">./ESP32-S3-Touch-LCD-4.3-Demo/Arduino/libraries/lvgl/tests/ref_imgs/dropdown_2.png</text:span><text:span text:style-name="T2"/></text:p>
      <text:p text:style-name="P1" loext:marker-style-name="T1"><text:span text:style-name="T2">./ESP32-S3-Touch-LCD-4.3-Demo/Arduino/libraries/lvgl/tests/ref_imgs/scr1.png</text:span><text:span text:style-name="T2"/></text:p>
      <text:p text:style-name="P1" loext:marker-style-name="T1"><text:span text:style-name="T2">./ESP32-S3-Touch-LCD-4.3-Demo/Arduino/libraries/lvgl/tests/ref_imgs/table_1.png</text:span><text:span text:style-name="T2"/></text:p>
      <text:p text:style-name="P1" loext:marker-style-name="T1"><text:span text:style-name="T2">./ESP32-S3-Touch-LCD-4.3-Demo/Arduino/libraries/lvgl/tests/ref_imgs/tiny_ttf_1.png</text:span><text:span text:style-name="T2"/></text:p>
      <text:p text:style-name="P1" loext:marker-style-name="T1"><text:span text:style-name="T2">./ESP32-S3-Touch-LCD-4.3-Demo/Arduino/libraries/lvgl/tests/src</text:span><text:span text:style-name="T2"/></text:p>
      <text:p text:style-name="P1" loext:marker-style-name="T1"><text:span text:style-name="T2">./ESP32-S3-Touch-LCD-4.3-Demo/Arduino/libraries/lvgl/tests/src/lv_test_conf.h</text:span><text:span text:style-name="T2"/></text:p>
      <text:p text:style-name="P1" loext:marker-style-name="T1"><text:span text:style-name="T2">./ESP32-S3-Touch-LCD-4.3-Demo/Arduino/libraries/lvgl/tests/src/lv_test_helpers.h</text:span><text:span text:style-name="T2"/></text:p>
      <text:p text:style-name="P1" loext:marker-style-name="T1"><text:span text:style-name="T2">./ESP32-S3-Touch-LCD-4.3-Demo/Arduino/libraries/lvgl/tests/src/lv_test_indev.c</text:span><text:span text:style-name="T2"/></text:p>
      <text:p text:style-name="P1" loext:marker-style-name="T1"><text:span text:style-name="T2">./ESP32-S3-Touch-LCD-4.3-Demo/Arduino/libraries/lvgl/tests/src/lv_test_indev.h</text:span><text:span text:style-name="T2"/></text:p>
      <text:p text:style-name="P1" loext:marker-style-name="T1"><text:span text:style-name="T2">./ESP32-S3-Touch-LCD-4.3-Demo/Arduino/libraries/lvgl/tests/src/lv_test_init.c</text:span><text:span text:style-name="T2"/></text:p>
      <text:p text:style-name="P1" loext:marker-style-name="T1"><text:span text:style-name="T2">./ESP32-S3-Touch-LCD-4.3-Demo/Arduino/libraries/lvgl/tests/src/lv_test_init.h</text:span><text:span text:style-name="T2"/></text:p>
      <text:p text:style-name="P1" loext:marker-style-name="T1"><text:span text:style-name="T2">./ESP32-S3-Touch-LCD-4.3-Demo/Arduino/libraries/lvgl/tests/src/test_cases</text:span><text:span text:style-name="T2"/></text:p>
      <text:p text:style-name="P1" loext:marker-style-name="T1"><text:span text:style-name="T2">./ESP32-S3-Touch-LCD-4.3-Demo/Arduino/libraries/lvgl/tests/src/test_cases/test_arc.c</text:span><text:span text:style-name="T2"/></text:p>
      <text:p text:style-name="P1" loext:marker-style-name="T1"><text:span text:style-name="T2">./ESP32-S3-Touch-LCD-4.3-Demo/Arduino/libraries/lvgl/tests/src/test_cases/test_bar.c</text:span><text:span text:style-name="T2"/></text:p>
      <text:p text:style-name="P1" loext:marker-style-name="T1"><text:span text:style-name="T2">./ESP32-S3-Touch-LCD-4.3-Demo/Arduino/libraries/lvgl/tests/src/test_cases/test_checkbox.c</text:span><text:span text:style-name="T2"/></text:p>
      <text:p text:style-name="P1" loext:marker-style-name="T1"><text:span text:style-name="T2">./ESP32-S3-Touch-LCD-4.3-Demo/Arduino/libraries/lvgl/tests/src/test_cases/test_config.c</text:span><text:span text:style-name="T2"/></text:p>
      <text:p text:style-name="P1" loext:marker-style-name="T1"><text:soft-page-break/><text:span text:style-name="T2">./ESP32-S3-Touch-LCD-4.3-Demo/Arduino/libraries/lvgl/tests/src/test_cases/test_demo_stress.c</text:span><text:span text:style-name="T2"/></text:p>
      <text:p text:style-name="P1" loext:marker-style-name="T1"><text:span text:style-name="T2">./ESP32-S3-Touch-LCD-4.3-Demo/Arduino/libraries/lvgl/tests/src/test_cases/test_demo_widgets.c</text:span><text:span text:style-name="T2"/></text:p>
      <text:p text:style-name="P1" loext:marker-style-name="T1"><text:span text:style-name="T2">./ESP32-S3-Touch-LCD-4.3-Demo/Arduino/libraries/lvgl/tests/src/test_cases/test_dropdown.c</text:span><text:span text:style-name="T2"/></text:p>
      <text:p text:style-name="P1" loext:marker-style-name="T1"><text:span text:style-name="T2">./ESP32-S3-Touch-LCD-4.3-Demo/Arduino/libraries/lvgl/tests/src/test_cases/test_event.c</text:span><text:span text:style-name="T2"/></text:p>
      <text:p text:style-name="P1" loext:marker-style-name="T1"><text:span text:style-name="T2">./ESP32-S3-Touch-LCD-4.3-Demo/Arduino/libraries/lvgl/tests/src/test_cases/test_font_loader.c</text:span><text:span text:style-name="T2"/></text:p>
      <text:p text:style-name="P1" loext:marker-style-name="T1"><text:span text:style-name="T2">./ESP32-S3-Touch-LCD-4.3-Demo/Arduino/libraries/lvgl/tests/src/test_cases/test_fs.c</text:span><text:span text:style-name="T2"/></text:p>
      <text:p text:style-name="P1" loext:marker-style-name="T1"><text:span text:style-name="T2">./ESP32-S3-Touch-LCD-4.3-Demo/Arduino/libraries/lvgl/tests/src/test_cases/test_line.c</text:span><text:span text:style-name="T2"/></text:p>
      <text:p text:style-name="P1" loext:marker-style-name="T1"><text:span text:style-name="T2">./ESP32-S3-Touch-LCD-4.3-Demo/Arduino/libraries/lvgl/tests/src/test_cases/test_mem.c</text:span><text:span text:style-name="T2"/></text:p>
      <text:p text:style-name="P1" loext:marker-style-name="T1"><text:span text:style-name="T2">./ESP32-S3-Touch-LCD-4.3-Demo/Arduino/libraries/lvgl/tests/src/test_cases/test_obj_tree.c</text:span><text:span text:style-name="T2"/></text:p>
      <text:p text:style-name="P1" loext:marker-style-name="T1"><text:span text:style-name="T2">./ESP32-S3-Touch-LCD-4.3-Demo/Arduino/libraries/lvgl/tests/src/test_cases/test_screen_load.c</text:span><text:span text:style-name="T2"/></text:p>
      <text:p text:style-name="P1" loext:marker-style-name="T1"><text:span text:style-name="T2">./ESP32-S3-Touch-LCD-4.3-Demo/Arduino/libraries/lvgl/tests/src/test_cases/test_slider.c</text:span><text:span text:style-name="T2"/></text:p>
      <text:p text:style-name="P1" loext:marker-style-name="T1"><text:span text:style-name="T2">./ESP32-S3-Touch-LCD-4.3-Demo/Arduino/libraries/lvgl/tests/src/test_cases/test_snapshot.c</text:span><text:span text:style-name="T2"/></text:p>
      <text:p text:style-name="P1" loext:marker-style-name="T1"><text:span text:style-name="T2">./ESP32-S3-Touch-LCD-4.3-Demo/Arduino/libraries/lvgl/tests/src/test_cases/test_style.c</text:span><text:span text:style-name="T2"/></text:p>
      <text:p text:style-name="P1" loext:marker-style-name="T1"><text:span text:style-name="T2">./ESP32-S3-Touch-LCD-4.3-Demo/Arduino/libraries/lvgl/tests/src/test_cases/test_switch.c</text:span><text:span text:style-name="T2"/></text:p>
      <text:p text:style-name="P1" loext:marker-style-name="T1"><text:span text:style-name="T2">./ESP32-S3-Touch-LCD-4.3-Demo/Arduino/libraries/lvgl/tests/src/test_cases/test_table.c</text:span><text:span text:style-name="T2"/></text:p>
      <text:p text:style-name="P1" loext:marker-style-name="T1"><text:span text:style-name="T2">./ESP32-S3-Touch-LCD-4.3-Demo/Arduino/libraries/lvgl/tests/src/test_cases/test_textarea.c</text:span><text:span text:style-name="T2"/></text:p>
      <text:p text:style-name="P1" loext:marker-style-name="T1"><text:span text:style-name="T2">./ESP32-S3-Touch-LCD-4.3-Demo/Arduino/libraries/lvgl/tests/src/test_cases/test_tiny_ttf.c</text:span><text:span text:style-name="T2"/></text:p>
      <text:p text:style-name="P1" loext:marker-style-name="T1"><text:span text:style-name="T2">./ESP32-S3-Touch-LCD-4.3-Demo/Arduino/libraries/lvgl/tests/src/test_cases/test_txt.c</text:span><text:span text:style-name="T2"/></text:p>
      <text:p text:style-name="P1" loext:marker-style-name="T1"><text:span text:style-name="T2">./ESP32-S3-Touch-LCD-4.3-Demo/Arduino/libraries/lvgl/tests/src/test_cases/_test_template.c</text:span><text:span text:style-name="T2"/></text:p>
      <text:p text:style-name="P1" loext:marker-style-name="T1"><text:span text:style-name="T2">./ESP32-S3-Touch-LCD-4.3-Demo/Arduino/libraries/lvgl/tests/src/test_files</text:span><text:span text:style-name="T2"/></text:p>
      <text:p text:style-name="P1" loext:marker-style-name="T1"><text:span text:style-name="T2">./ESP32-S3-Touch-LCD-4.3-Demo/Arduino/libraries/lvgl/tests/src/test_files/readtest.txt</text:span><text:span text:style-name="T2"/></text:p>
      <text:p text:style-name="P1" loext:marker-style-name="T1"><text:span text:style-name="T2">./ESP32-S3-Touch-LCD-4.3-Demo/Arduino/libraries/lvgl/tests/src/test_fonts</text:span><text:span text:style-name="T2"/></text:p>
      <text:p text:style-name="P1" loext:marker-style-name="T1"><text:span text:style-name="T2">./ESP32-S3-Touch-LCD-4.3-Demo/Arduino/libraries/lvgl/tests/src/test_fonts/font_1.c</text:span><text:span text:style-name="T2"/></text:p>
      <text:p text:style-name="P1" loext:marker-style-name="T1"><text:span text:style-name="T2">./ESP32-S3-Touch-LCD-4.3-Demo/Arduino/libraries/lvgl/tests/src/test_fonts/font_1.fnt</text:span><text:span text:style-name="T2"/></text:p>
      <text:p text:style-name="P1" loext:marker-style-name="T1"><text:span text:style-name="T2">./ESP32-S3-Touch-LCD-4.3-Demo/Arduino/libraries/lvgl/tests/src/test_fonts/font_2.c</text:span><text:span text:style-name="T2"/></text:p>
      <text:p text:style-name="P1" loext:marker-style-name="T1"><text:span text:style-name="T2">./ESP32-S3-Touch-LCD-4.3-Demo/Arduino/libraries/lvgl/tests/src/test_fonts/font_2.fnt</text:span><text:span text:style-name="T2"/></text:p>
      <text:p text:style-name="P1" loext:marker-style-name="T1"><text:span text:style-name="T2">./ESP32-S3-Touch-LCD-4.3-Demo/Arduino/libraries/lvgl/tests/src/test_fonts/font_3.c</text:span><text:span text:style-name="T2"/></text:p>
      <text:p text:style-name="P1" loext:marker-style-name="T1"><text:span text:style-name="T2">./ESP32-S3-Touch-LCD-4.3-Demo/Arduino/libraries/lvgl/tests/src/test_fonts/font_3.fnt</text:span><text:span text:style-name="T2"/></text:p>
      <text:p text:style-name="P1" loext:marker-style-name="T1"><text:span text:style-name="T2">./ESP32-S3-Touch-LCD-4.3-Demo/Arduino/libraries/lvgl/tests/src/test_fonts/ubuntu_font.c</text:span><text:span text:style-name="T2"/></text:p>
      <text:p text:style-name="P1" loext:marker-style-name="T1"><text:span text:style-name="T2">./ESP32-S3-Touch-LCD-4.3-Demo/Arduino/libraries/lvgl/tests/unity</text:span><text:span text:style-name="T2"/></text:p>
      <text:p text:style-name="P1" loext:marker-style-name="T1"><text:span text:style-name="T2">./ESP32-S3-Touch-LCD-4.3-Demo/Arduino/libraries/lvgl/tests/unity/generate_test_runner.rb</text:span><text:span text:style-name="T2"/></text:p>
      <text:p text:style-name="P1" loext:marker-style-name="T1"><text:span text:style-name="T2">./ESP32-S3-Touch-LCD-4.3-Demo/Arduino/libraries/lvgl/tests/unity/run_test.erb</text:span><text:span text:style-name="T2"/></text:p>
      <text:p text:style-name="P1" loext:marker-style-name="T1"><text:span text:style-name="T2">./ESP32-S3-Touch-LCD-4.3-Demo/Arduino/libraries/lvgl/tests/unity/type_sanitizer.rb</text:span><text:span text:style-name="T2"/></text:p>
      <text:p text:style-name="P1" loext:marker-style-name="T1"><text:span text:style-name="T2">./ESP32-S3-Touch-LCD-4.3-Demo/Arduino/libraries/lvgl/tests/unity/unity.c</text:span><text:span text:style-name="T2"/></text:p>
      <text:p text:style-name="P1" loext:marker-style-name="T1"><text:span text:style-name="T2">./ESP32-S3-Touch-LCD-4.3-Demo/Arduino/libraries/lvgl/tests/unity/unity.h</text:span><text:span text:style-name="T2"/></text:p>
      <text:p text:style-name="P1" loext:marker-style-name="T1"><text:span text:style-name="T2">./ESP32-S3-Touch-LCD-4.3-Demo/Arduino/libraries/lvgl/tests/unity/unity_internals.h</text:span><text:span text:style-name="T2"/></text:p>
      <text:p text:style-name="P1" loext:marker-style-name="T1"><text:span text:style-name="T2">./ESP32-S3-Touch-LCD-4.3-Demo/Arduino/libraries/lvgl/tests/unity/unity_support.c</text:span><text:span text:style-name="T2"/></text:p>
      <text:p text:style-name="P1" loext:marker-style-name="T1"><text:span text:style-name="T2">./ESP32-S3-Touch-LCD-4.3-Demo/Arduino/libraries/lvgl/tests/unity/unity_support.h</text:span><text:span text:style-name="T2"/></text:p>
      <text:p text:style-name="Standard" loext:marker-style-name="T1"><text:span text:style-name="T3">./ESP32-S3-Touch-LCD-4.3-Demo/Arduino/libraries/lv_conf.h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eelawadee UI Semilight" svg:font-family="'Leelawadee UI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8T09:18:18.888697300</meta:creation-date>
    <dc:date>2025-06-18T09:40:37.340879900</dc:date>
    <meta:editing-duration>PT11M3S</meta:editing-duration>
    <meta:editing-cycles>2</meta:editing-cycles>
    <meta:generator>LibreOffice/25.2.4.3$Windows_X86_64 LibreOffice_project/33e196637044ead23f5c3226cde09b47731f7e27</meta:generator>
    <meta:document-statistic meta:table-count="0" meta:image-count="0" meta:object-count="0" meta:page-count="26" meta:paragraph-count="2314" meta:word-count="2314" meta:character-count="217627" meta:non-whitespace-character-count="217627"/>
  </office:meta>
</office:document-meta>
</file>